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 style:data-style-name="N144">
      <style:table-cell-properties style:cell-protect="protected formula-hidden" style:print-content="true" style:rotation-align="none"/>
    </style:style>
    <style:style style:name="ce3" style:family="table-cell" style:parent-style-name="Default">
      <style:table-cell-properties style:cell-protect="protected formula-hidden" style:print-content="true" style:rotation-align="none"/>
    </style:style>
    <style:style style:name="ce4" style:family="table-cell" style:parent-style-name="Default" style:data-style-name="N2">
      <style:table-cell-properties style:cell-protect="protected formula-hidden" style:print-content="true" style:rotation-align="none"/>
    </style:style>
    <style:style style:name="ce5" style:family="table-cell" style:parent-style-name="Default" style:data-style-name="N146">
      <style:table-cell-properties fo:background-color="#bfbfbf" style:cell-protect="none" style:print-content="tru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fo:background-color="#bfbfbf" style:cell-protect="none" style:print-content="tru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147">
      <style:table-cell-properties fo:background-color="#b4c7e7" style:cell-protect="none" style:print-content="tru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147">
      <style:table-cell-properties fo:background-color="#c5e0b4" style:cell-protect="none" style:print-content="tru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 style:data-style-name="N145">
      <style:table-cell-properties fo:background-color="#fbe5d6" style:cell-protect="none" style:print-content="tru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B.H.Pressure</text:p>
          </table:table-cell>
          <table:table-cell table:style-name="ce5" office:value-type="float" office:value="150" calcext:value-type="float">
            <text:p>150.0</text:p>
          </table:table-cell>
          <table:table-cell table:style-name="ce1" office:value-type="string" calcext:value-type="string">
            <text:p>bar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diabatic Index</text:p>
          </table:table-cell>
          <table:table-cell table:style-name="ce6" office:value-type="float" office:value="1.001" calcext:value-type="float">
            <text:p>1.00</text:p>
          </table:table-cell>
          <table:table-cell table:style-name="ce1" office:value-type="string" calcext:value-type="string">
            <text:p>(gamma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ρw</text:p>
          </table:table-cell>
          <table:table-cell table:style-name="ce7" office:value-type="float" office:value="1.1" calcext:value-type="float">
            <text:p>1.100</text:p>
          </table:table-cell>
          <table:table-cell table:style-name="ce1" office:value-type="string" calcext:value-type="string">
            <text:p>g/cc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µw</text:p>
          </table:table-cell>
          <table:table-cell table:style-name="ce7" office:value-type="float" office:value="0.323" calcext:value-type="float">
            <text:p>0.323</text:p>
          </table:table-cell>
          <table:table-cell table:style-name="ce1" office:value-type="string" calcext:value-type="string">
            <text:p>cp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ρoil</text:p>
          </table:table-cell>
          <table:table-cell table:style-name="ce8" office:value-type="float" office:value="0.773" calcext:value-type="float">
            <text:p>0.773</text:p>
          </table:table-cell>
          <table:table-cell table:style-name="ce1" office:value-type="string" calcext:value-type="string">
            <text:p>g/cc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µoil</text:p>
          </table:table-cell>
          <table:table-cell table:style-name="ce8" office:value-type="float" office:value="0.73" calcext:value-type="float">
            <text:p>0.730</text:p>
          </table:table-cell>
          <table:table-cell table:style-name="ce1" office:value-type="string" calcext:value-type="string">
            <text:p>cp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ρgas</text:p>
          </table:table-cell>
          <table:table-cell table:style-name="ce9" office:value-type="float" office:value="0.2" calcext:value-type="float">
            <text:p>0.2000</text:p>
          </table:table-cell>
          <table:table-cell table:style-name="ce1" office:value-type="string" calcext:value-type="string">
            <text:p>g/cc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µgas</text:p>
          </table:table-cell>
          <table:table-cell table:style-name="ce9" office:value-type="float" office:value="0.02" calcext:value-type="float">
            <text:p>0.0200</text:p>
          </table:table-cell>
          <table:table-cell table:style-name="ce1" office:value-type="string" calcext:value-type="string">
            <text:p>cp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Ptotal</text:p>
          </table:table-cell>
          <table:table-cell table:style-name="ce3" office:value-type="string" calcext:value-type="string">
            <text:p>Flowing Fraction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m3/d</text:p>
          </table:table-cell>
          <table:table-cell table:style-name="ce2" office:value-type="string" calcext:value-type="string">
            <text:p>bar</text:p>
          </table:table-cell>
          <table:table-cell table:style-name="ce3" office:value-type="string" calcext:value-type="string">
            <text:p>alpha-w</text:p>
          </table:table-cell>
          <table:table-cell table:style-name="ce3" office:value-type="string" calcext:value-type="string">
            <text:p>alpha-o</text:p>
          </table:table-cell>
          <table:table-cell table:style-name="ce2" office:value-type="string" calcext:value-type="string">
            <text:p>alpha-g</text:p>
          </table:table-cell>
          <table:table-cell office:value-type="string" calcext:value-type="string">
            <text:p>mu_mix</text:p>
          </table:table-cell>
          <table:table-cell office:value-type="string" calcext:value-type="string">
            <text:p>rho_mix</text:p>
          </table:table-cell>
        </table:table-row>
        <table:table-row table:style-name="ro1">
          <table:table-cell office:value-type="float" office:value="0.151887775799073" calcext:value-type="float">
            <text:p>0.15</text:p>
          </table:table-cell>
          <table:table-cell office:value-type="float" office:value="0.000020196335632354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12]*[.$B$4]+[.D12]*[.$B$6]+[.E12]*[.$B$8]" office:value-type="float" office:value="0.323" calcext:value-type="float">
            <text:p>0.323</text:p>
          </table:table-cell>
          <table:table-cell table:formula="of:=[.C12]*[.$B$3]+[.D12]*[.$B$5]+[.E12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303840261175681" calcext:value-type="float">
            <text:p>0.30</text:p>
          </table:table-cell>
          <table:table-cell office:value-type="float" office:value="0.0000776359004713595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13]*[.$B$4]+[.D13]*[.$B$6]+[.E13]*[.$B$8]" office:value-type="float" office:value="0.323" calcext:value-type="float">
            <text:p>0.323</text:p>
          </table:table-cell>
          <table:table-cell table:formula="of:=[.C13]*[.$B$3]+[.D13]*[.$B$5]+[.E13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448762622120811" calcext:value-type="float">
            <text:p>0.45</text:p>
          </table:table-cell>
          <table:table-cell office:value-type="float" office:value="0.000167089006863534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14]*[.$B$4]+[.D14]*[.$B$6]+[.E14]*[.$B$8]" office:value-type="float" office:value="0.323" calcext:value-type="float">
            <text:p>0.323</text:p>
          </table:table-cell>
          <table:table-cell table:formula="of:=[.C14]*[.$B$3]+[.D14]*[.$B$5]+[.E14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594167363315139" calcext:value-type="float">
            <text:p>0.59</text:p>
          </table:table-cell>
          <table:table-cell office:value-type="float" office:value="0.000293175471536815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15]*[.$B$4]+[.D15]*[.$B$6]+[.E15]*[.$B$8]" office:value-type="float" office:value="0.323" calcext:value-type="float">
            <text:p>0.323</text:p>
          </table:table-cell>
          <table:table-cell table:formula="of:=[.C15]*[.$B$3]+[.D15]*[.$B$5]+[.E15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745773506116632" calcext:value-type="float">
            <text:p>0.75</text:p>
          </table:table-cell>
          <table:table-cell office:value-type="float" office:value="0.000460724540334195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16]*[.$B$4]+[.D16]*[.$B$6]+[.E16]*[.$B$8]" office:value-type="float" office:value="0.323" calcext:value-type="float">
            <text:p>0.323</text:p>
          </table:table-cell>
          <table:table-cell table:formula="of:=[.C16]*[.$B$3]+[.D16]*[.$B$5]+[.E16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897839115185173" calcext:value-type="float">
            <text:p>0.90</text:p>
          </table:table-cell>
          <table:table-cell office:value-type="float" office:value="0.000666615533027798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17]*[.$B$4]+[.D17]*[.$B$6]+[.E17]*[.$B$8]" office:value-type="float" office:value="0.323" calcext:value-type="float">
            <text:p>0.323</text:p>
          </table:table-cell>
          <table:table-cell table:formula="of:=[.C17]*[.$B$3]+[.D17]*[.$B$5]+[.E17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.05244522376694" calcext:value-type="float">
            <text:p>1.05</text:p>
          </table:table-cell>
          <table:table-cell office:value-type="float" office:value="0.00935463869467378" calcext:value-type="float">
            <text:p>0.01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18]*[.$B$4]+[.D18]*[.$B$6]+[.E18]*[.$B$8]" office:value-type="float" office:value="0.323" calcext:value-type="float">
            <text:p>0.323</text:p>
          </table:table-cell>
          <table:table-cell table:formula="of:=[.C18]*[.$B$3]+[.D18]*[.$B$5]+[.E18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.2129848410038" calcext:value-type="float">
            <text:p>1.21</text:p>
          </table:table-cell>
          <table:table-cell office:value-type="float" office:value="0.018495297080297" calcext:value-type="float">
            <text:p>0.02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19]*[.$B$4]+[.D19]*[.$B$6]+[.E19]*[.$B$8]" office:value-type="float" office:value="0.323" calcext:value-type="float">
            <text:p>0.323</text:p>
          </table:table-cell>
          <table:table-cell table:formula="of:=[.C19]*[.$B$3]+[.D19]*[.$B$5]+[.E19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.37132487044548" calcext:value-type="float">
            <text:p>1.37</text:p>
          </table:table-cell>
          <table:table-cell office:value-type="float" office:value="0.0320780488703214" calcext:value-type="float">
            <text:p>0.03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20]*[.$B$4]+[.D20]*[.$B$6]+[.E20]*[.$B$8]" office:value-type="float" office:value="0.323" calcext:value-type="float">
            <text:p>0.323</text:p>
          </table:table-cell>
          <table:table-cell table:formula="of:=[.C20]*[.$B$3]+[.D20]*[.$B$5]+[.E20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.5273773960286" calcext:value-type="float">
            <text:p>1.53</text:p>
          </table:table-cell>
          <table:table-cell office:value-type="float" office:value="0.0509447077635117" calcext:value-type="float">
            <text:p>0.05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21]*[.$B$4]+[.D21]*[.$B$6]+[.E21]*[.$B$8]" office:value-type="float" office:value="0.323" calcext:value-type="float">
            <text:p>0.323</text:p>
          </table:table-cell>
          <table:table-cell table:formula="of:=[.C21]*[.$B$3]+[.D21]*[.$B$5]+[.E21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.68808839198858" calcext:value-type="float">
            <text:p>1.69</text:p>
          </table:table-cell>
          <table:table-cell office:value-type="float" office:value="0.0776233228768595" calcext:value-type="float">
            <text:p>0.08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22]*[.$B$4]+[.D22]*[.$B$6]+[.E22]*[.$B$8]" office:value-type="float" office:value="0.323" calcext:value-type="float">
            <text:p>0.323</text:p>
          </table:table-cell>
          <table:table-cell table:formula="of:=[.C22]*[.$B$3]+[.D22]*[.$B$5]+[.E22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.8460439736097" calcext:value-type="float">
            <text:p>1.85</text:p>
          </table:table-cell>
          <table:table-cell office:value-type="float" office:value="0.112083724640701" calcext:value-type="float">
            <text:p>0.11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23]*[.$B$4]+[.D23]*[.$B$6]+[.E23]*[.$B$8]" office:value-type="float" office:value="0.323" calcext:value-type="float">
            <text:p>0.323</text:p>
          </table:table-cell>
          <table:table-cell table:formula="of:=[.C23]*[.$B$3]+[.D23]*[.$B$5]+[.E23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.00673440432589" calcext:value-type="float">
            <text:p>2.01</text:p>
          </table:table-cell>
          <table:table-cell office:value-type="float" office:value="0.157205409551263" calcext:value-type="float">
            <text:p>0.1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24]*[.$B$4]+[.D24]*[.$B$6]+[.E24]*[.$B$8]" office:value-type="float" office:value="0.323" calcext:value-type="float">
            <text:p>0.323</text:p>
          </table:table-cell>
          <table:table-cell table:formula="of:=[.C24]*[.$B$3]+[.D24]*[.$B$5]+[.E24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.16460252531969" calcext:value-type="float">
            <text:p>2.16</text:p>
          </table:table-cell>
          <table:table-cell office:value-type="float" office:value="0.212678346153032" calcext:value-type="float">
            <text:p>0.21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25]*[.$B$4]+[.D25]*[.$B$6]+[.E25]*[.$B$8]" office:value-type="float" office:value="0.323" calcext:value-type="float">
            <text:p>0.323</text:p>
          </table:table-cell>
          <table:table-cell table:formula="of:=[.C25]*[.$B$3]+[.D25]*[.$B$5]+[.E25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.3169856718196" calcext:value-type="float">
            <text:p>2.32</text:p>
          </table:table-cell>
          <table:table-cell office:value-type="float" office:value="0.278017978056278" calcext:value-type="float">
            <text:p>0.28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26]*[.$B$4]+[.D26]*[.$B$6]+[.E26]*[.$B$8]" office:value-type="float" office:value="0.323" calcext:value-type="float">
            <text:p>0.323</text:p>
          </table:table-cell>
          <table:table-cell table:formula="of:=[.C26]*[.$B$3]+[.D26]*[.$B$5]+[.E26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.48266368665496" calcext:value-type="float">
            <text:p>2.48</text:p>
          </table:table-cell>
          <table:table-cell office:value-type="float" office:value="0.363817823403366" calcext:value-type="float">
            <text:p>0.3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27]*[.$B$4]+[.D27]*[.$B$6]+[.E27]*[.$B$8]" office:value-type="float" office:value="0.323" calcext:value-type="float">
            <text:p>0.323</text:p>
          </table:table-cell>
          <table:table-cell table:formula="of:=[.C27]*[.$B$3]+[.D27]*[.$B$5]+[.E27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.64290032671477" calcext:value-type="float">
            <text:p>2.64</text:p>
          </table:table-cell>
          <table:table-cell office:value-type="float" office:value="0.463145649534855" calcext:value-type="float">
            <text:p>0.4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28]*[.$B$4]+[.D28]*[.$B$6]+[.E28]*[.$B$8]" office:value-type="float" office:value="0.323" calcext:value-type="float">
            <text:p>0.323</text:p>
          </table:table-cell>
          <table:table-cell table:formula="of:=[.C28]*[.$B$3]+[.D28]*[.$B$5]+[.E28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.79847168263775" calcext:value-type="float">
            <text:p>2.80</text:p>
          </table:table-cell>
          <table:table-cell office:value-type="float" office:value="0.576251419251077" calcext:value-type="float">
            <text:p>0.58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29]*[.$B$4]+[.D29]*[.$B$6]+[.E29]*[.$B$8]" office:value-type="float" office:value="0.323" calcext:value-type="float">
            <text:p>0.323</text:p>
          </table:table-cell>
          <table:table-cell table:formula="of:=[.C29]*[.$B$3]+[.D29]*[.$B$5]+[.E29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.9461598809319" calcext:value-type="float">
            <text:p>2.95</text:p>
          </table:table-cell>
          <table:table-cell office:value-type="float" office:value="0.700641612406317" calcext:value-type="float">
            <text:p>0.7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30]*[.$B$4]+[.D30]*[.$B$6]+[.E30]*[.$B$8]" office:value-type="float" office:value="0.323" calcext:value-type="float">
            <text:p>0.323</text:p>
          </table:table-cell>
          <table:table-cell table:formula="of:=[.C30]*[.$B$3]+[.D30]*[.$B$5]+[.E30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.10793619182795" calcext:value-type="float">
            <text:p>3.11</text:p>
          </table:table-cell>
          <table:table-cell office:value-type="float" office:value="0.85672421752369" calcext:value-type="float">
            <text:p>0.8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31]*[.$B$4]+[.D31]*[.$B$6]+[.E31]*[.$B$8]" office:value-type="float" office:value="0.323" calcext:value-type="float">
            <text:p>0.323</text:p>
          </table:table-cell>
          <table:table-cell table:formula="of:=[.C31]*[.$B$3]+[.D31]*[.$B$5]+[.E31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.25305324029566" calcext:value-type="float">
            <text:p>3.25</text:p>
          </table:table-cell>
          <table:table-cell office:value-type="float" office:value="1.01602495425986" calcext:value-type="float">
            <text:p>1.02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32]*[.$B$4]+[.D32]*[.$B$6]+[.E32]*[.$B$8]" office:value-type="float" office:value="0.323" calcext:value-type="float">
            <text:p>0.323</text:p>
          </table:table-cell>
          <table:table-cell table:formula="of:=[.C32]*[.$B$3]+[.D32]*[.$B$5]+[.E32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.41525482670965" calcext:value-type="float">
            <text:p>3.42</text:p>
          </table:table-cell>
          <table:table-cell office:value-type="float" office:value="1.21740378892412" calcext:value-type="float">
            <text:p>1.22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33]*[.$B$4]+[.D33]*[.$B$6]+[.E33]*[.$B$8]" office:value-type="float" office:value="0.323" calcext:value-type="float">
            <text:p>0.323</text:p>
          </table:table-cell>
          <table:table-cell table:formula="of:=[.C33]*[.$B$3]+[.D33]*[.$B$5]+[.E33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.56264735915265" calcext:value-type="float">
            <text:p>3.56</text:p>
          </table:table-cell>
          <table:table-cell office:value-type="float" office:value="1.4231626362936" calcext:value-type="float">
            <text:p>1.42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34]*[.$B$4]+[.D34]*[.$B$6]+[.E34]*[.$B$8]" office:value-type="float" office:value="0.323" calcext:value-type="float">
            <text:p>0.323</text:p>
          </table:table-cell>
          <table:table-cell table:formula="of:=[.C34]*[.$B$3]+[.D34]*[.$B$5]+[.E34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.70911570407931" calcext:value-type="float">
            <text:p>3.71</text:p>
          </table:table-cell>
          <table:table-cell office:value-type="float" office:value="1.65006476087606" calcext:value-type="float">
            <text:p>1.65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35]*[.$B$4]+[.D35]*[.$B$6]+[.E35]*[.$B$8]" office:value-type="float" office:value="0.323" calcext:value-type="float">
            <text:p>0.323</text:p>
          </table:table-cell>
          <table:table-cell table:formula="of:=[.C35]*[.$B$3]+[.D35]*[.$B$5]+[.E35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.84905610516291" calcext:value-type="float">
            <text:p>3.85</text:p>
          </table:table-cell>
          <table:table-cell office:value-type="float" office:value="1.88899191076426" calcext:value-type="float">
            <text:p>1.89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36]*[.$B$4]+[.D36]*[.$B$6]+[.E36]*[.$B$8]" office:value-type="float" office:value="0.323" calcext:value-type="float">
            <text:p>0.323</text:p>
          </table:table-cell>
          <table:table-cell table:formula="of:=[.C36]*[.$B$3]+[.D36]*[.$B$5]+[.E36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.01039603204181" calcext:value-type="float">
            <text:p>4.01</text:p>
          </table:table-cell>
          <table:table-cell office:value-type="float" office:value="2.19265736665532" calcext:value-type="float">
            <text:p>2.19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37]*[.$B$4]+[.D37]*[.$B$6]+[.E37]*[.$B$8]" office:value-type="float" office:value="0.323" calcext:value-type="float">
            <text:p>0.323</text:p>
          </table:table-cell>
          <table:table-cell table:formula="of:=[.C37]*[.$B$3]+[.D37]*[.$B$5]+[.E37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.14438758179352" calcext:value-type="float">
            <text:p>4.14</text:p>
          </table:table-cell>
          <table:table-cell office:value-type="float" office:value="2.4695647414583" calcext:value-type="float">
            <text:p>2.47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38]*[.$B$4]+[.D38]*[.$B$6]+[.E38]*[.$B$8]" office:value-type="float" office:value="0.323" calcext:value-type="float">
            <text:p>0.323</text:p>
          </table:table-cell>
          <table:table-cell table:formula="of:=[.C38]*[.$B$3]+[.D38]*[.$B$5]+[.E38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.28626673646922" calcext:value-type="float">
            <text:p>4.29</text:p>
          </table:table-cell>
          <table:table-cell office:value-type="float" office:value="2.78767545772834" calcext:value-type="float">
            <text:p>2.79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39]*[.$B$4]+[.D39]*[.$B$6]+[.E39]*[.$B$8]" office:value-type="float" office:value="0.323" calcext:value-type="float">
            <text:p>0.323</text:p>
          </table:table-cell>
          <table:table-cell table:formula="of:=[.C39]*[.$B$3]+[.D39]*[.$B$5]+[.E39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.42467656131481" calcext:value-type="float">
            <text:p>4.42</text:p>
          </table:table-cell>
          <table:table-cell office:value-type="float" office:value="3.12375184761219" calcext:value-type="float">
            <text:p>3.12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40]*[.$B$4]+[.D40]*[.$B$6]+[.E40]*[.$B$8]" office:value-type="float" office:value="0.323" calcext:value-type="float">
            <text:p>0.323</text:p>
          </table:table-cell>
          <table:table-cell table:formula="of:=[.C40]*[.$B$3]+[.D40]*[.$B$5]+[.E40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.56074251973504" calcext:value-type="float">
            <text:p>4.56</text:p>
          </table:table-cell>
          <table:table-cell office:value-type="float" office:value="3.48043959902985" calcext:value-type="float">
            <text:p>3.48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41]*[.$B$4]+[.D41]*[.$B$6]+[.E41]*[.$B$8]" office:value-type="float" office:value="0.323" calcext:value-type="float">
            <text:p>0.323</text:p>
          </table:table-cell>
          <table:table-cell table:formula="of:=[.C41]*[.$B$3]+[.D41]*[.$B$5]+[.E41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.69672910163065" calcext:value-type="float">
            <text:p>4.70</text:p>
          </table:table-cell>
          <table:table-cell office:value-type="float" office:value="3.86396275617316" calcext:value-type="float">
            <text:p>3.8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42]*[.$B$4]+[.D42]*[.$B$6]+[.E42]*[.$B$8]" office:value-type="float" office:value="0.323" calcext:value-type="float">
            <text:p>0.323</text:p>
          </table:table-cell>
          <table:table-cell table:formula="of:=[.C42]*[.$B$3]+[.D42]*[.$B$5]+[.E42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.82957413805873" calcext:value-type="float">
            <text:p>4.83</text:p>
          </table:table-cell>
          <table:table-cell office:value-type="float" office:value="4.26488027912024" calcext:value-type="float">
            <text:p>4.2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43]*[.$B$4]+[.D43]*[.$B$6]+[.E43]*[.$B$8]" office:value-type="float" office:value="0.323" calcext:value-type="float">
            <text:p>0.323</text:p>
          </table:table-cell>
          <table:table-cell table:formula="of:=[.C43]*[.$B$3]+[.D43]*[.$B$5]+[.E43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.96046521649116" calcext:value-type="float">
            <text:p>4.96</text:p>
          </table:table-cell>
          <table:table-cell office:value-type="float" office:value="4.68686727742329" calcext:value-type="float">
            <text:p>4.69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44]*[.$B$4]+[.D44]*[.$B$6]+[.E44]*[.$B$8]" office:value-type="float" office:value="0.323" calcext:value-type="float">
            <text:p>0.323</text:p>
          </table:table-cell>
          <table:table-cell table:formula="of:=[.C44]*[.$B$3]+[.D44]*[.$B$5]+[.E44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.09173117682138" calcext:value-type="float">
            <text:p>5.09</text:p>
          </table:table-cell>
          <table:table-cell office:value-type="float" office:value="5.13776343599711" calcext:value-type="float">
            <text:p>5.14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45]*[.$B$4]+[.D45]*[.$B$6]+[.E45]*[.$B$8]" office:value-type="float" office:value="0.323" calcext:value-type="float">
            <text:p>0.323</text:p>
          </table:table-cell>
          <table:table-cell table:formula="of:=[.C45]*[.$B$3]+[.D45]*[.$B$5]+[.E45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.2197131861638" calcext:value-type="float">
            <text:p>5.22</text:p>
          </table:table-cell>
          <table:table-cell office:value-type="float" office:value="5.60458894207461" calcext:value-type="float">
            <text:p>5.6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46]*[.$B$4]+[.D46]*[.$B$6]+[.E46]*[.$B$8]" office:value-type="float" office:value="0.323" calcext:value-type="float">
            <text:p>0.323</text:p>
          </table:table-cell>
          <table:table-cell table:formula="of:=[.C46]*[.$B$3]+[.D46]*[.$B$5]+[.E46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.34498758016704" calcext:value-type="float">
            <text:p>5.34</text:p>
          </table:table-cell>
          <table:table-cell office:value-type="float" office:value="6.08883394809026" calcext:value-type="float">
            <text:p>6.09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47]*[.$B$4]+[.D47]*[.$B$6]+[.E47]*[.$B$8]" office:value-type="float" office:value="0.323" calcext:value-type="float">
            <text:p>0.323</text:p>
          </table:table-cell>
          <table:table-cell table:formula="of:=[.C47]*[.$B$3]+[.D47]*[.$B$5]+[.E47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.46804198311674" calcext:value-type="float">
            <text:p>5.47</text:p>
          </table:table-cell>
          <table:table-cell office:value-type="float" office:value="6.59097167476719" calcext:value-type="float">
            <text:p>6.59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48]*[.$B$4]+[.D48]*[.$B$6]+[.E48]*[.$B$8]" office:value-type="float" office:value="0.323" calcext:value-type="float">
            <text:p>0.323</text:p>
          </table:table-cell>
          <table:table-cell table:formula="of:=[.C48]*[.$B$3]+[.D48]*[.$B$5]+[.E48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.59808093958117" calcext:value-type="float">
            <text:p>5.60</text:p>
          </table:table-cell>
          <table:table-cell office:value-type="float" office:value="7.15122057022937" calcext:value-type="float">
            <text:p>7.15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49]*[.$B$4]+[.D49]*[.$B$6]+[.E49]*[.$B$8]" office:value-type="float" office:value="0.323" calcext:value-type="float">
            <text:p>0.323</text:p>
          </table:table-cell>
          <table:table-cell table:formula="of:=[.C49]*[.$B$3]+[.D49]*[.$B$5]+[.E49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.71474732377429" calcext:value-type="float">
            <text:p>5.71</text:p>
          </table:table-cell>
          <table:table-cell office:value-type="float" office:value="7.67995582332753" calcext:value-type="float">
            <text:p>7.68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50]*[.$B$4]+[.D50]*[.$B$6]+[.E50]*[.$B$8]" office:value-type="float" office:value="0.323" calcext:value-type="float">
            <text:p>0.323</text:p>
          </table:table-cell>
          <table:table-cell table:formula="of:=[.C50]*[.$B$3]+[.D50]*[.$B$5]+[.E50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.83344547584788" calcext:value-type="float">
            <text:p>5.83</text:p>
          </table:table-cell>
          <table:table-cell office:value-type="float" office:value="8.24486117294064" calcext:value-type="float">
            <text:p>8.24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51]*[.$B$4]+[.D51]*[.$B$6]+[.E51]*[.$B$8]" office:value-type="float" office:value="0.323" calcext:value-type="float">
            <text:p>0.323</text:p>
          </table:table-cell>
          <table:table-cell table:formula="of:=[.C51]*[.$B$3]+[.D51]*[.$B$5]+[.E51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.95475525236745" calcext:value-type="float">
            <text:p>5.95</text:p>
          </table:table-cell>
          <table:table-cell office:value-type="float" office:value="8.85003839189773" calcext:value-type="float">
            <text:p>8.85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52]*[.$B$4]+[.D52]*[.$B$6]+[.E52]*[.$B$8]" office:value-type="float" office:value="0.323" calcext:value-type="float">
            <text:p>0.323</text:p>
          </table:table-cell>
          <table:table-cell table:formula="of:=[.C52]*[.$B$3]+[.D52]*[.$B$5]+[.E52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6.06674041979716" calcext:value-type="float">
            <text:p>6.07</text:p>
          </table:table-cell>
          <table:table-cell office:value-type="float" office:value="9.43439252546223" calcext:value-type="float">
            <text:p>9.43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53]*[.$B$4]+[.D53]*[.$B$6]+[.E53]*[.$B$8]" office:value-type="float" office:value="0.323" calcext:value-type="float">
            <text:p>0.323</text:p>
          </table:table-cell>
          <table:table-cell table:formula="of:=[.C53]*[.$B$3]+[.D53]*[.$B$5]+[.E53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6.18765093359985" calcext:value-type="float">
            <text:p>6.19</text:p>
          </table:table-cell>
          <table:table-cell office:value-type="float" office:value="10.0938368156333" calcext:value-type="float">
            <text:p>10.09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54]*[.$B$4]+[.D54]*[.$B$6]+[.E54]*[.$B$8]" office:value-type="float" office:value="0.323" calcext:value-type="float">
            <text:p>0.323</text:p>
          </table:table-cell>
          <table:table-cell table:formula="of:=[.C54]*[.$B$3]+[.D54]*[.$B$5]+[.E54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6.30229659033229" calcext:value-type="float">
            <text:p>6.30</text:p>
          </table:table-cell>
          <table:table-cell office:value-type="float" office:value="10.746860813256" calcext:value-type="float">
            <text:p>10.75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55]*[.$B$4]+[.D55]*[.$B$6]+[.E55]*[.$B$8]" office:value-type="float" office:value="0.323" calcext:value-type="float">
            <text:p>0.323</text:p>
          </table:table-cell>
          <table:table-cell table:formula="of:=[.C55]*[.$B$3]+[.D55]*[.$B$5]+[.E55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6.4147322068493" calcext:value-type="float">
            <text:p>6.41</text:p>
          </table:table-cell>
          <table:table-cell office:value-type="float" office:value="11.4140495882102" calcext:value-type="float">
            <text:p>11.41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56]*[.$B$4]+[.D56]*[.$B$6]+[.E56]*[.$B$8]" office:value-type="float" office:value="0.323" calcext:value-type="float">
            <text:p>0.323</text:p>
          </table:table-cell>
          <table:table-cell table:formula="of:=[.C56]*[.$B$3]+[.D56]*[.$B$5]+[.E56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6.52908579796366" calcext:value-type="float">
            <text:p>6.53</text:p>
          </table:table-cell>
          <table:table-cell office:value-type="float" office:value="12.1199643435667" calcext:value-type="float">
            <text:p>12.12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57]*[.$B$4]+[.D57]*[.$B$6]+[.E57]*[.$B$8]" office:value-type="float" office:value="0.323" calcext:value-type="float">
            <text:p>0.323</text:p>
          </table:table-cell>
          <table:table-cell table:formula="of:=[.C57]*[.$B$3]+[.D57]*[.$B$5]+[.E57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6.63669347983467" calcext:value-type="float">
            <text:p>6.64</text:p>
          </table:table-cell>
          <table:table-cell office:value-type="float" office:value="12.8109614769188" calcext:value-type="float">
            <text:p>12.81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58]*[.$B$4]+[.D58]*[.$B$6]+[.E58]*[.$B$8]" office:value-type="float" office:value="0.323" calcext:value-type="float">
            <text:p>0.323</text:p>
          </table:table-cell>
          <table:table-cell table:formula="of:=[.C58]*[.$B$3]+[.D58]*[.$B$5]+[.E58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6.74616281662668" calcext:value-type="float">
            <text:p>6.75</text:p>
          </table:table-cell>
          <table:table-cell office:value-type="float" office:value="13.5397325833905" calcext:value-type="float">
            <text:p>13.54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59]*[.$B$4]+[.D59]*[.$B$6]+[.E59]*[.$B$8]" office:value-type="float" office:value="0.323" calcext:value-type="float">
            <text:p>0.323</text:p>
          </table:table-cell>
          <table:table-cell table:formula="of:=[.C59]*[.$B$3]+[.D59]*[.$B$5]+[.E59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6.85557047811342" calcext:value-type="float">
            <text:p>6.86</text:p>
          </table:table-cell>
          <table:table-cell office:value-type="float" office:value="14.2948664934731" calcext:value-type="float">
            <text:p>14.29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60]*[.$B$4]+[.D60]*[.$B$6]+[.E60]*[.$B$8]" office:value-type="float" office:value="0.323" calcext:value-type="float">
            <text:p>0.323</text:p>
          </table:table-cell>
          <table:table-cell table:formula="of:=[.C60]*[.$B$3]+[.D60]*[.$B$5]+[.E60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6.9642887168959" calcext:value-type="float">
            <text:p>6.96</text:p>
          </table:table-cell>
          <table:table-cell office:value-type="float" office:value="15.0727669503203" calcext:value-type="float">
            <text:p>15.07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61]*[.$B$4]+[.D61]*[.$B$6]+[.E61]*[.$B$8]" office:value-type="float" office:value="0.323" calcext:value-type="float">
            <text:p>0.323</text:p>
          </table:table-cell>
          <table:table-cell table:formula="of:=[.C61]*[.$B$3]+[.D61]*[.$B$5]+[.E61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7.06927238521017" calcext:value-type="float">
            <text:p>7.07</text:p>
          </table:table-cell>
          <table:table-cell office:value-type="float" office:value="15.8498831208309" calcext:value-type="float">
            <text:p>15.85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62]*[.$B$4]+[.D62]*[.$B$6]+[.E62]*[.$B$8]" office:value-type="float" office:value="0.323" calcext:value-type="float">
            <text:p>0.323</text:p>
          </table:table-cell>
          <table:table-cell table:formula="of:=[.C62]*[.$B$3]+[.D62]*[.$B$5]+[.E62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7.17512310044622" calcext:value-type="float">
            <text:p>7.18</text:p>
          </table:table-cell>
          <table:table-cell office:value-type="float" office:value="16.6595092250581" calcext:value-type="float">
            <text:p>16.6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63]*[.$B$4]+[.D63]*[.$B$6]+[.E63]*[.$B$8]" office:value-type="float" office:value="0.323" calcext:value-type="float">
            <text:p>0.323</text:p>
          </table:table-cell>
          <table:table-cell table:formula="of:=[.C63]*[.$B$3]+[.D63]*[.$B$5]+[.E63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7.27889422768658" calcext:value-type="float">
            <text:p>7.28</text:p>
          </table:table-cell>
          <table:table-cell office:value-type="float" office:value="17.4800047567253" calcext:value-type="float">
            <text:p>17.48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64]*[.$B$4]+[.D64]*[.$B$6]+[.E64]*[.$B$8]" office:value-type="float" office:value="0.323" calcext:value-type="float">
            <text:p>0.323</text:p>
          </table:table-cell>
          <table:table-cell table:formula="of:=[.C64]*[.$B$3]+[.D64]*[.$B$5]+[.E64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7.38484057614594" calcext:value-type="float">
            <text:p>7.38</text:p>
          </table:table-cell>
          <table:table-cell office:value-type="float" office:value="18.3440508549089" calcext:value-type="float">
            <text:p>18.34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65]*[.$B$4]+[.D65]*[.$B$6]+[.E65]*[.$B$8]" office:value-type="float" office:value="0.323" calcext:value-type="float">
            <text:p>0.323</text:p>
          </table:table-cell>
          <table:table-cell table:formula="of:=[.C65]*[.$B$3]+[.D65]*[.$B$5]+[.E65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7.47406856961871" calcext:value-type="float">
            <text:p>7.47</text:p>
          </table:table-cell>
          <table:table-cell office:value-type="float" office:value="19.09335317567" calcext:value-type="float">
            <text:p>19.09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66]*[.$B$4]+[.D66]*[.$B$6]+[.E66]*[.$B$8]" office:value-type="float" office:value="0.323" calcext:value-type="float">
            <text:p>0.323</text:p>
          </table:table-cell>
          <table:table-cell table:formula="of:=[.C66]*[.$B$3]+[.D66]*[.$B$5]+[.E66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7.58579530100866" calcext:value-type="float">
            <text:p>7.59</text:p>
          </table:table-cell>
          <table:table-cell office:value-type="float" office:value="20.0593758826727" calcext:value-type="float">
            <text:p>20.0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67]*[.$B$4]+[.D67]*[.$B$6]+[.E67]*[.$B$8]" office:value-type="float" office:value="0.323" calcext:value-type="float">
            <text:p>0.323</text:p>
          </table:table-cell>
          <table:table-cell table:formula="of:=[.C67]*[.$B$3]+[.D67]*[.$B$5]+[.E67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7.68378074736984" calcext:value-type="float">
            <text:p>7.68</text:p>
          </table:table-cell>
          <table:table-cell office:value-type="float" office:value="20.9329766193346" calcext:value-type="float">
            <text:p>20.93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68]*[.$B$4]+[.D68]*[.$B$6]+[.E68]*[.$B$8]" office:value-type="float" office:value="0.323" calcext:value-type="float">
            <text:p>0.323</text:p>
          </table:table-cell>
          <table:table-cell table:formula="of:=[.C68]*[.$B$3]+[.D68]*[.$B$5]+[.E68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7.78634711255061" calcext:value-type="float">
            <text:p>7.79</text:p>
          </table:table-cell>
          <table:table-cell office:value-type="float" office:value="21.8736072147563" calcext:value-type="float">
            <text:p>21.87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69]*[.$B$4]+[.D69]*[.$B$6]+[.E69]*[.$B$8]" office:value-type="float" office:value="0.323" calcext:value-type="float">
            <text:p>0.323</text:p>
          </table:table-cell>
          <table:table-cell table:formula="of:=[.C69]*[.$B$3]+[.D69]*[.$B$5]+[.E69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7.88734151519514" calcext:value-type="float">
            <text:p>7.89</text:p>
          </table:table-cell>
          <table:table-cell office:value-type="float" office:value="22.8263976458928" calcext:value-type="float">
            <text:p>22.83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70]*[.$B$4]+[.D70]*[.$B$6]+[.E70]*[.$B$8]" office:value-type="float" office:value="0.323" calcext:value-type="float">
            <text:p>0.323</text:p>
          </table:table-cell>
          <table:table-cell table:formula="of:=[.C70]*[.$B$3]+[.D70]*[.$B$5]+[.E70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7.9822295499327" calcext:value-type="float">
            <text:p>7.98</text:p>
          </table:table-cell>
          <table:table-cell office:value-type="float" office:value="23.7459841278032" calcext:value-type="float">
            <text:p>23.75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71]*[.$B$4]+[.D71]*[.$B$6]+[.E71]*[.$B$8]" office:value-type="float" office:value="0.323" calcext:value-type="float">
            <text:p>0.323</text:p>
          </table:table-cell>
          <table:table-cell table:formula="of:=[.C71]*[.$B$3]+[.D71]*[.$B$5]+[.E71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8.07963770797558" calcext:value-type="float">
            <text:p>8.08</text:p>
          </table:table-cell>
          <table:table-cell office:value-type="float" office:value="24.7148423068706" calcext:value-type="float">
            <text:p>24.71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72]*[.$B$4]+[.D72]*[.$B$6]+[.E72]*[.$B$8]" office:value-type="float" office:value="0.323" calcext:value-type="float">
            <text:p>0.323</text:p>
          </table:table-cell>
          <table:table-cell table:formula="of:=[.C72]*[.$B$3]+[.D72]*[.$B$5]+[.E72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8.1764407306896" calcext:value-type="float">
            <text:p>8.18</text:p>
          </table:table-cell>
          <table:table-cell office:value-type="float" office:value="25.7028430035641" calcext:value-type="float">
            <text:p>25.7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73]*[.$B$4]+[.D73]*[.$B$6]+[.E73]*[.$B$8]" office:value-type="float" office:value="0.323" calcext:value-type="float">
            <text:p>0.323</text:p>
          </table:table-cell>
          <table:table-cell table:formula="of:=[.C73]*[.$B$3]+[.D73]*[.$B$5]+[.E73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8.27086654214324" calcext:value-type="float">
            <text:p>8.27</text:p>
          </table:table-cell>
          <table:table-cell office:value-type="float" office:value="26.6909988745193" calcext:value-type="float">
            <text:p>26.69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74]*[.$B$4]+[.D74]*[.$B$6]+[.E74]*[.$B$8]" office:value-type="float" office:value="0.323" calcext:value-type="float">
            <text:p>0.323</text:p>
          </table:table-cell>
          <table:table-cell table:formula="of:=[.C74]*[.$B$3]+[.D74]*[.$B$5]+[.E74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8.36609847515762" calcext:value-type="float">
            <text:p>8.37</text:p>
          </table:table-cell>
          <table:table-cell office:value-type="float" office:value="27.7129617405765" calcext:value-type="float">
            <text:p>27.71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75]*[.$B$4]+[.D75]*[.$B$6]+[.E75]*[.$B$8]" office:value-type="float" office:value="0.323" calcext:value-type="float">
            <text:p>0.323</text:p>
          </table:table-cell>
          <table:table-cell table:formula="of:=[.C75]*[.$B$3]+[.D75]*[.$B$5]+[.E75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8.46065692546163" calcext:value-type="float">
            <text:p>8.46</text:p>
          </table:table-cell>
          <table:table-cell office:value-type="float" office:value="28.7519963018735" calcext:value-type="float">
            <text:p>28.75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76]*[.$B$4]+[.D76]*[.$B$6]+[.E76]*[.$B$8]" office:value-type="float" office:value="0.323" calcext:value-type="float">
            <text:p>0.323</text:p>
          </table:table-cell>
          <table:table-cell table:formula="of:=[.C76]*[.$B$3]+[.D76]*[.$B$5]+[.E76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8.55495264826301" calcext:value-type="float">
            <text:p>8.55</text:p>
          </table:table-cell>
          <table:table-cell office:value-type="float" office:value="29.8136927048402" calcext:value-type="float">
            <text:p>29.81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77]*[.$B$4]+[.D77]*[.$B$6]+[.E77]*[.$B$8]" office:value-type="float" office:value="0.323" calcext:value-type="float">
            <text:p>0.323</text:p>
          </table:table-cell>
          <table:table-cell table:formula="of:=[.C77]*[.$B$3]+[.D77]*[.$B$5]+[.E77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8.64566408504321" calcext:value-type="float">
            <text:p>8.65</text:p>
          </table:table-cell>
          <table:table-cell office:value-type="float" office:value="30.8577236992829" calcext:value-type="float">
            <text:p>30.8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78]*[.$B$4]+[.D78]*[.$B$6]+[.E78]*[.$B$8]" office:value-type="float" office:value="0.323" calcext:value-type="float">
            <text:p>0.323</text:p>
          </table:table-cell>
          <table:table-cell table:formula="of:=[.C78]*[.$B$3]+[.D78]*[.$B$5]+[.E78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8.74040835125565" calcext:value-type="float">
            <text:p>8.74</text:p>
          </table:table-cell>
          <table:table-cell office:value-type="float" office:value="31.9743436179049" calcext:value-type="float">
            <text:p>31.97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79]*[.$B$4]+[.D79]*[.$B$6]+[.E79]*[.$B$8]" office:value-type="float" office:value="0.323" calcext:value-type="float">
            <text:p>0.323</text:p>
          </table:table-cell>
          <table:table-cell table:formula="of:=[.C79]*[.$B$3]+[.D79]*[.$B$5]+[.E79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8.83012875186105" calcext:value-type="float">
            <text:p>8.83</text:p>
          </table:table-cell>
          <table:table-cell office:value-type="float" office:value="33.0552663934922" calcext:value-type="float">
            <text:p>33.0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80]*[.$B$4]+[.D80]*[.$B$6]+[.E80]*[.$B$8]" office:value-type="float" office:value="0.323" calcext:value-type="float">
            <text:p>0.323</text:p>
          </table:table-cell>
          <table:table-cell table:formula="of:=[.C80]*[.$B$3]+[.D80]*[.$B$5]+[.E80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8.93255415988098" calcext:value-type="float">
            <text:p>8.93</text:p>
          </table:table-cell>
          <table:table-cell office:value-type="float" office:value="34.3180259495887" calcext:value-type="float">
            <text:p>34.32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81]*[.$B$4]+[.D81]*[.$B$6]+[.E81]*[.$B$8]" office:value-type="float" office:value="0.323" calcext:value-type="float">
            <text:p>0.323</text:p>
          </table:table-cell>
          <table:table-cell table:formula="of:=[.C81]*[.$B$3]+[.D81]*[.$B$5]+[.E81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9.01248350178777" calcext:value-type="float">
            <text:p>9.01</text:p>
          </table:table-cell>
          <table:table-cell office:value-type="float" office:value="35.324367774776" calcext:value-type="float">
            <text:p>35.32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82]*[.$B$4]+[.D82]*[.$B$6]+[.E82]*[.$B$8]" office:value-type="float" office:value="0.323" calcext:value-type="float">
            <text:p>0.323</text:p>
          </table:table-cell>
          <table:table-cell table:formula="of:=[.C82]*[.$B$3]+[.D82]*[.$B$5]+[.E82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9.10112789706427" calcext:value-type="float">
            <text:p>9.10</text:p>
          </table:table-cell>
          <table:table-cell office:value-type="float" office:value="36.4629914623622" calcext:value-type="float">
            <text:p>36.4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83]*[.$B$4]+[.D83]*[.$B$6]+[.E83]*[.$B$8]" office:value-type="float" office:value="0.323" calcext:value-type="float">
            <text:p>0.323</text:p>
          </table:table-cell>
          <table:table-cell table:formula="of:=[.C83]*[.$B$3]+[.D83]*[.$B$5]+[.E83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9.18975381469321" calcext:value-type="float">
            <text:p>9.19</text:p>
          </table:table-cell>
          <table:table-cell office:value-type="float" office:value="37.6247135867589" calcext:value-type="float">
            <text:p>37.62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84]*[.$B$4]+[.D84]*[.$B$6]+[.E84]*[.$B$8]" office:value-type="float" office:value="0.323" calcext:value-type="float">
            <text:p>0.323</text:p>
          </table:table-cell>
          <table:table-cell table:formula="of:=[.C84]*[.$B$3]+[.D84]*[.$B$5]+[.E84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9.27873554598692" calcext:value-type="float">
            <text:p>9.28</text:p>
          </table:table-cell>
          <table:table-cell office:value-type="float" office:value="38.814945334876" calcext:value-type="float">
            <text:p>38.81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85]*[.$B$4]+[.D85]*[.$B$6]+[.E85]*[.$B$8]" office:value-type="float" office:value="0.323" calcext:value-type="float">
            <text:p>0.323</text:p>
          </table:table-cell>
          <table:table-cell table:formula="of:=[.C85]*[.$B$3]+[.D85]*[.$B$5]+[.E85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9.36604931458111" calcext:value-type="float">
            <text:p>9.37</text:p>
          </table:table-cell>
          <table:table-cell office:value-type="float" office:value="40.0064692352421" calcext:value-type="float">
            <text:p>40.01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86]*[.$B$4]+[.D86]*[.$B$6]+[.E86]*[.$B$8]" office:value-type="float" office:value="0.323" calcext:value-type="float">
            <text:p>0.323</text:p>
          </table:table-cell>
          <table:table-cell table:formula="of:=[.C86]*[.$B$3]+[.D86]*[.$B$5]+[.E86]*[.$B$7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164253985086534" calcext:value-type="float">
            <text:p>0.16</text:p>
          </table:table-cell>
          <table:table-cell office:value-type="float" office:value="0.0000231104907952249" calcext:value-type="float">
            <text:p>0.0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87]*[.$B$4]+[.D87]*[.$B$6]+[.E87]*[.$B$8]" office:value-type="float" office:value="0.3637" calcext:value-type="float">
            <text:p>0.3637</text:p>
          </table:table-cell>
          <table:table-cell table:formula="of:=[.C87]*[.$B$3]+[.D87]*[.$B$5]+[.E87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0.328575353819043" calcext:value-type="float">
            <text:p>0.33</text:p>
          </table:table-cell>
          <table:table-cell office:value-type="float" office:value="0.0000883747054450214" calcext:value-type="float">
            <text:p>0.0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88]*[.$B$4]+[.D88]*[.$B$6]+[.E88]*[.$B$8]" office:value-type="float" office:value="0.3637" calcext:value-type="float">
            <text:p>0.3637</text:p>
          </table:table-cell>
          <table:table-cell table:formula="of:=[.C88]*[.$B$3]+[.D88]*[.$B$5]+[.E88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0.485296077249448" calcext:value-type="float">
            <text:p>0.49</text:p>
          </table:table-cell>
          <table:table-cell office:value-type="float" office:value="0.000190024926941842" calcext:value-type="float">
            <text:p>0.0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89]*[.$B$4]+[.D89]*[.$B$6]+[.E89]*[.$B$8]" office:value-type="float" office:value="0.3637" calcext:value-type="float">
            <text:p>0.3637</text:p>
          </table:table-cell>
          <table:table-cell table:formula="of:=[.C89]*[.$B$3]+[.D89]*[.$B$5]+[.E89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0.64253468212083" calcext:value-type="float">
            <text:p>0.64</text:p>
          </table:table-cell>
          <table:table-cell office:value-type="float" office:value="0.000332610141281039" calcext:value-type="float">
            <text:p>0.0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90]*[.$B$4]+[.D90]*[.$B$6]+[.E90]*[.$B$8]" office:value-type="float" office:value="0.3637" calcext:value-type="float">
            <text:p>0.3637</text:p>
          </table:table-cell>
          <table:table-cell table:formula="of:=[.C90]*[.$B$3]+[.D90]*[.$B$5]+[.E90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0.806489224063164" calcext:value-type="float">
            <text:p>0.81</text:p>
          </table:table-cell>
          <table:table-cell office:value-type="float" office:value="0.000523797612302005" calcext:value-type="float">
            <text:p>0.0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91]*[.$B$4]+[.D91]*[.$B$6]+[.E91]*[.$B$8]" office:value-type="float" office:value="0.3637" calcext:value-type="float">
            <text:p>0.3637</text:p>
          </table:table-cell>
          <table:table-cell table:formula="of:=[.C91]*[.$B$3]+[.D91]*[.$B$5]+[.E91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0.970933156985549" calcext:value-type="float">
            <text:p>0.97</text:p>
          </table:table-cell>
          <table:table-cell office:value-type="float" office:value="0.000757013484463096" calcext:value-type="float">
            <text:p>0.0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92]*[.$B$4]+[.D92]*[.$B$6]+[.E92]*[.$B$8]" office:value-type="float" office:value="0.3637" calcext:value-type="float">
            <text:p>0.3637</text:p>
          </table:table-cell>
          <table:table-cell table:formula="of:=[.C92]*[.$B$3]+[.D92]*[.$B$5]+[.E92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1.12332442769562" calcext:value-type="float">
            <text:p>1.12</text:p>
          </table:table-cell>
          <table:table-cell office:value-type="float" office:value="0.00205154836246744" calcext:value-type="float">
            <text:p>0.0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93]*[.$B$4]+[.D93]*[.$B$6]+[.E93]*[.$B$8]" office:value-type="float" office:value="0.3637" calcext:value-type="float">
            <text:p>0.3637</text:p>
          </table:table-cell>
          <table:table-cell table:formula="of:=[.C93]*[.$B$3]+[.D93]*[.$B$5]+[.E93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1.30617880553215" calcext:value-type="float">
            <text:p>1.31</text:p>
          </table:table-cell>
          <table:table-cell office:value-type="float" office:value="0.0157327181226574" calcext:value-type="float">
            <text:p>0.02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94]*[.$B$4]+[.D94]*[.$B$6]+[.E94]*[.$B$8]" office:value-type="float" office:value="0.3637" calcext:value-type="float">
            <text:p>0.3637</text:p>
          </table:table-cell>
          <table:table-cell table:formula="of:=[.C94]*[.$B$3]+[.D94]*[.$B$5]+[.E94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1.47637598094731" calcext:value-type="float">
            <text:p>1.48</text:p>
          </table:table-cell>
          <table:table-cell office:value-type="float" office:value="0.028394992538318" calcext:value-type="float">
            <text:p>0.03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95]*[.$B$4]+[.D95]*[.$B$6]+[.E95]*[.$B$8]" office:value-type="float" office:value="0.3637" calcext:value-type="float">
            <text:p>0.3637</text:p>
          </table:table-cell>
          <table:table-cell table:formula="of:=[.C95]*[.$B$3]+[.D95]*[.$B$5]+[.E95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1.6438146334628" calcext:value-type="float">
            <text:p>1.64</text:p>
          </table:table-cell>
          <table:table-cell office:value-type="float" office:value="0.0459476131968759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96]*[.$B$4]+[.D96]*[.$B$6]+[.E96]*[.$B$8]" office:value-type="float" office:value="0.3637" calcext:value-type="float">
            <text:p>0.3637</text:p>
          </table:table-cell>
          <table:table-cell table:formula="of:=[.C96]*[.$B$3]+[.D96]*[.$B$5]+[.E96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1.81625043692063" calcext:value-type="float">
            <text:p>1.82</text:p>
          </table:table-cell>
          <table:table-cell office:value-type="float" office:value="0.0712427005342208" calcext:value-type="float">
            <text:p>0.07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97]*[.$B$4]+[.D97]*[.$B$6]+[.E97]*[.$B$8]" office:value-type="float" office:value="0.3637" calcext:value-type="float">
            <text:p>0.3637</text:p>
          </table:table-cell>
          <table:table-cell table:formula="of:=[.C97]*[.$B$3]+[.D97]*[.$B$5]+[.E97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1.98548702716082" calcext:value-type="float">
            <text:p>1.99</text:p>
          </table:table-cell>
          <table:table-cell office:value-type="float" office:value="0.10386557378698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98]*[.$B$4]+[.D98]*[.$B$6]+[.E98]*[.$B$8]" office:value-type="float" office:value="0.3637" calcext:value-type="float">
            <text:p>0.3637</text:p>
          </table:table-cell>
          <table:table-cell table:formula="of:=[.C98]*[.$B$3]+[.D98]*[.$B$5]+[.E98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2.15746370590675" calcext:value-type="float">
            <text:p>2.16</text:p>
          </table:table-cell>
          <table:table-cell office:value-type="float" office:value="0.146628310509436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99]*[.$B$4]+[.D99]*[.$B$6]+[.E99]*[.$B$8]" office:value-type="float" office:value="0.3637" calcext:value-type="float">
            <text:p>0.3637</text:p>
          </table:table-cell>
          <table:table-cell table:formula="of:=[.C99]*[.$B$3]+[.D99]*[.$B$5]+[.E99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2.32644213521169" calcext:value-type="float">
            <text:p>2.33</text:p>
          </table:table-cell>
          <table:table-cell office:value-type="float" office:value="0.199811920113005" calcext:value-type="float">
            <text:p>0.2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00]*[.$B$4]+[.D100]*[.$B$6]+[.E100]*[.$B$8]" office:value-type="float" office:value="0.3637" calcext:value-type="float">
            <text:p>0.3637</text:p>
          </table:table-cell>
          <table:table-cell table:formula="of:=[.C100]*[.$B$3]+[.D100]*[.$B$5]+[.E100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2.4894253830916" calcext:value-type="float">
            <text:p>2.49</text:p>
          </table:table-cell>
          <table:table-cell office:value-type="float" office:value="0.262596406935267" calcext:value-type="float">
            <text:p>0.26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01]*[.$B$4]+[.D101]*[.$B$6]+[.E101]*[.$B$8]" office:value-type="float" office:value="0.3637" calcext:value-type="float">
            <text:p>0.3637</text:p>
          </table:table-cell>
          <table:table-cell table:formula="of:=[.C101]*[.$B$3]+[.D101]*[.$B$5]+[.E101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2.6665073825477" calcext:value-type="float">
            <text:p>2.67</text:p>
          </table:table-cell>
          <table:table-cell office:value-type="float" office:value="0.3452452643786" calcext:value-type="float">
            <text:p>0.35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02]*[.$B$4]+[.D102]*[.$B$6]+[.E102]*[.$B$8]" office:value-type="float" office:value="0.3637" calcext:value-type="float">
            <text:p>0.3637</text:p>
          </table:table-cell>
          <table:table-cell table:formula="of:=[.C102]*[.$B$3]+[.D102]*[.$B$5]+[.E102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2.83768598462181" calcext:value-type="float">
            <text:p>2.84</text:p>
          </table:table-cell>
          <table:table-cell office:value-type="float" office:value="0.441262024320178" calcext:value-type="float">
            <text:p>0.44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03]*[.$B$4]+[.D103]*[.$B$6]+[.E103]*[.$B$8]" office:value-type="float" office:value="0.3637" calcext:value-type="float">
            <text:p>0.3637</text:p>
          </table:table-cell>
          <table:table-cell table:formula="of:=[.C103]*[.$B$3]+[.D103]*[.$B$5]+[.E103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3.00380369551657" calcext:value-type="float">
            <text:p>3.00</text:p>
          </table:table-cell>
          <table:table-cell office:value-type="float" office:value="0.550917090269178" calcext:value-type="float">
            <text:p>0.55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04]*[.$B$4]+[.D104]*[.$B$6]+[.E104]*[.$B$8]" office:value-type="float" office:value="0.3637" calcext:value-type="float">
            <text:p>0.3637</text:p>
          </table:table-cell>
          <table:table-cell table:formula="of:=[.C104]*[.$B$3]+[.D104]*[.$B$5]+[.E104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3.16135725422271" calcext:value-type="float">
            <text:p>3.16</text:p>
          </table:table-cell>
          <table:table-cell office:value-type="float" office:value="0.671447530382816" calcext:value-type="float">
            <text:p>0.67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05]*[.$B$4]+[.D105]*[.$B$6]+[.E105]*[.$B$8]" office:value-type="float" office:value="0.3637" calcext:value-type="float">
            <text:p>0.3637</text:p>
          </table:table-cell>
          <table:table-cell table:formula="of:=[.C105]*[.$B$3]+[.D105]*[.$B$5]+[.E105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3.33401363770278" calcext:value-type="float">
            <text:p>3.33</text:p>
          </table:table-cell>
          <table:table-cell office:value-type="float" office:value="0.823848923635725" calcext:value-type="float">
            <text:p>0.82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06]*[.$B$4]+[.D106]*[.$B$6]+[.E106]*[.$B$8]" office:value-type="float" office:value="0.3637" calcext:value-type="float">
            <text:p>0.3637</text:p>
          </table:table-cell>
          <table:table-cell table:formula="of:=[.C106]*[.$B$3]+[.D106]*[.$B$5]+[.E106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3.48873651853369" calcext:value-type="float">
            <text:p>3.49</text:p>
          </table:table-cell>
          <table:table-cell office:value-type="float" office:value="0.979186588209588" calcext:value-type="float">
            <text:p>0.98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07]*[.$B$4]+[.D107]*[.$B$6]+[.E107]*[.$B$8]" office:value-type="float" office:value="0.3637" calcext:value-type="float">
            <text:p>0.3637</text:p>
          </table:table-cell>
          <table:table-cell table:formula="of:=[.C107]*[.$B$3]+[.D107]*[.$B$5]+[.E107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3.66160918114901" calcext:value-type="float">
            <text:p>3.66</text:p>
          </table:table-cell>
          <table:table-cell office:value-type="float" office:value="1.17597961866647" calcext:value-type="float">
            <text:p>1.18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08]*[.$B$4]+[.D108]*[.$B$6]+[.E108]*[.$B$8]" office:value-type="float" office:value="0.3637" calcext:value-type="float">
            <text:p>0.3637</text:p>
          </table:table-cell>
          <table:table-cell table:formula="of:=[.C108]*[.$B$3]+[.D108]*[.$B$5]+[.E108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3.81859799176391" calcext:value-type="float">
            <text:p>3.82</text:p>
          </table:table-cell>
          <table:table-cell office:value-type="float" office:value="1.3771502904973" calcext:value-type="float">
            <text:p>1.38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09]*[.$B$4]+[.D109]*[.$B$6]+[.E109]*[.$B$8]" office:value-type="float" office:value="0.3637" calcext:value-type="float">
            <text:p>0.3637</text:p>
          </table:table-cell>
          <table:table-cell table:formula="of:=[.C109]*[.$B$3]+[.D109]*[.$B$5]+[.E109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3.97459345589421" calcext:value-type="float">
            <text:p>3.97</text:p>
          </table:table-cell>
          <table:table-cell office:value-type="float" office:value="1.59969055516405" calcext:value-type="float">
            <text:p>1.6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10]*[.$B$4]+[.D110]*[.$B$6]+[.E110]*[.$B$8]" office:value-type="float" office:value="0.3637" calcext:value-type="float">
            <text:p>0.3637</text:p>
          </table:table-cell>
          <table:table-cell table:formula="of:=[.C110]*[.$B$3]+[.D110]*[.$B$5]+[.E110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4.12360669821752" calcext:value-type="float">
            <text:p>4.12</text:p>
          </table:table-cell>
          <table:table-cell office:value-type="float" office:value="1.83453865131766" calcext:value-type="float">
            <text:p>1.83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11]*[.$B$4]+[.D111]*[.$B$6]+[.E111]*[.$B$8]" office:value-type="float" office:value="0.3637" calcext:value-type="float">
            <text:p>0.3637</text:p>
          </table:table-cell>
          <table:table-cell table:formula="of:=[.C111]*[.$B$3]+[.D111]*[.$B$5]+[.E111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4.2953483009128" calcext:value-type="float">
            <text:p>4.30</text:p>
          </table:table-cell>
          <table:table-cell office:value-type="float" office:value="2.13345613832904" calcext:value-type="float">
            <text:p>2.13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12]*[.$B$4]+[.D112]*[.$B$6]+[.E112]*[.$B$8]" office:value-type="float" office:value="0.3637" calcext:value-type="float">
            <text:p>0.3637</text:p>
          </table:table-cell>
          <table:table-cell table:formula="of:=[.C112]*[.$B$3]+[.D112]*[.$B$5]+[.E112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4.43783945738533" calcext:value-type="float">
            <text:p>4.44</text:p>
          </table:table-cell>
          <table:table-cell office:value-type="float" office:value="2.40558210657192" calcext:value-type="float">
            <text:p>2.41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13]*[.$B$4]+[.D113]*[.$B$6]+[.E113]*[.$B$8]" office:value-type="float" office:value="0.3637" calcext:value-type="float">
            <text:p>0.3637</text:p>
          </table:table-cell>
          <table:table-cell table:formula="of:=[.C113]*[.$B$3]+[.D113]*[.$B$5]+[.E113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4.58875346659975" calcext:value-type="float">
            <text:p>4.59</text:p>
          </table:table-cell>
          <table:table-cell office:value-type="float" office:value="2.7193224970866" calcext:value-type="float">
            <text:p>2.72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14]*[.$B$4]+[.D114]*[.$B$6]+[.E114]*[.$B$8]" office:value-type="float" office:value="0.3637" calcext:value-type="float">
            <text:p>0.3637</text:p>
          </table:table-cell>
          <table:table-cell table:formula="of:=[.C114]*[.$B$3]+[.D114]*[.$B$5]+[.E114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4.73595484421632" calcext:value-type="float">
            <text:p>4.74</text:p>
          </table:table-cell>
          <table:table-cell office:value-type="float" office:value="3.05136427040007" calcext:value-type="float">
            <text:p>3.05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15]*[.$B$4]+[.D115]*[.$B$6]+[.E115]*[.$B$8]" office:value-type="float" office:value="0.3637" calcext:value-type="float">
            <text:p>0.3637</text:p>
          </table:table-cell>
          <table:table-cell table:formula="of:=[.C115]*[.$B$3]+[.D115]*[.$B$5]+[.E115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4.88054477562199" calcext:value-type="float">
            <text:p>4.88</text:p>
          </table:table-cell>
          <table:table-cell office:value-type="float" office:value="3.40331959574629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16]*[.$B$4]+[.D116]*[.$B$6]+[.E116]*[.$B$8]" office:value-type="float" office:value="0.3637" calcext:value-type="float">
            <text:p>0.3637</text:p>
          </table:table-cell>
          <table:table-cell table:formula="of:=[.C116]*[.$B$3]+[.D116]*[.$B$5]+[.E116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5.02505546266505" calcext:value-type="float">
            <text:p>5.03</text:p>
          </table:table-cell>
          <table:table-cell office:value-type="float" office:value="3.78264934072725" calcext:value-type="float">
            <text:p>3.78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17]*[.$B$4]+[.D117]*[.$B$6]+[.E117]*[.$B$8]" office:value-type="float" office:value="0.3637" calcext:value-type="float">
            <text:p>0.3637</text:p>
          </table:table-cell>
          <table:table-cell table:formula="of:=[.C117]*[.$B$3]+[.D117]*[.$B$5]+[.E117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5.16618117891587" calcext:value-type="float">
            <text:p>5.17</text:p>
          </table:table-cell>
          <table:table-cell office:value-type="float" office:value="4.17939990017405" calcext:value-type="float">
            <text:p>4.18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18]*[.$B$4]+[.D118]*[.$B$6]+[.E118]*[.$B$8]" office:value-type="float" office:value="0.3637" calcext:value-type="float">
            <text:p>0.3637</text:p>
          </table:table-cell>
          <table:table-cell table:formula="of:=[.C118]*[.$B$3]+[.D118]*[.$B$5]+[.E118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5.30517574881232" calcext:value-type="float">
            <text:p>5.31</text:p>
          </table:table-cell>
          <table:table-cell office:value-type="float" office:value="4.59712346070187" calcext:value-type="float">
            <text:p>4.6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19]*[.$B$4]+[.D119]*[.$B$6]+[.E119]*[.$B$8]" office:value-type="float" office:value="0.3637" calcext:value-type="float">
            <text:p>0.3637</text:p>
          </table:table-cell>
          <table:table-cell table:formula="of:=[.C119]*[.$B$3]+[.D119]*[.$B$5]+[.E119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5.44454745347028" calcext:value-type="float">
            <text:p>5.44</text:p>
          </table:table-cell>
          <table:table-cell office:value-type="float" office:value="5.04400980429934" calcext:value-type="float">
            <text:p>5.04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20]*[.$B$4]+[.D120]*[.$B$6]+[.E120]*[.$B$8]" office:value-type="float" office:value="0.3637" calcext:value-type="float">
            <text:p>0.3637</text:p>
          </table:table-cell>
          <table:table-cell table:formula="of:=[.C120]*[.$B$3]+[.D120]*[.$B$5]+[.E120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5.58041463877977" calcext:value-type="float">
            <text:p>5.58</text:p>
          </table:table-cell>
          <table:table-cell office:value-type="float" office:value="5.50722527351901" calcext:value-type="float">
            <text:p>5.51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21]*[.$B$4]+[.D121]*[.$B$6]+[.E121]*[.$B$8]" office:value-type="float" office:value="0.3637" calcext:value-type="float">
            <text:p>0.3637</text:p>
          </table:table-cell>
          <table:table-cell table:formula="of:=[.C121]*[.$B$3]+[.D121]*[.$B$5]+[.E121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5.71336585811899" calcext:value-type="float">
            <text:p>5.71</text:p>
          </table:table-cell>
          <table:table-cell office:value-type="float" office:value="5.98794176741717" calcext:value-type="float">
            <text:p>5.99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22]*[.$B$4]+[.D122]*[.$B$6]+[.E122]*[.$B$8]" office:value-type="float" office:value="0.3637" calcext:value-type="float">
            <text:p>0.3637</text:p>
          </table:table-cell>
          <table:table-cell table:formula="of:=[.C122]*[.$B$3]+[.D122]*[.$B$5]+[.E122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5.84390631816786" calcext:value-type="float">
            <text:p>5.84</text:p>
          </table:table-cell>
          <table:table-cell office:value-type="float" office:value="6.48635976204703" calcext:value-type="float">
            <text:p>6.49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23]*[.$B$4]+[.D123]*[.$B$6]+[.E123]*[.$B$8]" office:value-type="float" office:value="0.3637" calcext:value-type="float">
            <text:p>0.3637</text:p>
          </table:table-cell>
          <table:table-cell table:formula="of:=[.C123]*[.$B$3]+[.D123]*[.$B$5]+[.E123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5.98187008264885" calcext:value-type="float">
            <text:p>5.98</text:p>
          </table:table-cell>
          <table:table-cell office:value-type="float" office:value="7.04349849855924" calcext:value-type="float">
            <text:p>7.04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24]*[.$B$4]+[.D124]*[.$B$6]+[.E124]*[.$B$8]" office:value-type="float" office:value="0.3637" calcext:value-type="float">
            <text:p>0.3637</text:p>
          </table:table-cell>
          <table:table-cell table:formula="of:=[.C124]*[.$B$3]+[.D124]*[.$B$5]+[.E124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6.10561678586554" calcext:value-type="float">
            <text:p>6.11</text:p>
          </table:table-cell>
          <table:table-cell office:value-type="float" office:value="7.56954652335919" calcext:value-type="float">
            <text:p>7.57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25]*[.$B$4]+[.D125]*[.$B$6]+[.E125]*[.$B$8]" office:value-type="float" office:value="0.3637" calcext:value-type="float">
            <text:p>0.3637</text:p>
          </table:table-cell>
          <table:table-cell table:formula="of:=[.C125]*[.$B$3]+[.D125]*[.$B$5]+[.E125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6.23144890087082" calcext:value-type="float">
            <text:p>6.23</text:p>
          </table:table-cell>
          <table:table-cell office:value-type="float" office:value="8.13122134162188" calcext:value-type="float">
            <text:p>8.13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26]*[.$B$4]+[.D126]*[.$B$6]+[.E126]*[.$B$8]" office:value-type="float" office:value="0.3637" calcext:value-type="float">
            <text:p>0.3637</text:p>
          </table:table-cell>
          <table:table-cell table:formula="of:=[.C126]*[.$B$3]+[.D126]*[.$B$5]+[.E126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6.3600637715452" calcext:value-type="float">
            <text:p>6.36</text:p>
          </table:table-cell>
          <table:table-cell office:value-type="float" office:value="8.73391278219976" calcext:value-type="float">
            <text:p>8.73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27]*[.$B$4]+[.D127]*[.$B$6]+[.E127]*[.$B$8]" office:value-type="float" office:value="0.3637" calcext:value-type="float">
            <text:p>0.3637</text:p>
          </table:table-cell>
          <table:table-cell table:formula="of:=[.C127]*[.$B$3]+[.D127]*[.$B$5]+[.E127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6.47877723048426" calcext:value-type="float">
            <text:p>6.48</text:p>
          </table:table-cell>
          <table:table-cell office:value-type="float" office:value="9.31629346941788" calcext:value-type="float">
            <text:p>9.32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28]*[.$B$4]+[.D128]*[.$B$6]+[.E128]*[.$B$8]" office:value-type="float" office:value="0.3637" calcext:value-type="float">
            <text:p>0.3637</text:p>
          </table:table-cell>
          <table:table-cell table:formula="of:=[.C128]*[.$B$3]+[.D128]*[.$B$5]+[.E128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6.60690797160917" calcext:value-type="float">
            <text:p>6.61</text:p>
          </table:table-cell>
          <table:table-cell office:value-type="float" office:value="9.97349242262632" calcext:value-type="float">
            <text:p>9.97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29]*[.$B$4]+[.D129]*[.$B$6]+[.E129]*[.$B$8]" office:value-type="float" office:value="0.3637" calcext:value-type="float">
            <text:p>0.3637</text:p>
          </table:table-cell>
          <table:table-cell table:formula="of:=[.C129]*[.$B$3]+[.D129]*[.$B$5]+[.E129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6.72839111503365" calcext:value-type="float">
            <text:p>6.73</text:p>
          </table:table-cell>
          <table:table-cell office:value-type="float" office:value="10.6248657074735" calcext:value-type="float">
            <text:p>10.62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30]*[.$B$4]+[.D130]*[.$B$6]+[.E130]*[.$B$8]" office:value-type="float" office:value="0.3637" calcext:value-type="float">
            <text:p>0.3637</text:p>
          </table:table-cell>
          <table:table-cell table:formula="of:=[.C130]*[.$B$3]+[.D130]*[.$B$5]+[.E130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6.84749593107776" calcext:value-type="float">
            <text:p>6.85</text:p>
          </table:table-cell>
          <table:table-cell office:value-type="float" office:value="11.290381104272" calcext:value-type="float">
            <text:p>11.29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31]*[.$B$4]+[.D131]*[.$B$6]+[.E131]*[.$B$8]" office:value-type="float" office:value="0.3637" calcext:value-type="float">
            <text:p>0.3637</text:p>
          </table:table-cell>
          <table:table-cell table:formula="of:=[.C131]*[.$B$3]+[.D131]*[.$B$5]+[.E131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6.96864972642104" calcext:value-type="float">
            <text:p>6.97</text:p>
          </table:table-cell>
          <table:table-cell office:value-type="float" office:value="11.9955509069523" calcext:value-type="float">
            <text:p>12.0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32]*[.$B$4]+[.D132]*[.$B$6]+[.E132]*[.$B$8]" office:value-type="float" office:value="0.3637" calcext:value-type="float">
            <text:p>0.3637</text:p>
          </table:table-cell>
          <table:table-cell table:formula="of:=[.C132]*[.$B$3]+[.D132]*[.$B$5]+[.E132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7.08258704965073" calcext:value-type="float">
            <text:p>7.08</text:p>
          </table:table-cell>
          <table:table-cell office:value-type="float" office:value="12.6851650246455" calcext:value-type="float">
            <text:p>12.69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33]*[.$B$4]+[.D133]*[.$B$6]+[.E133]*[.$B$8]" office:value-type="float" office:value="0.3637" calcext:value-type="float">
            <text:p>0.3637</text:p>
          </table:table-cell>
          <table:table-cell table:formula="of:=[.C133]*[.$B$3]+[.D133]*[.$B$5]+[.E133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7.1985089604248" calcext:value-type="float">
            <text:p>7.20</text:p>
          </table:table-cell>
          <table:table-cell office:value-type="float" office:value="13.4133806514415" calcext:value-type="float">
            <text:p>13.41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34]*[.$B$4]+[.D134]*[.$B$6]+[.E134]*[.$B$8]" office:value-type="float" office:value="0.3637" calcext:value-type="float">
            <text:p>0.3637</text:p>
          </table:table-cell>
          <table:table-cell table:formula="of:=[.C134]*[.$B$3]+[.D134]*[.$B$5]+[.E134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7.3143620753467" calcext:value-type="float">
            <text:p>7.31</text:p>
          </table:table-cell>
          <table:table-cell office:value-type="float" office:value="14.1685377635145" calcext:value-type="float">
            <text:p>14.17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35]*[.$B$4]+[.D135]*[.$B$6]+[.E135]*[.$B$8]" office:value-type="float" office:value="0.3637" calcext:value-type="float">
            <text:p>0.3637</text:p>
          </table:table-cell>
          <table:table-cell table:formula="of:=[.C135]*[.$B$3]+[.D135]*[.$B$5]+[.E135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7.42943931450867" calcext:value-type="float">
            <text:p>7.43</text:p>
          </table:table-cell>
          <table:table-cell office:value-type="float" office:value="14.9461934053664" calcext:value-type="float">
            <text:p>14.95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36]*[.$B$4]+[.D136]*[.$B$6]+[.E136]*[.$B$8]" office:value-type="float" office:value="0.3637" calcext:value-type="float">
            <text:p>0.3637</text:p>
          </table:table-cell>
          <table:table-cell table:formula="of:=[.C136]*[.$B$3]+[.D136]*[.$B$5]+[.E136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7.54055734426673" calcext:value-type="float">
            <text:p>7.54</text:p>
          </table:table-cell>
          <table:table-cell office:value-type="float" office:value="15.723566089874" calcext:value-type="float">
            <text:p>15.72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37]*[.$B$4]+[.D137]*[.$B$6]+[.E137]*[.$B$8]" office:value-type="float" office:value="0.3637" calcext:value-type="float">
            <text:p>0.3637</text:p>
          </table:table-cell>
          <table:table-cell table:formula="of:=[.C137]*[.$B$3]+[.D137]*[.$B$5]+[.E137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7.65261648563882" calcext:value-type="float">
            <text:p>7.65</text:p>
          </table:table-cell>
          <table:table-cell office:value-type="float" office:value="16.534619515291" calcext:value-type="float">
            <text:p>16.53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38]*[.$B$4]+[.D138]*[.$B$6]+[.E138]*[.$B$8]" office:value-type="float" office:value="0.3637" calcext:value-type="float">
            <text:p>0.3637</text:p>
          </table:table-cell>
          <table:table-cell table:formula="of:=[.C138]*[.$B$3]+[.D138]*[.$B$5]+[.E138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7.76238193080987" calcext:value-type="float">
            <text:p>7.76</text:p>
          </table:table-cell>
          <table:table-cell office:value-type="float" office:value="17.3551459305968" calcext:value-type="float">
            <text:p>17.36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39]*[.$B$4]+[.D139]*[.$B$6]+[.E139]*[.$B$8]" office:value-type="float" office:value="0.3637" calcext:value-type="float">
            <text:p>0.3637</text:p>
          </table:table-cell>
          <table:table-cell table:formula="of:=[.C139]*[.$B$3]+[.D139]*[.$B$5]+[.E139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7.8744787141148" calcext:value-type="float">
            <text:p>7.87</text:p>
          </table:table-cell>
          <table:table-cell office:value-type="float" office:value="18.2205410792278" calcext:value-type="float">
            <text:p>18.22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40]*[.$B$4]+[.D140]*[.$B$6]+[.E140]*[.$B$8]" office:value-type="float" office:value="0.3637" calcext:value-type="float">
            <text:p>0.3637</text:p>
          </table:table-cell>
          <table:table-cell table:formula="of:=[.C140]*[.$B$3]+[.D140]*[.$B$5]+[.E140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7.96885645990038" calcext:value-type="float">
            <text:p>7.97</text:p>
          </table:table-cell>
          <table:table-cell office:value-type="float" office:value="18.9708236194783" calcext:value-type="float">
            <text:p>18.97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41]*[.$B$4]+[.D141]*[.$B$6]+[.E141]*[.$B$8]" office:value-type="float" office:value="0.3637" calcext:value-type="float">
            <text:p>0.3637</text:p>
          </table:table-cell>
          <table:table-cell table:formula="of:=[.C141]*[.$B$3]+[.D141]*[.$B$5]+[.E141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8.0870768376016" calcext:value-type="float">
            <text:p>8.09</text:p>
          </table:table-cell>
          <table:table-cell office:value-type="float" office:value="19.9398731590485" calcext:value-type="float">
            <text:p>19.94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42]*[.$B$4]+[.D142]*[.$B$6]+[.E142]*[.$B$8]" office:value-type="float" office:value="0.3637" calcext:value-type="float">
            <text:p>0.3637</text:p>
          </table:table-cell>
          <table:table-cell table:formula="of:=[.C142]*[.$B$3]+[.D142]*[.$B$5]+[.E142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8.19070262342852" calcext:value-type="float">
            <text:p>8.19</text:p>
          </table:table-cell>
          <table:table-cell office:value-type="float" office:value="20.8155078612834" calcext:value-type="float">
            <text:p>20.82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43]*[.$B$4]+[.D143]*[.$B$6]+[.E143]*[.$B$8]" office:value-type="float" office:value="0.3637" calcext:value-type="float">
            <text:p>0.3637</text:p>
          </table:table-cell>
          <table:table-cell table:formula="of:=[.C143]*[.$B$3]+[.D143]*[.$B$5]+[.E143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8.29916571679464" calcext:value-type="float">
            <text:p>8.30</text:p>
          </table:table-cell>
          <table:table-cell office:value-type="float" office:value="21.7587557236029" calcext:value-type="float">
            <text:p>21.76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44]*[.$B$4]+[.D144]*[.$B$6]+[.E144]*[.$B$8]" office:value-type="float" office:value="0.3637" calcext:value-type="float">
            <text:p>0.3637</text:p>
          </table:table-cell>
          <table:table-cell table:formula="of:=[.C144]*[.$B$3]+[.D144]*[.$B$5]+[.E144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8.40595733510368" calcext:value-type="float">
            <text:p>8.41</text:p>
          </table:table-cell>
          <table:table-cell office:value-type="float" office:value="22.7145836382802" calcext:value-type="float">
            <text:p>22.71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45]*[.$B$4]+[.D145]*[.$B$6]+[.E145]*[.$B$8]" office:value-type="float" office:value="0.3637" calcext:value-type="float">
            <text:p>0.3637</text:p>
          </table:table-cell>
          <table:table-cell table:formula="of:=[.C145]*[.$B$3]+[.D145]*[.$B$5]+[.E145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8.50628117258136" calcext:value-type="float">
            <text:p>8.51</text:p>
          </table:table-cell>
          <table:table-cell office:value-type="float" office:value="23.6373870816823" calcext:value-type="float">
            <text:p>23.64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46]*[.$B$4]+[.D146]*[.$B$6]+[.E146]*[.$B$8]" office:value-type="float" office:value="0.3637" calcext:value-type="float">
            <text:p>0.3637</text:p>
          </table:table-cell>
          <table:table-cell table:formula="of:=[.C146]*[.$B$3]+[.D146]*[.$B$5]+[.E146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8.60925816818735" calcext:value-type="float">
            <text:p>8.61</text:p>
          </table:table-cell>
          <table:table-cell office:value-type="float" office:value="24.6099085552077" calcext:value-type="float">
            <text:p>24.61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47]*[.$B$4]+[.D147]*[.$B$6]+[.E147]*[.$B$8]" office:value-type="float" office:value="0.3637" calcext:value-type="float">
            <text:p>0.3637</text:p>
          </table:table-cell>
          <table:table-cell table:formula="of:=[.C147]*[.$B$3]+[.D147]*[.$B$5]+[.E147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8.71159743660762" calcext:value-type="float">
            <text:p>8.71</text:p>
          </table:table-cell>
          <table:table-cell office:value-type="float" office:value="25.6022800564482" calcext:value-type="float">
            <text:p>25.6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48]*[.$B$4]+[.D148]*[.$B$6]+[.E148]*[.$B$8]" office:value-type="float" office:value="0.3637" calcext:value-type="float">
            <text:p>0.3637</text:p>
          </table:table-cell>
          <table:table-cell table:formula="of:=[.C148]*[.$B$3]+[.D148]*[.$B$5]+[.E148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8.81141580901877" calcext:value-type="float">
            <text:p>8.81</text:p>
          </table:table-cell>
          <table:table-cell office:value-type="float" office:value="26.5951546343245" calcext:value-type="float">
            <text:p>26.6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49]*[.$B$4]+[.D149]*[.$B$6]+[.E149]*[.$B$8]" office:value-type="float" office:value="0.3637" calcext:value-type="float">
            <text:p>0.3637</text:p>
          </table:table-cell>
          <table:table-cell table:formula="of:=[.C149]*[.$B$3]+[.D149]*[.$B$5]+[.E149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8.91202300651737" calcext:value-type="float">
            <text:p>8.91</text:p>
          </table:table-cell>
          <table:table-cell office:value-type="float" office:value="27.6208126451049" calcext:value-type="float">
            <text:p>27.62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50]*[.$B$4]+[.D150]*[.$B$6]+[.E150]*[.$B$8]" office:value-type="float" office:value="0.3637" calcext:value-type="float">
            <text:p>0.3637</text:p>
          </table:table-cell>
          <table:table-cell table:formula="of:=[.C150]*[.$B$3]+[.D150]*[.$B$5]+[.E150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9.01195538856217" calcext:value-type="float">
            <text:p>9.01</text:p>
          </table:table-cell>
          <table:table-cell office:value-type="float" office:value="28.6651795779481" calcext:value-type="float">
            <text:p>28.67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51]*[.$B$4]+[.D151]*[.$B$6]+[.E151]*[.$B$8]" office:value-type="float" office:value="0.3637" calcext:value-type="float">
            <text:p>0.3637</text:p>
          </table:table-cell>
          <table:table-cell table:formula="of:=[.C151]*[.$B$3]+[.D151]*[.$B$5]+[.E151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9.11159758336481" calcext:value-type="float">
            <text:p>9.11</text:p>
          </table:table-cell>
          <table:table-cell office:value-type="float" office:value="29.7325647710632" calcext:value-type="float">
            <text:p>29.73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52]*[.$B$4]+[.D152]*[.$B$6]+[.E152]*[.$B$8]" office:value-type="float" office:value="0.3637" calcext:value-type="float">
            <text:p>0.3637</text:p>
          </table:table-cell>
          <table:table-cell table:formula="of:=[.C152]*[.$B$3]+[.D152]*[.$B$5]+[.E152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9.20745747694696" calcext:value-type="float">
            <text:p>9.21</text:p>
          </table:table-cell>
          <table:table-cell office:value-type="float" office:value="30.7828139859291" calcext:value-type="float">
            <text:p>30.78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53]*[.$B$4]+[.D153]*[.$B$6]+[.E153]*[.$B$8]" office:value-type="float" office:value="0.3637" calcext:value-type="float">
            <text:p>0.3637</text:p>
          </table:table-cell>
          <table:table-cell table:formula="of:=[.C153]*[.$B$3]+[.D153]*[.$B$5]+[.E153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9.30753475432547" calcext:value-type="float">
            <text:p>9.31</text:p>
          </table:table-cell>
          <table:table-cell office:value-type="float" office:value="31.9053804888018" calcext:value-type="float">
            <text:p>31.91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54]*[.$B$4]+[.D154]*[.$B$6]+[.E154]*[.$B$8]" office:value-type="float" office:value="0.3637" calcext:value-type="float">
            <text:p>0.3637</text:p>
          </table:table-cell>
          <table:table-cell table:formula="of:=[.C154]*[.$B$3]+[.D154]*[.$B$5]+[.E154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9.40232332532582" calcext:value-type="float">
            <text:p>9.40</text:p>
          </table:table-cell>
          <table:table-cell office:value-type="float" office:value="32.9931168103386" calcext:value-type="float">
            <text:p>32.99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55]*[.$B$4]+[.D155]*[.$B$6]+[.E155]*[.$B$8]" office:value-type="float" office:value="0.3637" calcext:value-type="float">
            <text:p>0.3637</text:p>
          </table:table-cell>
          <table:table-cell table:formula="of:=[.C155]*[.$B$3]+[.D155]*[.$B$5]+[.E155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9.51048870973833" calcext:value-type="float">
            <text:p>9.51</text:p>
          </table:table-cell>
          <table:table-cell office:value-type="float" office:value="34.2630496526293" calcext:value-type="float">
            <text:p>34.26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56]*[.$B$4]+[.D156]*[.$B$6]+[.E156]*[.$B$8]" office:value-type="float" office:value="0.3637" calcext:value-type="float">
            <text:p>0.3637</text:p>
          </table:table-cell>
          <table:table-cell table:formula="of:=[.C156]*[.$B$3]+[.D156]*[.$B$5]+[.E156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9.59493704736299" calcext:value-type="float">
            <text:p>9.59</text:p>
          </table:table-cell>
          <table:table-cell office:value-type="float" office:value="35.2768032930317" calcext:value-type="float">
            <text:p>35.28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57]*[.$B$4]+[.D157]*[.$B$6]+[.E157]*[.$B$8]" office:value-type="float" office:value="0.3637" calcext:value-type="float">
            <text:p>0.3637</text:p>
          </table:table-cell>
          <table:table-cell table:formula="of:=[.C157]*[.$B$3]+[.D157]*[.$B$5]+[.E157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9.68856224853177" calcext:value-type="float">
            <text:p>9.69</text:p>
          </table:table-cell>
          <table:table-cell office:value-type="float" office:value="36.4233402080725" calcext:value-type="float">
            <text:p>36.42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58]*[.$B$4]+[.D158]*[.$B$6]+[.E158]*[.$B$8]" office:value-type="float" office:value="0.3637" calcext:value-type="float">
            <text:p>0.3637</text:p>
          </table:table-cell>
          <table:table-cell table:formula="of:=[.C158]*[.$B$3]+[.D158]*[.$B$5]+[.E158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9.78214355913089" calcext:value-type="float">
            <text:p>9.78</text:p>
          </table:table-cell>
          <table:table-cell office:value-type="float" office:value="37.5928482066166" calcext:value-type="float">
            <text:p>37.59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59]*[.$B$4]+[.D159]*[.$B$6]+[.E159]*[.$B$8]" office:value-type="float" office:value="0.3637" calcext:value-type="float">
            <text:p>0.3637</text:p>
          </table:table-cell>
          <table:table-cell table:formula="of:=[.C159]*[.$B$3]+[.D159]*[.$B$5]+[.E159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9.87611578920785" calcext:value-type="float">
            <text:p>9.88</text:p>
          </table:table-cell>
          <table:table-cell office:value-type="float" office:value="38.7920787713792" calcext:value-type="float">
            <text:p>38.79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60]*[.$B$4]+[.D160]*[.$B$6]+[.E160]*[.$B$8]" office:value-type="float" office:value="0.3637" calcext:value-type="float">
            <text:p>0.3637</text:p>
          </table:table-cell>
          <table:table-cell table:formula="of:=[.C160]*[.$B$3]+[.D160]*[.$B$5]+[.E160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9.9682754131076" calcext:value-type="float">
            <text:p>9.97</text:p>
          </table:table-cell>
          <table:table-cell office:value-type="float" office:value="39.9914215010907" calcext:value-type="float">
            <text:p>39.99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61]*[.$B$4]+[.D161]*[.$B$6]+[.E161]*[.$B$8]" office:value-type="float" office:value="0.3637" calcext:value-type="float">
            <text:p>0.3637</text:p>
          </table:table-cell>
          <table:table-cell table:formula="of:=[.C161]*[.$B$3]+[.D161]*[.$B$5]+[.E161]*[.$B$7]" office:value-type="float" office:value="1.0673" calcext:value-type="float">
            <text:p>1.0673</text:p>
          </table:table-cell>
        </table:table-row>
        <table:table-row table:style-name="ro1">
          <table:table-cell office:value-type="float" office:value="0.183308068956857" calcext:value-type="float">
            <text:p>0.18</text:p>
          </table:table-cell>
          <table:table-cell office:value-type="float" office:value="0.0000279286897554994" calcext:value-type="float">
            <text:p>0.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62]*[.$B$4]+[.D162]*[.$B$6]+[.E162]*[.$B$8]" office:value-type="float" office:value="0.42475" calcext:value-type="float">
            <text:p>0.42475</text:p>
          </table:table-cell>
          <table:table-cell table:formula="of:=[.C162]*[.$B$3]+[.D162]*[.$B$5]+[.E162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0.366682040272486" calcext:value-type="float">
            <text:p>0.37</text:p>
          </table:table-cell>
          <table:table-cell office:value-type="float" office:value="0.000105479117836803" calcext:value-type="float">
            <text:p>0.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63]*[.$B$4]+[.D163]*[.$B$6]+[.E163]*[.$B$8]" office:value-type="float" office:value="0.42475" calcext:value-type="float">
            <text:p>0.42475</text:p>
          </table:table-cell>
          <table:table-cell table:formula="of:=[.C163]*[.$B$3]+[.D163]*[.$B$5]+[.E163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0.54157913357918" calcext:value-type="float">
            <text:p>0.54</text:p>
          </table:table-cell>
          <table:table-cell office:value-type="float" office:value="0.00022650620110333" calcext:value-type="float">
            <text:p>0.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64]*[.$B$4]+[.D164]*[.$B$6]+[.E164]*[.$B$8]" office:value-type="float" office:value="0.42475" calcext:value-type="float">
            <text:p>0.42475</text:p>
          </table:table-cell>
          <table:table-cell table:formula="of:=[.C164]*[.$B$3]+[.D164]*[.$B$5]+[.E164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0.717048950809093" calcext:value-type="float">
            <text:p>0.72</text:p>
          </table:table-cell>
          <table:table-cell office:value-type="float" office:value="0.000395196791067719" calcext:value-type="float">
            <text:p>0.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65]*[.$B$4]+[.D165]*[.$B$6]+[.E165]*[.$B$8]" office:value-type="float" office:value="0.42475" calcext:value-type="float">
            <text:p>0.42475</text:p>
          </table:table-cell>
          <table:table-cell table:formula="of:=[.C165]*[.$B$3]+[.D165]*[.$B$5]+[.E165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0.900022943593802" calcext:value-type="float">
            <text:p>0.90</text:p>
          </table:table-cell>
          <table:table-cell office:value-type="float" office:value="0.000623135839998722" calcext:value-type="float">
            <text:p>0.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66]*[.$B$4]+[.D166]*[.$B$6]+[.E166]*[.$B$8]" office:value-type="float" office:value="0.42475" calcext:value-type="float">
            <text:p>0.42475</text:p>
          </table:table-cell>
          <table:table-cell table:formula="of:=[.C166]*[.$B$3]+[.D166]*[.$B$5]+[.E166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1.08354060544264" calcext:value-type="float">
            <text:p>1.08</text:p>
          </table:table-cell>
          <table:table-cell office:value-type="float" office:value="0.000900449293144047" calcext:value-type="float">
            <text:p>0.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67]*[.$B$4]+[.D167]*[.$B$6]+[.E167]*[.$B$8]" office:value-type="float" office:value="0.42475" calcext:value-type="float">
            <text:p>0.42475</text:p>
          </table:table-cell>
          <table:table-cell table:formula="of:=[.C167]*[.$B$3]+[.D167]*[.$B$5]+[.E167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1.2500057215659" calcext:value-type="float">
            <text:p>1.25</text:p>
          </table:table-cell>
          <table:table-cell office:value-type="float" office:value="0.00119677552899346" calcext:value-type="float">
            <text:p>0.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68]*[.$B$4]+[.D168]*[.$B$6]+[.E168]*[.$B$8]" office:value-type="float" office:value="0.42475" calcext:value-type="float">
            <text:p>0.42475</text:p>
          </table:table-cell>
          <table:table-cell table:formula="of:=[.C168]*[.$B$3]+[.D168]*[.$B$5]+[.E168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1.43657798100332" calcext:value-type="float">
            <text:p>1.44</text:p>
          </table:table-cell>
          <table:table-cell office:value-type="float" office:value="0.00319832732373849" calcext:value-type="float">
            <text:p>0.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69]*[.$B$4]+[.D169]*[.$B$6]+[.E169]*[.$B$8]" office:value-type="float" office:value="0.42475" calcext:value-type="float">
            <text:p>0.42475</text:p>
          </table:table-cell>
          <table:table-cell table:formula="of:=[.C169]*[.$B$3]+[.D169]*[.$B$5]+[.E169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1.63878959498099" calcext:value-type="float">
            <text:p>1.64</text:p>
          </table:table-cell>
          <table:table-cell office:value-type="float" office:value="0.0235964802983403" calcext:value-type="float">
            <text:p>0.02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70]*[.$B$4]+[.D170]*[.$B$6]+[.E170]*[.$B$8]" office:value-type="float" office:value="0.42475" calcext:value-type="float">
            <text:p>0.42475</text:p>
          </table:table-cell>
          <table:table-cell table:formula="of:=[.C170]*[.$B$3]+[.D170]*[.$B$5]+[.E170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1.82413916594802" calcext:value-type="float">
            <text:p>1.82</text:p>
          </table:table-cell>
          <table:table-cell office:value-type="float" office:value="0.0398015485702269" calcext:value-type="float">
            <text:p>0.0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71]*[.$B$4]+[.D171]*[.$B$6]+[.E171]*[.$B$8]" office:value-type="float" office:value="0.42475" calcext:value-type="float">
            <text:p>0.42475</text:p>
          </table:table-cell>
          <table:table-cell table:formula="of:=[.C171]*[.$B$3]+[.D171]*[.$B$5]+[.E171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2.0145514549101" calcext:value-type="float">
            <text:p>2.01</text:p>
          </table:table-cell>
          <table:table-cell office:value-type="float" office:value="0.0630411272485182" calcext:value-type="float">
            <text:p>0.0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72]*[.$B$4]+[.D172]*[.$B$6]+[.E172]*[.$B$8]" office:value-type="float" office:value="0.42475" calcext:value-type="float">
            <text:p>0.42475</text:p>
          </table:table-cell>
          <table:table-cell table:formula="of:=[.C172]*[.$B$3]+[.D172]*[.$B$5]+[.E172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2.20124694092645" calcext:value-type="float">
            <text:p>2.20</text:p>
          </table:table-cell>
          <table:table-cell office:value-type="float" office:value="0.0932271710551903" calcext:value-type="float">
            <text:p>0.09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73]*[.$B$4]+[.D173]*[.$B$6]+[.E173]*[.$B$8]" office:value-type="float" office:value="0.42475" calcext:value-type="float">
            <text:p>0.42475</text:p>
          </table:table-cell>
          <table:table-cell table:formula="of:=[.C173]*[.$B$3]+[.D173]*[.$B$5]+[.E173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2.39099549182061" calcext:value-type="float">
            <text:p>2.39</text:p>
          </table:table-cell>
          <table:table-cell office:value-type="float" office:value="0.133587267608177" calcext:value-type="float">
            <text:p>0.13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74]*[.$B$4]+[.D174]*[.$B$6]+[.E174]*[.$B$8]" office:value-type="float" office:value="0.42475" calcext:value-type="float">
            <text:p>0.42475</text:p>
          </table:table-cell>
          <table:table-cell table:formula="of:=[.C174]*[.$B$3]+[.D174]*[.$B$5]+[.E174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2.57706018583269" calcext:value-type="float">
            <text:p>2.58</text:p>
          </table:table-cell>
          <table:table-cell office:value-type="float" office:value="0.183521082304083" calcext:value-type="float">
            <text:p>0.1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75]*[.$B$4]+[.D175]*[.$B$6]+[.E175]*[.$B$8]" office:value-type="float" office:value="0.42475" calcext:value-type="float">
            <text:p>0.42475</text:p>
          </table:table-cell>
          <table:table-cell table:formula="of:=[.C175]*[.$B$3]+[.D175]*[.$B$5]+[.E175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2.75655477037803" calcext:value-type="float">
            <text:p>2.76</text:p>
          </table:table-cell>
          <table:table-cell office:value-type="float" office:value="0.243299916384947" calcext:value-type="float">
            <text:p>0.2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76]*[.$B$4]+[.D176]*[.$B$6]+[.E176]*[.$B$8]" office:value-type="float" office:value="0.42475" calcext:value-type="float">
            <text:p>0.42475</text:p>
          </table:table-cell>
          <table:table-cell table:formula="of:=[.C176]*[.$B$3]+[.D176]*[.$B$5]+[.E176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2.95132505412689" calcext:value-type="float">
            <text:p>2.95</text:p>
          </table:table-cell>
          <table:table-cell office:value-type="float" office:value="0.321975847275909" calcext:value-type="float">
            <text:p>0.32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77]*[.$B$4]+[.D177]*[.$B$6]+[.E177]*[.$B$8]" office:value-type="float" office:value="0.42475" calcext:value-type="float">
            <text:p>0.42475</text:p>
          </table:table-cell>
          <table:table-cell table:formula="of:=[.C177]*[.$B$3]+[.D177]*[.$B$5]+[.E177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3.13951251899258" calcext:value-type="float">
            <text:p>3.14</text:p>
          </table:table-cell>
          <table:table-cell office:value-type="float" office:value="0.41397810873108" calcext:value-type="float">
            <text:p>0.4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78]*[.$B$4]+[.D178]*[.$B$6]+[.E178]*[.$B$8]" office:value-type="float" office:value="0.42475" calcext:value-type="float">
            <text:p>0.42475</text:p>
          </table:table-cell>
          <table:table-cell table:formula="of:=[.C178]*[.$B$3]+[.D178]*[.$B$5]+[.E178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3.32202257142338" calcext:value-type="float">
            <text:p>3.32</text:p>
          </table:table-cell>
          <table:table-cell office:value-type="float" office:value="0.519470100722555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79]*[.$B$4]+[.D179]*[.$B$6]+[.E179]*[.$B$8]" office:value-type="float" office:value="0.42475" calcext:value-type="float">
            <text:p>0.42475</text:p>
          </table:table-cell>
          <table:table-cell table:formula="of:=[.C179]*[.$B$3]+[.D179]*[.$B$5]+[.E179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3.49502810557539" calcext:value-type="float">
            <text:p>3.50</text:p>
          </table:table-cell>
          <table:table-cell office:value-type="float" office:value="0.635868466273937" calcext:value-type="float">
            <text:p>0.6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80]*[.$B$4]+[.D180]*[.$B$6]+[.E180]*[.$B$8]" office:value-type="float" office:value="0.42475" calcext:value-type="float">
            <text:p>0.42475</text:p>
          </table:table-cell>
          <table:table-cell table:formula="of:=[.C180]*[.$B$3]+[.D180]*[.$B$5]+[.E180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3.68441929794301" calcext:value-type="float">
            <text:p>3.68</text:p>
          </table:table-cell>
          <table:table-cell office:value-type="float" office:value="0.783065642814953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81]*[.$B$4]+[.D181]*[.$B$6]+[.E181]*[.$B$8]" office:value-type="float" office:value="0.42475" calcext:value-type="float">
            <text:p>0.42475</text:p>
          </table:table-cell>
          <table:table-cell table:formula="of:=[.C181]*[.$B$3]+[.D181]*[.$B$5]+[.E181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3.85413687748059" calcext:value-type="float">
            <text:p>3.85</text:p>
          </table:table-cell>
          <table:table-cell office:value-type="float" office:value="0.934030672312044" calcext:value-type="float">
            <text:p>0.93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82]*[.$B$4]+[.D182]*[.$B$6]+[.E182]*[.$B$8]" office:value-type="float" office:value="0.42475" calcext:value-type="float">
            <text:p>0.42475</text:p>
          </table:table-cell>
          <table:table-cell table:formula="of:=[.C182]*[.$B$3]+[.D182]*[.$B$5]+[.E182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4.04355656957413" calcext:value-type="float">
            <text:p>4.04</text:p>
          </table:table-cell>
          <table:table-cell office:value-type="float" office:value="1.12514500087205" calcext:value-type="float">
            <text:p>1.13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83]*[.$B$4]+[.D183]*[.$B$6]+[.E183]*[.$B$8]" office:value-type="float" office:value="0.42475" calcext:value-type="float">
            <text:p>0.42475</text:p>
          </table:table-cell>
          <table:table-cell table:formula="of:=[.C183]*[.$B$3]+[.D183]*[.$B$5]+[.E183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4.21556581920891" calcext:value-type="float">
            <text:p>4.22</text:p>
          </table:table-cell>
          <table:table-cell office:value-type="float" office:value="1.32157277123131" calcext:value-type="float">
            <text:p>1.32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84]*[.$B$4]+[.D184]*[.$B$6]+[.E184]*[.$B$8]" office:value-type="float" office:value="0.42475" calcext:value-type="float">
            <text:p>0.42475</text:p>
          </table:table-cell>
          <table:table-cell table:formula="of:=[.C184]*[.$B$3]+[.D184]*[.$B$5]+[.E184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4.38632363142766" calcext:value-type="float">
            <text:p>4.39</text:p>
          </table:table-cell>
          <table:table-cell office:value-type="float" office:value="1.53874979901118" calcext:value-type="float">
            <text:p>1.5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85]*[.$B$4]+[.D185]*[.$B$6]+[.E185]*[.$B$8]" office:value-type="float" office:value="0.42475" calcext:value-type="float">
            <text:p>0.42475</text:p>
          </table:table-cell>
          <table:table-cell table:formula="of:=[.C185]*[.$B$3]+[.D185]*[.$B$5]+[.E185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4.5493527439936" calcext:value-type="float">
            <text:p>4.55</text:p>
          </table:table-cell>
          <table:table-cell office:value-type="float" office:value="1.76830104781225" calcext:value-type="float">
            <text:p>1.77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86]*[.$B$4]+[.D186]*[.$B$6]+[.E186]*[.$B$8]" office:value-type="float" office:value="0.42475" calcext:value-type="float">
            <text:p>0.42475</text:p>
          </table:table-cell>
          <table:table-cell table:formula="of:=[.C186]*[.$B$3]+[.D186]*[.$B$5]+[.E186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4.73719645641129" calcext:value-type="float">
            <text:p>4.74</text:p>
          </table:table-cell>
          <table:table-cell office:value-type="float" office:value="2.06132934435539" calcext:value-type="float">
            <text:p>2.0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87]*[.$B$4]+[.D187]*[.$B$6]+[.E187]*[.$B$8]" office:value-type="float" office:value="0.42475" calcext:value-type="float">
            <text:p>0.42475</text:p>
          </table:table-cell>
          <table:table-cell table:formula="of:=[.C187]*[.$B$3]+[.D187]*[.$B$5]+[.E187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4.89299986153987" calcext:value-type="float">
            <text:p>4.89</text:p>
          </table:table-cell>
          <table:table-cell office:value-type="float" office:value="2.32875309102444" calcext:value-type="float">
            <text:p>2.33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88]*[.$B$4]+[.D188]*[.$B$6]+[.E188]*[.$B$8]" office:value-type="float" office:value="0.42475" calcext:value-type="float">
            <text:p>0.42475</text:p>
          </table:table-cell>
          <table:table-cell table:formula="of:=[.C188]*[.$B$3]+[.D188]*[.$B$5]+[.E188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5.05790520115078" calcext:value-type="float">
            <text:p>5.06</text:p>
          </table:table-cell>
          <table:table-cell office:value-type="float" office:value="2.63720435469838" calcext:value-type="float">
            <text:p>2.6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89]*[.$B$4]+[.D189]*[.$B$6]+[.E189]*[.$B$8]" office:value-type="float" office:value="0.42475" calcext:value-type="float">
            <text:p>0.42475</text:p>
          </table:table-cell>
          <table:table-cell table:formula="of:=[.C189]*[.$B$3]+[.D189]*[.$B$5]+[.E189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5.21863786981793" calcext:value-type="float">
            <text:p>5.22</text:p>
          </table:table-cell>
          <table:table-cell office:value-type="float" office:value="2.96360954332694" calcext:value-type="float">
            <text:p>2.9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90]*[.$B$4]+[.D190]*[.$B$6]+[.E190]*[.$B$8]" office:value-type="float" office:value="0.42475" calcext:value-type="float">
            <text:p>0.42475</text:p>
          </table:table-cell>
          <table:table-cell table:formula="of:=[.C190]*[.$B$3]+[.D190]*[.$B$5]+[.E190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5.37655681496801" calcext:value-type="float">
            <text:p>5.38</text:p>
          </table:table-cell>
          <table:table-cell office:value-type="float" office:value="3.31107528977057" calcext:value-type="float">
            <text:p>3.3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91]*[.$B$4]+[.D191]*[.$B$6]+[.E191]*[.$B$8]" office:value-type="float" office:value="0.42475" calcext:value-type="float">
            <text:p>0.42475</text:p>
          </table:table-cell>
          <table:table-cell table:formula="of:=[.C191]*[.$B$3]+[.D191]*[.$B$5]+[.E191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5.53420125742054" calcext:value-type="float">
            <text:p>5.53</text:p>
          </table:table-cell>
          <table:table-cell office:value-type="float" office:value="3.68468763157638" calcext:value-type="float">
            <text:p>3.6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92]*[.$B$4]+[.D192]*[.$B$6]+[.E192]*[.$B$8]" office:value-type="float" office:value="0.42475" calcext:value-type="float">
            <text:p>0.42475</text:p>
          </table:table-cell>
          <table:table-cell table:formula="of:=[.C192]*[.$B$3]+[.D192]*[.$B$5]+[.E192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5.68817861622399" calcext:value-type="float">
            <text:p>5.69</text:p>
          </table:table-cell>
          <table:table-cell office:value-type="float" office:value="4.07679878851157" calcext:value-type="float">
            <text:p>4.0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93]*[.$B$4]+[.D193]*[.$B$6]+[.E193]*[.$B$8]" office:value-type="float" office:value="0.42475" calcext:value-type="float">
            <text:p>0.42475</text:p>
          </table:table-cell>
          <table:table-cell table:formula="of:=[.C193]*[.$B$3]+[.D193]*[.$B$5]+[.E193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5.83982235683985" calcext:value-type="float">
            <text:p>5.84</text:p>
          </table:table-cell>
          <table:table-cell office:value-type="float" office:value="4.49065544946156" calcext:value-type="float">
            <text:p>4.49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94]*[.$B$4]+[.D194]*[.$B$6]+[.E194]*[.$B$8]" office:value-type="float" office:value="0.42475" calcext:value-type="float">
            <text:p>0.42475</text:p>
          </table:table-cell>
          <table:table-cell table:formula="of:=[.C194]*[.$B$3]+[.D194]*[.$B$5]+[.E194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5.9917104047764" calcext:value-type="float">
            <text:p>5.99</text:p>
          </table:table-cell>
          <table:table-cell office:value-type="float" office:value="4.93244206390522" calcext:value-type="float">
            <text:p>4.93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95]*[.$B$4]+[.D195]*[.$B$6]+[.E195]*[.$B$8]" office:value-type="float" office:value="0.42475" calcext:value-type="float">
            <text:p>0.42475</text:p>
          </table:table-cell>
          <table:table-cell table:formula="of:=[.C195]*[.$B$3]+[.D195]*[.$B$5]+[.E195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6.1397955529536" calcext:value-type="float">
            <text:p>6.14</text:p>
          </table:table-cell>
          <table:table-cell office:value-type="float" office:value="5.39168023904339" calcext:value-type="float">
            <text:p>5.39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96]*[.$B$4]+[.D196]*[.$B$6]+[.E196]*[.$B$8]" office:value-type="float" office:value="0.42475" calcext:value-type="float">
            <text:p>0.42475</text:p>
          </table:table-cell>
          <table:table-cell table:formula="of:=[.C196]*[.$B$3]+[.D196]*[.$B$5]+[.E196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6.28462102318092" calcext:value-type="float">
            <text:p>6.28</text:p>
          </table:table-cell>
          <table:table-cell office:value-type="float" office:value="5.86824978587607" calcext:value-type="float">
            <text:p>5.87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97]*[.$B$4]+[.D197]*[.$B$6]+[.E197]*[.$B$8]" office:value-type="float" office:value="0.42475" calcext:value-type="float">
            <text:p>0.42475</text:p>
          </table:table-cell>
          <table:table-cell table:formula="of:=[.C197]*[.$B$3]+[.D197]*[.$B$5]+[.E197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6.42680717898528" calcext:value-type="float">
            <text:p>6.43</text:p>
          </table:table-cell>
          <table:table-cell office:value-type="float" office:value="6.36317627787139" calcext:value-type="float">
            <text:p>6.3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98]*[.$B$4]+[.D198]*[.$B$6]+[.E198]*[.$B$8]" office:value-type="float" office:value="0.42475" calcext:value-type="float">
            <text:p>0.42475</text:p>
          </table:table-cell>
          <table:table-cell table:formula="of:=[.C198]*[.$B$3]+[.D198]*[.$B$5]+[.E198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6.5769737586585" calcext:value-type="float">
            <text:p>6.58</text:p>
          </table:table-cell>
          <table:table-cell office:value-type="float" office:value="6.91606376087097" calcext:value-type="float">
            <text:p>6.92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99]*[.$B$4]+[.D199]*[.$B$6]+[.E199]*[.$B$8]" office:value-type="float" office:value="0.42475" calcext:value-type="float">
            <text:p>0.42475</text:p>
          </table:table-cell>
          <table:table-cell table:formula="of:=[.C199]*[.$B$3]+[.D199]*[.$B$5]+[.E199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6.71172521175857" calcext:value-type="float">
            <text:p>6.71</text:p>
          </table:table-cell>
          <table:table-cell office:value-type="float" office:value="7.43998413185427" calcext:value-type="float">
            <text:p>7.4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00]*[.$B$4]+[.D200]*[.$B$6]+[.E200]*[.$B$8]" office:value-type="float" office:value="0.42475" calcext:value-type="float">
            <text:p>0.42475</text:p>
          </table:table-cell>
          <table:table-cell table:formula="of:=[.C200]*[.$B$3]+[.D200]*[.$B$5]+[.E200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6.84861983176966" calcext:value-type="float">
            <text:p>6.85</text:p>
          </table:table-cell>
          <table:table-cell office:value-type="float" office:value="7.99839505574578" calcext:value-type="float">
            <text:p>8.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01]*[.$B$4]+[.D201]*[.$B$6]+[.E201]*[.$B$8]" office:value-type="float" office:value="0.42475" calcext:value-type="float">
            <text:p>0.42475</text:p>
          </table:table-cell>
          <table:table-cell table:formula="of:=[.C201]*[.$B$3]+[.D201]*[.$B$5]+[.E201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6.9885521218659" calcext:value-type="float">
            <text:p>6.99</text:p>
          </table:table-cell>
          <table:table-cell office:value-type="float" office:value="8.59883279258097" calcext:value-type="float">
            <text:p>8.6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02]*[.$B$4]+[.D202]*[.$B$6]+[.E202]*[.$B$8]" office:value-type="float" office:value="0.42475" calcext:value-type="float">
            <text:p>0.42475</text:p>
          </table:table-cell>
          <table:table-cell table:formula="of:=[.C202]*[.$B$3]+[.D202]*[.$B$5]+[.E202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7.11765351244491" calcext:value-type="float">
            <text:p>7.12</text:p>
          </table:table-cell>
          <table:table-cell office:value-type="float" office:value="9.17902532984646" calcext:value-type="float">
            <text:p>9.1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03]*[.$B$4]+[.D203]*[.$B$6]+[.E203]*[.$B$8]" office:value-type="float" office:value="0.42475" calcext:value-type="float">
            <text:p>0.42475</text:p>
          </table:table-cell>
          <table:table-cell table:formula="of:=[.C203]*[.$B$3]+[.D203]*[.$B$5]+[.E203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7.25695245678804" calcext:value-type="float">
            <text:p>7.26</text:p>
          </table:table-cell>
          <table:table-cell office:value-type="float" office:value="9.83403726372374" calcext:value-type="float">
            <text:p>9.83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04]*[.$B$4]+[.D204]*[.$B$6]+[.E204]*[.$B$8]" office:value-type="float" office:value="0.42475" calcext:value-type="float">
            <text:p>0.42475</text:p>
          </table:table-cell>
          <table:table-cell table:formula="of:=[.C204]*[.$B$3]+[.D204]*[.$B$5]+[.E204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7.38896908097728" calcext:value-type="float">
            <text:p>7.39</text:p>
          </table:table-cell>
          <table:table-cell office:value-type="float" office:value="10.483286602566" calcext:value-type="float">
            <text:p>10.4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05]*[.$B$4]+[.D205]*[.$B$6]+[.E205]*[.$B$8]" office:value-type="float" office:value="0.42475" calcext:value-type="float">
            <text:p>0.42475</text:p>
          </table:table-cell>
          <table:table-cell table:formula="of:=[.C205]*[.$B$3]+[.D205]*[.$B$5]+[.E205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7.51839386540556" calcext:value-type="float">
            <text:p>7.52</text:p>
          </table:table-cell>
          <table:table-cell office:value-type="float" office:value="11.1474472577108" calcext:value-type="float">
            <text:p>11.1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06]*[.$B$4]+[.D206]*[.$B$6]+[.E206]*[.$B$8]" office:value-type="float" office:value="0.42475" calcext:value-type="float">
            <text:p>0.42475</text:p>
          </table:table-cell>
          <table:table-cell table:formula="of:=[.C206]*[.$B$3]+[.D206]*[.$B$5]+[.E206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7.65002416601768" calcext:value-type="float">
            <text:p>7.65</text:p>
          </table:table-cell>
          <table:table-cell office:value-type="float" office:value="11.851799596461" calcext:value-type="float">
            <text:p>11.8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07]*[.$B$4]+[.D207]*[.$B$6]+[.E207]*[.$B$8]" office:value-type="float" office:value="0.42475" calcext:value-type="float">
            <text:p>0.42475</text:p>
          </table:table-cell>
          <table:table-cell table:formula="of:=[.C207]*[.$B$3]+[.D207]*[.$B$5]+[.E207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7.77376905241502" calcext:value-type="float">
            <text:p>7.77</text:p>
          </table:table-cell>
          <table:table-cell office:value-type="float" office:value="12.5406856501017" calcext:value-type="float">
            <text:p>12.5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08]*[.$B$4]+[.D208]*[.$B$6]+[.E208]*[.$B$8]" office:value-type="float" office:value="0.42475" calcext:value-type="float">
            <text:p>0.42475</text:p>
          </table:table-cell>
          <table:table-cell table:formula="of:=[.C208]*[.$B$3]+[.D208]*[.$B$5]+[.E208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7.89964219673679" calcext:value-type="float">
            <text:p>7.90</text:p>
          </table:table-cell>
          <table:table-cell office:value-type="float" office:value="13.2685172801337" calcext:value-type="float">
            <text:p>13.27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09]*[.$B$4]+[.D209]*[.$B$6]+[.E209]*[.$B$8]" office:value-type="float" office:value="0.42475" calcext:value-type="float">
            <text:p>0.42475</text:p>
          </table:table-cell>
          <table:table-cell table:formula="of:=[.C209]*[.$B$3]+[.D209]*[.$B$5]+[.E209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8.02544804966686" calcext:value-type="float">
            <text:p>8.03</text:p>
          </table:table-cell>
          <table:table-cell office:value-type="float" office:value="14.0243844645983" calcext:value-type="float">
            <text:p>14.02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10]*[.$B$4]+[.D210]*[.$B$6]+[.E210]*[.$B$8]" office:value-type="float" office:value="0.42475" calcext:value-type="float">
            <text:p>0.42475</text:p>
          </table:table-cell>
          <table:table-cell table:formula="of:=[.C210]*[.$B$3]+[.D210]*[.$B$5]+[.E210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8.15034709910395" calcext:value-type="float">
            <text:p>8.15</text:p>
          </table:table-cell>
          <table:table-cell office:value-type="float" office:value="14.8023834862035" calcext:value-type="float">
            <text:p>14.8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11]*[.$B$4]+[.D211]*[.$B$6]+[.E211]*[.$B$8]" office:value-type="float" office:value="0.42475" calcext:value-type="float">
            <text:p>0.42475</text:p>
          </table:table-cell>
          <table:table-cell table:formula="of:=[.C211]*[.$B$3]+[.D211]*[.$B$5]+[.E211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8.27093231440982" calcext:value-type="float">
            <text:p>8.27</text:p>
          </table:table-cell>
          <table:table-cell office:value-type="float" office:value="15.5806478183065" calcext:value-type="float">
            <text:p>15.5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12]*[.$B$4]+[.D212]*[.$B$6]+[.E212]*[.$B$8]" office:value-type="float" office:value="0.42475" calcext:value-type="float">
            <text:p>0.42475</text:p>
          </table:table-cell>
          <table:table-cell table:formula="of:=[.C212]*[.$B$3]+[.D212]*[.$B$5]+[.E212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8.39251525406346" calcext:value-type="float">
            <text:p>8.39</text:p>
          </table:table-cell>
          <table:table-cell office:value-type="float" office:value="16.3930577305288" calcext:value-type="float">
            <text:p>16.39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13]*[.$B$4]+[.D213]*[.$B$6]+[.E213]*[.$B$8]" office:value-type="float" office:value="0.42475" calcext:value-type="float">
            <text:p>0.42475</text:p>
          </table:table-cell>
          <table:table-cell table:formula="of:=[.C213]*[.$B$3]+[.D213]*[.$B$5]+[.E213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8.51155431672427" calcext:value-type="float">
            <text:p>8.51</text:p>
          </table:table-cell>
          <table:table-cell office:value-type="float" office:value="17.2145725443988" calcext:value-type="float">
            <text:p>17.2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14]*[.$B$4]+[.D214]*[.$B$6]+[.E214]*[.$B$8]" office:value-type="float" office:value="0.42475" calcext:value-type="float">
            <text:p>0.42475</text:p>
          </table:table-cell>
          <table:table-cell table:formula="of:=[.C214]*[.$B$3]+[.D214]*[.$B$5]+[.E214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8.63314301933671" calcext:value-type="float">
            <text:p>8.63</text:p>
          </table:table-cell>
          <table:table-cell office:value-type="float" office:value="18.0824185401209" calcext:value-type="float">
            <text:p>18.0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15]*[.$B$4]+[.D215]*[.$B$6]+[.E215]*[.$B$8]" office:value-type="float" office:value="0.42475" calcext:value-type="float">
            <text:p>0.42475</text:p>
          </table:table-cell>
          <table:table-cell table:formula="of:=[.C215]*[.$B$3]+[.D215]*[.$B$5]+[.E215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8.7355242455461" calcext:value-type="float">
            <text:p>8.74</text:p>
          </table:table-cell>
          <table:table-cell office:value-type="float" office:value="18.8358269536742" calcext:value-type="float">
            <text:p>18.8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16]*[.$B$4]+[.D216]*[.$B$6]+[.E216]*[.$B$8]" office:value-type="float" office:value="0.42475" calcext:value-type="float">
            <text:p>0.42475</text:p>
          </table:table-cell>
          <table:table-cell table:formula="of:=[.C216]*[.$B$3]+[.D216]*[.$B$5]+[.E216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8.86363730737056" calcext:value-type="float">
            <text:p>8.86</text:p>
          </table:table-cell>
          <table:table-cell office:value-type="float" office:value="19.8067564015521" calcext:value-type="float">
            <text:p>19.8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17]*[.$B$4]+[.D217]*[.$B$6]+[.E217]*[.$B$8]" office:value-type="float" office:value="0.42475" calcext:value-type="float">
            <text:p>0.42475</text:p>
          </table:table-cell>
          <table:table-cell table:formula="of:=[.C217]*[.$B$3]+[.D217]*[.$B$5]+[.E217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8.97599562083445" calcext:value-type="float">
            <text:p>8.98</text:p>
          </table:table-cell>
          <table:table-cell office:value-type="float" office:value="20.686424576273" calcext:value-type="float">
            <text:p>20.69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18]*[.$B$4]+[.D218]*[.$B$6]+[.E218]*[.$B$8]" office:value-type="float" office:value="0.42475" calcext:value-type="float">
            <text:p>0.42475</text:p>
          </table:table-cell>
          <table:table-cell table:formula="of:=[.C218]*[.$B$3]+[.D218]*[.$B$5]+[.E218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9.09351599458002" calcext:value-type="float">
            <text:p>9.09</text:p>
          </table:table-cell>
          <table:table-cell office:value-type="float" office:value="21.632829169581" calcext:value-type="float">
            <text:p>21.63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19]*[.$B$4]+[.D219]*[.$B$6]+[.E219]*[.$B$8]" office:value-type="float" office:value="0.42475" calcext:value-type="float">
            <text:p>0.42475</text:p>
          </table:table-cell>
          <table:table-cell table:formula="of:=[.C219]*[.$B$3]+[.D219]*[.$B$5]+[.E219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9.20923406208615" calcext:value-type="float">
            <text:p>9.21</text:p>
          </table:table-cell>
          <table:table-cell office:value-type="float" office:value="22.5929545576943" calcext:value-type="float">
            <text:p>22.59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20]*[.$B$4]+[.D220]*[.$B$6]+[.E220]*[.$B$8]" office:value-type="float" office:value="0.42475" calcext:value-type="float">
            <text:p>0.42475</text:p>
          </table:table-cell>
          <table:table-cell table:formula="of:=[.C220]*[.$B$3]+[.D220]*[.$B$5]+[.E220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9.31795055457457" calcext:value-type="float">
            <text:p>9.32</text:p>
          </table:table-cell>
          <table:table-cell office:value-type="float" office:value="23.5208922011533" calcext:value-type="float">
            <text:p>23.52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21]*[.$B$4]+[.D221]*[.$B$6]+[.E221]*[.$B$8]" office:value-type="float" office:value="0.42475" calcext:value-type="float">
            <text:p>0.42475</text:p>
          </table:table-cell>
          <table:table-cell table:formula="of:=[.C221]*[.$B$3]+[.D221]*[.$B$5]+[.E221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9.42949350113073" calcext:value-type="float">
            <text:p>9.43</text:p>
          </table:table-cell>
          <table:table-cell office:value-type="float" office:value="24.4983604119242" calcext:value-type="float">
            <text:p>24.5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22]*[.$B$4]+[.D222]*[.$B$6]+[.E222]*[.$B$8]" office:value-type="float" office:value="0.42475" calcext:value-type="float">
            <text:p>0.42475</text:p>
          </table:table-cell>
          <table:table-cell table:formula="of:=[.C222]*[.$B$3]+[.D222]*[.$B$5]+[.E222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9.54029264953545" calcext:value-type="float">
            <text:p>9.54</text:p>
          </table:table-cell>
          <table:table-cell office:value-type="float" office:value="25.4951898136882" calcext:value-type="float">
            <text:p>25.5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23]*[.$B$4]+[.D223]*[.$B$6]+[.E223]*[.$B$8]" office:value-type="float" office:value="0.42475" calcext:value-type="float">
            <text:p>0.42475</text:p>
          </table:table-cell>
          <table:table-cell table:formula="of:=[.C223]*[.$B$3]+[.D223]*[.$B$5]+[.E223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9.64840827504813" calcext:value-type="float">
            <text:p>9.65</text:p>
          </table:table-cell>
          <table:table-cell office:value-type="float" office:value="26.4945599235841" calcext:value-type="float">
            <text:p>26.49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24]*[.$B$4]+[.D224]*[.$B$6]+[.E224]*[.$B$8]" office:value-type="float" office:value="0.42475" calcext:value-type="float">
            <text:p>0.42475</text:p>
          </table:table-cell>
          <table:table-cell table:formula="of:=[.C224]*[.$B$3]+[.D224]*[.$B$5]+[.E224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9.75732885282068" calcext:value-type="float">
            <text:p>9.76</text:p>
          </table:table-cell>
          <table:table-cell office:value-type="float" office:value="27.5263290513181" calcext:value-type="float">
            <text:p>27.53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25]*[.$B$4]+[.D225]*[.$B$6]+[.E225]*[.$B$8]" office:value-type="float" office:value="0.42475" calcext:value-type="float">
            <text:p>0.42475</text:p>
          </table:table-cell>
          <table:table-cell table:formula="of:=[.C225]*[.$B$3]+[.D225]*[.$B$5]+[.E225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9.86552622388094" calcext:value-type="float">
            <text:p>9.87</text:p>
          </table:table-cell>
          <table:table-cell office:value-type="float" office:value="28.577945567007" calcext:value-type="float">
            <text:p>28.5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26]*[.$B$4]+[.D226]*[.$B$6]+[.E226]*[.$B$8]" office:value-type="float" office:value="0.42475" calcext:value-type="float">
            <text:p>0.42475</text:p>
          </table:table-cell>
          <table:table-cell table:formula="of:=[.C226]*[.$B$3]+[.D226]*[.$B$5]+[.E226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9.97333296065901" calcext:value-type="float">
            <text:p>9.97</text:p>
          </table:table-cell>
          <table:table-cell office:value-type="float" office:value="29.6513942055624" calcext:value-type="float">
            <text:p>29.6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27]*[.$B$4]+[.D227]*[.$B$6]+[.E227]*[.$B$8]" office:value-type="float" office:value="0.42475" calcext:value-type="float">
            <text:p>0.42475</text:p>
          </table:table-cell>
          <table:table-cell table:formula="of:=[.C227]*[.$B$3]+[.D227]*[.$B$5]+[.E227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10.07711741458" calcext:value-type="float">
            <text:p>10.08</text:p>
          </table:table-cell>
          <table:table-cell office:value-type="float" office:value="30.7103226769401" calcext:value-type="float">
            <text:p>30.7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28]*[.$B$4]+[.D228]*[.$B$6]+[.E228]*[.$B$8]" office:value-type="float" office:value="0.42475" calcext:value-type="float">
            <text:p>0.42475</text:p>
          </table:table-cell>
          <table:table-cell table:formula="of:=[.C228]*[.$B$3]+[.D228]*[.$B$5]+[.E228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10.1853711464213" calcext:value-type="float">
            <text:p>10.19</text:p>
          </table:table-cell>
          <table:table-cell office:value-type="float" office:value="31.8401388498217" calcext:value-type="float">
            <text:p>31.8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29]*[.$B$4]+[.D229]*[.$B$6]+[.E229]*[.$B$8]" office:value-type="float" office:value="0.42475" calcext:value-type="float">
            <text:p>0.42475</text:p>
          </table:table-cell>
          <table:table-cell table:formula="of:=[.C229]*[.$B$3]+[.D229]*[.$B$5]+[.E229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10.2879157885547" calcext:value-type="float">
            <text:p>10.29</text:p>
          </table:table-cell>
          <table:table-cell office:value-type="float" office:value="32.9360081511943" calcext:value-type="float">
            <text:p>32.9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30]*[.$B$4]+[.D230]*[.$B$6]+[.E230]*[.$B$8]" office:value-type="float" office:value="0.42475" calcext:value-type="float">
            <text:p>0.42475</text:p>
          </table:table-cell>
          <table:table-cell table:formula="of:=[.C230]*[.$B$3]+[.D230]*[.$B$5]+[.E230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10.4049429357761" calcext:value-type="float">
            <text:p>10.40</text:p>
          </table:table-cell>
          <table:table-cell office:value-type="float" office:value="34.2166246689214" calcext:value-type="float">
            <text:p>34.22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31]*[.$B$4]+[.D231]*[.$B$6]+[.E231]*[.$B$8]" office:value-type="float" office:value="0.42475" calcext:value-type="float">
            <text:p>0.42475</text:p>
          </table:table-cell>
          <table:table-cell table:formula="of:=[.C231]*[.$B$3]+[.D231]*[.$B$5]+[.E231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10.4962538163086" calcext:value-type="float">
            <text:p>10.50</text:p>
          </table:table-cell>
          <table:table-cell office:value-type="float" office:value="35.2378659491663" calcext:value-type="float">
            <text:p>35.2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32]*[.$B$4]+[.D232]*[.$B$6]+[.E232]*[.$B$8]" office:value-type="float" office:value="0.42475" calcext:value-type="float">
            <text:p>0.42475</text:p>
          </table:table-cell>
          <table:table-cell table:formula="of:=[.C232]*[.$B$3]+[.D232]*[.$B$5]+[.E232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10.5974987134447" calcext:value-type="float">
            <text:p>10.60</text:p>
          </table:table-cell>
          <table:table-cell office:value-type="float" office:value="36.3939106435438" calcext:value-type="float">
            <text:p>36.39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33]*[.$B$4]+[.D233]*[.$B$6]+[.E233]*[.$B$8]" office:value-type="float" office:value="0.42475" calcext:value-type="float">
            <text:p>0.42475</text:p>
          </table:table-cell>
          <table:table-cell table:formula="of:=[.C233]*[.$B$3]+[.D233]*[.$B$5]+[.E233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10.6987041374017" calcext:value-type="float">
            <text:p>10.70</text:p>
          </table:table-cell>
          <table:table-cell office:value-type="float" office:value="37.5740543736612" calcext:value-type="float">
            <text:p>37.57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34]*[.$B$4]+[.D234]*[.$B$6]+[.E234]*[.$B$8]" office:value-type="float" office:value="0.42475" calcext:value-type="float">
            <text:p>0.42475</text:p>
          </table:table-cell>
          <table:table-cell table:formula="of:=[.C234]*[.$B$3]+[.D234]*[.$B$5]+[.E234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10.8003257169619" calcext:value-type="float">
            <text:p>10.80</text:p>
          </table:table-cell>
          <table:table-cell office:value-type="float" office:value="38.7847571492557" calcext:value-type="float">
            <text:p>38.7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35]*[.$B$4]+[.D235]*[.$B$6]+[.E235]*[.$B$8]" office:value-type="float" office:value="0.42475" calcext:value-type="float">
            <text:p>0.42475</text:p>
          </table:table-cell>
          <table:table-cell table:formula="of:=[.C235]*[.$B$3]+[.D235]*[.$B$5]+[.E235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10.8999628889927" calcext:value-type="float">
            <text:p>10.90</text:p>
          </table:table-cell>
          <table:table-cell office:value-type="float" office:value="39.9954367853284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36]*[.$B$4]+[.D236]*[.$B$6]+[.E236]*[.$B$8]" office:value-type="float" office:value="0.42475" calcext:value-type="float">
            <text:p>0.42475</text:p>
          </table:table-cell>
          <table:table-cell table:formula="of:=[.C236]*[.$B$3]+[.D236]*[.$B$5]+[.E236]*[.$B$7]" office:value-type="float" office:value="1.01825" calcext:value-type="float">
            <text:p>1.01825</text:p>
          </table:table-cell>
        </table:table-row>
        <table:table-row table:style-name="ro1">
          <table:table-cell office:value-type="float" office:value="0.216975849733374" calcext:value-type="float">
            <text:p>0.22</text:p>
          </table:table-cell>
          <table:table-cell office:value-type="float" office:value="0.0000368965347856283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37]*[.$B$4]+[.D237]*[.$B$6]+[.E237]*[.$B$8]" office:value-type="float" office:value="0.5265" calcext:value-type="float">
            <text:p>0.5265</text:p>
          </table:table-cell>
          <table:table-cell table:formula="of:=[.C237]*[.$B$3]+[.D237]*[.$B$5]+[.E237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0.434014836042974" calcext:value-type="float">
            <text:p>0.43</text:p>
          </table:table-cell>
          <table:table-cell office:value-type="float" office:value="0.000136864398624748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38]*[.$B$4]+[.D238]*[.$B$6]+[.E238]*[.$B$8]" office:value-type="float" office:value="0.5265" calcext:value-type="float">
            <text:p>0.5265</text:p>
          </table:table-cell>
          <table:table-cell table:formula="of:=[.C238]*[.$B$3]+[.D238]*[.$B$5]+[.E238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0.641028557776664" calcext:value-type="float">
            <text:p>0.64</text:p>
          </table:table-cell>
          <table:table-cell office:value-type="float" office:value="0.000293304827716202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39]*[.$B$4]+[.D239]*[.$B$6]+[.E239]*[.$B$8]" office:value-type="float" office:value="0.5265" calcext:value-type="float">
            <text:p>0.5265</text:p>
          </table:table-cell>
          <table:table-cell table:formula="of:=[.C239]*[.$B$3]+[.D239]*[.$B$5]+[.E239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0.848711909186871" calcext:value-type="float">
            <text:p>0.85</text:p>
          </table:table-cell>
          <table:table-cell office:value-type="float" office:value="0.000509371055606753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40]*[.$B$4]+[.D240]*[.$B$6]+[.E240]*[.$B$8]" office:value-type="float" office:value="0.5265" calcext:value-type="float">
            <text:p>0.5265</text:p>
          </table:table-cell>
          <table:table-cell table:formula="of:=[.C240]*[.$B$3]+[.D240]*[.$B$5]+[.E240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.06528491800197" calcext:value-type="float">
            <text:p>1.07</text:p>
          </table:table-cell>
          <table:table-cell office:value-type="float" office:value="0.000802730115298182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41]*[.$B$4]+[.D241]*[.$B$6]+[.E241]*[.$B$8]" office:value-type="float" office:value="0.5265" calcext:value-type="float">
            <text:p>0.5265</text:p>
          </table:table-cell>
          <table:table-cell table:formula="of:=[.C241]*[.$B$3]+[.D241]*[.$B$5]+[.E241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.28251636997531" calcext:value-type="float">
            <text:p>1.28</text:p>
          </table:table-cell>
          <table:table-cell office:value-type="float" office:value="0.00116353545174003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42]*[.$B$4]+[.D242]*[.$B$6]+[.E242]*[.$B$8]" office:value-type="float" office:value="0.5265" calcext:value-type="float">
            <text:p>0.5265</text:p>
          </table:table-cell>
          <table:table-cell table:formula="of:=[.C242]*[.$B$3]+[.D242]*[.$B$5]+[.E242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.47954808442359" calcext:value-type="float">
            <text:p>1.48</text:p>
          </table:table-cell>
          <table:table-cell office:value-type="float" office:value="0.00154440894857049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43]*[.$B$4]+[.D243]*[.$B$6]+[.E243]*[.$B$8]" office:value-type="float" office:value="0.5265" calcext:value-type="float">
            <text:p>0.5265</text:p>
          </table:table-cell>
          <table:table-cell table:formula="of:=[.C243]*[.$B$3]+[.D243]*[.$B$5]+[.E243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.69554912586013" calcext:value-type="float">
            <text:p>1.70</text:p>
          </table:table-cell>
          <table:table-cell office:value-type="float" office:value="0.00202568044597283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44]*[.$B$4]+[.D244]*[.$B$6]+[.E244]*[.$B$8]" office:value-type="float" office:value="0.5265" calcext:value-type="float">
            <text:p>0.5265</text:p>
          </table:table-cell>
          <table:table-cell table:formula="of:=[.C244]*[.$B$3]+[.D244]*[.$B$5]+[.E244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.90651419450071" calcext:value-type="float">
            <text:p>1.91</text:p>
          </table:table-cell>
          <table:table-cell office:value-type="float" office:value="0.00255844842260703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45]*[.$B$4]+[.D245]*[.$B$6]+[.E245]*[.$B$8]" office:value-type="float" office:value="0.5265" calcext:value-type="float">
            <text:p>0.5265</text:p>
          </table:table-cell>
          <table:table-cell table:formula="of:=[.C245]*[.$B$3]+[.D245]*[.$B$5]+[.E245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2.14353414796113" calcext:value-type="float">
            <text:p>2.14</text:p>
          </table:table-cell>
          <table:table-cell office:value-type="float" office:value="0.0305004133470729" calcext:value-type="float">
            <text:p>0.03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46]*[.$B$4]+[.D246]*[.$B$6]+[.E246]*[.$B$8]" office:value-type="float" office:value="0.5265" calcext:value-type="float">
            <text:p>0.5265</text:p>
          </table:table-cell>
          <table:table-cell table:formula="of:=[.C246]*[.$B$3]+[.D246]*[.$B$5]+[.E246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2.36638924110109" calcext:value-type="float">
            <text:p>2.37</text:p>
          </table:table-cell>
          <table:table-cell office:value-type="float" office:value="0.0513803191404603" calcext:value-type="float">
            <text:p>0.05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47]*[.$B$4]+[.D247]*[.$B$6]+[.E247]*[.$B$8]" office:value-type="float" office:value="0.5265" calcext:value-type="float">
            <text:p>0.5265</text:p>
          </table:table-cell>
          <table:table-cell table:formula="of:=[.C247]*[.$B$3]+[.D247]*[.$B$5]+[.E247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2.58440620030739" calcext:value-type="float">
            <text:p>2.58</text:p>
          </table:table-cell>
          <table:table-cell office:value-type="float" office:value="0.0785775547123514" calcext:value-type="float">
            <text:p>0.08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48]*[.$B$4]+[.D248]*[.$B$6]+[.E248]*[.$B$8]" office:value-type="float" office:value="0.5265" calcext:value-type="float">
            <text:p>0.5265</text:p>
          </table:table-cell>
          <table:table-cell table:formula="of:=[.C248]*[.$B$3]+[.D248]*[.$B$5]+[.E248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2.80573233059195" calcext:value-type="float">
            <text:p>2.81</text:p>
          </table:table-cell>
          <table:table-cell office:value-type="float" office:value="0.115551166481022" calcext:value-type="float">
            <text:p>0.12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49]*[.$B$4]+[.D249]*[.$B$6]+[.E249]*[.$B$8]" office:value-type="float" office:value="0.5265" calcext:value-type="float">
            <text:p>0.5265</text:p>
          </table:table-cell>
          <table:table-cell table:formula="of:=[.C249]*[.$B$3]+[.D249]*[.$B$5]+[.E249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3.02242057108168" calcext:value-type="float">
            <text:p>3.02</text:p>
          </table:table-cell>
          <table:table-cell office:value-type="float" office:value="0.16150136008257" calcext:value-type="float">
            <text:p>0.16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50]*[.$B$4]+[.D250]*[.$B$6]+[.E250]*[.$B$8]" office:value-type="float" office:value="0.5265" calcext:value-type="float">
            <text:p>0.5265</text:p>
          </table:table-cell>
          <table:table-cell table:formula="of:=[.C250]*[.$B$3]+[.D250]*[.$B$5]+[.E250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3.23127932838718" calcext:value-type="float">
            <text:p>3.23</text:p>
          </table:table-cell>
          <table:table-cell office:value-type="float" office:value="0.217167403536849" calcext:value-type="float">
            <text:p>0.22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51]*[.$B$4]+[.D251]*[.$B$6]+[.E251]*[.$B$8]" office:value-type="float" office:value="0.5265" calcext:value-type="float">
            <text:p>0.5265</text:p>
          </table:table-cell>
          <table:table-cell table:formula="of:=[.C251]*[.$B$3]+[.D251]*[.$B$5]+[.E251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3.45759347862387" calcext:value-type="float">
            <text:p>3.46</text:p>
          </table:table-cell>
          <table:table-cell office:value-type="float" office:value="0.290608348802999" calcext:value-type="float">
            <text:p>0.29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52]*[.$B$4]+[.D252]*[.$B$6]+[.E252]*[.$B$8]" office:value-type="float" office:value="0.5265" calcext:value-type="float">
            <text:p>0.5265</text:p>
          </table:table-cell>
          <table:table-cell table:formula="of:=[.C252]*[.$B$3]+[.D252]*[.$B$5]+[.E252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3.67616942901389" calcext:value-type="float">
            <text:p>3.68</text:p>
          </table:table-cell>
          <table:table-cell office:value-type="float" office:value="0.377627272878103" calcext:value-type="float">
            <text:p>0.38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53]*[.$B$4]+[.D253]*[.$B$6]+[.E253]*[.$B$8]" office:value-type="float" office:value="0.5265" calcext:value-type="float">
            <text:p>0.5265</text:p>
          </table:table-cell>
          <table:table-cell table:formula="of:=[.C253]*[.$B$3]+[.D253]*[.$B$5]+[.E253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3.88790935739371" calcext:value-type="float">
            <text:p>3.89</text:p>
          </table:table-cell>
          <table:table-cell office:value-type="float" office:value="0.477780321091786" calcext:value-type="float">
            <text:p>0.48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54]*[.$B$4]+[.D254]*[.$B$6]+[.E254]*[.$B$8]" office:value-type="float" office:value="0.5265" calcext:value-type="float">
            <text:p>0.5265</text:p>
          </table:table-cell>
          <table:table-cell table:formula="of:=[.C254]*[.$B$3]+[.D254]*[.$B$5]+[.E254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4.08834159120927" calcext:value-type="float">
            <text:p>4.09</text:p>
          </table:table-cell>
          <table:table-cell office:value-type="float" office:value="0.588332691331487" calcext:value-type="float">
            <text:p>0.59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55]*[.$B$4]+[.D255]*[.$B$6]+[.E255]*[.$B$8]" office:value-type="float" office:value="0.5265" calcext:value-type="float">
            <text:p>0.5265</text:p>
          </table:table-cell>
          <table:table-cell table:formula="of:=[.C255]*[.$B$3]+[.D255]*[.$B$5]+[.E255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4.30760525092661" calcext:value-type="float">
            <text:p>4.31</text:p>
          </table:table-cell>
          <table:table-cell office:value-type="float" office:value="0.728927544776127" calcext:value-type="float">
            <text:p>0.73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56]*[.$B$4]+[.D256]*[.$B$6]+[.E256]*[.$B$8]" office:value-type="float" office:value="0.5265" calcext:value-type="float">
            <text:p>0.5265</text:p>
          </table:table-cell>
          <table:table-cell table:formula="of:=[.C256]*[.$B$3]+[.D256]*[.$B$5]+[.E256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4.50399626403221" calcext:value-type="float">
            <text:p>4.50</text:p>
          </table:table-cell>
          <table:table-cell office:value-type="float" office:value="0.874075211391971" calcext:value-type="float">
            <text:p>0.8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57]*[.$B$4]+[.D257]*[.$B$6]+[.E257]*[.$B$8]" office:value-type="float" office:value="0.5265" calcext:value-type="float">
            <text:p>0.5265</text:p>
          </table:table-cell>
          <table:table-cell table:formula="of:=[.C257]*[.$B$3]+[.D257]*[.$B$5]+[.E257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4.72303620707086" calcext:value-type="float">
            <text:p>4.72</text:p>
          </table:table-cell>
          <table:table-cell office:value-type="float" office:value="1.05861822464991" calcext:value-type="float">
            <text:p>1.06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58]*[.$B$4]+[.D258]*[.$B$6]+[.E258]*[.$B$8]" office:value-type="float" office:value="0.5265" calcext:value-type="float">
            <text:p>0.5265</text:p>
          </table:table-cell>
          <table:table-cell table:formula="of:=[.C258]*[.$B$3]+[.D258]*[.$B$5]+[.E258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4.9216532248201" calcext:value-type="float">
            <text:p>4.92</text:p>
          </table:table-cell>
          <table:table-cell office:value-type="float" office:value="1.24811516148243" calcext:value-type="float">
            <text:p>1.25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59]*[.$B$4]+[.D259]*[.$B$6]+[.E259]*[.$B$8]" office:value-type="float" office:value="0.5265" calcext:value-type="float">
            <text:p>0.5265</text:p>
          </table:table-cell>
          <table:table-cell table:formula="of:=[.C259]*[.$B$3]+[.D259]*[.$B$5]+[.E259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5.11878449749574" calcext:value-type="float">
            <text:p>5.12</text:p>
          </table:table-cell>
          <table:table-cell office:value-type="float" office:value="1.45890463722227" calcext:value-type="float">
            <text:p>1.46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60]*[.$B$4]+[.D260]*[.$B$6]+[.E260]*[.$B$8]" office:value-type="float" office:value="0.5265" calcext:value-type="float">
            <text:p>0.5265</text:p>
          </table:table-cell>
          <table:table-cell table:formula="of:=[.C260]*[.$B$3]+[.D260]*[.$B$5]+[.E260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5.30675667142803" calcext:value-type="float">
            <text:p>5.31</text:p>
          </table:table-cell>
          <table:table-cell office:value-type="float" office:value="1.68147825189596" calcext:value-type="float">
            <text:p>1.68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61]*[.$B$4]+[.D261]*[.$B$6]+[.E261]*[.$B$8]" office:value-type="float" office:value="0.5265" calcext:value-type="float">
            <text:p>0.5265</text:p>
          </table:table-cell>
          <table:table-cell table:formula="of:=[.C261]*[.$B$3]+[.D261]*[.$B$5]+[.E261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5.52334483263285" calcext:value-type="float">
            <text:p>5.52</text:p>
          </table:table-cell>
          <table:table-cell office:value-type="float" office:value="1.96763798480384" calcext:value-type="float">
            <text:p>1.9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62]*[.$B$4]+[.D262]*[.$B$6]+[.E262]*[.$B$8]" office:value-type="float" office:value="0.5265" calcext:value-type="float">
            <text:p>0.5265</text:p>
          </table:table-cell>
          <table:table-cell table:formula="of:=[.C262]*[.$B$3]+[.D262]*[.$B$5]+[.E262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5.70270588530943" calcext:value-type="float">
            <text:p>5.70</text:p>
          </table:table-cell>
          <table:table-cell office:value-type="float" office:value="2.22800567322301" calcext:value-type="float">
            <text:p>2.23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63]*[.$B$4]+[.D263]*[.$B$6]+[.E263]*[.$B$8]" office:value-type="float" office:value="0.5265" calcext:value-type="float">
            <text:p>0.5265</text:p>
          </table:table-cell>
          <table:table-cell table:formula="of:=[.C263]*[.$B$3]+[.D263]*[.$B$5]+[.E263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5.8925378035553" calcext:value-type="float">
            <text:p>5.89</text:p>
          </table:table-cell>
          <table:table-cell office:value-type="float" office:value="2.52995109177293" calcext:value-type="float">
            <text:p>2.53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64]*[.$B$4]+[.D264]*[.$B$6]+[.E264]*[.$B$8]" office:value-type="float" office:value="0.5265" calcext:value-type="float">
            <text:p>0.5265</text:p>
          </table:table-cell>
          <table:table-cell table:formula="of:=[.C264]*[.$B$3]+[.D264]*[.$B$5]+[.E264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6.07749899454975" calcext:value-type="float">
            <text:p>6.08</text:p>
          </table:table-cell>
          <table:table-cell office:value-type="float" office:value="2.85048603146484" calcext:value-type="float">
            <text:p>2.85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65]*[.$B$4]+[.D265]*[.$B$6]+[.E265]*[.$B$8]" office:value-type="float" office:value="0.5265" calcext:value-type="float">
            <text:p>0.5265</text:p>
          </table:table-cell>
          <table:table-cell table:formula="of:=[.C265]*[.$B$3]+[.D265]*[.$B$5]+[.E265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6.25896743857364" calcext:value-type="float">
            <text:p>6.26</text:p>
          </table:table-cell>
          <table:table-cell office:value-type="float" office:value="3.19089239930136" calcext:value-type="float">
            <text:p>3.19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66]*[.$B$4]+[.D266]*[.$B$6]+[.E266]*[.$B$8]" office:value-type="float" office:value="0.5265" calcext:value-type="float">
            <text:p>0.5265</text:p>
          </table:table-cell>
          <table:table-cell table:formula="of:=[.C266]*[.$B$3]+[.D266]*[.$B$5]+[.E266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6.44011216381085" calcext:value-type="float">
            <text:p>6.44</text:p>
          </table:table-cell>
          <table:table-cell office:value-type="float" office:value="3.5584887446888" calcext:value-type="float">
            <text:p>3.56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67]*[.$B$4]+[.D267]*[.$B$6]+[.E267]*[.$B$8]" office:value-type="float" office:value="0.5265" calcext:value-type="float">
            <text:p>0.5265</text:p>
          </table:table-cell>
          <table:table-cell table:formula="of:=[.C267]*[.$B$3]+[.D267]*[.$B$5]+[.E267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6.61698434012835" calcext:value-type="float">
            <text:p>6.62</text:p>
          </table:table-cell>
          <table:table-cell office:value-type="float" office:value="3.9453510320916" calcext:value-type="float">
            <text:p>3.95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68]*[.$B$4]+[.D268]*[.$B$6]+[.E268]*[.$B$8]" office:value-type="float" office:value="0.5265" calcext:value-type="float">
            <text:p>0.5265</text:p>
          </table:table-cell>
          <table:table-cell table:formula="of:=[.C268]*[.$B$3]+[.D268]*[.$B$5]+[.E268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6.7909362204669" calcext:value-type="float">
            <text:p>6.79</text:p>
          </table:table-cell>
          <table:table-cell office:value-type="float" office:value="4.35262213210186" calcext:value-type="float">
            <text:p>4.35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69]*[.$B$4]+[.D269]*[.$B$6]+[.E269]*[.$B$8]" office:value-type="float" office:value="0.5265" calcext:value-type="float">
            <text:p>0.5265</text:p>
          </table:table-cell>
          <table:table-cell table:formula="of:=[.C269]*[.$B$3]+[.D269]*[.$B$5]+[.E269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6.96516225994237" calcext:value-type="float">
            <text:p>6.97</text:p>
          </table:table-cell>
          <table:table-cell office:value-type="float" office:value="4.78888336758405" calcext:value-type="float">
            <text:p>4.79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70]*[.$B$4]+[.D270]*[.$B$6]+[.E270]*[.$B$8]" office:value-type="float" office:value="0.5265" calcext:value-type="float">
            <text:p>0.5265</text:p>
          </table:table-cell>
          <table:table-cell table:formula="of:=[.C270]*[.$B$3]+[.D270]*[.$B$5]+[.E270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7.13493399383311" calcext:value-type="float">
            <text:p>7.13</text:p>
          </table:table-cell>
          <table:table-cell office:value-type="float" office:value="5.24298668443983" calcext:value-type="float">
            <text:p>5.24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71]*[.$B$4]+[.D271]*[.$B$6]+[.E271]*[.$B$8]" office:value-type="float" office:value="0.5265" calcext:value-type="float">
            <text:p>0.5265</text:p>
          </table:table-cell>
          <table:table-cell table:formula="of:=[.C271]*[.$B$3]+[.D271]*[.$B$5]+[.E271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7.3008569114506" calcext:value-type="float">
            <text:p>7.30</text:p>
          </table:table-cell>
          <table:table-cell office:value-type="float" office:value="5.71437289351488" calcext:value-type="float">
            <text:p>5.71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72]*[.$B$4]+[.D272]*[.$B$6]+[.E272]*[.$B$8]" office:value-type="float" office:value="0.5265" calcext:value-type="float">
            <text:p>0.5265</text:p>
          </table:table-cell>
          <table:table-cell table:formula="of:=[.C272]*[.$B$3]+[.D272]*[.$B$5]+[.E272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7.46371976606533" calcext:value-type="float">
            <text:p>7.46</text:p>
          </table:table-cell>
          <table:table-cell office:value-type="float" office:value="6.20498731954908" calcext:value-type="float">
            <text:p>6.2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73]*[.$B$4]+[.D273]*[.$B$6]+[.E273]*[.$B$8]" office:value-type="float" office:value="0.5265" calcext:value-type="float">
            <text:p>0.5265</text:p>
          </table:table-cell>
          <table:table-cell table:formula="of:=[.C273]*[.$B$3]+[.D273]*[.$B$5]+[.E273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7.63564349598692" calcext:value-type="float">
            <text:p>7.64</text:p>
          </table:table-cell>
          <table:table-cell office:value-type="float" office:value="6.75368009756399" calcext:value-type="float">
            <text:p>6.75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74]*[.$B$4]+[.D274]*[.$B$6]+[.E274]*[.$B$8]" office:value-type="float" office:value="0.5265" calcext:value-type="float">
            <text:p>0.5265</text:p>
          </table:table-cell>
          <table:table-cell table:formula="of:=[.C274]*[.$B$3]+[.D274]*[.$B$5]+[.E274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7.78982284377683" calcext:value-type="float">
            <text:p>7.79</text:p>
          </table:table-cell>
          <table:table-cell office:value-type="float" office:value="7.27387519160042" calcext:value-type="float">
            <text:p>7.2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75]*[.$B$4]+[.D275]*[.$B$6]+[.E275]*[.$B$8]" office:value-type="float" office:value="0.5265" calcext:value-type="float">
            <text:p>0.5265</text:p>
          </table:table-cell>
          <table:table-cell table:formula="of:=[.C275]*[.$B$3]+[.D275]*[.$B$5]+[.E275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7.94641108246662" calcext:value-type="float">
            <text:p>7.95</text:p>
          </table:table-cell>
          <table:table-cell office:value-type="float" office:value="7.82906657184379" calcext:value-type="float">
            <text:p>7.83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76]*[.$B$4]+[.D276]*[.$B$6]+[.E276]*[.$B$8]" office:value-type="float" office:value="0.5265" calcext:value-type="float">
            <text:p>0.5265</text:p>
          </table:table-cell>
          <table:table-cell table:formula="of:=[.C276]*[.$B$3]+[.D276]*[.$B$5]+[.E276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8.10637370536446" calcext:value-type="float">
            <text:p>8.11</text:p>
          </table:table-cell>
          <table:table-cell office:value-type="float" office:value="8.42621336309006" calcext:value-type="float">
            <text:p>8.43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77]*[.$B$4]+[.D277]*[.$B$6]+[.E277]*[.$B$8]" office:value-type="float" office:value="0.5265" calcext:value-type="float">
            <text:p>0.5265</text:p>
          </table:table-cell>
          <table:table-cell table:formula="of:=[.C277]*[.$B$3]+[.D277]*[.$B$5]+[.E277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8.25387072238354" calcext:value-type="float">
            <text:p>8.25</text:p>
          </table:table-cell>
          <table:table-cell office:value-type="float" office:value="9.00329103582686" calcext:value-type="float">
            <text:p>9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78]*[.$B$4]+[.D278]*[.$B$6]+[.E278]*[.$B$8]" office:value-type="float" office:value="0.5265" calcext:value-type="float">
            <text:p>0.5265</text:p>
          </table:table-cell>
          <table:table-cell table:formula="of:=[.C278]*[.$B$3]+[.D278]*[.$B$5]+[.E278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8.41302316449142" calcext:value-type="float">
            <text:p>8.41</text:p>
          </table:table-cell>
          <table:table-cell office:value-type="float" office:value="9.65645643528015" calcext:value-type="float">
            <text:p>9.66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79]*[.$B$4]+[.D279]*[.$B$6]+[.E279]*[.$B$8]" office:value-type="float" office:value="0.5265" calcext:value-type="float">
            <text:p>0.5265</text:p>
          </table:table-cell>
          <table:table-cell table:formula="of:=[.C279]*[.$B$3]+[.D279]*[.$B$5]+[.E279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8.56379158587878" calcext:value-type="float">
            <text:p>8.56</text:p>
          </table:table-cell>
          <table:table-cell office:value-type="float" office:value="10.304338798613" calcext:value-type="float">
            <text:p>10.3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80]*[.$B$4]+[.D280]*[.$B$6]+[.E280]*[.$B$8]" office:value-type="float" office:value="0.5265" calcext:value-type="float">
            <text:p>0.5265</text:p>
          </table:table-cell>
          <table:table-cell table:formula="of:=[.C280]*[.$B$3]+[.D280]*[.$B$5]+[.E280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8.71148909319121" calcext:value-type="float">
            <text:p>8.71</text:p>
          </table:table-cell>
          <table:table-cell office:value-type="float" office:value="10.9666446028959" calcext:value-type="float">
            <text:p>10.9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81]*[.$B$4]+[.D281]*[.$B$6]+[.E281]*[.$B$8]" office:value-type="float" office:value="0.5265" calcext:value-type="float">
            <text:p>0.5265</text:p>
          </table:table-cell>
          <table:table-cell table:formula="of:=[.C281]*[.$B$3]+[.D281]*[.$B$5]+[.E281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8.86164873255306" calcext:value-type="float">
            <text:p>8.86</text:p>
          </table:table-cell>
          <table:table-cell office:value-type="float" office:value="11.6696084067506" calcext:value-type="float">
            <text:p>11.6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82]*[.$B$4]+[.D282]*[.$B$6]+[.E282]*[.$B$8]" office:value-type="float" office:value="0.5265" calcext:value-type="float">
            <text:p>0.5265</text:p>
          </table:table-cell>
          <table:table-cell table:formula="of:=[.C282]*[.$B$3]+[.D282]*[.$B$5]+[.E282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9.00279863395911" calcext:value-type="float">
            <text:p>9.00</text:p>
          </table:table-cell>
          <table:table-cell office:value-type="float" office:value="12.3582886161681" calcext:value-type="float">
            <text:p>12.36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83]*[.$B$4]+[.D283]*[.$B$6]+[.E283]*[.$B$8]" office:value-type="float" office:value="0.5265" calcext:value-type="float">
            <text:p>0.5265</text:p>
          </table:table-cell>
          <table:table-cell table:formula="of:=[.C283]*[.$B$3]+[.D283]*[.$B$5]+[.E283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9.14631831399838" calcext:value-type="float">
            <text:p>9.15</text:p>
          </table:table-cell>
          <table:table-cell office:value-type="float" office:value="13.0862249198682" calcext:value-type="float">
            <text:p>13.09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84]*[.$B$4]+[.D284]*[.$B$6]+[.E284]*[.$B$8]" office:value-type="float" office:value="0.5265" calcext:value-type="float">
            <text:p>0.5265</text:p>
          </table:table-cell>
          <table:table-cell table:formula="of:=[.C284]*[.$B$3]+[.D284]*[.$B$5]+[.E284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9.2896707473493" calcext:value-type="float">
            <text:p>9.29</text:p>
          </table:table-cell>
          <table:table-cell office:value-type="float" office:value="13.8419594958333" calcext:value-type="float">
            <text:p>13.84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85]*[.$B$4]+[.D285]*[.$B$6]+[.E285]*[.$B$8]" office:value-type="float" office:value="0.5265" calcext:value-type="float">
            <text:p>0.5265</text:p>
          </table:table-cell>
          <table:table-cell table:formula="of:=[.C285]*[.$B$3]+[.D285]*[.$B$5]+[.E285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9.43200215797991" calcext:value-type="float">
            <text:p>9.43</text:p>
          </table:table-cell>
          <table:table-cell office:value-type="float" office:value="14.6214637172438" calcext:value-type="float">
            <text:p>14.62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86]*[.$B$4]+[.D286]*[.$B$6]+[.E286]*[.$B$8]" office:value-type="float" office:value="0.5265" calcext:value-type="float">
            <text:p>0.5265</text:p>
          </table:table-cell>
          <table:table-cell table:formula="of:=[.C286]*[.$B$3]+[.D286]*[.$B$5]+[.E286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9.56930396366367" calcext:value-type="float">
            <text:p>9.57</text:p>
          </table:table-cell>
          <table:table-cell office:value-type="float" office:value="15.4002997506077" calcext:value-type="float">
            <text:p>15.4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87]*[.$B$4]+[.D287]*[.$B$6]+[.E287]*[.$B$8]" office:value-type="float" office:value="0.5265" calcext:value-type="float">
            <text:p>0.5265</text:p>
          </table:table-cell>
          <table:table-cell table:formula="of:=[.C287]*[.$B$3]+[.D287]*[.$B$5]+[.E287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9.70772311531402" calcext:value-type="float">
            <text:p>9.71</text:p>
          </table:table-cell>
          <table:table-cell office:value-type="float" office:value="16.2143683979028" calcext:value-type="float">
            <text:p>16.21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88]*[.$B$4]+[.D288]*[.$B$6]+[.E288]*[.$B$8]" office:value-type="float" office:value="0.5265" calcext:value-type="float">
            <text:p>0.5265</text:p>
          </table:table-cell>
          <table:table-cell table:formula="of:=[.C288]*[.$B$3]+[.D288]*[.$B$5]+[.E288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9.8432465991367" calcext:value-type="float">
            <text:p>9.84</text:p>
          </table:table-cell>
          <table:table-cell office:value-type="float" office:value="17.0388250268324" calcext:value-type="float">
            <text:p>17.04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89]*[.$B$4]+[.D289]*[.$B$6]+[.E289]*[.$B$8]" office:value-type="float" office:value="0.5265" calcext:value-type="float">
            <text:p>0.5265</text:p>
          </table:table-cell>
          <table:table-cell table:formula="of:=[.C289]*[.$B$3]+[.D289]*[.$B$5]+[.E289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9.98156384293683" calcext:value-type="float">
            <text:p>9.98</text:p>
          </table:table-cell>
          <table:table-cell office:value-type="float" office:value="17.9088933373461" calcext:value-type="float">
            <text:p>17.91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90]*[.$B$4]+[.D290]*[.$B$6]+[.E290]*[.$B$8]" office:value-type="float" office:value="0.5265" calcext:value-type="float">
            <text:p>0.5265</text:p>
          </table:table-cell>
          <table:table-cell table:formula="of:=[.C290]*[.$B$3]+[.D290]*[.$B$5]+[.E290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0.0980403348567" calcext:value-type="float">
            <text:p>10.10</text:p>
          </table:table-cell>
          <table:table-cell office:value-type="float" office:value="18.6656182213346" calcext:value-type="float">
            <text:p>18.6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91]*[.$B$4]+[.D291]*[.$B$6]+[.E291]*[.$B$8]" office:value-type="float" office:value="0.5265" calcext:value-type="float">
            <text:p>0.5265</text:p>
          </table:table-cell>
          <table:table-cell table:formula="of:=[.C291]*[.$B$3]+[.D291]*[.$B$5]+[.E291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0.2437229385723" calcext:value-type="float">
            <text:p>10.24</text:p>
          </table:table-cell>
          <table:table-cell office:value-type="float" office:value="19.6405691085058" calcext:value-type="float">
            <text:p>19.64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92]*[.$B$4]+[.D292]*[.$B$6]+[.E292]*[.$B$8]" office:value-type="float" office:value="0.5265" calcext:value-type="float">
            <text:p>0.5265</text:p>
          </table:table-cell>
          <table:table-cell table:formula="of:=[.C292]*[.$B$3]+[.D292]*[.$B$5]+[.E292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0.3714304284017" calcext:value-type="float">
            <text:p>10.37</text:p>
          </table:table-cell>
          <table:table-cell office:value-type="float" office:value="20.5239772205" calcext:value-type="float">
            <text:p>20.52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93]*[.$B$4]+[.D293]*[.$B$6]+[.E293]*[.$B$8]" office:value-type="float" office:value="0.5265" calcext:value-type="float">
            <text:p>0.5265</text:p>
          </table:table-cell>
          <table:table-cell table:formula="of:=[.C293]*[.$B$3]+[.D293]*[.$B$5]+[.E293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0.5050107399248" calcext:value-type="float">
            <text:p>10.51</text:p>
          </table:table-cell>
          <table:table-cell office:value-type="float" office:value="21.4757403847554" calcext:value-type="float">
            <text:p>21.48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94]*[.$B$4]+[.D294]*[.$B$6]+[.E294]*[.$B$8]" office:value-type="float" office:value="0.5265" calcext:value-type="float">
            <text:p>0.5265</text:p>
          </table:table-cell>
          <table:table-cell table:formula="of:=[.C294]*[.$B$3]+[.D294]*[.$B$5]+[.E294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0.6364448358682" calcext:value-type="float">
            <text:p>10.64</text:p>
          </table:table-cell>
          <table:table-cell office:value-type="float" office:value="22.4403403500538" calcext:value-type="float">
            <text:p>22.44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95]*[.$B$4]+[.D295]*[.$B$6]+[.E295]*[.$B$8]" office:value-type="float" office:value="0.5265" calcext:value-type="float">
            <text:p>0.5265</text:p>
          </table:table-cell>
          <table:table-cell table:formula="of:=[.C295]*[.$B$3]+[.D295]*[.$B$5]+[.E295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0.7598934112317" calcext:value-type="float">
            <text:p>10.76</text:p>
          </table:table-cell>
          <table:table-cell office:value-type="float" office:value="23.3730796831321" calcext:value-type="float">
            <text:p>23.3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96]*[.$B$4]+[.D296]*[.$B$6]+[.E296]*[.$B$8]" office:value-type="float" office:value="0.5265" calcext:value-type="float">
            <text:p>0.5265</text:p>
          </table:table-cell>
          <table:table-cell table:formula="of:=[.C296]*[.$B$3]+[.D296]*[.$B$5]+[.E296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0.8865540335443" calcext:value-type="float">
            <text:p>10.89</text:p>
          </table:table-cell>
          <table:table-cell office:value-type="float" office:value="24.3568535623331" calcext:value-type="float">
            <text:p>24.36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97]*[.$B$4]+[.D297]*[.$B$6]+[.E297]*[.$B$8]" office:value-type="float" office:value="0.5265" calcext:value-type="float">
            <text:p>0.5265</text:p>
          </table:table-cell>
          <table:table-cell table:formula="of:=[.C297]*[.$B$3]+[.D297]*[.$B$5]+[.E297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1.0123789624329" calcext:value-type="float">
            <text:p>11.01</text:p>
          </table:table-cell>
          <table:table-cell office:value-type="float" office:value="25.3615628138338" calcext:value-type="float">
            <text:p>25.36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98]*[.$B$4]+[.D298]*[.$B$6]+[.E298]*[.$B$8]" office:value-type="float" office:value="0.5265" calcext:value-type="float">
            <text:p>0.5265</text:p>
          </table:table-cell>
          <table:table-cell table:formula="of:=[.C298]*[.$B$3]+[.D298]*[.$B$5]+[.E298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1.1350768296628" calcext:value-type="float">
            <text:p>11.14</text:p>
          </table:table-cell>
          <table:table-cell office:value-type="float" office:value="26.3681206071551" calcext:value-type="float">
            <text:p>26.3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99]*[.$B$4]+[.D299]*[.$B$6]+[.E299]*[.$B$8]" office:value-type="float" office:value="0.5265" calcext:value-type="float">
            <text:p>0.5265</text:p>
          </table:table-cell>
          <table:table-cell table:formula="of:=[.C299]*[.$B$3]+[.D299]*[.$B$5]+[.E299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1.2586543118511" calcext:value-type="float">
            <text:p>11.26</text:p>
          </table:table-cell>
          <table:table-cell office:value-type="float" office:value="27.4075076097072" calcext:value-type="float">
            <text:p>27.41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00]*[.$B$4]+[.D300]*[.$B$6]+[.E300]*[.$B$8]" office:value-type="float" office:value="0.5265" calcext:value-type="float">
            <text:p>0.5265</text:p>
          </table:table-cell>
          <table:table-cell table:formula="of:=[.C300]*[.$B$3]+[.D300]*[.$B$5]+[.E300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1.3813981877084" calcext:value-type="float">
            <text:p>11.38</text:p>
          </table:table-cell>
          <table:table-cell office:value-type="float" office:value="28.4678681951226" calcext:value-type="float">
            <text:p>28.4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01]*[.$B$4]+[.D301]*[.$B$6]+[.E301]*[.$B$8]" office:value-type="float" office:value="0.5265" calcext:value-type="float">
            <text:p>0.5265</text:p>
          </table:table-cell>
          <table:table-cell table:formula="of:=[.C301]*[.$B$3]+[.D301]*[.$B$5]+[.E301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1.503654234306" calcext:value-type="float">
            <text:p>11.50</text:p>
          </table:table-cell>
          <table:table-cell office:value-type="float" office:value="29.5501751130654" calcext:value-type="float">
            <text:p>29.55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02]*[.$B$4]+[.D302]*[.$B$6]+[.E302]*[.$B$8]" office:value-type="float" office:value="0.5265" calcext:value-type="float">
            <text:p>0.5265</text:p>
          </table:table-cell>
          <table:table-cell table:formula="of:=[.C302]*[.$B$3]+[.D302]*[.$B$5]+[.E302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1.6212813282064" calcext:value-type="float">
            <text:p>11.62</text:p>
          </table:table-cell>
          <table:table-cell office:value-type="float" office:value="30.617194268438" calcext:value-type="float">
            <text:p>30.62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03]*[.$B$4]+[.D303]*[.$B$6]+[.E303]*[.$B$8]" office:value-type="float" office:value="0.5265" calcext:value-type="float">
            <text:p>0.5265</text:p>
          </table:table-cell>
          <table:table-cell table:formula="of:=[.C303]*[.$B$3]+[.D303]*[.$B$5]+[.E303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1.7440063362002" calcext:value-type="float">
            <text:p>11.74</text:p>
          </table:table-cell>
          <table:table-cell office:value-type="float" office:value="31.7576681832251" calcext:value-type="float">
            <text:p>31.76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04]*[.$B$4]+[.D304]*[.$B$6]+[.E304]*[.$B$8]" office:value-type="float" office:value="0.5265" calcext:value-type="float">
            <text:p>0.5265</text:p>
          </table:table-cell>
          <table:table-cell table:formula="of:=[.C304]*[.$B$3]+[.D304]*[.$B$5]+[.E304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1.8601918765944" calcext:value-type="float">
            <text:p>11.86</text:p>
          </table:table-cell>
          <table:table-cell office:value-type="float" office:value="32.8631728623628" calcext:value-type="float">
            <text:p>32.86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05]*[.$B$4]+[.D305]*[.$B$6]+[.E305]*[.$B$8]" office:value-type="float" office:value="0.5265" calcext:value-type="float">
            <text:p>0.5265</text:p>
          </table:table-cell>
          <table:table-cell table:formula="of:=[.C305]*[.$B$3]+[.D305]*[.$B$5]+[.E305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1.9927689415944" calcext:value-type="float">
            <text:p>11.99</text:p>
          </table:table-cell>
          <table:table-cell office:value-type="float" office:value="34.155914340497" calcext:value-type="float">
            <text:p>34.16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06]*[.$B$4]+[.D306]*[.$B$6]+[.E306]*[.$B$8]" office:value-type="float" office:value="0.5265" calcext:value-type="float">
            <text:p>0.5265</text:p>
          </table:table-cell>
          <table:table-cell table:formula="of:=[.C306]*[.$B$3]+[.D306]*[.$B$5]+[.E306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2.0961884915125" calcext:value-type="float">
            <text:p>12.10</text:p>
          </table:table-cell>
          <table:table-cell office:value-type="float" office:value="35.1870749575122" calcext:value-type="float">
            <text:p>35.19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07]*[.$B$4]+[.D307]*[.$B$6]+[.E307]*[.$B$8]" office:value-type="float" office:value="0.5265" calcext:value-type="float">
            <text:p>0.5265</text:p>
          </table:table-cell>
          <table:table-cell table:formula="of:=[.C307]*[.$B$3]+[.D307]*[.$B$5]+[.E307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2.2108485790849" calcext:value-type="float">
            <text:p>12.21</text:p>
          </table:table-cell>
          <table:table-cell office:value-type="float" office:value="36.35515164368" calcext:value-type="float">
            <text:p>36.36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08]*[.$B$4]+[.D308]*[.$B$6]+[.E308]*[.$B$8]" office:value-type="float" office:value="0.5265" calcext:value-type="float">
            <text:p>0.5265</text:p>
          </table:table-cell>
          <table:table-cell table:formula="of:=[.C308]*[.$B$3]+[.D308]*[.$B$5]+[.E308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2.3254594895787" calcext:value-type="float">
            <text:p>12.33</text:p>
          </table:table-cell>
          <table:table-cell office:value-type="float" office:value="37.5485598215567" calcext:value-type="float">
            <text:p>37.55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09]*[.$B$4]+[.D309]*[.$B$6]+[.E309]*[.$B$8]" office:value-type="float" office:value="0.5265" calcext:value-type="float">
            <text:p>0.5265</text:p>
          </table:table-cell>
          <table:table-cell table:formula="of:=[.C309]*[.$B$3]+[.D309]*[.$B$5]+[.E309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2.4404334657164" calcext:value-type="float">
            <text:p>12.44</text:p>
          </table:table-cell>
          <table:table-cell office:value-type="float" office:value="38.7707022943156" calcext:value-type="float">
            <text:p>38.7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10]*[.$B$4]+[.D310]*[.$B$6]+[.E310]*[.$B$8]" office:value-type="float" office:value="0.5265" calcext:value-type="float">
            <text:p>0.5265</text:p>
          </table:table-cell>
          <table:table-cell table:formula="of:=[.C310]*[.$B$3]+[.D310]*[.$B$5]+[.E310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2.5532136850108" calcext:value-type="float">
            <text:p>12.55</text:p>
          </table:table-cell>
          <table:table-cell office:value-type="float" office:value="39.9954372546632" calcext:value-type="float">
            <text:p>40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11]*[.$B$4]+[.D311]*[.$B$6]+[.E311]*[.$B$8]" office:value-type="float" office:value="0.5265" calcext:value-type="float">
            <text:p>0.5265</text:p>
          </table:table-cell>
          <table:table-cell table:formula="of:=[.C311]*[.$B$3]+[.D311]*[.$B$5]+[.E311]*[.$B$7]"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0.257265402951553" calcext:value-type="float">
            <text:p>0.26</text:p>
          </table:table-cell>
          <table:table-cell office:value-type="float" office:value="0.0000482629618979991" calcext:value-type="float">
            <text:p>0.0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12]*[.$B$4]+[.D312]*[.$B$6]+[.E312]*[.$B$8]" office:value-type="float" office:value="0.62825" calcext:value-type="float">
            <text:p>0.62825</text:p>
          </table:table-cell>
          <table:table-cell table:formula="of:=[.C312]*[.$B$3]+[.D312]*[.$B$5]+[.E312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0.514581578722857" calcext:value-type="float">
            <text:p>0.51</text:p>
          </table:table-cell>
          <table:table-cell office:value-type="float" office:value="0.000176541635468602" calcext:value-type="float">
            <text:p>0.0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13]*[.$B$4]+[.D313]*[.$B$6]+[.E313]*[.$B$8]" office:value-type="float" office:value="0.62825" calcext:value-type="float">
            <text:p>0.62825</text:p>
          </table:table-cell>
          <table:table-cell table:formula="of:=[.C313]*[.$B$3]+[.D313]*[.$B$5]+[.E313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0.760016681551782" calcext:value-type="float">
            <text:p>0.76</text:p>
          </table:table-cell>
          <table:table-cell office:value-type="float" office:value="0.000377689971514046" calcext:value-type="float">
            <text:p>0.0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14]*[.$B$4]+[.D314]*[.$B$6]+[.E314]*[.$B$8]" office:value-type="float" office:value="0.62825" calcext:value-type="float">
            <text:p>0.62825</text:p>
          </table:table-cell>
          <table:table-cell table:formula="of:=[.C314]*[.$B$3]+[.D314]*[.$B$5]+[.E314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.00624451785206" calcext:value-type="float">
            <text:p>1.01</text:p>
          </table:table-cell>
          <table:table-cell office:value-type="float" office:value="0.000655329757984728" calcext:value-type="float">
            <text:p>0.0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15]*[.$B$4]+[.D315]*[.$B$6]+[.E315]*[.$B$8]" office:value-type="float" office:value="0.62825" calcext:value-type="float">
            <text:p>0.62825</text:p>
          </table:table-cell>
          <table:table-cell table:formula="of:=[.C315]*[.$B$3]+[.D315]*[.$B$5]+[.E315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.26300061508934" calcext:value-type="float">
            <text:p>1.26</text:p>
          </table:table-cell>
          <table:table-cell office:value-type="float" office:value="0.00102937014035881" calcext:value-type="float">
            <text:p>0.0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16]*[.$B$4]+[.D316]*[.$B$6]+[.E316]*[.$B$8]" office:value-type="float" office:value="0.62825" calcext:value-type="float">
            <text:p>0.62825</text:p>
          </table:table-cell>
          <table:table-cell table:formula="of:=[.C316]*[.$B$3]+[.D316]*[.$B$5]+[.E316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.52054923286506" calcext:value-type="float">
            <text:p>1.52</text:p>
          </table:table-cell>
          <table:table-cell office:value-type="float" office:value="0.00149294485174119" calcext:value-type="float">
            <text:p>0.0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17]*[.$B$4]+[.D317]*[.$B$6]+[.E317]*[.$B$8]" office:value-type="float" office:value="0.62825" calcext:value-type="float">
            <text:p>0.62825</text:p>
          </table:table-cell>
          <table:table-cell table:formula="of:=[.C317]*[.$B$3]+[.D317]*[.$B$5]+[.E317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.75415568529847" calcext:value-type="float">
            <text:p>1.75</text:p>
          </table:table-cell>
          <table:table-cell office:value-type="float" office:value="0.00198499610332772" calcext:value-type="float">
            <text:p>0.0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18]*[.$B$4]+[.D318]*[.$B$6]+[.E318]*[.$B$8]" office:value-type="float" office:value="0.62825" calcext:value-type="float">
            <text:p>0.62825</text:p>
          </table:table-cell>
          <table:table-cell table:formula="of:=[.C318]*[.$B$3]+[.D318]*[.$B$5]+[.E318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2.01023636877593" calcext:value-type="float">
            <text:p>2.01</text:p>
          </table:table-cell>
          <table:table-cell office:value-type="float" office:value="0.00260069315796718" calcext:value-type="float">
            <text:p>0.0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19]*[.$B$4]+[.D319]*[.$B$6]+[.E319]*[.$B$8]" office:value-type="float" office:value="0.62825" calcext:value-type="float">
            <text:p>0.62825</text:p>
          </table:table-cell>
          <table:table-cell table:formula="of:=[.C319]*[.$B$3]+[.D319]*[.$B$5]+[.E319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2.26035176278655" calcext:value-type="float">
            <text:p>2.26</text:p>
          </table:table-cell>
          <table:table-cell office:value-type="float" office:value="0.00328455478787422" calcext:value-type="float">
            <text:p>0.0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20]*[.$B$4]+[.D320]*[.$B$6]+[.E320]*[.$B$8]" office:value-type="float" office:value="0.62825" calcext:value-type="float">
            <text:p>0.62825</text:p>
          </table:table-cell>
          <table:table-cell table:formula="of:=[.C320]*[.$B$3]+[.D320]*[.$B$5]+[.E320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2.54157122532225" calcext:value-type="float">
            <text:p>2.54</text:p>
          </table:table-cell>
          <table:table-cell office:value-type="float" office:value="0.0393866449569724" calcext:value-type="float">
            <text:p>0.0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21]*[.$B$4]+[.D321]*[.$B$6]+[.E321]*[.$B$8]" office:value-type="float" office:value="0.62825" calcext:value-type="float">
            <text:p>0.62825</text:p>
          </table:table-cell>
          <table:table-cell table:formula="of:=[.C321]*[.$B$3]+[.D321]*[.$B$5]+[.E321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2.80454378956533" calcext:value-type="float">
            <text:p>2.80</text:p>
          </table:table-cell>
          <table:table-cell office:value-type="float" office:value="0.064129883409664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22]*[.$B$4]+[.D322]*[.$B$6]+[.E322]*[.$B$8]" office:value-type="float" office:value="0.62825" calcext:value-type="float">
            <text:p>0.62825</text:p>
          </table:table-cell>
          <table:table-cell table:formula="of:=[.C322]*[.$B$3]+[.D322]*[.$B$5]+[.E322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3.06203017222218" calcext:value-type="float">
            <text:p>3.06</text:p>
          </table:table-cell>
          <table:table-cell office:value-type="float" office:value="0.0966553532465734" calcext:value-type="float">
            <text:p>0.1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23]*[.$B$4]+[.D323]*[.$B$6]+[.E323]*[.$B$8]" office:value-type="float" office:value="0.62825" calcext:value-type="float">
            <text:p>0.62825</text:p>
          </table:table-cell>
          <table:table-cell table:formula="of:=[.C323]*[.$B$3]+[.D323]*[.$B$5]+[.E323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3.32293028700709" calcext:value-type="float">
            <text:p>3.32</text:p>
          </table:table-cell>
          <table:table-cell office:value-type="float" office:value="0.139732024072576" calcext:value-type="float">
            <text:p>0.1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24]*[.$B$4]+[.D324]*[.$B$6]+[.E324]*[.$B$8]" office:value-type="float" office:value="0.62825" calcext:value-type="float">
            <text:p>0.62825</text:p>
          </table:table-cell>
          <table:table-cell table:formula="of:=[.C324]*[.$B$3]+[.D324]*[.$B$5]+[.E324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3.57819632714471" calcext:value-type="float">
            <text:p>3.58</text:p>
          </table:table-cell>
          <table:table-cell office:value-type="float" office:value="0.1928154914020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25]*[.$B$4]+[.D325]*[.$B$6]+[.E325]*[.$B$8]" office:value-type="float" office:value="0.62825" calcext:value-type="float">
            <text:p>0.62825</text:p>
          </table:table-cell>
          <table:table-cell table:formula="of:=[.C325]*[.$B$3]+[.D325]*[.$B$5]+[.E325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3.82394594359136" calcext:value-type="float">
            <text:p>3.82</text:p>
          </table:table-cell>
          <table:table-cell office:value-type="float" office:value="0.256357507203221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26]*[.$B$4]+[.D326]*[.$B$6]+[.E326]*[.$B$8]" office:value-type="float" office:value="0.62825" calcext:value-type="float">
            <text:p>0.62825</text:p>
          </table:table-cell>
          <table:table-cell table:formula="of:=[.C326]*[.$B$3]+[.D326]*[.$B$5]+[.E326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4.09027254149215" calcext:value-type="float">
            <text:p>4.09</text:p>
          </table:table-cell>
          <table:table-cell office:value-type="float" office:value="0.340473336003199" calcext:value-type="float">
            <text:p>0.3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27]*[.$B$4]+[.D327]*[.$B$6]+[.E327]*[.$B$8]" office:value-type="float" office:value="0.62825" calcext:value-type="float">
            <text:p>0.62825</text:p>
          </table:table-cell>
          <table:table-cell table:formula="of:=[.C327]*[.$B$3]+[.D327]*[.$B$5]+[.E327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4.34689835332689" calcext:value-type="float">
            <text:p>4.35</text:p>
          </table:table-cell>
          <table:table-cell office:value-type="float" office:value="0.438111782787144" calcext:value-type="float">
            <text:p>0.4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28]*[.$B$4]+[.D328]*[.$B$6]+[.E328]*[.$B$8]" office:value-type="float" office:value="0.62825" calcext:value-type="float">
            <text:p>0.62825</text:p>
          </table:table-cell>
          <table:table-cell table:formula="of:=[.C328]*[.$B$3]+[.D328]*[.$B$5]+[.E328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4.59525709161006" calcext:value-type="float">
            <text:p>4.60</text:p>
          </table:table-cell>
          <table:table-cell office:value-type="float" office:value="0.549694374195058" calcext:value-type="float">
            <text:p>0.5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29]*[.$B$4]+[.D329]*[.$B$6]+[.E329]*[.$B$8]" office:value-type="float" office:value="0.62825" calcext:value-type="float">
            <text:p>0.62825</text:p>
          </table:table-cell>
          <table:table-cell table:formula="of:=[.C329]*[.$B$3]+[.D329]*[.$B$5]+[.E329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4.83039999812195" calcext:value-type="float">
            <text:p>4.83</text:p>
          </table:table-cell>
          <table:table-cell office:value-type="float" office:value="0.673433559280187" calcext:value-type="float">
            <text:p>0.67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30]*[.$B$4]+[.D330]*[.$B$6]+[.E330]*[.$B$8]" office:value-type="float" office:value="0.62825" calcext:value-type="float">
            <text:p>0.62825</text:p>
          </table:table-cell>
          <table:table-cell table:formula="of:=[.C330]*[.$B$3]+[.D330]*[.$B$5]+[.E330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5.08712559529193" calcext:value-type="float">
            <text:p>5.09</text:p>
          </table:table-cell>
          <table:table-cell office:value-type="float" office:value="0.828569274978656" calcext:value-type="float">
            <text:p>0.83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31]*[.$B$4]+[.D331]*[.$B$6]+[.E331]*[.$B$8]" office:value-type="float" office:value="0.62825" calcext:value-type="float">
            <text:p>0.62825</text:p>
          </table:table-cell>
          <table:table-cell table:formula="of:=[.C331]*[.$B$3]+[.D331]*[.$B$5]+[.E331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5.31689294560328" calcext:value-type="float">
            <text:p>5.32</text:p>
          </table:table-cell>
          <table:table-cell office:value-type="float" office:value="0.98822728661431" calcext:value-type="float">
            <text:p>0.99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32]*[.$B$4]+[.D332]*[.$B$6]+[.E332]*[.$B$8]" office:value-type="float" office:value="0.62825" calcext:value-type="float">
            <text:p>0.62825</text:p>
          </table:table-cell>
          <table:table-cell table:formula="of:=[.C332]*[.$B$3]+[.D332]*[.$B$5]+[.E332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5.57284378593669" calcext:value-type="float">
            <text:p>5.57</text:p>
          </table:table-cell>
          <table:table-cell office:value-type="float" office:value="1.18983583683409" calcext:value-type="float">
            <text:p>1.19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33]*[.$B$4]+[.D333]*[.$B$6]+[.E333]*[.$B$8]" office:value-type="float" office:value="0.62825" calcext:value-type="float">
            <text:p>0.62825</text:p>
          </table:table-cell>
          <table:table-cell table:formula="of:=[.C333]*[.$B$3]+[.D333]*[.$B$5]+[.E333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5.80466834634303" calcext:value-type="float">
            <text:p>5.80</text:p>
          </table:table-cell>
          <table:table-cell office:value-type="float" office:value="1.39568828143744" calcext:value-type="float">
            <text:p>1.4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34]*[.$B$4]+[.D334]*[.$B$6]+[.E334]*[.$B$8]" office:value-type="float" office:value="0.62825" calcext:value-type="float">
            <text:p>0.62825</text:p>
          </table:table-cell>
          <table:table-cell table:formula="of:=[.C334]*[.$B$3]+[.D334]*[.$B$5]+[.E334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6.03458851526643" calcext:value-type="float">
            <text:p>6.03</text:p>
          </table:table-cell>
          <table:table-cell office:value-type="float" office:value="1.62412895615065" calcext:value-type="float">
            <text:p>1.62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35]*[.$B$4]+[.D335]*[.$B$6]+[.E335]*[.$B$8]" office:value-type="float" office:value="0.62825" calcext:value-type="float">
            <text:p>0.62825</text:p>
          </table:table-cell>
          <table:table-cell table:formula="of:=[.C335]*[.$B$3]+[.D335]*[.$B$5]+[.E335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6.25374139965303" calcext:value-type="float">
            <text:p>6.25</text:p>
          </table:table-cell>
          <table:table-cell office:value-type="float" office:value="1.86530191262888" calcext:value-type="float">
            <text:p>1.87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36]*[.$B$4]+[.D336]*[.$B$6]+[.E336]*[.$B$8]" office:value-type="float" office:value="0.62825" calcext:value-type="float">
            <text:p>0.62825</text:p>
          </table:table-cell>
          <table:table-cell table:formula="of:=[.C336]*[.$B$3]+[.D336]*[.$B$5]+[.E336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6.50566689367434" calcext:value-type="float">
            <text:p>6.51</text:p>
          </table:table-cell>
          <table:table-cell office:value-type="float" office:value="2.17152695667345" calcext:value-type="float">
            <text:p>2.17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37]*[.$B$4]+[.D337]*[.$B$6]+[.E337]*[.$B$8]" office:value-type="float" office:value="0.62825" calcext:value-type="float">
            <text:p>0.62825</text:p>
          </table:table-cell>
          <table:table-cell table:formula="of:=[.C337]*[.$B$3]+[.D337]*[.$B$5]+[.E337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6.71425151380305" calcext:value-type="float">
            <text:p>6.71</text:p>
          </table:table-cell>
          <table:table-cell office:value-type="float" office:value="2.45043272394363" calcext:value-type="float">
            <text:p>2.4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38]*[.$B$4]+[.D338]*[.$B$6]+[.E338]*[.$B$8]" office:value-type="float" office:value="0.62825" calcext:value-type="float">
            <text:p>0.62825</text:p>
          </table:table-cell>
          <table:table-cell table:formula="of:=[.C338]*[.$B$3]+[.D338]*[.$B$5]+[.E338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6.93468284426248" calcext:value-type="float">
            <text:p>6.93</text:p>
          </table:table-cell>
          <table:table-cell office:value-type="float" office:value="2.77178183945166" calcext:value-type="float">
            <text:p>2.77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39]*[.$B$4]+[.D339]*[.$B$6]+[.E339]*[.$B$8]" office:value-type="float" office:value="0.62825" calcext:value-type="float">
            <text:p>0.62825</text:p>
          </table:table-cell>
          <table:table-cell table:formula="of:=[.C339]*[.$B$3]+[.D339]*[.$B$5]+[.E339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7.14924874586996" calcext:value-type="float">
            <text:p>7.15</text:p>
          </table:table-cell>
          <table:table-cell office:value-type="float" office:value="3.11172825523477" calcext:value-type="float">
            <text:p>3.1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40]*[.$B$4]+[.D340]*[.$B$6]+[.E340]*[.$B$8]" office:value-type="float" office:value="0.62825" calcext:value-type="float">
            <text:p>0.62825</text:p>
          </table:table-cell>
          <table:table-cell table:formula="of:=[.C340]*[.$B$3]+[.D340]*[.$B$5]+[.E340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7.35957358817325" calcext:value-type="float">
            <text:p>7.36</text:p>
          </table:table-cell>
          <table:table-cell office:value-type="float" office:value="3.47161722360989" calcext:value-type="float">
            <text:p>3.47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41]*[.$B$4]+[.D341]*[.$B$6]+[.E341]*[.$B$8]" office:value-type="float" office:value="0.62825" calcext:value-type="float">
            <text:p>0.62825</text:p>
          </table:table-cell>
          <table:table-cell table:formula="of:=[.C341]*[.$B$3]+[.D341]*[.$B$5]+[.E341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7.56931140242138" calcext:value-type="float">
            <text:p>7.57</text:p>
          </table:table-cell>
          <table:table-cell office:value-type="float" office:value="3.85897945108593" calcext:value-type="float">
            <text:p>3.8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42]*[.$B$4]+[.D342]*[.$B$6]+[.E342]*[.$B$8]" office:value-type="float" office:value="0.62825" calcext:value-type="float">
            <text:p>0.62825</text:p>
          </table:table-cell>
          <table:table-cell table:formula="of:=[.C342]*[.$B$3]+[.D342]*[.$B$5]+[.E342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7.77391214107172" calcext:value-type="float">
            <text:p>7.77</text:p>
          </table:table-cell>
          <table:table-cell office:value-type="float" office:value="4.2655250263294" calcext:value-type="float">
            <text:p>4.27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43]*[.$B$4]+[.D343]*[.$B$6]+[.E343]*[.$B$8]" office:value-type="float" office:value="0.62825" calcext:value-type="float">
            <text:p>0.62825</text:p>
          </table:table-cell>
          <table:table-cell table:formula="of:=[.C343]*[.$B$3]+[.D343]*[.$B$5]+[.E343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7.97491699798504" calcext:value-type="float">
            <text:p>7.97</text:p>
          </table:table-cell>
          <table:table-cell office:value-type="float" office:value="4.69181220949136" calcext:value-type="float">
            <text:p>4.69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44]*[.$B$4]+[.D344]*[.$B$6]+[.E344]*[.$B$8]" office:value-type="float" office:value="0.62825" calcext:value-type="float">
            <text:p>0.62825</text:p>
          </table:table-cell>
          <table:table-cell table:formula="of:=[.C344]*[.$B$3]+[.D344]*[.$B$5]+[.E344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8.17605148148028" calcext:value-type="float">
            <text:p>8.18</text:p>
          </table:table-cell>
          <table:table-cell office:value-type="float" office:value="5.14715421373205" calcext:value-type="float">
            <text:p>5.1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45]*[.$B$4]+[.D345]*[.$B$6]+[.E345]*[.$B$8]" office:value-type="float" office:value="0.62825" calcext:value-type="float">
            <text:p>0.62825</text:p>
          </table:table-cell>
          <table:table-cell table:formula="of:=[.C345]*[.$B$3]+[.D345]*[.$B$5]+[.E345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8.37180270675423" calcext:value-type="float">
            <text:p>8.37</text:p>
          </table:table-cell>
          <table:table-cell office:value-type="float" office:value="5.61915816492435" calcext:value-type="float">
            <text:p>5.62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46]*[.$B$4]+[.D346]*[.$B$6]+[.E346]*[.$B$8]" office:value-type="float" office:value="0.62825" calcext:value-type="float">
            <text:p>0.62825</text:p>
          </table:table-cell>
          <table:table-cell table:formula="of:=[.C346]*[.$B$3]+[.D346]*[.$B$5]+[.E346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8.56303201011432" calcext:value-type="float">
            <text:p>8.56</text:p>
          </table:table-cell>
          <table:table-cell office:value-type="float" office:value="6.10897258553671" calcext:value-type="float">
            <text:p>6.1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47]*[.$B$4]+[.D347]*[.$B$6]+[.E347]*[.$B$8]" office:value-type="float" office:value="0.62825" calcext:value-type="float">
            <text:p>0.62825</text:p>
          </table:table-cell>
          <table:table-cell table:formula="of:=[.C347]*[.$B$3]+[.D347]*[.$B$5]+[.E347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8.75051283744441" calcext:value-type="float">
            <text:p>8.75</text:p>
          </table:table-cell>
          <table:table-cell office:value-type="float" office:value="6.6167682263701" calcext:value-type="float">
            <text:p>6.62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48]*[.$B$4]+[.D348]*[.$B$6]+[.E348]*[.$B$8]" office:value-type="float" office:value="0.62825" calcext:value-type="float">
            <text:p>0.62825</text:p>
          </table:table-cell>
          <table:table-cell table:formula="of:=[.C348]*[.$B$3]+[.D348]*[.$B$5]+[.E348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8.94821468894123" calcext:value-type="float">
            <text:p>8.95</text:p>
          </table:table-cell>
          <table:table-cell office:value-type="float" office:value="7.18282744207835" calcext:value-type="float">
            <text:p>7.18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49]*[.$B$4]+[.D349]*[.$B$6]+[.E349]*[.$B$8]" office:value-type="float" office:value="0.62825" calcext:value-type="float">
            <text:p>0.62825</text:p>
          </table:table-cell>
          <table:table-cell table:formula="of:=[.C349]*[.$B$3]+[.D349]*[.$B$5]+[.E349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9.1252505655099" calcext:value-type="float">
            <text:p>9.13</text:p>
          </table:table-cell>
          <table:table-cell office:value-type="float" office:value="7.71672447990468" calcext:value-type="float">
            <text:p>7.72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50]*[.$B$4]+[.D350]*[.$B$6]+[.E350]*[.$B$8]" office:value-type="float" office:value="0.62825" calcext:value-type="float">
            <text:p>0.62825</text:p>
          </table:table-cell>
          <table:table-cell table:formula="of:=[.C350]*[.$B$3]+[.D350]*[.$B$5]+[.E350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9.30503238430252" calcext:value-type="float">
            <text:p>9.31</text:p>
          </table:table-cell>
          <table:table-cell office:value-type="float" office:value="8.28715628080348" calcext:value-type="float">
            <text:p>8.29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51]*[.$B$4]+[.D351]*[.$B$6]+[.E351]*[.$B$8]" office:value-type="float" office:value="0.62825" calcext:value-type="float">
            <text:p>0.62825</text:p>
          </table:table-cell>
          <table:table-cell table:formula="of:=[.C351]*[.$B$3]+[.D351]*[.$B$5]+[.E351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9.48842021560986" calcext:value-type="float">
            <text:p>9.49</text:p>
          </table:table-cell>
          <table:table-cell office:value-type="float" office:value="8.89767353311548" calcext:value-type="float">
            <text:p>8.9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52]*[.$B$4]+[.D352]*[.$B$6]+[.E352]*[.$B$8]" office:value-type="float" office:value="0.62825" calcext:value-type="float">
            <text:p>0.62825</text:p>
          </table:table-cell>
          <table:table-cell table:formula="of:=[.C352]*[.$B$3]+[.D352]*[.$B$5]+[.E352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9.65748510811163" calcext:value-type="float">
            <text:p>9.66</text:p>
          </table:table-cell>
          <table:table-cell office:value-type="float" office:value="9.48809682553384" calcext:value-type="float">
            <text:p>9.49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53]*[.$B$4]+[.D353]*[.$B$6]+[.E353]*[.$B$8]" office:value-type="float" office:value="0.62825" calcext:value-type="float">
            <text:p>0.62825</text:p>
          </table:table-cell>
          <table:table-cell table:formula="of:=[.C353]*[.$B$3]+[.D353]*[.$B$5]+[.E353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9.83959525765163" calcext:value-type="float">
            <text:p>9.84</text:p>
          </table:table-cell>
          <table:table-cell office:value-type="float" office:value="10.1523554344085" calcext:value-type="float">
            <text:p>1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54]*[.$B$4]+[.D354]*[.$B$6]+[.E354]*[.$B$8]" office:value-type="float" office:value="0.62825" calcext:value-type="float">
            <text:p>0.62825</text:p>
          </table:table-cell>
          <table:table-cell table:formula="of:=[.C354]*[.$B$3]+[.D354]*[.$B$5]+[.E354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0.0120573975938" calcext:value-type="float">
            <text:p>10.01</text:p>
          </table:table-cell>
          <table:table-cell office:value-type="float" office:value="10.8114065540889" calcext:value-type="float">
            <text:p>10.8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55]*[.$B$4]+[.D355]*[.$B$6]+[.E355]*[.$B$8]" office:value-type="float" office:value="0.62825" calcext:value-type="float">
            <text:p>0.62825</text:p>
          </table:table-cell>
          <table:table-cell table:formula="of:=[.C355]*[.$B$3]+[.D355]*[.$B$5]+[.E355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0.1808428469712" calcext:value-type="float">
            <text:p>10.18</text:p>
          </table:table-cell>
          <table:table-cell office:value-type="float" office:value="11.4832265664199" calcext:value-type="float">
            <text:p>11.48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56]*[.$B$4]+[.D356]*[.$B$6]+[.E356]*[.$B$8]" office:value-type="float" office:value="0.62825" calcext:value-type="float">
            <text:p>0.62825</text:p>
          </table:table-cell>
          <table:table-cell table:formula="of:=[.C356]*[.$B$3]+[.D356]*[.$B$5]+[.E356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0.352291497381" calcext:value-type="float">
            <text:p>10.35</text:p>
          </table:table-cell>
          <table:table-cell office:value-type="float" office:value="12.1947569986301" calcext:value-type="float">
            <text:p>12.19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57]*[.$B$4]+[.D357]*[.$B$6]+[.E357]*[.$B$8]" office:value-type="float" office:value="0.62825" calcext:value-type="float">
            <text:p>0.62825</text:p>
          </table:table-cell>
          <table:table-cell table:formula="of:=[.C357]*[.$B$3]+[.D357]*[.$B$5]+[.E357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0.5133075118129" calcext:value-type="float">
            <text:p>10.51</text:p>
          </table:table-cell>
          <table:table-cell office:value-type="float" office:value="12.8902617173365" calcext:value-type="float">
            <text:p>12.89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58]*[.$B$4]+[.D358]*[.$B$6]+[.E358]*[.$B$8]" office:value-type="float" office:value="0.62825" calcext:value-type="float">
            <text:p>0.62825</text:p>
          </table:table-cell>
          <table:table-cell table:formula="of:=[.C358]*[.$B$3]+[.D358]*[.$B$5]+[.E358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0.6768282879569" calcext:value-type="float">
            <text:p>10.68</text:p>
          </table:table-cell>
          <table:table-cell office:value-type="float" office:value="13.6226696888627" calcext:value-type="float">
            <text:p>13.62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59]*[.$B$4]+[.D359]*[.$B$6]+[.E359]*[.$B$8]" office:value-type="float" office:value="0.62825" calcext:value-type="float">
            <text:p>0.62825</text:p>
          </table:table-cell>
          <table:table-cell table:formula="of:=[.C359]*[.$B$3]+[.D359]*[.$B$5]+[.E359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0.8401014300199" calcext:value-type="float">
            <text:p>10.84</text:p>
          </table:table-cell>
          <table:table-cell office:value-type="float" office:value="14.3830614461761" calcext:value-type="float">
            <text:p>14.38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60]*[.$B$4]+[.D360]*[.$B$6]+[.E360]*[.$B$8]" office:value-type="float" office:value="0.62825" calcext:value-type="float">
            <text:p>0.62825</text:p>
          </table:table-cell>
          <table:table-cell table:formula="of:=[.C360]*[.$B$3]+[.D360]*[.$B$5]+[.E360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1.0020215118175" calcext:value-type="float">
            <text:p>11.00</text:p>
          </table:table-cell>
          <table:table-cell office:value-type="float" office:value="15.1647458010141" calcext:value-type="float">
            <text:p>15.1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61]*[.$B$4]+[.D361]*[.$B$6]+[.E361]*[.$B$8]" office:value-type="float" office:value="0.62825" calcext:value-type="float">
            <text:p>0.62825</text:p>
          </table:table-cell>
          <table:table-cell table:formula="of:=[.C361]*[.$B$3]+[.D361]*[.$B$5]+[.E361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1.158141307057" calcext:value-type="float">
            <text:p>11.16</text:p>
          </table:table-cell>
          <table:table-cell office:value-type="float" office:value="15.9450997286454" calcext:value-type="float">
            <text:p>15.9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62]*[.$B$4]+[.D362]*[.$B$6]+[.E362]*[.$B$8]" office:value-type="float" office:value="0.62825" calcext:value-type="float">
            <text:p>0.62825</text:p>
          </table:table-cell>
          <table:table-cell table:formula="of:=[.C362]*[.$B$3]+[.D362]*[.$B$5]+[.E362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1.3153238439518" calcext:value-type="float">
            <text:p>11.32</text:p>
          </table:table-cell>
          <table:table-cell office:value-type="float" office:value="16.7576522755264" calcext:value-type="float">
            <text:p>16.7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63]*[.$B$4]+[.D363]*[.$B$6]+[.E363]*[.$B$8]" office:value-type="float" office:value="0.62825" calcext:value-type="float">
            <text:p>0.62825</text:p>
          </table:table-cell>
          <table:table-cell table:formula="of:=[.C363]*[.$B$3]+[.D363]*[.$B$5]+[.E363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1.4691239847198" calcext:value-type="float">
            <text:p>11.47</text:p>
          </table:table-cell>
          <table:table-cell office:value-type="float" office:value="17.5795896952972" calcext:value-type="float">
            <text:p>17.58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64]*[.$B$4]+[.D364]*[.$B$6]+[.E364]*[.$B$8]" office:value-type="float" office:value="0.62825" calcext:value-type="float">
            <text:p>0.62825</text:p>
          </table:table-cell>
          <table:table-cell table:formula="of:=[.C364]*[.$B$3]+[.D364]*[.$B$5]+[.E364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1.62605254525" calcext:value-type="float">
            <text:p>11.63</text:p>
          </table:table-cell>
          <table:table-cell office:value-type="float" office:value="18.4472036039614" calcext:value-type="float">
            <text:p>18.4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65]*[.$B$4]+[.D365]*[.$B$6]+[.E365]*[.$B$8]" office:value-type="float" office:value="0.62825" calcext:value-type="float">
            <text:p>0.62825</text:p>
          </table:table-cell>
          <table:table-cell table:formula="of:=[.C365]*[.$B$3]+[.D365]*[.$B$5]+[.E365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1.7579792000355" calcext:value-type="float">
            <text:p>11.76</text:p>
          </table:table-cell>
          <table:table-cell office:value-type="float" office:value="19.1979373679534" calcext:value-type="float">
            <text:p>19.2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66]*[.$B$4]+[.D366]*[.$B$6]+[.E366]*[.$B$8]" office:value-type="float" office:value="0.62825" calcext:value-type="float">
            <text:p>0.62825</text:p>
          </table:table-cell>
          <table:table-cell table:formula="of:=[.C366]*[.$B$3]+[.D366]*[.$B$5]+[.E366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1.9229079098362" calcext:value-type="float">
            <text:p>11.92</text:p>
          </table:table-cell>
          <table:table-cell office:value-type="float" office:value="20.1643048967858" calcext:value-type="float">
            <text:p>20.1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67]*[.$B$4]+[.D367]*[.$B$6]+[.E367]*[.$B$8]" office:value-type="float" office:value="0.62825" calcext:value-type="float">
            <text:p>0.62825</text:p>
          </table:table-cell>
          <table:table-cell table:formula="of:=[.C367]*[.$B$3]+[.D367]*[.$B$5]+[.E367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2.0673810701947" calcext:value-type="float">
            <text:p>12.07</text:p>
          </table:table-cell>
          <table:table-cell office:value-type="float" office:value="21.0387639391294" calcext:value-type="float">
            <text:p>21.0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68]*[.$B$4]+[.D368]*[.$B$6]+[.E368]*[.$B$8]" office:value-type="float" office:value="0.62825" calcext:value-type="float">
            <text:p>0.62825</text:p>
          </table:table-cell>
          <table:table-cell table:formula="of:=[.C368]*[.$B$3]+[.D368]*[.$B$5]+[.E368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2.2183642653324" calcext:value-type="float">
            <text:p>12.22</text:p>
          </table:table-cell>
          <table:table-cell office:value-type="float" office:value="21.9787500947097" calcext:value-type="float">
            <text:p>21.98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69]*[.$B$4]+[.D369]*[.$B$6]+[.E369]*[.$B$8]" office:value-type="float" office:value="0.62825" calcext:value-type="float">
            <text:p>0.62825</text:p>
          </table:table-cell>
          <table:table-cell table:formula="of:=[.C369]*[.$B$3]+[.D369]*[.$B$5]+[.E369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2.3668857175782" calcext:value-type="float">
            <text:p>12.37</text:p>
          </table:table-cell>
          <table:table-cell office:value-type="float" office:value="22.931624672047" calcext:value-type="float">
            <text:p>22.93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70]*[.$B$4]+[.D370]*[.$B$6]+[.E370]*[.$B$8]" office:value-type="float" office:value="0.62825" calcext:value-type="float">
            <text:p>0.62825</text:p>
          </table:table-cell>
          <table:table-cell table:formula="of:=[.C370]*[.$B$3]+[.D370]*[.$B$5]+[.E370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2.5062371244325" calcext:value-type="float">
            <text:p>12.51</text:p>
          </table:table-cell>
          <table:table-cell office:value-type="float" office:value="23.8505899543106" calcext:value-type="float">
            <text:p>23.8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71]*[.$B$4]+[.D371]*[.$B$6]+[.E371]*[.$B$8]" office:value-type="float" office:value="0.62825" calcext:value-type="float">
            <text:p>0.62825</text:p>
          </table:table-cell>
          <table:table-cell table:formula="of:=[.C371]*[.$B$3]+[.D371]*[.$B$5]+[.E371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2.6491004987947" calcext:value-type="float">
            <text:p>12.65</text:p>
          </table:table-cell>
          <table:table-cell office:value-type="float" office:value="24.8180724386367" calcext:value-type="float">
            <text:p>24.82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72]*[.$B$4]+[.D372]*[.$B$6]+[.E372]*[.$B$8]" office:value-type="float" office:value="0.62825" calcext:value-type="float">
            <text:p>0.62825</text:p>
          </table:table-cell>
          <table:table-cell table:formula="of:=[.C372]*[.$B$3]+[.D372]*[.$B$5]+[.E372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2.7908753720799" calcext:value-type="float">
            <text:p>12.79</text:p>
          </table:table-cell>
          <table:table-cell office:value-type="float" office:value="25.803567208089" calcext:value-type="float">
            <text:p>25.8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73]*[.$B$4]+[.D373]*[.$B$6]+[.E373]*[.$B$8]" office:value-type="float" office:value="0.62825" calcext:value-type="float">
            <text:p>0.62825</text:p>
          </table:table-cell>
          <table:table-cell table:formula="of:=[.C373]*[.$B$3]+[.D373]*[.$B$5]+[.E373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2.9289939181495" calcext:value-type="float">
            <text:p>12.93</text:p>
          </table:table-cell>
          <table:table-cell office:value-type="float" office:value="26.7885641901377" calcext:value-type="float">
            <text:p>26.79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74]*[.$B$4]+[.D374]*[.$B$6]+[.E374]*[.$B$8]" office:value-type="float" office:value="0.62825" calcext:value-type="float">
            <text:p>0.62825</text:p>
          </table:table-cell>
          <table:table-cell table:formula="of:=[.C374]*[.$B$3]+[.D374]*[.$B$5]+[.E374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3.0680748870985" calcext:value-type="float">
            <text:p>13.07</text:p>
          </table:table-cell>
          <table:table-cell office:value-type="float" office:value="27.8058355397912" calcext:value-type="float">
            <text:p>27.8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75]*[.$B$4]+[.D375]*[.$B$6]+[.E375]*[.$B$8]" office:value-type="float" office:value="0.62825" calcext:value-type="float">
            <text:p>0.62825</text:p>
          </table:table-cell>
          <table:table-cell table:formula="of:=[.C375]*[.$B$3]+[.D375]*[.$B$5]+[.E375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3.2060629337742" calcext:value-type="float">
            <text:p>13.21</text:p>
          </table:table-cell>
          <table:table-cell office:value-type="float" office:value="28.840788492432" calcext:value-type="float">
            <text:p>28.8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76]*[.$B$4]+[.D376]*[.$B$6]+[.E376]*[.$B$8]" office:value-type="float" office:value="0.62825" calcext:value-type="float">
            <text:p>0.62825</text:p>
          </table:table-cell>
          <table:table-cell table:formula="of:=[.C376]*[.$B$3]+[.D376]*[.$B$5]+[.E376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3.3434241711822" calcext:value-type="float">
            <text:p>13.34</text:p>
          </table:table-cell>
          <table:table-cell office:value-type="float" office:value="29.8959732912987" calcext:value-type="float">
            <text:p>29.9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77]*[.$B$4]+[.D377]*[.$B$6]+[.E377]*[.$B$8]" office:value-type="float" office:value="0.62825" calcext:value-type="float">
            <text:p>0.62825</text:p>
          </table:table-cell>
          <table:table-cell table:formula="of:=[.C377]*[.$B$3]+[.D377]*[.$B$5]+[.E377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3.4755323323348" calcext:value-type="float">
            <text:p>13.48</text:p>
          </table:table-cell>
          <table:table-cell office:value-type="float" office:value="30.9358695924445" calcext:value-type="float">
            <text:p>30.9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78]*[.$B$4]+[.D378]*[.$B$6]+[.E378]*[.$B$8]" office:value-type="float" office:value="0.62825" calcext:value-type="float">
            <text:p>0.62825</text:p>
          </table:table-cell>
          <table:table-cell table:formula="of:=[.C378]*[.$B$3]+[.D378]*[.$B$5]+[.E378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3.6131777163738" calcext:value-type="float">
            <text:p>13.61</text:p>
          </table:table-cell>
          <table:table-cell office:value-type="float" office:value="32.0431742900516" calcext:value-type="float">
            <text:p>32.0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79]*[.$B$4]+[.D379]*[.$B$6]+[.E379]*[.$B$8]" office:value-type="float" office:value="0.62825" calcext:value-type="float">
            <text:p>0.62825</text:p>
          </table:table-cell>
          <table:table-cell table:formula="of:=[.C379]*[.$B$3]+[.D379]*[.$B$5]+[.E379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3.7434479482657" calcext:value-type="float">
            <text:p>13.74</text:p>
          </table:table-cell>
          <table:table-cell office:value-type="float" office:value="33.1164209437401" calcext:value-type="float">
            <text:p>33.12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80]*[.$B$4]+[.D380]*[.$B$6]+[.E380]*[.$B$8]" office:value-type="float" office:value="0.62825" calcext:value-type="float">
            <text:p>0.62825</text:p>
          </table:table-cell>
          <table:table-cell table:formula="of:=[.C380]*[.$B$3]+[.D380]*[.$B$5]+[.E380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3.8920195237355" calcext:value-type="float">
            <text:p>13.89</text:p>
          </table:table-cell>
          <table:table-cell office:value-type="float" office:value="34.3705274750312" calcext:value-type="float">
            <text:p>34.37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81]*[.$B$4]+[.D381]*[.$B$6]+[.E381]*[.$B$8]" office:value-type="float" office:value="0.62825" calcext:value-type="float">
            <text:p>0.62825</text:p>
          </table:table-cell>
          <table:table-cell table:formula="of:=[.C381]*[.$B$3]+[.D381]*[.$B$5]+[.E381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4.0077853171679" calcext:value-type="float">
            <text:p>14.01</text:p>
          </table:table-cell>
          <table:table-cell office:value-type="float" office:value="35.3678867779623" calcext:value-type="float">
            <text:p>35.37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82]*[.$B$4]+[.D382]*[.$B$6]+[.E382]*[.$B$8]" office:value-type="float" office:value="0.62825" calcext:value-type="float">
            <text:p>0.62825</text:p>
          </table:table-cell>
          <table:table-cell table:formula="of:=[.C382]*[.$B$3]+[.D382]*[.$B$5]+[.E382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4.1360451873229" calcext:value-type="float">
            <text:p>14.14</text:p>
          </table:table-cell>
          <table:table-cell office:value-type="float" office:value="36.4961812226807" calcext:value-type="float">
            <text:p>36.5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83]*[.$B$4]+[.D383]*[.$B$6]+[.E383]*[.$B$8]" office:value-type="float" office:value="0.62825" calcext:value-type="float">
            <text:p>0.62825</text:p>
          </table:table-cell>
          <table:table-cell table:formula="of:=[.C383]*[.$B$3]+[.D383]*[.$B$5]+[.E383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4.2641696555585" calcext:value-type="float">
            <text:p>14.26</text:p>
          </table:table-cell>
          <table:table-cell office:value-type="float" office:value="37.6476221493427" calcext:value-type="float">
            <text:p>37.6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84]*[.$B$4]+[.D384]*[.$B$6]+[.E384]*[.$B$8]" office:value-type="float" office:value="0.62825" calcext:value-type="float">
            <text:p>0.62825</text:p>
          </table:table-cell>
          <table:table-cell table:formula="of:=[.C384]*[.$B$3]+[.D384]*[.$B$5]+[.E384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4.3925904237681" calcext:value-type="float">
            <text:p>14.39</text:p>
          </table:table-cell>
          <table:table-cell office:value-type="float" office:value="38.824302153613" calcext:value-type="float">
            <text:p>38.82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85]*[.$B$4]+[.D385]*[.$B$6]+[.E385]*[.$B$8]" office:value-type="float" office:value="0.62825" calcext:value-type="float">
            <text:p>0.62825</text:p>
          </table:table-cell>
          <table:table-cell table:formula="of:=[.C385]*[.$B$3]+[.D385]*[.$B$5]+[.E385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4.5185346168822" calcext:value-type="float">
            <text:p>14.52</text:p>
          </table:table-cell>
          <table:table-cell office:value-type="float" office:value="40.0038134013247" calcext:value-type="float">
            <text:p>40.0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86]*[.$B$4]+[.D386]*[.$B$6]+[.E386]*[.$B$8]" office:value-type="float" office:value="0.62825" calcext:value-type="float">
            <text:p>0.62825</text:p>
          </table:table-cell>
          <table:table-cell table:formula="of:=[.C386]*[.$B$3]+[.D386]*[.$B$5]+[.E386]*[.$B$7]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0.295770307047755" calcext:value-type="float">
            <text:p>0.30</text:p>
          </table:table-cell>
          <table:table-cell office:value-type="float" office:value="0.000059094832856208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87]*[.$B$4]+[.D387]*[.$B$6]+[.E387]*[.$B$8]" office:value-type="float" office:value="0.73" calcext:value-type="float">
            <text:p>0.73</text:p>
          </table:table-cell>
          <table:table-cell table:formula="of:=[.C387]*[.$B$3]+[.D387]*[.$B$5]+[.E387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0.591598082789888" calcext:value-type="float">
            <text:p>0.59</text:p>
          </table:table-cell>
          <table:table-cell office:value-type="float" office:value="0.00021267975715920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88]*[.$B$4]+[.D388]*[.$B$6]+[.E388]*[.$B$8]" office:value-type="float" office:value="0.73" calcext:value-type="float">
            <text:p>0.73</text:p>
          </table:table-cell>
          <table:table-cell table:formula="of:=[.C388]*[.$B$3]+[.D388]*[.$B$5]+[.E388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0.873776793256168" calcext:value-type="float">
            <text:p>0.87</text:p>
          </table:table-cell>
          <table:table-cell office:value-type="float" office:value="0.0004540400735102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89]*[.$B$4]+[.D389]*[.$B$6]+[.E389]*[.$B$8]" office:value-type="float" office:value="0.73" calcext:value-type="float">
            <text:p>0.73</text:p>
          </table:table-cell>
          <table:table-cell table:formula="of:=[.C389]*[.$B$3]+[.D389]*[.$B$5]+[.E389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.1568707740768" calcext:value-type="float">
            <text:p>1.16</text:p>
          </table:table-cell>
          <table:table-cell office:value-type="float" office:value="0.00078692200828343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90]*[.$B$4]+[.D390]*[.$B$6]+[.E390]*[.$B$8]" office:value-type="float" office:value="0.73" calcext:value-type="float">
            <text:p>0.73</text:p>
          </table:table-cell>
          <table:table-cell table:formula="of:=[.C390]*[.$B$3]+[.D390]*[.$B$5]+[.E390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.45205836205504" calcext:value-type="float">
            <text:p>1.45</text:p>
          </table:table-cell>
          <table:table-cell office:value-type="float" office:value="0.001231196756251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91]*[.$B$4]+[.D391]*[.$B$6]+[.E391]*[.$B$8]" office:value-type="float" office:value="0.73" calcext:value-type="float">
            <text:p>0.73</text:p>
          </table:table-cell>
          <table:table-cell table:formula="of:=[.C391]*[.$B$3]+[.D391]*[.$B$5]+[.E391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.74817054565399" calcext:value-type="float">
            <text:p>1.75</text:p>
          </table:table-cell>
          <table:table-cell office:value-type="float" office:value="0.0017851513384468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92]*[.$B$4]+[.D392]*[.$B$6]+[.E392]*[.$B$8]" office:value-type="float" office:value="0.73" calcext:value-type="float">
            <text:p>0.73</text:p>
          </table:table-cell>
          <table:table-cell table:formula="of:=[.C392]*[.$B$3]+[.D392]*[.$B$5]+[.E392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2.01676923343906" calcext:value-type="float">
            <text:p>2.02</text:p>
          </table:table-cell>
          <table:table-cell office:value-type="float" office:value="0.0023773234158568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93]*[.$B$4]+[.D393]*[.$B$6]+[.E393]*[.$B$8]" office:value-type="float" office:value="0.73" calcext:value-type="float">
            <text:p>0.73</text:p>
          </table:table-cell>
          <table:table-cell table:formula="of:=[.C393]*[.$B$3]+[.D393]*[.$B$5]+[.E393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2.3112090594127" calcext:value-type="float">
            <text:p>2.31</text:p>
          </table:table-cell>
          <table:table-cell office:value-type="float" office:value="0.0031175558041967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94]*[.$B$4]+[.D394]*[.$B$6]+[.E394]*[.$B$8]" office:value-type="float" office:value="0.73" calcext:value-type="float">
            <text:p>0.73</text:p>
          </table:table-cell>
          <table:table-cell table:formula="of:=[.C394]*[.$B$3]+[.D394]*[.$B$5]+[.E394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2.59877866911837" calcext:value-type="float">
            <text:p>2.60</text:p>
          </table:table-cell>
          <table:table-cell office:value-type="float" office:value="0.0039333999022096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95]*[.$B$4]+[.D395]*[.$B$6]+[.E395]*[.$B$8]" office:value-type="float" office:value="0.73" calcext:value-type="float">
            <text:p>0.73</text:p>
          </table:table-cell>
          <table:table-cell table:formula="of:=[.C395]*[.$B$3]+[.D395]*[.$B$5]+[.E395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2.87948765796315" calcext:value-type="float">
            <text:p>2.88</text:p>
          </table:table-cell>
          <table:table-cell office:value-type="float" office:value="0.0048244016345404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96]*[.$B$4]+[.D396]*[.$B$6]+[.E396]*[.$B$8]" office:value-type="float" office:value="0.73" calcext:value-type="float">
            <text:p>0.73</text:p>
          </table:table-cell>
          <table:table-cell table:formula="of:=[.C396]*[.$B$3]+[.D396]*[.$B$5]+[.E396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3.16538240529487" calcext:value-type="float">
            <text:p>3.17</text:p>
          </table:table-cell>
          <table:table-cell office:value-type="float" office:value="0.00582499132765457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97]*[.$B$4]+[.D397]*[.$B$6]+[.E397]*[.$B$8]" office:value-type="float" office:value="0.73" calcext:value-type="float">
            <text:p>0.73</text:p>
          </table:table-cell>
          <table:table-cell table:formula="of:=[.C397]*[.$B$3]+[.D397]*[.$B$5]+[.E397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3.44354424305839" calcext:value-type="float">
            <text:p>3.44</text:p>
          </table:table-cell>
          <table:table-cell office:value-type="float" office:value="0.00688867754952982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98]*[.$B$4]+[.D398]*[.$B$6]+[.E398]*[.$B$8]" office:value-type="float" office:value="0.73" calcext:value-type="float">
            <text:p>0.73</text:p>
          </table:table-cell>
          <table:table-cell table:formula="of:=[.C398]*[.$B$3]+[.D398]*[.$B$5]+[.E398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3.72344437446312" calcext:value-type="float">
            <text:p>3.72</text:p>
          </table:table-cell>
          <table:table-cell office:value-type="float" office:value="0.00804873430207372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99]*[.$B$4]+[.D399]*[.$B$6]+[.E399]*[.$B$8]" office:value-type="float" office:value="0.73" calcext:value-type="float">
            <text:p>0.73</text:p>
          </table:table-cell>
          <table:table-cell table:formula="of:=[.C399]*[.$B$3]+[.D399]*[.$B$5]+[.E399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4.06717533165644" calcext:value-type="float">
            <text:p>4.07</text:p>
          </table:table-cell>
          <table:table-cell office:value-type="float" office:value="0.1184041102993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00]*[.$B$4]+[.D400]*[.$B$6]+[.E400]*[.$B$8]" office:value-type="float" office:value="0.73" calcext:value-type="float">
            <text:p>0.73</text:p>
          </table:table-cell>
          <table:table-cell table:formula="of:=[.C400]*[.$B$3]+[.D400]*[.$B$5]+[.E400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4.3451389787108" calcext:value-type="float">
            <text:p>4.35</text:p>
          </table:table-cell>
          <table:table-cell office:value-type="float" office:value="0.165838452259656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01]*[.$B$4]+[.D401]*[.$B$6]+[.E401]*[.$B$8]" office:value-type="float" office:value="0.73" calcext:value-type="float">
            <text:p>0.73</text:p>
          </table:table-cell>
          <table:table-cell table:formula="of:=[.C401]*[.$B$3]+[.D401]*[.$B$5]+[.E401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4.64631415010611" calcext:value-type="float">
            <text:p>4.65</text:p>
          </table:table-cell>
          <table:table-cell office:value-type="float" office:value="0.230754340263866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02]*[.$B$4]+[.D402]*[.$B$6]+[.E402]*[.$B$8]" office:value-type="float" office:value="0.73" calcext:value-type="float">
            <text:p>0.73</text:p>
          </table:table-cell>
          <table:table-cell table:formula="of:=[.C402]*[.$B$3]+[.D402]*[.$B$5]+[.E402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4.93633926943481" calcext:value-type="float">
            <text:p>4.94</text:p>
          </table:table-cell>
          <table:table-cell office:value-type="float" office:value="0.307819467292689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03]*[.$B$4]+[.D403]*[.$B$6]+[.E403]*[.$B$8]" office:value-type="float" office:value="0.73" calcext:value-type="float">
            <text:p>0.73</text:p>
          </table:table-cell>
          <table:table-cell table:formula="of:=[.C403]*[.$B$3]+[.D403]*[.$B$5]+[.E403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5.21685822121149" calcext:value-type="float">
            <text:p>5.22</text:p>
          </table:table-cell>
          <table:table-cell office:value-type="float" office:value="0.397473040865008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04]*[.$B$4]+[.D404]*[.$B$6]+[.E404]*[.$B$8]" office:value-type="float" office:value="0.73" calcext:value-type="float">
            <text:p>0.73</text:p>
          </table:table-cell>
          <table:table-cell table:formula="of:=[.C404]*[.$B$3]+[.D404]*[.$B$5]+[.E404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5.48228814982519" calcext:value-type="float">
            <text:p>5.48</text:p>
          </table:table-cell>
          <table:table-cell office:value-type="float" office:value="0.498454058102276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05]*[.$B$4]+[.D405]*[.$B$6]+[.E405]*[.$B$8]" office:value-type="float" office:value="0.73" calcext:value-type="float">
            <text:p>0.73</text:p>
          </table:table-cell>
          <table:table-cell table:formula="of:=[.C405]*[.$B$3]+[.D405]*[.$B$5]+[.E405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5.77206053028634" calcext:value-type="float">
            <text:p>5.77</text:p>
          </table:table-cell>
          <table:table-cell office:value-type="float" office:value="0.627192548727244" calcext:value-type="float">
            <text:p>0.6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06]*[.$B$4]+[.D406]*[.$B$6]+[.E406]*[.$B$8]" office:value-type="float" office:value="0.73" calcext:value-type="float">
            <text:p>0.73</text:p>
          </table:table-cell>
          <table:table-cell table:formula="of:=[.C406]*[.$B$3]+[.D406]*[.$B$5]+[.E406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6.03105144355641" calcext:value-type="float">
            <text:p>6.03</text:p>
          </table:table-cell>
          <table:table-cell office:value-type="float" office:value="0.76019403981572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07]*[.$B$4]+[.D407]*[.$B$6]+[.E407]*[.$B$8]" office:value-type="float" office:value="0.73" calcext:value-type="float">
            <text:p>0.73</text:p>
          </table:table-cell>
          <table:table-cell table:formula="of:=[.C407]*[.$B$3]+[.D407]*[.$B$5]+[.E407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6.31981060969083" calcext:value-type="float">
            <text:p>6.32</text:p>
          </table:table-cell>
          <table:table-cell office:value-type="float" office:value="0.931948344092388" calcext:value-type="float">
            <text:p>0.9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08]*[.$B$4]+[.D408]*[.$B$6]+[.E408]*[.$B$8]" office:value-type="float" office:value="0.73" calcext:value-type="float">
            <text:p>0.73</text:p>
          </table:table-cell>
          <table:table-cell table:formula="of:=[.C408]*[.$B$3]+[.D408]*[.$B$5]+[.E408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6.58127848128763" calcext:value-type="float">
            <text:p>6.58</text:p>
          </table:table-cell>
          <table:table-cell office:value-type="float" office:value="1.10918969856441" calcext:value-type="float">
            <text:p>1.1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09]*[.$B$4]+[.D409]*[.$B$6]+[.E409]*[.$B$8]" office:value-type="float" office:value="0.73" calcext:value-type="float">
            <text:p>0.73</text:p>
          </table:table-cell>
          <table:table-cell table:formula="of:=[.C409]*[.$B$3]+[.D409]*[.$B$5]+[.E409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6.84049590256331" calcext:value-type="float">
            <text:p>6.84</text:p>
          </table:table-cell>
          <table:table-cell office:value-type="float" office:value="1.30757346833603" calcext:value-type="float">
            <text:p>1.3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10]*[.$B$4]+[.D410]*[.$B$6]+[.E410]*[.$B$8]" office:value-type="float" office:value="0.73" calcext:value-type="float">
            <text:p>0.73</text:p>
          </table:table-cell>
          <table:table-cell table:formula="of:=[.C410]*[.$B$3]+[.D410]*[.$B$5]+[.E410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7.08744686275358" calcext:value-type="float">
            <text:p>7.09</text:p>
          </table:table-cell>
          <table:table-cell office:value-type="float" office:value="1.51827811356643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11]*[.$B$4]+[.D411]*[.$B$6]+[.E411]*[.$B$8]" office:value-type="float" office:value="0.73" calcext:value-type="float">
            <text:p>0.73</text:p>
          </table:table-cell>
          <table:table-cell table:formula="of:=[.C411]*[.$B$3]+[.D411]*[.$B$5]+[.E411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7.3715028747664" calcext:value-type="float">
            <text:p>7.37</text:p>
          </table:table-cell>
          <table:table-cell office:value-type="float" office:value="1.78961921708418" calcext:value-type="float">
            <text:p>1.7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12]*[.$B$4]+[.D412]*[.$B$6]+[.E412]*[.$B$8]" office:value-type="float" office:value="0.73" calcext:value-type="float">
            <text:p>0.73</text:p>
          </table:table-cell>
          <table:table-cell table:formula="of:=[.C412]*[.$B$3]+[.D412]*[.$B$5]+[.E412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7.60670131921431" calcext:value-type="float">
            <text:p>7.61</text:p>
          </table:table-cell>
          <table:table-cell office:value-type="float" office:value="2.03902183703471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13]*[.$B$4]+[.D413]*[.$B$6]+[.E413]*[.$B$8]" office:value-type="float" office:value="0.73" calcext:value-type="float">
            <text:p>0.73</text:p>
          </table:table-cell>
          <table:table-cell table:formula="of:=[.C413]*[.$B$3]+[.D413]*[.$B$5]+[.E413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7.85520154155751" calcext:value-type="float">
            <text:p>7.86</text:p>
          </table:table-cell>
          <table:table-cell office:value-type="float" office:value="2.32813618228709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14]*[.$B$4]+[.D414]*[.$B$6]+[.E414]*[.$B$8]" office:value-type="float" office:value="0.73" calcext:value-type="float">
            <text:p>0.73</text:p>
          </table:table-cell>
          <table:table-cell table:formula="of:=[.C414]*[.$B$3]+[.D414]*[.$B$5]+[.E414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8.09701472861264" calcext:value-type="float">
            <text:p>8.10</text:p>
          </table:table-cell>
          <table:table-cell office:value-type="float" office:value="2.63549793132508" calcext:value-type="float">
            <text:p>2.64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15]*[.$B$4]+[.D415]*[.$B$6]+[.E415]*[.$B$8]" office:value-type="float" office:value="0.73" calcext:value-type="float">
            <text:p>0.73</text:p>
          </table:table-cell>
          <table:table-cell table:formula="of:=[.C415]*[.$B$3]+[.D415]*[.$B$5]+[.E415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8.33424761482924" calcext:value-type="float">
            <text:p>8.33</text:p>
          </table:table-cell>
          <table:table-cell office:value-type="float" office:value="2.96478843462113" calcext:value-type="float">
            <text:p>2.9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16]*[.$B$4]+[.D416]*[.$B$6]+[.E416]*[.$B$8]" office:value-type="float" office:value="0.73" calcext:value-type="float">
            <text:p>0.73</text:p>
          </table:table-cell>
          <table:table-cell table:formula="of:=[.C416]*[.$B$3]+[.D416]*[.$B$5]+[.E416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8.57069050061796" calcext:value-type="float">
            <text:p>8.57</text:p>
          </table:table-cell>
          <table:table-cell office:value-type="float" office:value="3.32017401407097" calcext:value-type="float">
            <text:p>3.32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17]*[.$B$4]+[.D417]*[.$B$6]+[.E417]*[.$B$8]" office:value-type="float" office:value="0.73" calcext:value-type="float">
            <text:p>0.73</text:p>
          </table:table-cell>
          <table:table-cell table:formula="of:=[.C417]*[.$B$3]+[.D417]*[.$B$5]+[.E417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8.80140260226194" calcext:value-type="float">
            <text:p>8.80</text:p>
          </table:table-cell>
          <table:table-cell office:value-type="float" office:value="3.69592497210266" calcext:value-type="float">
            <text:p>3.7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18]*[.$B$4]+[.D418]*[.$B$6]+[.E418]*[.$B$8]" office:value-type="float" office:value="0.73" calcext:value-type="float">
            <text:p>0.73</text:p>
          </table:table-cell>
          <table:table-cell table:formula="of:=[.C418]*[.$B$3]+[.D418]*[.$B$5]+[.E418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9.02811682920777" calcext:value-type="float">
            <text:p>9.03</text:p>
          </table:table-cell>
          <table:table-cell office:value-type="float" office:value="4.09242315751111" calcext:value-type="float">
            <text:p>4.0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19]*[.$B$4]+[.D419]*[.$B$6]+[.E419]*[.$B$8]" office:value-type="float" office:value="0.73" calcext:value-type="float">
            <text:p>0.73</text:p>
          </table:table-cell>
          <table:table-cell table:formula="of:=[.C419]*[.$B$3]+[.D419]*[.$B$5]+[.E419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9.25499255087852" calcext:value-type="float">
            <text:p>9.25</text:p>
          </table:table-cell>
          <table:table-cell office:value-type="float" office:value="4.51815387499508" calcext:value-type="float">
            <text:p>4.52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20]*[.$B$4]+[.D420]*[.$B$6]+[.E420]*[.$B$8]" office:value-type="float" office:value="0.73" calcext:value-type="float">
            <text:p>0.73</text:p>
          </table:table-cell>
          <table:table-cell table:formula="of:=[.C420]*[.$B$3]+[.D420]*[.$B$5]+[.E420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9.47584842229061" calcext:value-type="float">
            <text:p>9.48</text:p>
          </table:table-cell>
          <table:table-cell office:value-type="float" office:value="4.96207774184024" calcext:value-type="float">
            <text:p>4.9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21]*[.$B$4]+[.D421]*[.$B$6]+[.E421]*[.$B$8]" office:value-type="float" office:value="0.73" calcext:value-type="float">
            <text:p>0.73</text:p>
          </table:table-cell>
          <table:table-cell table:formula="of:=[.C421]*[.$B$3]+[.D421]*[.$B$5]+[.E421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9.69156519223851" calcext:value-type="float">
            <text:p>9.69</text:p>
          </table:table-cell>
          <table:table-cell office:value-type="float" office:value="5.42425899548462" calcext:value-type="float">
            <text:p>5.42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22]*[.$B$4]+[.D422]*[.$B$6]+[.E422]*[.$B$8]" office:value-type="float" office:value="0.73" calcext:value-type="float">
            <text:p>0.73</text:p>
          </table:table-cell>
          <table:table-cell table:formula="of:=[.C422]*[.$B$3]+[.D422]*[.$B$5]+[.E422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9.90320419378441" calcext:value-type="float">
            <text:p>9.90</text:p>
          </table:table-cell>
          <table:table-cell office:value-type="float" office:value="5.90711303110527" calcext:value-type="float">
            <text:p>5.9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23]*[.$B$4]+[.D423]*[.$B$6]+[.E423]*[.$B$8]" office:value-type="float" office:value="0.73" calcext:value-type="float">
            <text:p>0.73</text:p>
          </table:table-cell>
          <table:table-cell table:formula="of:=[.C423]*[.$B$3]+[.D423]*[.$B$5]+[.E423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0.1263421617191" calcext:value-type="float">
            <text:p>10.13</text:p>
          </table:table-cell>
          <table:table-cell office:value-type="float" office:value="6.44683737983815" calcext:value-type="float">
            <text:p>6.45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24]*[.$B$4]+[.D424]*[.$B$6]+[.E424]*[.$B$8]" office:value-type="float" office:value="0.73" calcext:value-type="float">
            <text:p>0.73</text:p>
          </table:table-cell>
          <table:table-cell table:formula="of:=[.C424]*[.$B$3]+[.D424]*[.$B$5]+[.E424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0.3263615910474" calcext:value-type="float">
            <text:p>10.33</text:p>
          </table:table-cell>
          <table:table-cell office:value-type="float" office:value="6.96039371424323" calcext:value-type="float">
            <text:p>6.9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25]*[.$B$4]+[.D425]*[.$B$6]+[.E425]*[.$B$8]" office:value-type="float" office:value="0.73" calcext:value-type="float">
            <text:p>0.73</text:p>
          </table:table-cell>
          <table:table-cell table:formula="of:=[.C425]*[.$B$3]+[.D425]*[.$B$5]+[.E425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0.5293262079264" calcext:value-type="float">
            <text:p>10.53</text:p>
          </table:table-cell>
          <table:table-cell office:value-type="float" office:value="7.50868804497976" calcext:value-type="float">
            <text:p>7.5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26]*[.$B$4]+[.D426]*[.$B$6]+[.E426]*[.$B$8]" office:value-type="float" office:value="0.73" calcext:value-type="float">
            <text:p>0.73</text:p>
          </table:table-cell>
          <table:table-cell table:formula="of:=[.C426]*[.$B$3]+[.D426]*[.$B$5]+[.E426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0.7365057116951" calcext:value-type="float">
            <text:p>10.74</text:p>
          </table:table-cell>
          <table:table-cell office:value-type="float" office:value="8.09932190542208" calcext:value-type="float">
            <text:p>8.1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27]*[.$B$4]+[.D427]*[.$B$6]+[.E427]*[.$B$8]" office:value-type="float" office:value="0.73" calcext:value-type="float">
            <text:p>0.73</text:p>
          </table:table-cell>
          <table:table-cell table:formula="of:=[.C427]*[.$B$3]+[.D427]*[.$B$5]+[.E427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0.9275054961025" calcext:value-type="float">
            <text:p>10.93</text:p>
          </table:table-cell>
          <table:table-cell office:value-type="float" office:value="8.67221997727262" calcext:value-type="float">
            <text:p>8.67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28]*[.$B$4]+[.D428]*[.$B$6]+[.E428]*[.$B$8]" office:value-type="float" office:value="0.73" calcext:value-type="float">
            <text:p>0.73</text:p>
          </table:table-cell>
          <table:table-cell table:formula="of:=[.C428]*[.$B$3]+[.D428]*[.$B$5]+[.E428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1.1333719456434" calcext:value-type="float">
            <text:p>11.13</text:p>
          </table:table-cell>
          <table:table-cell office:value-type="float" office:value="9.32038611453556" calcext:value-type="float">
            <text:p>9.32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29]*[.$B$4]+[.D429]*[.$B$6]+[.E429]*[.$B$8]" office:value-type="float" office:value="0.73" calcext:value-type="float">
            <text:p>0.73</text:p>
          </table:table-cell>
          <table:table-cell table:formula="of:=[.C429]*[.$B$3]+[.D429]*[.$B$5]+[.E429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1.3282641136931" calcext:value-type="float">
            <text:p>11.33</text:p>
          </table:table-cell>
          <table:table-cell office:value-type="float" office:value="9.96416816725314" calcext:value-type="float">
            <text:p>9.9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30]*[.$B$4]+[.D430]*[.$B$6]+[.E430]*[.$B$8]" office:value-type="float" office:value="0.73" calcext:value-type="float">
            <text:p>0.73</text:p>
          </table:table-cell>
          <table:table-cell table:formula="of:=[.C430]*[.$B$3]+[.D430]*[.$B$5]+[.E430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1.5191899807663" calcext:value-type="float">
            <text:p>11.52</text:p>
          </table:table-cell>
          <table:table-cell office:value-type="float" office:value="10.6250078704875" calcext:value-type="float">
            <text:p>10.6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31]*[.$B$4]+[.D431]*[.$B$6]+[.E431]*[.$B$8]" office:value-type="float" office:value="0.73" calcext:value-type="float">
            <text:p>0.73</text:p>
          </table:table-cell>
          <table:table-cell table:formula="of:=[.C431]*[.$B$3]+[.D431]*[.$B$5]+[.E431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1.7131072357167" calcext:value-type="float">
            <text:p>11.71</text:p>
          </table:table-cell>
          <table:table-cell office:value-type="float" office:value="11.3262073117489" calcext:value-type="float">
            <text:p>11.3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32]*[.$B$4]+[.D432]*[.$B$6]+[.E432]*[.$B$8]" office:value-type="float" office:value="0.73" calcext:value-type="float">
            <text:p>0.73</text:p>
          </table:table-cell>
          <table:table-cell table:formula="of:=[.C432]*[.$B$3]+[.D432]*[.$B$5]+[.E432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1.8952173623876" calcext:value-type="float">
            <text:p>11.90</text:p>
          </table:table-cell>
          <table:table-cell office:value-type="float" office:value="12.0129964662961" calcext:value-type="float">
            <text:p>12.0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33]*[.$B$4]+[.D433]*[.$B$6]+[.E433]*[.$B$8]" office:value-type="float" office:value="0.73" calcext:value-type="float">
            <text:p>0.73</text:p>
          </table:table-cell>
          <table:table-cell table:formula="of:=[.C433]*[.$B$3]+[.D433]*[.$B$5]+[.E433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2.0803468027941" calcext:value-type="float">
            <text:p>12.08</text:p>
          </table:table-cell>
          <table:table-cell office:value-type="float" office:value="12.7409231067138" calcext:value-type="float">
            <text:p>12.74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34]*[.$B$4]+[.D434]*[.$B$6]+[.E434]*[.$B$8]" office:value-type="float" office:value="0.73" calcext:value-type="float">
            <text:p>0.73</text:p>
          </table:table-cell>
          <table:table-cell table:formula="of:=[.C434]*[.$B$3]+[.D434]*[.$B$5]+[.E434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2.265128546734" calcext:value-type="float">
            <text:p>12.27</text:p>
          </table:table-cell>
          <table:table-cell office:value-type="float" office:value="13.4970266641624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35]*[.$B$4]+[.D435]*[.$B$6]+[.E435]*[.$B$8]" office:value-type="float" office:value="0.73" calcext:value-type="float">
            <text:p>0.73</text:p>
          </table:table-cell>
          <table:table-cell table:formula="of:=[.C435]*[.$B$3]+[.D435]*[.$B$5]+[.E435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2.4484721461731" calcext:value-type="float">
            <text:p>12.45</text:p>
          </table:table-cell>
          <table:table-cell office:value-type="float" office:value="14.2774811155682" calcext:value-type="float">
            <text:p>14.2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36]*[.$B$4]+[.D436]*[.$B$6]+[.E436]*[.$B$8]" office:value-type="float" office:value="0.73" calcext:value-type="float">
            <text:p>0.73</text:p>
          </table:table-cell>
          <table:table-cell table:formula="of:=[.C436]*[.$B$3]+[.D436]*[.$B$5]+[.E436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2.6253181824271" calcext:value-type="float">
            <text:p>12.63</text:p>
          </table:table-cell>
          <table:table-cell office:value-type="float" office:value="15.0593315022073" calcext:value-type="float">
            <text:p>15.0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37]*[.$B$4]+[.D437]*[.$B$6]+[.E437]*[.$B$8]" office:value-type="float" office:value="0.73" calcext:value-type="float">
            <text:p>0.73</text:p>
          </table:table-cell>
          <table:table-cell table:formula="of:=[.C437]*[.$B$3]+[.D437]*[.$B$5]+[.E437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2.8034239777569" calcext:value-type="float">
            <text:p>12.80</text:p>
          </table:table-cell>
          <table:table-cell office:value-type="float" office:value="15.8759147057059" calcext:value-type="float">
            <text:p>15.8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38]*[.$B$4]+[.D438]*[.$B$6]+[.E438]*[.$B$8]" office:value-type="float" office:value="0.73" calcext:value-type="float">
            <text:p>0.73</text:p>
          </table:table-cell>
          <table:table-cell table:formula="of:=[.C438]*[.$B$3]+[.D438]*[.$B$5]+[.E438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2.9778006020212" calcext:value-type="float">
            <text:p>12.98</text:p>
          </table:table-cell>
          <table:table-cell office:value-type="float" office:value="16.7053686689894" calcext:value-type="float">
            <text:p>16.7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39]*[.$B$4]+[.D439]*[.$B$6]+[.E439]*[.$B$8]" office:value-type="float" office:value="0.73" calcext:value-type="float">
            <text:p>0.73</text:p>
          </table:table-cell>
          <table:table-cell table:formula="of:=[.C439]*[.$B$3]+[.D439]*[.$B$5]+[.E439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3.1556062031329" calcext:value-type="float">
            <text:p>13.16</text:p>
          </table:table-cell>
          <table:table-cell office:value-type="float" office:value="17.5799620403713" calcext:value-type="float">
            <text:p>17.5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40]*[.$B$4]+[.D440]*[.$B$6]+[.E440]*[.$B$8]" office:value-type="float" office:value="0.73" calcext:value-type="float">
            <text:p>0.73</text:p>
          </table:table-cell>
          <table:table-cell table:formula="of:=[.C440]*[.$B$3]+[.D440]*[.$B$5]+[.E440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3.3052254909561" calcext:value-type="float">
            <text:p>13.31</text:p>
          </table:table-cell>
          <table:table-cell office:value-type="float" office:value="18.3407197366453" calcext:value-type="float">
            <text:p>18.34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41]*[.$B$4]+[.D441]*[.$B$6]+[.E441]*[.$B$8]" office:value-type="float" office:value="0.73" calcext:value-type="float">
            <text:p>0.73</text:p>
          </table:table-cell>
          <table:table-cell table:formula="of:=[.C441]*[.$B$3]+[.D441]*[.$B$5]+[.E441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3.4923813649831" calcext:value-type="float">
            <text:p>13.49</text:p>
          </table:table-cell>
          <table:table-cell office:value-type="float" office:value="19.3236608998991" calcext:value-type="float">
            <text:p>19.32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42]*[.$B$4]+[.D442]*[.$B$6]+[.E442]*[.$B$8]" office:value-type="float" office:value="0.73" calcext:value-type="float">
            <text:p>0.73</text:p>
          </table:table-cell>
          <table:table-cell table:formula="of:=[.C442]*[.$B$3]+[.D442]*[.$B$5]+[.E442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3.6563064051625" calcext:value-type="float">
            <text:p>13.66</text:p>
          </table:table-cell>
          <table:table-cell office:value-type="float" office:value="20.2140754418861" calcext:value-type="float">
            <text:p>20.2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43]*[.$B$4]+[.D443]*[.$B$6]+[.E443]*[.$B$8]" office:value-type="float" office:value="0.73" calcext:value-type="float">
            <text:p>0.73</text:p>
          </table:table-cell>
          <table:table-cell table:formula="of:=[.C443]*[.$B$3]+[.D443]*[.$B$5]+[.E443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3.8277118264308" calcext:value-type="float">
            <text:p>13.83</text:p>
          </table:table-cell>
          <table:table-cell office:value-type="float" office:value="21.1745284057445" calcext:value-type="float">
            <text:p>21.17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44]*[.$B$4]+[.D444]*[.$B$6]+[.E444]*[.$B$8]" office:value-type="float" office:value="0.73" calcext:value-type="float">
            <text:p>0.73</text:p>
          </table:table-cell>
          <table:table-cell table:formula="of:=[.C444]*[.$B$3]+[.D444]*[.$B$5]+[.E444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3.9963619211244" calcext:value-type="float">
            <text:p>14.00</text:p>
          </table:table-cell>
          <table:table-cell office:value-type="float" office:value="22.1503760201879" calcext:value-type="float">
            <text:p>22.15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45]*[.$B$4]+[.D445]*[.$B$6]+[.E445]*[.$B$8]" office:value-type="float" office:value="0.73" calcext:value-type="float">
            <text:p>0.73</text:p>
          </table:table-cell>
          <table:table-cell table:formula="of:=[.C445]*[.$B$3]+[.D445]*[.$B$5]+[.E445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4.1545929761736" calcext:value-type="float">
            <text:p>14.15</text:p>
          </table:table-cell>
          <table:table-cell office:value-type="float" office:value="23.0925017234807" calcext:value-type="float">
            <text:p>23.0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46]*[.$B$4]+[.D446]*[.$B$6]+[.E446]*[.$B$8]" office:value-type="float" office:value="0.73" calcext:value-type="float">
            <text:p>0.73</text:p>
          </table:table-cell>
          <table:table-cell table:formula="of:=[.C446]*[.$B$3]+[.D446]*[.$B$5]+[.E446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4.3169296089818" calcext:value-type="float">
            <text:p>14.32</text:p>
          </table:table-cell>
          <table:table-cell office:value-type="float" office:value="24.0882931715027" calcext:value-type="float">
            <text:p>24.0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47]*[.$B$4]+[.D447]*[.$B$6]+[.E447]*[.$B$8]" office:value-type="float" office:value="0.73" calcext:value-type="float">
            <text:p>0.73</text:p>
          </table:table-cell>
          <table:table-cell table:formula="of:=[.C447]*[.$B$3]+[.D447]*[.$B$5]+[.E447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4.4781484176745" calcext:value-type="float">
            <text:p>14.48</text:p>
          </table:table-cell>
          <table:table-cell office:value-type="float" office:value="25.1066341769824" calcext:value-type="float">
            <text:p>25.1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48]*[.$B$4]+[.D448]*[.$B$6]+[.E448]*[.$B$8]" office:value-type="float" office:value="0.73" calcext:value-type="float">
            <text:p>0.73</text:p>
          </table:table-cell>
          <table:table-cell table:formula="of:=[.C448]*[.$B$3]+[.D448]*[.$B$5]+[.E448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4.6351885169567" calcext:value-type="float">
            <text:p>14.64</text:p>
          </table:table-cell>
          <table:table-cell office:value-type="float" office:value="26.1250749872754" calcext:value-type="float">
            <text:p>26.1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49]*[.$B$4]+[.D449]*[.$B$6]+[.E449]*[.$B$8]" office:value-type="float" office:value="0.73" calcext:value-type="float">
            <text:p>0.73</text:p>
          </table:table-cell>
          <table:table-cell table:formula="of:=[.C449]*[.$B$3]+[.D449]*[.$B$5]+[.E449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4.7933522403572" calcext:value-type="float">
            <text:p>14.79</text:p>
          </table:table-cell>
          <table:table-cell office:value-type="float" office:value="27.1787368589469" calcext:value-type="float">
            <text:p>27.1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50]*[.$B$4]+[.D450]*[.$B$6]+[.E450]*[.$B$8]" office:value-type="float" office:value="0.73" calcext:value-type="float">
            <text:p>0.73</text:p>
          </table:table-cell>
          <table:table-cell table:formula="of:=[.C450]*[.$B$3]+[.D450]*[.$B$5]+[.E450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4.9503626457643" calcext:value-type="float">
            <text:p>14.95</text:p>
          </table:table-cell>
          <table:table-cell office:value-type="float" office:value="28.2540977835845" calcext:value-type="float">
            <text:p>28.25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51]*[.$B$4]+[.D451]*[.$B$6]+[.E451]*[.$B$8]" office:value-type="float" office:value="0.73" calcext:value-type="float">
            <text:p>0.73</text:p>
          </table:table-cell>
          <table:table-cell table:formula="of:=[.C451]*[.$B$3]+[.D451]*[.$B$5]+[.E451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5.1067372251137" calcext:value-type="float">
            <text:p>15.11</text:p>
          </table:table-cell>
          <table:table-cell office:value-type="float" office:value="29.3535550781525" calcext:value-type="float">
            <text:p>29.35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52]*[.$B$4]+[.D452]*[.$B$6]+[.E452]*[.$B$8]" office:value-type="float" office:value="0.73" calcext:value-type="float">
            <text:p>0.73</text:p>
          </table:table-cell>
          <table:table-cell table:formula="of:=[.C452]*[.$B$3]+[.D452]*[.$B$5]+[.E452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5.2570365742932" calcext:value-type="float">
            <text:p>15.26</text:p>
          </table:table-cell>
          <table:table-cell office:value-type="float" office:value="30.4356660615784" calcext:value-type="float">
            <text:p>30.44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53]*[.$B$4]+[.D453]*[.$B$6]+[.E453]*[.$B$8]" office:value-type="float" office:value="0.73" calcext:value-type="float">
            <text:p>0.73</text:p>
          </table:table-cell>
          <table:table-cell table:formula="of:=[.C453]*[.$B$3]+[.D453]*[.$B$5]+[.E453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5.4138785457907" calcext:value-type="float">
            <text:p>15.41</text:p>
          </table:table-cell>
          <table:table-cell office:value-type="float" office:value="31.5953742071052" calcext:value-type="float">
            <text:p>31.6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54]*[.$B$4]+[.D454]*[.$B$6]+[.E454]*[.$B$8]" office:value-type="float" office:value="0.73" calcext:value-type="float">
            <text:p>0.73</text:p>
          </table:table-cell>
          <table:table-cell table:formula="of:=[.C454]*[.$B$3]+[.D454]*[.$B$5]+[.E454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5.5623340131402" calcext:value-type="float">
            <text:p>15.56</text:p>
          </table:table-cell>
          <table:table-cell office:value-type="float" office:value="32.7209455084969" calcext:value-type="float">
            <text:p>32.72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55]*[.$B$4]+[.D455]*[.$B$6]+[.E455]*[.$B$8]" office:value-type="float" office:value="0.73" calcext:value-type="float">
            <text:p>0.73</text:p>
          </table:table-cell>
          <table:table-cell table:formula="of:=[.C455]*[.$B$3]+[.D455]*[.$B$5]+[.E455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5.7315988854882" calcext:value-type="float">
            <text:p>15.73</text:p>
          </table:table-cell>
          <table:table-cell office:value-type="float" office:value="34.0361558660327" calcext:value-type="float">
            <text:p>34.04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56]*[.$B$4]+[.D456]*[.$B$6]+[.E456]*[.$B$8]" office:value-type="float" office:value="0.73" calcext:value-type="float">
            <text:p>0.73</text:p>
          </table:table-cell>
          <table:table-cell table:formula="of:=[.C456]*[.$B$3]+[.D456]*[.$B$5]+[.E456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5.863573537826" calcext:value-type="float">
            <text:p>15.86</text:p>
          </table:table-cell>
          <table:table-cell office:value-type="float" office:value="35.0852975709452" calcext:value-type="float">
            <text:p>35.0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57]*[.$B$4]+[.D457]*[.$B$6]+[.E457]*[.$B$8]" office:value-type="float" office:value="0.73" calcext:value-type="float">
            <text:p>0.73</text:p>
          </table:table-cell>
          <table:table-cell table:formula="of:=[.C457]*[.$B$3]+[.D457]*[.$B$5]+[.E457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6.0098510351576" calcext:value-type="float">
            <text:p>16.01</text:p>
          </table:table-cell>
          <table:table-cell office:value-type="float" office:value="36.2747909891904" calcext:value-type="float">
            <text:p>36.27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58]*[.$B$4]+[.D458]*[.$B$6]+[.E458]*[.$B$8]" office:value-type="float" office:value="0.73" calcext:value-type="float">
            <text:p>0.73</text:p>
          </table:table-cell>
          <table:table-cell table:formula="of:=[.C458]*[.$B$3]+[.D458]*[.$B$5]+[.E458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6.1560495626844" calcext:value-type="float">
            <text:p>16.16</text:p>
          </table:table-cell>
          <table:table-cell office:value-type="float" office:value="37.4918284636902" calcext:value-type="float">
            <text:p>37.4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59]*[.$B$4]+[.D459]*[.$B$6]+[.E459]*[.$B$8]" office:value-type="float" office:value="0.73" calcext:value-type="float">
            <text:p>0.73</text:p>
          </table:table-cell>
          <table:table-cell table:formula="of:=[.C459]*[.$B$3]+[.D459]*[.$B$5]+[.E459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6.3026599737636" calcext:value-type="float">
            <text:p>16.30</text:p>
          </table:table-cell>
          <table:table-cell office:value-type="float" office:value="38.7386143302633" calcext:value-type="float">
            <text:p>38.74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60]*[.$B$4]+[.D460]*[.$B$6]+[.E460]*[.$B$8]" office:value-type="float" office:value="0.73" calcext:value-type="float">
            <text:p>0.73</text:p>
          </table:table-cell>
          <table:table-cell table:formula="of:=[.C460]*[.$B$3]+[.D460]*[.$B$5]+[.E460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6.4463578905591" calcext:value-type="float">
            <text:p>16.45</text:p>
          </table:table-cell>
          <table:table-cell office:value-type="float" office:value="39.9868767835126" calcext:value-type="float">
            <text:p>39.9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61]*[.$B$4]+[.D461]*[.$B$6]+[.E461]*[.$B$8]" office:value-type="float" office:value="0.73" calcext:value-type="float">
            <text:p>0.73</text:p>
          </table:table-cell>
          <table:table-cell table:formula="of:=[.C461]*[.$B$3]+[.D461]*[.$B$5]+[.E461]*[.$B$7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0.119932706546651" calcext:value-type="float">
            <text:p>0.12</text:p>
          </table:table-cell>
          <table:table-cell office:value-type="float" office:value="0.0000043947316147387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62]*[.$B$4]+[.D462]*[.$B$6]+[.E462]*[.$B$8]" office:value-type="float" office:value="0.02" calcext:value-type="float">
            <text:p>0.02</text:p>
          </table:table-cell>
          <table:table-cell table:formula="of:=[.C462]*[.$B$3]+[.D462]*[.$B$5]+[.E462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39897880595575" calcext:value-type="float">
            <text:p>0.24</text:p>
          </table:table-cell>
          <table:table-cell office:value-type="float" office:value="0.0000174406984262168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63]*[.$B$4]+[.D463]*[.$B$6]+[.E463]*[.$B$8]" office:value-type="float" office:value="0.02" calcext:value-type="float">
            <text:p>0.02</text:p>
          </table:table-cell>
          <table:table-cell table:formula="of:=[.C463]*[.$B$3]+[.D463]*[.$B$5]+[.E463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65230245696165" calcext:value-type="float">
            <text:p>0.37</text:p>
          </table:table-cell>
          <table:table-cell office:value-type="float" office:value="0.00043989835426211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64]*[.$B$4]+[.D464]*[.$B$6]+[.E464]*[.$B$8]" office:value-type="float" office:value="0.02" calcext:value-type="float">
            <text:p>0.02</text:p>
          </table:table-cell>
          <table:table-cell table:formula="of:=[.C464]*[.$B$3]+[.D464]*[.$B$5]+[.E464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90887755633267" calcext:value-type="float">
            <text:p>0.49</text:p>
          </table:table-cell>
          <table:table-cell office:value-type="float" office:value="0.0013997948381677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65]*[.$B$4]+[.D465]*[.$B$6]+[.E465]*[.$B$8]" office:value-type="float" office:value="0.02" calcext:value-type="float">
            <text:p>0.02</text:p>
          </table:table-cell>
          <table:table-cell table:formula="of:=[.C465]*[.$B$3]+[.D465]*[.$B$5]+[.E465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25992092907839" calcext:value-type="float">
            <text:p>0.63</text:p>
          </table:table-cell>
          <table:table-cell office:value-type="float" office:value="0.00357133381867781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66]*[.$B$4]+[.D466]*[.$B$6]+[.E466]*[.$B$8]" office:value-type="float" office:value="0.02" calcext:value-type="float">
            <text:p>0.02</text:p>
          </table:table-cell>
          <table:table-cell table:formula="of:=[.C466]*[.$B$3]+[.D466]*[.$B$5]+[.E466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64850712841266" calcext:value-type="float">
            <text:p>0.76</text:p>
          </table:table-cell>
          <table:table-cell office:value-type="float" office:value="0.00745764109078795" calcext:value-type="float">
            <text:p>0.0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67]*[.$B$4]+[.D467]*[.$B$6]+[.E467]*[.$B$8]" office:value-type="float" office:value="0.02" calcext:value-type="float">
            <text:p>0.02</text:p>
          </table:table-cell>
          <table:table-cell table:formula="of:=[.C467]*[.$B$3]+[.D467]*[.$B$5]+[.E467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89443263574604" calcext:value-type="float">
            <text:p>0.89</text:p>
          </table:table-cell>
          <table:table-cell office:value-type="float" office:value="0.0132315264781378" calcext:value-type="float">
            <text:p>0.0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68]*[.$B$4]+[.D468]*[.$B$6]+[.E468]*[.$B$8]" office:value-type="float" office:value="0.02" calcext:value-type="float">
            <text:p>0.02</text:p>
          </table:table-cell>
          <table:table-cell table:formula="of:=[.C468]*[.$B$3]+[.D468]*[.$B$5]+[.E468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03953685240909" calcext:value-type="float">
            <text:p>1.04</text:p>
          </table:table-cell>
          <table:table-cell office:value-type="float" office:value="0.0225636165715009" calcext:value-type="float">
            <text:p>0.0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69]*[.$B$4]+[.D469]*[.$B$6]+[.E469]*[.$B$8]" office:value-type="float" office:value="0.02" calcext:value-type="float">
            <text:p>0.02</text:p>
          </table:table-cell>
          <table:table-cell table:formula="of:=[.C469]*[.$B$3]+[.D469]*[.$B$5]+[.E469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18482087840471" calcext:value-type="float">
            <text:p>1.18</text:p>
          </table:table-cell>
          <table:table-cell office:value-type="float" office:value="0.0357084565982781" calcext:value-type="float">
            <text:p>0.0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70]*[.$B$4]+[.D470]*[.$B$6]+[.E470]*[.$B$8]" office:value-type="float" office:value="0.02" calcext:value-type="float">
            <text:p>0.02</text:p>
          </table:table-cell>
          <table:table-cell table:formula="of:=[.C470]*[.$B$3]+[.D470]*[.$B$5]+[.E470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3300110283173" calcext:value-type="float">
            <text:p>1.33</text:p>
          </table:table-cell>
          <table:table-cell office:value-type="float" office:value="0.0533309181107208" calcext:value-type="float">
            <text:p>0.0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71]*[.$B$4]+[.D471]*[.$B$6]+[.E471]*[.$B$8]" office:value-type="float" office:value="0.02" calcext:value-type="float">
            <text:p>0.02</text:p>
          </table:table-cell>
          <table:table-cell table:formula="of:=[.C471]*[.$B$3]+[.D471]*[.$B$5]+[.E471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8132189234386" calcext:value-type="float">
            <text:p>1.48</text:p>
          </table:table-cell>
          <table:table-cell office:value-type="float" office:value="0.0772147070256062" calcext:value-type="float">
            <text:p>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72]*[.$B$4]+[.D472]*[.$B$6]+[.E472]*[.$B$8]" office:value-type="float" office:value="0.02" calcext:value-type="float">
            <text:p>0.02</text:p>
          </table:table-cell>
          <table:table-cell table:formula="of:=[.C472]*[.$B$3]+[.D472]*[.$B$5]+[.E472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63173302773673" calcext:value-type="float">
            <text:p>1.63</text:p>
          </table:table-cell>
          <table:table-cell office:value-type="float" office:value="0.107204473856632" calcext:value-type="float">
            <text:p>0.1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73]*[.$B$4]+[.D473]*[.$B$6]+[.E473]*[.$B$8]" office:value-type="float" office:value="0.02" calcext:value-type="float">
            <text:p>0.02</text:p>
          </table:table-cell>
          <table:table-cell table:formula="of:=[.C473]*[.$B$3]+[.D473]*[.$B$5]+[.E473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78628462127892" calcext:value-type="float">
            <text:p>1.79</text:p>
          </table:table-cell>
          <table:table-cell office:value-type="float" office:value="0.145273551082388" calcext:value-type="float">
            <text:p>0.1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74]*[.$B$4]+[.D474]*[.$B$6]+[.E474]*[.$B$8]" office:value-type="float" office:value="0.02" calcext:value-type="float">
            <text:p>0.02</text:p>
          </table:table-cell>
          <table:table-cell table:formula="of:=[.C474]*[.$B$3]+[.D474]*[.$B$5]+[.E474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93970115571553" calcext:value-type="float">
            <text:p>1.94</text:p>
          </table:table-cell>
          <table:table-cell office:value-type="float" office:value="0.191121616770979" calcext:value-type="float">
            <text:p>0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75]*[.$B$4]+[.D475]*[.$B$6]+[.E475]*[.$B$8]" office:value-type="float" office:value="0.02" calcext:value-type="float">
            <text:p>0.02</text:p>
          </table:table-cell>
          <table:table-cell table:formula="of:=[.C475]*[.$B$3]+[.D475]*[.$B$5]+[.E475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08929935583254" calcext:value-type="float">
            <text:p>2.09</text:p>
          </table:table-cell>
          <table:table-cell office:value-type="float" office:value="0.244333093724325" calcext:value-type="float">
            <text:p>0.2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76]*[.$B$4]+[.D476]*[.$B$6]+[.E476]*[.$B$8]" office:value-type="float" office:value="0.02" calcext:value-type="float">
            <text:p>0.02</text:p>
          </table:table-cell>
          <table:table-cell table:formula="of:=[.C476]*[.$B$3]+[.D476]*[.$B$5]+[.E476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2535022391724" calcext:value-type="float">
            <text:p>2.25</text:p>
          </table:table-cell>
          <table:table-cell office:value-type="float" office:value="0.313180602817796" calcext:value-type="float">
            <text:p>0.3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77]*[.$B$4]+[.D477]*[.$B$6]+[.E477]*[.$B$8]" office:value-type="float" office:value="0.02" calcext:value-type="float">
            <text:p>0.02</text:p>
          </table:table-cell>
          <table:table-cell table:formula="of:=[.C477]*[.$B$3]+[.D477]*[.$B$5]+[.E477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1378495766098" calcext:value-type="float">
            <text:p>2.41</text:p>
          </table:table-cell>
          <table:table-cell office:value-type="float" office:value="0.391758827807065" calcext:value-type="float">
            <text:p>0.3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78]*[.$B$4]+[.D478]*[.$B$6]+[.E478]*[.$B$8]" office:value-type="float" office:value="0.02" calcext:value-type="float">
            <text:p>0.02</text:p>
          </table:table-cell>
          <table:table-cell table:formula="of:=[.C478]*[.$B$3]+[.D478]*[.$B$5]+[.E478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570746814399" calcext:value-type="float">
            <text:p>2.57</text:p>
          </table:table-cell>
          <table:table-cell office:value-type="float" office:value="0.480308787787445" calcext:value-type="float">
            <text:p>0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79]*[.$B$4]+[.D479]*[.$B$6]+[.E479]*[.$B$8]" office:value-type="float" office:value="0.02" calcext:value-type="float">
            <text:p>0.02</text:p>
          </table:table-cell>
          <table:table-cell table:formula="of:=[.C479]*[.$B$3]+[.D479]*[.$B$5]+[.E479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72118614623253" calcext:value-type="float">
            <text:p>2.72</text:p>
          </table:table-cell>
          <table:table-cell office:value-type="float" office:value="0.577048961132467" calcext:value-type="float">
            <text:p>0.5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80]*[.$B$4]+[.D480]*[.$B$6]+[.E480]*[.$B$8]" office:value-type="float" office:value="0.02" calcext:value-type="float">
            <text:p>0.02</text:p>
          </table:table-cell>
          <table:table-cell table:formula="of:=[.C480]*[.$B$3]+[.D480]*[.$B$5]+[.E480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88705542513993" calcext:value-type="float">
            <text:p>2.89</text:p>
          </table:table-cell>
          <table:table-cell office:value-type="float" office:value="0.697173589549251" calcext:value-type="float">
            <text:p>0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81]*[.$B$4]+[.D481]*[.$B$6]+[.E481]*[.$B$8]" office:value-type="float" office:value="0.02" calcext:value-type="float">
            <text:p>0.02</text:p>
          </table:table-cell>
          <table:table-cell table:formula="of:=[.C481]*[.$B$3]+[.D481]*[.$B$5]+[.E481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03735196091285" calcext:value-type="float">
            <text:p>3.04</text:p>
          </table:table-cell>
          <table:table-cell office:value-type="float" office:value="0.819717000638191" calcext:value-type="float">
            <text:p>0.8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82]*[.$B$4]+[.D482]*[.$B$6]+[.E482]*[.$B$8]" office:value-type="float" office:value="0.02" calcext:value-type="float">
            <text:p>0.02</text:p>
          </table:table-cell>
          <table:table-cell table:formula="of:=[.C482]*[.$B$3]+[.D482]*[.$B$5]+[.E482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206402718905" calcext:value-type="float">
            <text:p>3.21</text:p>
          </table:table-cell>
          <table:table-cell office:value-type="float" office:value="0.973150644002464" calcext:value-type="float">
            <text:p>0.9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83]*[.$B$4]+[.D483]*[.$B$6]+[.E483]*[.$B$8]" office:value-type="float" office:value="0.02" calcext:value-type="float">
            <text:p>0.02</text:p>
          </table:table-cell>
          <table:table-cell table:formula="of:=[.C483]*[.$B$3]+[.D483]*[.$B$5]+[.E483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36131405290799" calcext:value-type="float">
            <text:p>3.36</text:p>
          </table:table-cell>
          <table:table-cell office:value-type="float" office:value="1.12944791357825" calcext:value-type="float">
            <text:p>1.1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84]*[.$B$4]+[.D484]*[.$B$6]+[.E484]*[.$B$8]" office:value-type="float" office:value="0.02" calcext:value-type="float">
            <text:p>0.02</text:p>
          </table:table-cell>
          <table:table-cell table:formula="of:=[.C484]*[.$B$3]+[.D484]*[.$B$5]+[.E484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51648986125053" calcext:value-type="float">
            <text:p>3.52</text:p>
          </table:table-cell>
          <table:table-cell office:value-type="float" office:value="1.30170840205718" calcext:value-type="float">
            <text:p>1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85]*[.$B$4]+[.D485]*[.$B$6]+[.E485]*[.$B$8]" office:value-type="float" office:value="0.02" calcext:value-type="float">
            <text:p>0.02</text:p>
          </table:table-cell>
          <table:table-cell table:formula="of:=[.C485]*[.$B$3]+[.D485]*[.$B$5]+[.E485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6568241165542" calcext:value-type="float">
            <text:p>3.67</text:p>
          </table:table-cell>
          <table:table-cell office:value-type="float" office:value="1.48243229630465" calcext:value-type="float">
            <text:p>1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86]*[.$B$4]+[.D486]*[.$B$6]+[.E486]*[.$B$8]" office:value-type="float" office:value="0.02" calcext:value-type="float">
            <text:p>0.02</text:p>
          </table:table-cell>
          <table:table-cell table:formula="of:=[.C486]*[.$B$3]+[.D486]*[.$B$5]+[.E486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83913734517769" calcext:value-type="float">
            <text:p>3.84</text:p>
          </table:table-cell>
          <table:table-cell office:value-type="float" office:value="1.71246258806793" calcext:value-type="float">
            <text:p>1.7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87]*[.$B$4]+[.D487]*[.$B$6]+[.E487]*[.$B$8]" office:value-type="float" office:value="0.02" calcext:value-type="float">
            <text:p>0.02</text:p>
          </table:table-cell>
          <table:table-cell table:formula="of:=[.C487]*[.$B$3]+[.D487]*[.$B$5]+[.E487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98424462003128" calcext:value-type="float">
            <text:p>3.98</text:p>
          </table:table-cell>
          <table:table-cell office:value-type="float" office:value="1.92193591329329" calcext:value-type="float">
            <text:p>1.9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88]*[.$B$4]+[.D488]*[.$B$6]+[.E488]*[.$B$8]" office:value-type="float" office:value="0.02" calcext:value-type="float">
            <text:p>0.02</text:p>
          </table:table-cell>
          <table:table-cell table:formula="of:=[.C488]*[.$B$3]+[.D488]*[.$B$5]+[.E488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.13892810771137" calcext:value-type="float">
            <text:p>4.14</text:p>
          </table:table-cell>
          <table:table-cell office:value-type="float" office:value="2.1627364579444" calcext:value-type="float">
            <text:p>2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89]*[.$B$4]+[.D489]*[.$B$6]+[.E489]*[.$B$8]" office:value-type="float" office:value="0.02" calcext:value-type="float">
            <text:p>0.02</text:p>
          </table:table-cell>
          <table:table-cell table:formula="of:=[.C489]*[.$B$3]+[.D489]*[.$B$5]+[.E489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.2908294819174" calcext:value-type="float">
            <text:p>4.29</text:p>
          </table:table-cell>
          <table:table-cell office:value-type="float" office:value="2.41731565506736" calcext:value-type="float">
            <text:p>2.4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90]*[.$B$4]+[.D490]*[.$B$6]+[.E490]*[.$B$8]" office:value-type="float" office:value="0.02" calcext:value-type="float">
            <text:p>0.02</text:p>
          </table:table-cell>
          <table:table-cell table:formula="of:=[.C490]*[.$B$3]+[.D490]*[.$B$5]+[.E490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.44141892058129" calcext:value-type="float">
            <text:p>4.44</text:p>
          </table:table-cell>
          <table:table-cell office:value-type="float" office:value="2.68874684330435" calcext:value-type="float">
            <text:p>2.6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91]*[.$B$4]+[.D491]*[.$B$6]+[.E491]*[.$B$8]" office:value-type="float" office:value="0.02" calcext:value-type="float">
            <text:p>0.02</text:p>
          </table:table-cell>
          <table:table-cell table:formula="of:=[.C491]*[.$B$3]+[.D491]*[.$B$5]+[.E491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.592726635287" calcext:value-type="float">
            <text:p>4.59</text:p>
          </table:table-cell>
          <table:table-cell office:value-type="float" office:value="2.9801994256044" calcext:value-type="float">
            <text:p>2.9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92]*[.$B$4]+[.D492]*[.$B$6]+[.E492]*[.$B$8]" office:value-type="float" office:value="0.02" calcext:value-type="float">
            <text:p>0.02</text:p>
          </table:table-cell>
          <table:table-cell table:formula="of:=[.C492]*[.$B$3]+[.D492]*[.$B$5]+[.E492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.74178856551617" calcext:value-type="float">
            <text:p>4.74</text:p>
          </table:table-cell>
          <table:table-cell office:value-type="float" office:value="3.28703090979535" calcext:value-type="float">
            <text:p>3.2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93]*[.$B$4]+[.D493]*[.$B$6]+[.E493]*[.$B$8]" office:value-type="float" office:value="0.02" calcext:value-type="float">
            <text:p>0.02</text:p>
          </table:table-cell>
          <table:table-cell table:formula="of:=[.C493]*[.$B$3]+[.D493]*[.$B$5]+[.E493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.88950735529411" calcext:value-type="float">
            <text:p>4.89</text:p>
          </table:table-cell>
          <table:table-cell office:value-type="float" office:value="3.61029948002128" calcext:value-type="float">
            <text:p>3.6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94]*[.$B$4]+[.D494]*[.$B$6]+[.E494]*[.$B$8]" office:value-type="float" office:value="0.02" calcext:value-type="float">
            <text:p>0.02</text:p>
          </table:table-cell>
          <table:table-cell table:formula="of:=[.C494]*[.$B$3]+[.D494]*[.$B$5]+[.E494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.03890593502856" calcext:value-type="float">
            <text:p>5.04</text:p>
          </table:table-cell>
          <table:table-cell office:value-type="float" office:value="3.95815417219682" calcext:value-type="float">
            <text:p>3.9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95]*[.$B$4]+[.D495]*[.$B$6]+[.E495]*[.$B$8]" office:value-type="float" office:value="0.02" calcext:value-type="float">
            <text:p>0.02</text:p>
          </table:table-cell>
          <table:table-cell table:formula="of:=[.C495]*[.$B$3]+[.D495]*[.$B$5]+[.E495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.18545946915794" calcext:value-type="float">
            <text:p>5.19</text:p>
          </table:table-cell>
          <table:table-cell office:value-type="float" office:value="4.319451394832" calcext:value-type="float">
            <text:p>4.3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96]*[.$B$4]+[.D496]*[.$B$6]+[.E496]*[.$B$8]" office:value-type="float" office:value="0.02" calcext:value-type="float">
            <text:p>0.02</text:p>
          </table:table-cell>
          <table:table-cell table:formula="of:=[.C496]*[.$B$3]+[.D496]*[.$B$5]+[.E496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.32996905154249" calcext:value-type="float">
            <text:p>5.33</text:p>
          </table:table-cell>
          <table:table-cell office:value-type="float" office:value="4.69628530843781" calcext:value-type="float">
            <text:p>4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97]*[.$B$4]+[.D497]*[.$B$6]+[.E497]*[.$B$8]" office:value-type="float" office:value="0.02" calcext:value-type="float">
            <text:p>0.02</text:p>
          </table:table-cell>
          <table:table-cell table:formula="of:=[.C497]*[.$B$3]+[.D497]*[.$B$5]+[.E497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.4729083269784" calcext:value-type="float">
            <text:p>5.47</text:p>
          </table:table-cell>
          <table:table-cell office:value-type="float" office:value="5.089347920036" calcext:value-type="float">
            <text:p>5.0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98]*[.$B$4]+[.D498]*[.$B$6]+[.E498]*[.$B$8]" office:value-type="float" office:value="0.02" calcext:value-type="float">
            <text:p>0.02</text:p>
          </table:table-cell>
          <table:table-cell table:formula="of:=[.C498]*[.$B$3]+[.D498]*[.$B$5]+[.E498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.62497531781282" calcext:value-type="float">
            <text:p>5.62</text:p>
          </table:table-cell>
          <table:table-cell office:value-type="float" office:value="5.53013571066301" calcext:value-type="float">
            <text:p>5.5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99]*[.$B$4]+[.D499]*[.$B$6]+[.E499]*[.$B$8]" office:value-type="float" office:value="0.02" calcext:value-type="float">
            <text:p>0.02</text:p>
          </table:table-cell>
          <table:table-cell table:formula="of:=[.C499]*[.$B$3]+[.D499]*[.$B$5]+[.E499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.7625412279154" calcext:value-type="float">
            <text:p>5.76</text:p>
          </table:table-cell>
          <table:table-cell office:value-type="float" office:value="5.94995375359396" calcext:value-type="float">
            <text:p>5.9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00]*[.$B$4]+[.D500]*[.$B$6]+[.E500]*[.$B$8]" office:value-type="float" office:value="0.02" calcext:value-type="float">
            <text:p>0.02</text:p>
          </table:table-cell>
          <table:table-cell table:formula="of:=[.C500]*[.$B$3]+[.D500]*[.$B$5]+[.E500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.90356513120865" calcext:value-type="float">
            <text:p>5.90</text:p>
          </table:table-cell>
          <table:table-cell office:value-type="float" office:value="6.40169461282071" calcext:value-type="float">
            <text:p>6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01]*[.$B$4]+[.D501]*[.$B$6]+[.E501]*[.$B$8]" office:value-type="float" office:value="0.02" calcext:value-type="float">
            <text:p>0.02</text:p>
          </table:table-cell>
          <table:table-cell table:formula="of:=[.C501]*[.$B$3]+[.D501]*[.$B$5]+[.E501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.04841630516073" calcext:value-type="float">
            <text:p>6.05</text:p>
          </table:table-cell>
          <table:table-cell office:value-type="float" office:value="6.88727490497675" calcext:value-type="float">
            <text:p>6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02]*[.$B$4]+[.D502]*[.$B$6]+[.E502]*[.$B$8]" office:value-type="float" office:value="0.02" calcext:value-type="float">
            <text:p>0.02</text:p>
          </table:table-cell>
          <table:table-cell table:formula="of:=[.C502]*[.$B$3]+[.D502]*[.$B$5]+[.E502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.18338967960464" calcext:value-type="float">
            <text:p>6.18</text:p>
          </table:table-cell>
          <table:table-cell office:value-type="float" office:value="7.36159924222251" calcext:value-type="float">
            <text:p>7.3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03]*[.$B$4]+[.D503]*[.$B$6]+[.E503]*[.$B$8]" office:value-type="float" office:value="0.02" calcext:value-type="float">
            <text:p>0.02</text:p>
          </table:table-cell>
          <table:table-cell table:formula="of:=[.C503]*[.$B$3]+[.D503]*[.$B$5]+[.E503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.33017516016778" calcext:value-type="float">
            <text:p>6.33</text:p>
          </table:table-cell>
          <table:table-cell office:value-type="float" office:value="7.90096908322135" calcext:value-type="float">
            <text:p>7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04]*[.$B$4]+[.D504]*[.$B$6]+[.E504]*[.$B$8]" office:value-type="float" office:value="0.02" calcext:value-type="float">
            <text:p>0.02</text:p>
          </table:table-cell>
          <table:table-cell table:formula="of:=[.C504]*[.$B$3]+[.D504]*[.$B$5]+[.E504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.47067884357959" calcext:value-type="float">
            <text:p>6.47</text:p>
          </table:table-cell>
          <table:table-cell office:value-type="float" office:value="8.44152236076785" calcext:value-type="float">
            <text:p>8.4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05]*[.$B$4]+[.D505]*[.$B$6]+[.E505]*[.$B$8]" office:value-type="float" office:value="0.02" calcext:value-type="float">
            <text:p>0.02</text:p>
          </table:table-cell>
          <table:table-cell table:formula="of:=[.C505]*[.$B$3]+[.D505]*[.$B$5]+[.E505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.60927418327678" calcext:value-type="float">
            <text:p>6.61</text:p>
          </table:table-cell>
          <table:table-cell office:value-type="float" office:value="8.99696954489444" calcext:value-type="float">
            <text:p>9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06]*[.$B$4]+[.D506]*[.$B$6]+[.E506]*[.$B$8]" office:value-type="float" office:value="0.02" calcext:value-type="float">
            <text:p>0.02</text:p>
          </table:table-cell>
          <table:table-cell table:formula="of:=[.C506]*[.$B$3]+[.D506]*[.$B$5]+[.E506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.75107157265377" calcext:value-type="float">
            <text:p>6.75</text:p>
          </table:table-cell>
          <table:table-cell office:value-type="float" office:value="9.58842056161948" calcext:value-type="float">
            <text:p>9.5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07]*[.$B$4]+[.D507]*[.$B$6]+[.E507]*[.$B$8]" office:value-type="float" office:value="0.02" calcext:value-type="float">
            <text:p>0.02</text:p>
          </table:table-cell>
          <table:table-cell table:formula="of:=[.C507]*[.$B$3]+[.D507]*[.$B$5]+[.E507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.88621194509434" calcext:value-type="float">
            <text:p>6.89</text:p>
          </table:table-cell>
          <table:table-cell office:value-type="float" office:value="10.1775928021982" calcext:value-type="float">
            <text:p>10.1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08]*[.$B$4]+[.D508]*[.$B$6]+[.E508]*[.$B$8]" office:value-type="float" office:value="0.02" calcext:value-type="float">
            <text:p>0.02</text:p>
          </table:table-cell>
          <table:table-cell table:formula="of:=[.C508]*[.$B$3]+[.D508]*[.$B$5]+[.E508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.02435386041592" calcext:value-type="float">
            <text:p>7.02</text:p>
          </table:table-cell>
          <table:table-cell office:value-type="float" office:value="10.8021837575814" calcext:value-type="float">
            <text:p>10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09]*[.$B$4]+[.D509]*[.$B$6]+[.E509]*[.$B$8]" office:value-type="float" office:value="0.02" calcext:value-type="float">
            <text:p>0.02</text:p>
          </table:table-cell>
          <table:table-cell table:formula="of:=[.C509]*[.$B$3]+[.D509]*[.$B$5]+[.E509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.16392557992855" calcext:value-type="float">
            <text:p>7.16</text:p>
          </table:table-cell>
          <table:table-cell office:value-type="float" office:value="11.4593664853537" calcext:value-type="float">
            <text:p>11.4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10]*[.$B$4]+[.D510]*[.$B$6]+[.E510]*[.$B$8]" office:value-type="float" office:value="0.02" calcext:value-type="float">
            <text:p>0.02</text:p>
          </table:table-cell>
          <table:table-cell table:formula="of:=[.C510]*[.$B$3]+[.D510]*[.$B$5]+[.E510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.30350970759872" calcext:value-type="float">
            <text:p>7.30</text:p>
          </table:table-cell>
          <table:table-cell office:value-type="float" office:value="12.1413784769585" calcext:value-type="float">
            <text:p>12.1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11]*[.$B$4]+[.D511]*[.$B$6]+[.E511]*[.$B$8]" office:value-type="float" office:value="0.02" calcext:value-type="float">
            <text:p>0.02</text:p>
          </table:table-cell>
          <table:table-cell table:formula="of:=[.C511]*[.$B$3]+[.D511]*[.$B$5]+[.E511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.44019213671811" calcext:value-type="float">
            <text:p>7.44</text:p>
          </table:table-cell>
          <table:table-cell office:value-type="float" office:value="12.8369659964825" calcext:value-type="float">
            <text:p>12.8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12]*[.$B$4]+[.D512]*[.$B$6]+[.E512]*[.$B$8]" office:value-type="float" office:value="0.02" calcext:value-type="float">
            <text:p>0.02</text:p>
          </table:table-cell>
          <table:table-cell table:formula="of:=[.C512]*[.$B$3]+[.D512]*[.$B$5]+[.E512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.57874474369833" calcext:value-type="float">
            <text:p>7.58</text:p>
          </table:table-cell>
          <table:table-cell office:value-type="float" office:value="13.5664721412874" calcext:value-type="float">
            <text:p>13.5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13]*[.$B$4]+[.D513]*[.$B$6]+[.E513]*[.$B$8]" office:value-type="float" office:value="0.02" calcext:value-type="float">
            <text:p>0.02</text:p>
          </table:table-cell>
          <table:table-cell table:formula="of:=[.C513]*[.$B$3]+[.D513]*[.$B$5]+[.E513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.71551888420717" calcext:value-type="float">
            <text:p>7.72</text:p>
          </table:table-cell>
          <table:table-cell office:value-type="float" office:value="14.3120552585269" calcext:value-type="float">
            <text:p>14.3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14]*[.$B$4]+[.D514]*[.$B$6]+[.E514]*[.$B$8]" office:value-type="float" office:value="0.02" calcext:value-type="float">
            <text:p>0.02</text:p>
          </table:table-cell>
          <table:table-cell table:formula="of:=[.C514]*[.$B$3]+[.D514]*[.$B$5]+[.E514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.85668790290544" calcext:value-type="float">
            <text:p>7.86</text:p>
          </table:table-cell>
          <table:table-cell office:value-type="float" office:value="15.1099874859764" calcext:value-type="float">
            <text:p>15.1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15]*[.$B$4]+[.D515]*[.$B$6]+[.E515]*[.$B$8]" office:value-type="float" office:value="0.02" calcext:value-type="float">
            <text:p>0.02</text:p>
          </table:table-cell>
          <table:table-cell table:formula="of:=[.C515]*[.$B$3]+[.D515]*[.$B$5]+[.E515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.97654489998866" calcext:value-type="float">
            <text:p>7.98</text:p>
          </table:table-cell>
          <table:table-cell office:value-type="float" office:value="15.8097083350155" calcext:value-type="float">
            <text:p>15.8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16]*[.$B$4]+[.D516]*[.$B$6]+[.E516]*[.$B$8]" office:value-type="float" office:value="0.02" calcext:value-type="float">
            <text:p>0.02</text:p>
          </table:table-cell>
          <table:table-cell table:formula="of:=[.C516]*[.$B$3]+[.D516]*[.$B$5]+[.E516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.1290216411556" calcext:value-type="float">
            <text:p>8.13</text:p>
          </table:table-cell>
          <table:table-cell office:value-type="float" office:value="16.7337682793734" calcext:value-type="float">
            <text:p>16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17]*[.$B$4]+[.D517]*[.$B$6]+[.E517]*[.$B$8]" office:value-type="float" office:value="0.02" calcext:value-type="float">
            <text:p>0.02</text:p>
          </table:table-cell>
          <table:table-cell table:formula="of:=[.C517]*[.$B$3]+[.D517]*[.$B$5]+[.E517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.26383632366938" calcext:value-type="float">
            <text:p>8.26</text:p>
          </table:table-cell>
          <table:table-cell office:value-type="float" office:value="17.5788705508119" calcext:value-type="float">
            <text:p>17.5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18]*[.$B$4]+[.D518]*[.$B$6]+[.E518]*[.$B$8]" office:value-type="float" office:value="0.02" calcext:value-type="float">
            <text:p>0.02</text:p>
          </table:table-cell>
          <table:table-cell table:formula="of:=[.C518]*[.$B$3]+[.D518]*[.$B$5]+[.E518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.40602016350642" calcext:value-type="float">
            <text:p>8.41</text:p>
          </table:table-cell>
          <table:table-cell office:value-type="float" office:value="18.498739275452" calcext:value-type="float">
            <text:p>18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19]*[.$B$4]+[.D519]*[.$B$6]+[.E519]*[.$B$8]" office:value-type="float" office:value="0.02" calcext:value-type="float">
            <text:p>0.02</text:p>
          </table:table-cell>
          <table:table-cell table:formula="of:=[.C519]*[.$B$3]+[.D519]*[.$B$5]+[.E519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.54808372794923" calcext:value-type="float">
            <text:p>8.55</text:p>
          </table:table-cell>
          <table:table-cell office:value-type="float" office:value="19.4511480861041" calcext:value-type="float">
            <text:p>19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20]*[.$B$4]+[.D520]*[.$B$6]+[.E520]*[.$B$8]" office:value-type="float" office:value="0.02" calcext:value-type="float">
            <text:p>0.02</text:p>
          </table:table-cell>
          <table:table-cell table:formula="of:=[.C520]*[.$B$3]+[.D520]*[.$B$5]+[.E520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.68256355126806" calcext:value-type="float">
            <text:p>8.68</text:p>
          </table:table-cell>
          <table:table-cell office:value-type="float" office:value="20.3804758795508" calcext:value-type="float">
            <text:p>20.3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21]*[.$B$4]+[.D521]*[.$B$6]+[.E521]*[.$B$8]" office:value-type="float" office:value="0.02" calcext:value-type="float">
            <text:p>0.02</text:p>
          </table:table-cell>
          <table:table-cell table:formula="of:=[.C521]*[.$B$3]+[.D521]*[.$B$5]+[.E521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.82197049068561" calcext:value-type="float">
            <text:p>8.82</text:p>
          </table:table-cell>
          <table:table-cell office:value-type="float" office:value="21.3738978502378" calcext:value-type="float">
            <text:p>21.3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22]*[.$B$4]+[.D522]*[.$B$6]+[.E522]*[.$B$8]" office:value-type="float" office:value="0.02" calcext:value-type="float">
            <text:p>0.02</text:p>
          </table:table-cell>
          <table:table-cell table:formula="of:=[.C522]*[.$B$3]+[.D522]*[.$B$5]+[.E522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.9626437801756" calcext:value-type="float">
            <text:p>8.96</text:p>
          </table:table-cell>
          <table:table-cell office:value-type="float" office:value="22.4105367014396" calcext:value-type="float">
            <text:p>22.4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23]*[.$B$4]+[.D523]*[.$B$6]+[.E523]*[.$B$8]" office:value-type="float" office:value="0.02" calcext:value-type="float">
            <text:p>0.02</text:p>
          </table:table-cell>
          <table:table-cell table:formula="of:=[.C523]*[.$B$3]+[.D523]*[.$B$5]+[.E523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.10114371067865" calcext:value-type="float">
            <text:p>9.10</text:p>
          </table:table-cell>
          <table:table-cell office:value-type="float" office:value="23.4619950423641" calcext:value-type="float">
            <text:p>23.4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24]*[.$B$4]+[.D524]*[.$B$6]+[.E524]*[.$B$8]" office:value-type="float" office:value="0.02" calcext:value-type="float">
            <text:p>0.02</text:p>
          </table:table-cell>
          <table:table-cell table:formula="of:=[.C524]*[.$B$3]+[.D524]*[.$B$5]+[.E524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.24387221031054" calcext:value-type="float">
            <text:p>9.24</text:p>
          </table:table-cell>
          <table:table-cell office:value-type="float" office:value="24.5848685693039" calcext:value-type="float">
            <text:p>24.5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25]*[.$B$4]+[.D525]*[.$B$6]+[.E525]*[.$B$8]" office:value-type="float" office:value="0.02" calcext:value-type="float">
            <text:p>0.02</text:p>
          </table:table-cell>
          <table:table-cell table:formula="of:=[.C525]*[.$B$3]+[.D525]*[.$B$5]+[.E525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.38667237020927" calcext:value-type="float">
            <text:p>9.39</text:p>
          </table:table-cell>
          <table:table-cell office:value-type="float" office:value="25.7405017576072" calcext:value-type="float">
            <text:p>25.7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26]*[.$B$4]+[.D526]*[.$B$6]+[.E526]*[.$B$8]" office:value-type="float" office:value="0.02" calcext:value-type="float">
            <text:p>0.02</text:p>
          </table:table-cell>
          <table:table-cell table:formula="of:=[.C526]*[.$B$3]+[.D526]*[.$B$5]+[.E526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.52993674443295" calcext:value-type="float">
            <text:p>9.53</text:p>
          </table:table-cell>
          <table:table-cell office:value-type="float" office:value="26.9320608030513" calcext:value-type="float">
            <text:p>26.9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27]*[.$B$4]+[.D527]*[.$B$6]+[.E527]*[.$B$8]" office:value-type="float" office:value="0.02" calcext:value-type="float">
            <text:p>0.02</text:p>
          </table:table-cell>
          <table:table-cell table:formula="of:=[.C527]*[.$B$3]+[.D527]*[.$B$5]+[.E527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.67111994622833" calcext:value-type="float">
            <text:p>9.67</text:p>
          </table:table-cell>
          <table:table-cell office:value-type="float" office:value="28.1476206301433" calcext:value-type="float">
            <text:p>28.1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28]*[.$B$4]+[.D528]*[.$B$6]+[.E528]*[.$B$8]" office:value-type="float" office:value="0.02" calcext:value-type="float">
            <text:p>0.02</text:p>
          </table:table-cell>
          <table:table-cell table:formula="of:=[.C528]*[.$B$3]+[.D528]*[.$B$5]+[.E528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.82066410157468" calcext:value-type="float">
            <text:p>9.82</text:p>
          </table:table-cell>
          <table:table-cell office:value-type="float" office:value="29.4749704186571" calcext:value-type="float">
            <text:p>29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29]*[.$B$4]+[.D529]*[.$B$6]+[.E529]*[.$B$8]" office:value-type="float" office:value="0.02" calcext:value-type="float">
            <text:p>0.02</text:p>
          </table:table-cell>
          <table:table-cell table:formula="of:=[.C529]*[.$B$3]+[.D529]*[.$B$5]+[.E529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.96357192766347" calcext:value-type="float">
            <text:p>9.96</text:p>
          </table:table-cell>
          <table:table-cell office:value-type="float" office:value="30.7788035468517" calcext:value-type="float">
            <text:p>30.7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30]*[.$B$4]+[.D530]*[.$B$6]+[.E530]*[.$B$8]" office:value-type="float" office:value="0.02" calcext:value-type="float">
            <text:p>0.02</text:p>
          </table:table-cell>
          <table:table-cell table:formula="of:=[.C530]*[.$B$3]+[.D530]*[.$B$5]+[.E530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.1300241854487" calcext:value-type="float">
            <text:p>10.13</text:p>
          </table:table-cell>
          <table:table-cell office:value-type="float" office:value="32.3485473434517" calcext:value-type="float">
            <text:p>32.3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31]*[.$B$4]+[.D531]*[.$B$6]+[.E531]*[.$B$8]" office:value-type="float" office:value="0.02" calcext:value-type="float">
            <text:p>0.02</text:p>
          </table:table-cell>
          <table:table-cell table:formula="of:=[.C531]*[.$B$3]+[.D531]*[.$B$5]+[.E531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.2612789374073" calcext:value-type="float">
            <text:p>10.26</text:p>
          </table:table-cell>
          <table:table-cell office:value-type="float" office:value="33.6207526798947" calcext:value-type="float">
            <text:p>33.6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32]*[.$B$4]+[.D532]*[.$B$6]+[.E532]*[.$B$8]" office:value-type="float" office:value="0.02" calcext:value-type="float">
            <text:p>0.02</text:p>
          </table:table-cell>
          <table:table-cell table:formula="of:=[.C532]*[.$B$3]+[.D532]*[.$B$5]+[.E532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.4098395877156" calcext:value-type="float">
            <text:p>10.41</text:p>
          </table:table-cell>
          <table:table-cell office:value-type="float" office:value="35.1041708428122" calcext:value-type="float">
            <text:p>35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33]*[.$B$4]+[.D533]*[.$B$6]+[.E533]*[.$B$8]" office:value-type="float" office:value="0.02" calcext:value-type="float">
            <text:p>0.02</text:p>
          </table:table-cell>
          <table:table-cell table:formula="of:=[.C533]*[.$B$3]+[.D533]*[.$B$5]+[.E533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.5607793065712" calcext:value-type="float">
            <text:p>10.56</text:p>
          </table:table-cell>
          <table:table-cell office:value-type="float" office:value="36.6554947917725" calcext:value-type="float">
            <text:p>36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34]*[.$B$4]+[.D534]*[.$B$6]+[.E534]*[.$B$8]" office:value-type="float" office:value="0.02" calcext:value-type="float">
            <text:p>0.02</text:p>
          </table:table-cell>
          <table:table-cell table:formula="of:=[.C534]*[.$B$3]+[.D534]*[.$B$5]+[.E534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.7146093160313" calcext:value-type="float">
            <text:p>10.71</text:p>
          </table:table-cell>
          <table:table-cell office:value-type="float" office:value="38.2819601060864" calcext:value-type="float">
            <text:p>38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35]*[.$B$4]+[.D535]*[.$B$6]+[.E535]*[.$B$8]" office:value-type="float" office:value="0.02" calcext:value-type="float">
            <text:p>0.02</text:p>
          </table:table-cell>
          <table:table-cell table:formula="of:=[.C535]*[.$B$3]+[.D535]*[.$B$5]+[.E535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.8705666300268" calcext:value-type="float">
            <text:p>10.87</text:p>
          </table:table-cell>
          <table:table-cell office:value-type="float" office:value="39.9889609160987" calcext:value-type="float">
            <text:p>39.9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36]*[.$B$4]+[.D536]*[.$B$6]+[.E536]*[.$B$8]" office:value-type="float" office:value="0.02" calcext:value-type="float">
            <text:p>0.02</text:p>
          </table:table-cell>
          <table:table-cell table:formula="of:=[.C536]*[.$B$3]+[.D536]*[.$B$5]+[.E536]*[.$B$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04817056750945" calcext:value-type="float">
            <text:p>0.10</text:p>
          </table:table-cell>
          <table:table-cell office:value-type="float" office:value="0.0000042758643813431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37]*[.$B$4]+[.D537]*[.$B$6]+[.E537]*[.$B$8]" office:value-type="float" office:value="0.091" calcext:value-type="float">
            <text:p>0.091</text:p>
          </table:table-cell>
          <table:table-cell table:formula="of:=[.C537]*[.$B$3]+[.D537]*[.$B$5]+[.E537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0.20967031155158" calcext:value-type="float">
            <text:p>0.21</text:p>
          </table:table-cell>
          <table:table-cell office:value-type="float" office:value="0.000017074649520218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38]*[.$B$4]+[.D538]*[.$B$6]+[.E538]*[.$B$8]" office:value-type="float" office:value="0.091" calcext:value-type="float">
            <text:p>0.091</text:p>
          </table:table-cell>
          <table:table-cell table:formula="of:=[.C538]*[.$B$3]+[.D538]*[.$B$5]+[.E538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0.323110231754588" calcext:value-type="float">
            <text:p>0.32</text:p>
          </table:table-cell>
          <table:table-cell office:value-type="float" office:value="0.00070413926221430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39]*[.$B$4]+[.D539]*[.$B$6]+[.E539]*[.$B$8]" office:value-type="float" office:value="0.091" calcext:value-type="float">
            <text:p>0.091</text:p>
          </table:table-cell>
          <table:table-cell table:formula="of:=[.C539]*[.$B$3]+[.D539]*[.$B$5]+[.E539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0.435336307102105" calcext:value-type="float">
            <text:p>0.44</text:p>
          </table:table-cell>
          <table:table-cell office:value-type="float" office:value="0.0021364821678213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40]*[.$B$4]+[.D540]*[.$B$6]+[.E540]*[.$B$8]" office:value-type="float" office:value="0.091" calcext:value-type="float">
            <text:p>0.091</text:p>
          </table:table-cell>
          <table:table-cell table:formula="of:=[.C540]*[.$B$3]+[.D540]*[.$B$5]+[.E540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0.555625224199225" calcext:value-type="float">
            <text:p>0.56</text:p>
          </table:table-cell>
          <table:table-cell office:value-type="float" office:value="0.00509574507035315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41]*[.$B$4]+[.D541]*[.$B$6]+[.E541]*[.$B$8]" office:value-type="float" office:value="0.091" calcext:value-type="float">
            <text:p>0.091</text:p>
          </table:table-cell>
          <table:table-cell table:formula="of:=[.C541]*[.$B$3]+[.D541]*[.$B$5]+[.E541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0.680307203197465" calcext:value-type="float">
            <text:p>0.68</text:p>
          </table:table-cell>
          <table:table-cell office:value-type="float" office:value="0.010470091256965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42]*[.$B$4]+[.D542]*[.$B$6]+[.E542]*[.$B$8]" office:value-type="float" office:value="0.091" calcext:value-type="float">
            <text:p>0.091</text:p>
          </table:table-cell>
          <table:table-cell table:formula="of:=[.C542]*[.$B$3]+[.D542]*[.$B$5]+[.E542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0.796231996822183" calcext:value-type="float">
            <text:p>0.80</text:p>
          </table:table-cell>
          <table:table-cell office:value-type="float" office:value="0.0180436527531967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43]*[.$B$4]+[.D543]*[.$B$6]+[.E543]*[.$B$8]" office:value-type="float" office:value="0.091" calcext:value-type="float">
            <text:p>0.091</text:p>
          </table:table-cell>
          <table:table-cell table:formula="of:=[.C543]*[.$B$3]+[.D543]*[.$B$5]+[.E543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0.926595942639224" calcext:value-type="float">
            <text:p>0.93</text:p>
          </table:table-cell>
          <table:table-cell office:value-type="float" office:value="0.0302643123473786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44]*[.$B$4]+[.D544]*[.$B$6]+[.E544]*[.$B$8]" office:value-type="float" office:value="0.091" calcext:value-type="float">
            <text:p>0.091</text:p>
          </table:table-cell>
          <table:table-cell table:formula="of:=[.C544]*[.$B$3]+[.D544]*[.$B$5]+[.E544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1.05718524007216" calcext:value-type="float">
            <text:p>1.06</text:p>
          </table:table-cell>
          <table:table-cell office:value-type="float" office:value="0.0471711459308304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45]*[.$B$4]+[.D545]*[.$B$6]+[.E545]*[.$B$8]" office:value-type="float" office:value="0.091" calcext:value-type="float">
            <text:p>0.091</text:p>
          </table:table-cell>
          <table:table-cell table:formula="of:=[.C545]*[.$B$3]+[.D545]*[.$B$5]+[.E545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1.18781837697147" calcext:value-type="float">
            <text:p>1.19</text:p>
          </table:table-cell>
          <table:table-cell office:value-type="float" office:value="0.0695531478222832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46]*[.$B$4]+[.D546]*[.$B$6]+[.E546]*[.$B$8]" office:value-type="float" office:value="0.091" calcext:value-type="float">
            <text:p>0.091</text:p>
          </table:table-cell>
          <table:table-cell table:formula="of:=[.C546]*[.$B$3]+[.D546]*[.$B$5]+[.E546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1.32387792484198" calcext:value-type="float">
            <text:p>1.32</text:p>
          </table:table-cell>
          <table:table-cell office:value-type="float" office:value="0.0993797644592077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47]*[.$B$4]+[.D547]*[.$B$6]+[.E547]*[.$B$8]" office:value-type="float" office:value="0.091" calcext:value-type="float">
            <text:p>0.091</text:p>
          </table:table-cell>
          <table:table-cell table:formula="of:=[.C547]*[.$B$3]+[.D547]*[.$B$5]+[.E547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1.45937657991116" calcext:value-type="float">
            <text:p>1.46</text:p>
          </table:table-cell>
          <table:table-cell office:value-type="float" office:value="0.136624080199655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48]*[.$B$4]+[.D548]*[.$B$6]+[.E548]*[.$B$8]" office:value-type="float" office:value="0.091" calcext:value-type="float">
            <text:p>0.091</text:p>
          </table:table-cell>
          <table:table-cell table:formula="of:=[.C548]*[.$B$3]+[.D548]*[.$B$5]+[.E548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1.59864642045417" calcext:value-type="float">
            <text:p>1.60</text:p>
          </table:table-cell>
          <table:table-cell office:value-type="float" office:value="0.183455357198399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49]*[.$B$4]+[.D549]*[.$B$6]+[.E549]*[.$B$8]" office:value-type="float" office:value="0.091" calcext:value-type="float">
            <text:p>0.091</text:p>
          </table:table-cell>
          <table:table-cell table:formula="of:=[.C549]*[.$B$3]+[.D549]*[.$B$5]+[.E549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1.73684553396722" calcext:value-type="float">
            <text:p>1.74</text:p>
          </table:table-cell>
          <table:table-cell office:value-type="float" office:value="0.23926085987471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50]*[.$B$4]+[.D550]*[.$B$6]+[.E550]*[.$B$8]" office:value-type="float" office:value="0.091" calcext:value-type="float">
            <text:p>0.091</text:p>
          </table:table-cell>
          <table:table-cell table:formula="of:=[.C550]*[.$B$3]+[.D550]*[.$B$5]+[.E550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1.8717981379734" calcext:value-type="float">
            <text:p>1.87</text:p>
          </table:table-cell>
          <table:table-cell office:value-type="float" office:value="0.303784289873559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51]*[.$B$4]+[.D551]*[.$B$6]+[.E551]*[.$B$8]" office:value-type="float" office:value="0.091" calcext:value-type="float">
            <text:p>0.091</text:p>
          </table:table-cell>
          <table:table-cell table:formula="of:=[.C551]*[.$B$3]+[.D551]*[.$B$5]+[.E551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2.01975745736451" calcext:value-type="float">
            <text:p>2.02</text:p>
          </table:table-cell>
          <table:table-cell office:value-type="float" office:value="0.386353183747064" calcext:value-type="float">
            <text:p>0.39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52]*[.$B$4]+[.D552]*[.$B$6]+[.E552]*[.$B$8]" office:value-type="float" office:value="0.091" calcext:value-type="float">
            <text:p>0.091</text:p>
          </table:table-cell>
          <table:table-cell table:formula="of:=[.C552]*[.$B$3]+[.D552]*[.$B$5]+[.E552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2.16429544331763" calcext:value-type="float">
            <text:p>2.16</text:p>
          </table:table-cell>
          <table:table-cell office:value-type="float" office:value="0.480134059654474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53]*[.$B$4]+[.D553]*[.$B$6]+[.E553]*[.$B$8]" office:value-type="float" office:value="0.091" calcext:value-type="float">
            <text:p>0.091</text:p>
          </table:table-cell>
          <table:table-cell table:formula="of:=[.C553]*[.$B$3]+[.D553]*[.$B$5]+[.E553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2.30581808737741" calcext:value-type="float">
            <text:p>2.31</text:p>
          </table:table-cell>
          <table:table-cell office:value-type="float" office:value="0.585126490024552" calcext:value-type="float">
            <text:p>0.59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54]*[.$B$4]+[.D554]*[.$B$6]+[.E554]*[.$B$8]" office:value-type="float" office:value="0.091" calcext:value-type="float">
            <text:p>0.091</text:p>
          </table:table-cell>
          <table:table-cell table:formula="of:=[.C554]*[.$B$3]+[.D554]*[.$B$5]+[.E554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2.44130122112113" calcext:value-type="float">
            <text:p>2.44</text:p>
          </table:table-cell>
          <table:table-cell office:value-type="float" office:value="0.698798551726583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55]*[.$B$4]+[.D555]*[.$B$6]+[.E555]*[.$B$8]" office:value-type="float" office:value="0.091" calcext:value-type="float">
            <text:p>0.091</text:p>
          </table:table-cell>
          <table:table-cell table:formula="of:=[.C555]*[.$B$3]+[.D555]*[.$B$5]+[.E555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2.59087712729344" calcext:value-type="float">
            <text:p>2.59</text:p>
          </table:table-cell>
          <table:table-cell office:value-type="float" office:value="0.839738411997035" calcext:value-type="float">
            <text:p>0.8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56]*[.$B$4]+[.D556]*[.$B$6]+[.E556]*[.$B$8]" office:value-type="float" office:value="0.091" calcext:value-type="float">
            <text:p>0.091</text:p>
          </table:table-cell>
          <table:table-cell table:formula="of:=[.C556]*[.$B$3]+[.D556]*[.$B$5]+[.E556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2.72608624180474" calcext:value-type="float">
            <text:p>2.73</text:p>
          </table:table-cell>
          <table:table-cell office:value-type="float" office:value="0.981907962938696" calcext:value-type="float">
            <text:p>0.98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57]*[.$B$4]+[.D557]*[.$B$6]+[.E557]*[.$B$8]" office:value-type="float" office:value="0.091" calcext:value-type="float">
            <text:p>0.091</text:p>
          </table:table-cell>
          <table:table-cell table:formula="of:=[.C557]*[.$B$3]+[.D557]*[.$B$5]+[.E557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2.87831848866144" calcext:value-type="float">
            <text:p>2.88</text:p>
          </table:table-cell>
          <table:table-cell office:value-type="float" office:value="1.15956149810474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58]*[.$B$4]+[.D558]*[.$B$6]+[.E558]*[.$B$8]" office:value-type="float" office:value="0.091" calcext:value-type="float">
            <text:p>0.091</text:p>
          </table:table-cell>
          <table:table-cell table:formula="of:=[.C558]*[.$B$3]+[.D558]*[.$B$5]+[.E558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3.01780484625037" calcext:value-type="float">
            <text:p>3.02</text:p>
          </table:table-cell>
          <table:table-cell office:value-type="float" office:value="1.33970458282141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59]*[.$B$4]+[.D559]*[.$B$6]+[.E559]*[.$B$8]" office:value-type="float" office:value="0.091" calcext:value-type="float">
            <text:p>0.091</text:p>
          </table:table-cell>
          <table:table-cell table:formula="of:=[.C559]*[.$B$3]+[.D559]*[.$B$5]+[.E559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3.1572944885643" calcext:value-type="float">
            <text:p>3.16</text:p>
          </table:table-cell>
          <table:table-cell office:value-type="float" office:value="1.53668246254532" calcext:value-type="float">
            <text:p>1.5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60]*[.$B$4]+[.D560]*[.$B$6]+[.E560]*[.$B$8]" office:value-type="float" office:value="0.091" calcext:value-type="float">
            <text:p>0.091</text:p>
          </table:table-cell>
          <table:table-cell table:formula="of:=[.C560]*[.$B$3]+[.D560]*[.$B$5]+[.E560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3.29145422071368" calcext:value-type="float">
            <text:p>3.29</text:p>
          </table:table-cell>
          <table:table-cell office:value-type="float" office:value="1.74278675787529" calcext:value-type="float">
            <text:p>1.7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61]*[.$B$4]+[.D561]*[.$B$6]+[.E561]*[.$B$8]" office:value-type="float" office:value="0.091" calcext:value-type="float">
            <text:p>0.091</text:p>
          </table:table-cell>
          <table:table-cell table:formula="of:=[.C561]*[.$B$3]+[.D561]*[.$B$5]+[.E561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3.44732402701291" calcext:value-type="float">
            <text:p>3.45</text:p>
          </table:table-cell>
          <table:table-cell office:value-type="float" office:value="2.00375931174509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62]*[.$B$4]+[.D562]*[.$B$6]+[.E562]*[.$B$8]" office:value-type="float" office:value="0.091" calcext:value-type="float">
            <text:p>0.091</text:p>
          </table:table-cell>
          <table:table-cell table:formula="of:=[.C562]*[.$B$3]+[.D562]*[.$B$5]+[.E562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3.57766782607798" calcext:value-type="float">
            <text:p>3.58</text:p>
          </table:table-cell>
          <table:table-cell office:value-type="float" office:value="2.24040206268195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63]*[.$B$4]+[.D563]*[.$B$6]+[.E563]*[.$B$8]" office:value-type="float" office:value="0.091" calcext:value-type="float">
            <text:p>0.091</text:p>
          </table:table-cell>
          <table:table-cell table:formula="of:=[.C563]*[.$B$3]+[.D563]*[.$B$5]+[.E563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3.71642799902156" calcext:value-type="float">
            <text:p>3.72</text:p>
          </table:table-cell>
          <table:table-cell office:value-type="float" office:value="2.51083498875804" calcext:value-type="float">
            <text:p>2.51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64]*[.$B$4]+[.D564]*[.$B$6]+[.E564]*[.$B$8]" office:value-type="float" office:value="0.091" calcext:value-type="float">
            <text:p>0.091</text:p>
          </table:table-cell>
          <table:table-cell table:formula="of:=[.C564]*[.$B$3]+[.D564]*[.$B$5]+[.E564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3.85279440759668" calcext:value-type="float">
            <text:p>3.85</text:p>
          </table:table-cell>
          <table:table-cell office:value-type="float" office:value="2.79638778369836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65]*[.$B$4]+[.D565]*[.$B$6]+[.E565]*[.$B$8]" office:value-type="float" office:value="0.091" calcext:value-type="float">
            <text:p>0.091</text:p>
          </table:table-cell>
          <table:table-cell table:formula="of:=[.C565]*[.$B$3]+[.D565]*[.$B$5]+[.E565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3.98769208743434" calcext:value-type="float">
            <text:p>3.99</text:p>
          </table:table-cell>
          <table:table-cell office:value-type="float" office:value="3.09859502647514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66]*[.$B$4]+[.D566]*[.$B$6]+[.E566]*[.$B$8]" office:value-type="float" office:value="0.091" calcext:value-type="float">
            <text:p>0.091</text:p>
          </table:table-cell>
          <table:table-cell table:formula="of:=[.C566]*[.$B$3]+[.D566]*[.$B$5]+[.E566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4.12315509751175" calcext:value-type="float">
            <text:p>4.12</text:p>
          </table:table-cell>
          <table:table-cell office:value-type="float" office:value="3.42186812684268" calcext:value-type="float">
            <text:p>3.4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67]*[.$B$4]+[.D567]*[.$B$6]+[.E567]*[.$B$8]" office:value-type="float" office:value="0.091" calcext:value-type="float">
            <text:p>0.091</text:p>
          </table:table-cell>
          <table:table-cell table:formula="of:=[.C567]*[.$B$3]+[.D567]*[.$B$5]+[.E567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4.25648172768145" calcext:value-type="float">
            <text:p>4.26</text:p>
          </table:table-cell>
          <table:table-cell office:value-type="float" office:value="3.76065988270516" calcext:value-type="float">
            <text:p>3.7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68]*[.$B$4]+[.D568]*[.$B$6]+[.E568]*[.$B$8]" office:value-type="float" office:value="0.091" calcext:value-type="float">
            <text:p>0.091</text:p>
          </table:table-cell>
          <table:table-cell table:formula="of:=[.C568]*[.$B$3]+[.D568]*[.$B$5]+[.E568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4.38872026125303" calcext:value-type="float">
            <text:p>4.39</text:p>
          </table:table-cell>
          <table:table-cell office:value-type="float" office:value="4.11739316581791" calcext:value-type="float">
            <text:p>4.1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69]*[.$B$4]+[.D569]*[.$B$6]+[.E569]*[.$B$8]" office:value-type="float" office:value="0.091" calcext:value-type="float">
            <text:p>0.091</text:p>
          </table:table-cell>
          <table:table-cell table:formula="of:=[.C569]*[.$B$3]+[.D569]*[.$B$5]+[.E569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4.5220498180373" calcext:value-type="float">
            <text:p>4.52</text:p>
          </table:table-cell>
          <table:table-cell office:value-type="float" office:value="4.49798594670882" calcext:value-type="float">
            <text:p>4.5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70]*[.$B$4]+[.D570]*[.$B$6]+[.E570]*[.$B$8]" office:value-type="float" office:value="0.091" calcext:value-type="float">
            <text:p>0.091</text:p>
          </table:table-cell>
          <table:table-cell table:formula="of:=[.C570]*[.$B$3]+[.D570]*[.$B$5]+[.E570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4.65288393137281" calcext:value-type="float">
            <text:p>4.65</text:p>
          </table:table-cell>
          <table:table-cell office:value-type="float" office:value="4.89267621623958" calcext:value-type="float">
            <text:p>4.89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71]*[.$B$4]+[.D571]*[.$B$6]+[.E571]*[.$B$8]" office:value-type="float" office:value="0.091" calcext:value-type="float">
            <text:p>0.091</text:p>
          </table:table-cell>
          <table:table-cell table:formula="of:=[.C571]*[.$B$3]+[.D571]*[.$B$5]+[.E571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4.7815931128738" calcext:value-type="float">
            <text:p>4.78</text:p>
          </table:table-cell>
          <table:table-cell office:value-type="float" office:value="5.30158735371994" calcext:value-type="float">
            <text:p>5.3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72]*[.$B$4]+[.D572]*[.$B$6]+[.E572]*[.$B$8]" office:value-type="float" office:value="0.091" calcext:value-type="float">
            <text:p>0.091</text:p>
          </table:table-cell>
          <table:table-cell table:formula="of:=[.C572]*[.$B$3]+[.D572]*[.$B$5]+[.E572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4.90909980525629" calcext:value-type="float">
            <text:p>4.91</text:p>
          </table:table-cell>
          <table:table-cell office:value-type="float" office:value="5.72851212703524" calcext:value-type="float">
            <text:p>5.73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73]*[.$B$4]+[.D573]*[.$B$6]+[.E573]*[.$B$8]" office:value-type="float" office:value="0.091" calcext:value-type="float">
            <text:p>0.091</text:p>
          </table:table-cell>
          <table:table-cell table:formula="of:=[.C573]*[.$B$3]+[.D573]*[.$B$5]+[.E573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5.04461899059223" calcext:value-type="float">
            <text:p>5.04</text:p>
          </table:table-cell>
          <table:table-cell office:value-type="float" office:value="6.20547712530866" calcext:value-type="float">
            <text:p>6.21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74]*[.$B$4]+[.D574]*[.$B$6]+[.E574]*[.$B$8]" office:value-type="float" office:value="0.091" calcext:value-type="float">
            <text:p>0.091</text:p>
          </table:table-cell>
          <table:table-cell table:formula="of:=[.C574]*[.$B$3]+[.D574]*[.$B$5]+[.E574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5.16689835412468" calcext:value-type="float">
            <text:p>5.17</text:p>
          </table:table-cell>
          <table:table-cell office:value-type="float" office:value="6.65667818288192" calcext:value-type="float">
            <text:p>6.6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75]*[.$B$4]+[.D575]*[.$B$6]+[.E575]*[.$B$8]" office:value-type="float" office:value="0.091" calcext:value-type="float">
            <text:p>0.091</text:p>
          </table:table-cell>
          <table:table-cell table:formula="of:=[.C575]*[.$B$3]+[.D575]*[.$B$5]+[.E575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5.29174626154108" calcext:value-type="float">
            <text:p>5.29</text:p>
          </table:table-cell>
          <table:table-cell office:value-type="float" office:value="7.13763342956781" calcext:value-type="float">
            <text:p>7.1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76]*[.$B$4]+[.D576]*[.$B$6]+[.E576]*[.$B$8]" office:value-type="float" office:value="0.091" calcext:value-type="float">
            <text:p>0.091</text:p>
          </table:table-cell>
          <table:table-cell table:formula="of:=[.C576]*[.$B$3]+[.D576]*[.$B$5]+[.E576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5.42079123706812" calcext:value-type="float">
            <text:p>5.42</text:p>
          </table:table-cell>
          <table:table-cell office:value-type="float" office:value="7.65973184016811" calcext:value-type="float">
            <text:p>7.6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77]*[.$B$4]+[.D577]*[.$B$6]+[.E577]*[.$B$8]" office:value-type="float" office:value="0.091" calcext:value-type="float">
            <text:p>0.091</text:p>
          </table:table-cell>
          <table:table-cell table:formula="of:=[.C577]*[.$B$3]+[.D577]*[.$B$5]+[.E577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5.54036035940846" calcext:value-type="float">
            <text:p>5.54</text:p>
          </table:table-cell>
          <table:table-cell office:value-type="float" office:value="8.1636680494299" calcext:value-type="float">
            <text:p>8.1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78]*[.$B$4]+[.D578]*[.$B$6]+[.E578]*[.$B$8]" office:value-type="float" office:value="0.091" calcext:value-type="float">
            <text:p>0.091</text:p>
          </table:table-cell>
          <table:table-cell table:formula="of:=[.C578]*[.$B$3]+[.D578]*[.$B$5]+[.E578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5.6701887258045" calcext:value-type="float">
            <text:p>5.67</text:p>
          </table:table-cell>
          <table:table-cell office:value-type="float" office:value="8.73409906874308" calcext:value-type="float">
            <text:p>8.73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79]*[.$B$4]+[.D579]*[.$B$6]+[.E579]*[.$B$8]" office:value-type="float" office:value="0.091" calcext:value-type="float">
            <text:p>0.091</text:p>
          </table:table-cell>
          <table:table-cell table:formula="of:=[.C579]*[.$B$3]+[.D579]*[.$B$5]+[.E579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5.79413132986508" calcext:value-type="float">
            <text:p>5.79</text:p>
          </table:table-cell>
          <table:table-cell office:value-type="float" office:value="9.30206582521111" calcext:value-type="float">
            <text:p>9.3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80]*[.$B$4]+[.D580]*[.$B$6]+[.E580]*[.$B$8]" office:value-type="float" office:value="0.091" calcext:value-type="float">
            <text:p>0.091</text:p>
          </table:table-cell>
          <table:table-cell table:formula="of:=[.C580]*[.$B$3]+[.D580]*[.$B$5]+[.E580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5.91684323138264" calcext:value-type="float">
            <text:p>5.92</text:p>
          </table:table-cell>
          <table:table-cell office:value-type="float" office:value="9.88857919027561" calcext:value-type="float">
            <text:p>9.89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81]*[.$B$4]+[.D581]*[.$B$6]+[.E581]*[.$B$8]" office:value-type="float" office:value="0.091" calcext:value-type="float">
            <text:p>0.091</text:p>
          </table:table-cell>
          <table:table-cell table:formula="of:=[.C581]*[.$B$3]+[.D581]*[.$B$5]+[.E581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6.04219546442706" calcext:value-type="float">
            <text:p>6.04</text:p>
          </table:table-cell>
          <table:table-cell office:value-type="float" office:value="10.510504493147" calcext:value-type="float">
            <text:p>10.51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82]*[.$B$4]+[.D582]*[.$B$6]+[.E582]*[.$B$8]" office:value-type="float" office:value="0.091" calcext:value-type="float">
            <text:p>0.091</text:p>
          </table:table-cell>
          <table:table-cell table:formula="of:=[.C582]*[.$B$3]+[.D582]*[.$B$5]+[.E582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6.1610452569926" calcext:value-type="float">
            <text:p>6.16</text:p>
          </table:table-cell>
          <table:table-cell office:value-type="float" office:value="11.1235202535654" calcext:value-type="float">
            <text:p>11.1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83]*[.$B$4]+[.D583]*[.$B$6]+[.E583]*[.$B$8]" office:value-type="float" office:value="0.091" calcext:value-type="float">
            <text:p>0.091</text:p>
          </table:table-cell>
          <table:table-cell table:formula="of:=[.C583]*[.$B$3]+[.D583]*[.$B$5]+[.E583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6.28300391282778" calcext:value-type="float">
            <text:p>6.28</text:p>
          </table:table-cell>
          <table:table-cell office:value-type="float" office:value="11.7767722284853" calcext:value-type="float">
            <text:p>11.78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84]*[.$B$4]+[.D584]*[.$B$6]+[.E584]*[.$B$8]" office:value-type="float" office:value="0.091" calcext:value-type="float">
            <text:p>0.091</text:p>
          </table:table-cell>
          <table:table-cell table:formula="of:=[.C584]*[.$B$3]+[.D584]*[.$B$5]+[.E584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6.40552762584218" calcext:value-type="float">
            <text:p>6.41</text:p>
          </table:table-cell>
          <table:table-cell office:value-type="float" office:value="12.4565070774939" calcext:value-type="float">
            <text:p>12.4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85]*[.$B$4]+[.D585]*[.$B$6]+[.E585]*[.$B$8]" office:value-type="float" office:value="0.091" calcext:value-type="float">
            <text:p>0.091</text:p>
          </table:table-cell>
          <table:table-cell table:formula="of:=[.C585]*[.$B$3]+[.D585]*[.$B$5]+[.E585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6.52777235875231" calcext:value-type="float">
            <text:p>6.53</text:p>
          </table:table-cell>
          <table:table-cell office:value-type="float" office:value="13.1580533732018" calcext:value-type="float">
            <text:p>13.1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86]*[.$B$4]+[.D586]*[.$B$6]+[.E586]*[.$B$8]" office:value-type="float" office:value="0.091" calcext:value-type="float">
            <text:p>0.091</text:p>
          </table:table-cell>
          <table:table-cell table:formula="of:=[.C586]*[.$B$3]+[.D586]*[.$B$5]+[.E586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6.64735619786285" calcext:value-type="float">
            <text:p>6.65</text:p>
          </table:table-cell>
          <table:table-cell office:value-type="float" office:value="13.8713106638121" calcext:value-type="float">
            <text:p>13.87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87]*[.$B$4]+[.D587]*[.$B$6]+[.E587]*[.$B$8]" office:value-type="float" office:value="0.091" calcext:value-type="float">
            <text:p>0.091</text:p>
          </table:table-cell>
          <table:table-cell table:formula="of:=[.C587]*[.$B$3]+[.D587]*[.$B$5]+[.E587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6.76843203402701" calcext:value-type="float">
            <text:p>6.77</text:p>
          </table:table-cell>
          <table:table-cell office:value-type="float" office:value="14.6168072230111" calcext:value-type="float">
            <text:p>14.6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88]*[.$B$4]+[.D588]*[.$B$6]+[.E588]*[.$B$8]" office:value-type="float" office:value="0.091" calcext:value-type="float">
            <text:p>0.091</text:p>
          </table:table-cell>
          <table:table-cell table:formula="of:=[.C588]*[.$B$3]+[.D588]*[.$B$5]+[.E588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6.88848228560917" calcext:value-type="float">
            <text:p>6.89</text:p>
          </table:table-cell>
          <table:table-cell office:value-type="float" office:value="15.3832704538494" calcext:value-type="float">
            <text:p>15.38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89]*[.$B$4]+[.D589]*[.$B$6]+[.E589]*[.$B$8]" office:value-type="float" office:value="0.091" calcext:value-type="float">
            <text:p>0.091</text:p>
          </table:table-cell>
          <table:table-cell table:formula="of:=[.C589]*[.$B$3]+[.D589]*[.$B$5]+[.E589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7.01146059336623" calcext:value-type="float">
            <text:p>7.01</text:p>
          </table:table-cell>
          <table:table-cell office:value-type="float" office:value="16.1924651329934" calcext:value-type="float">
            <text:p>16.19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90]*[.$B$4]+[.D590]*[.$B$6]+[.E590]*[.$B$8]" office:value-type="float" office:value="0.091" calcext:value-type="float">
            <text:p>0.091</text:p>
          </table:table-cell>
          <table:table-cell table:formula="of:=[.C590]*[.$B$3]+[.D590]*[.$B$5]+[.E590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7.1159144345807" calcext:value-type="float">
            <text:p>7.12</text:p>
          </table:table-cell>
          <table:table-cell office:value-type="float" office:value="16.9016159794963" calcext:value-type="float">
            <text:p>16.9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91]*[.$B$4]+[.D591]*[.$B$6]+[.E591]*[.$B$8]" office:value-type="float" office:value="0.091" calcext:value-type="float">
            <text:p>0.091</text:p>
          </table:table-cell>
          <table:table-cell table:formula="of:=[.C591]*[.$B$3]+[.D591]*[.$B$5]+[.E591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7.24833328723572" calcext:value-type="float">
            <text:p>7.25</text:p>
          </table:table-cell>
          <table:table-cell office:value-type="float" office:value="17.8317015746475" calcext:value-type="float">
            <text:p>17.83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92]*[.$B$4]+[.D592]*[.$B$6]+[.E592]*[.$B$8]" office:value-type="float" office:value="0.091" calcext:value-type="float">
            <text:p>0.091</text:p>
          </table:table-cell>
          <table:table-cell table:formula="of:=[.C592]*[.$B$3]+[.D592]*[.$B$5]+[.E592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7.36450170313321" calcext:value-type="float">
            <text:p>7.36</text:p>
          </table:table-cell>
          <table:table-cell office:value-type="float" office:value="18.6705494949948" calcext:value-type="float">
            <text:p>18.67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93]*[.$B$4]+[.D593]*[.$B$6]+[.E593]*[.$B$8]" office:value-type="float" office:value="0.091" calcext:value-type="float">
            <text:p>0.091</text:p>
          </table:table-cell>
          <table:table-cell table:formula="of:=[.C593]*[.$B$3]+[.D593]*[.$B$5]+[.E593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7.48850596148091" calcext:value-type="float">
            <text:p>7.49</text:p>
          </table:table-cell>
          <table:table-cell office:value-type="float" office:value="19.5999656195953" calcext:value-type="float">
            <text:p>19.6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94]*[.$B$4]+[.D594]*[.$B$6]+[.E594]*[.$B$8]" office:value-type="float" office:value="0.091" calcext:value-type="float">
            <text:p>0.091</text:p>
          </table:table-cell>
          <table:table-cell table:formula="of:=[.C594]*[.$B$3]+[.D594]*[.$B$5]+[.E594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7.610596527579" calcext:value-type="float">
            <text:p>7.61</text:p>
          </table:table-cell>
          <table:table-cell office:value-type="float" office:value="20.5391465199688" calcext:value-type="float">
            <text:p>20.5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95]*[.$B$4]+[.D595]*[.$B$6]+[.E595]*[.$B$8]" office:value-type="float" office:value="0.091" calcext:value-type="float">
            <text:p>0.091</text:p>
          </table:table-cell>
          <table:table-cell table:formula="of:=[.C595]*[.$B$3]+[.D595]*[.$B$5]+[.E595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7.72676209800213" calcext:value-type="float">
            <text:p>7.73</text:p>
          </table:table-cell>
          <table:table-cell office:value-type="float" office:value="21.4616564362857" calcext:value-type="float">
            <text:p>21.4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96]*[.$B$4]+[.D596]*[.$B$6]+[.E596]*[.$B$8]" office:value-type="float" office:value="0.091" calcext:value-type="float">
            <text:p>0.091</text:p>
          </table:table-cell>
          <table:table-cell table:formula="of:=[.C596]*[.$B$3]+[.D596]*[.$B$5]+[.E596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7.84703849430727" calcext:value-type="float">
            <text:p>7.85</text:p>
          </table:table-cell>
          <table:table-cell office:value-type="float" office:value="22.4447692405339" calcext:value-type="float">
            <text:p>22.4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97]*[.$B$4]+[.D597]*[.$B$6]+[.E597]*[.$B$8]" office:value-type="float" office:value="0.091" calcext:value-type="float">
            <text:p>0.091</text:p>
          </table:table-cell>
          <table:table-cell table:formula="of:=[.C597]*[.$B$3]+[.D597]*[.$B$5]+[.E597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7.96817707938681" calcext:value-type="float">
            <text:p>7.97</text:p>
          </table:table-cell>
          <table:table-cell office:value-type="float" office:value="23.466487126613" calcext:value-type="float">
            <text:p>23.47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98]*[.$B$4]+[.D598]*[.$B$6]+[.E598]*[.$B$8]" office:value-type="float" office:value="0.091" calcext:value-type="float">
            <text:p>0.091</text:p>
          </table:table-cell>
          <table:table-cell table:formula="of:=[.C598]*[.$B$3]+[.D598]*[.$B$5]+[.E598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8.08687515153488" calcext:value-type="float">
            <text:p>8.09</text:p>
          </table:table-cell>
          <table:table-cell office:value-type="float" office:value="24.4940264889339" calcext:value-type="float">
            <text:p>24.49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99]*[.$B$4]+[.D599]*[.$B$6]+[.E599]*[.$B$8]" office:value-type="float" office:value="0.091" calcext:value-type="float">
            <text:p>0.091</text:p>
          </table:table-cell>
          <table:table-cell table:formula="of:=[.C599]*[.$B$3]+[.D599]*[.$B$5]+[.E599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8.20795769501761" calcext:value-type="float">
            <text:p>8.21</text:p>
          </table:table-cell>
          <table:table-cell office:value-type="float" office:value="25.5733783163953" calcext:value-type="float">
            <text:p>25.57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00]*[.$B$4]+[.D600]*[.$B$6]+[.E600]*[.$B$8]" office:value-type="float" office:value="0.091" calcext:value-type="float">
            <text:p>0.091</text:p>
          </table:table-cell>
          <table:table-cell table:formula="of:=[.C600]*[.$B$3]+[.D600]*[.$B$5]+[.E600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8.32937410620329" calcext:value-type="float">
            <text:p>8.33</text:p>
          </table:table-cell>
          <table:table-cell office:value-type="float" office:value="26.6863603775101" calcext:value-type="float">
            <text:p>26.69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01]*[.$B$4]+[.D601]*[.$B$6]+[.E601]*[.$B$8]" office:value-type="float" office:value="0.091" calcext:value-type="float">
            <text:p>0.091</text:p>
          </table:table-cell>
          <table:table-cell table:formula="of:=[.C601]*[.$B$3]+[.D601]*[.$B$5]+[.E601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8.45209604967085" calcext:value-type="float">
            <text:p>8.45</text:p>
          </table:table-cell>
          <table:table-cell office:value-type="float" office:value="27.8452297913892" calcext:value-type="float">
            <text:p>27.8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02]*[.$B$4]+[.D602]*[.$B$6]+[.E602]*[.$B$8]" office:value-type="float" office:value="0.091" calcext:value-type="float">
            <text:p>0.091</text:p>
          </table:table-cell>
          <table:table-cell table:formula="of:=[.C602]*[.$B$3]+[.D602]*[.$B$5]+[.E602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8.57165117653321" calcext:value-type="float">
            <text:p>8.57</text:p>
          </table:table-cell>
          <table:table-cell office:value-type="float" office:value="29.0063897661646" calcext:value-type="float">
            <text:p>29.01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03]*[.$B$4]+[.D603]*[.$B$6]+[.E603]*[.$B$8]" office:value-type="float" office:value="0.091" calcext:value-type="float">
            <text:p>0.091</text:p>
          </table:table-cell>
          <table:table-cell table:formula="of:=[.C603]*[.$B$3]+[.D603]*[.$B$5]+[.E603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8.69706898833194" calcext:value-type="float">
            <text:p>8.70</text:p>
          </table:table-cell>
          <table:table-cell office:value-type="float" office:value="30.2548605066554" calcext:value-type="float">
            <text:p>30.2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04]*[.$B$4]+[.D604]*[.$B$6]+[.E604]*[.$B$8]" office:value-type="float" office:value="0.091" calcext:value-type="float">
            <text:p>0.091</text:p>
          </table:table-cell>
          <table:table-cell table:formula="of:=[.C604]*[.$B$3]+[.D604]*[.$B$5]+[.E604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8.81775158105845" calcext:value-type="float">
            <text:p>8.82</text:p>
          </table:table-cell>
          <table:table-cell office:value-type="float" office:value="31.4918507143426" calcext:value-type="float">
            <text:p>31.49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05]*[.$B$4]+[.D605]*[.$B$6]+[.E605]*[.$B$8]" office:value-type="float" office:value="0.091" calcext:value-type="float">
            <text:p>0.091</text:p>
          </table:table-cell>
          <table:table-cell table:formula="of:=[.C605]*[.$B$3]+[.D605]*[.$B$5]+[.E605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8.95707228994597" calcext:value-type="float">
            <text:p>8.96</text:p>
          </table:table-cell>
          <table:table-cell office:value-type="float" office:value="32.9603139352616" calcext:value-type="float">
            <text:p>32.9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06]*[.$B$4]+[.D606]*[.$B$6]+[.E606]*[.$B$8]" office:value-type="float" office:value="0.091" calcext:value-type="float">
            <text:p>0.091</text:p>
          </table:table-cell>
          <table:table-cell table:formula="of:=[.C606]*[.$B$3]+[.D606]*[.$B$5]+[.E606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9.06742541780025" calcext:value-type="float">
            <text:p>9.07</text:p>
          </table:table-cell>
          <table:table-cell office:value-type="float" office:value="34.1564563459245" calcext:value-type="float">
            <text:p>34.1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07]*[.$B$4]+[.D607]*[.$B$6]+[.E607]*[.$B$8]" office:value-type="float" office:value="0.091" calcext:value-type="float">
            <text:p>0.091</text:p>
          </table:table-cell>
          <table:table-cell table:formula="of:=[.C607]*[.$B$3]+[.D607]*[.$B$5]+[.E607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9.19100245178193" calcext:value-type="float">
            <text:p>9.19</text:p>
          </table:table-cell>
          <table:table-cell office:value-type="float" office:value="35.5287436596562" calcext:value-type="float">
            <text:p>35.53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08]*[.$B$4]+[.D608]*[.$B$6]+[.E608]*[.$B$8]" office:value-type="float" office:value="0.091" calcext:value-type="float">
            <text:p>0.091</text:p>
          </table:table-cell>
          <table:table-cell table:formula="of:=[.C608]*[.$B$3]+[.D608]*[.$B$5]+[.E608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9.31641701908037" calcext:value-type="float">
            <text:p>9.32</text:p>
          </table:table-cell>
          <table:table-cell office:value-type="float" office:value="36.9597320728452" calcext:value-type="float">
            <text:p>36.9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09]*[.$B$4]+[.D609]*[.$B$6]+[.E609]*[.$B$8]" office:value-type="float" office:value="0.091" calcext:value-type="float">
            <text:p>0.091</text:p>
          </table:table-cell>
          <table:table-cell table:formula="of:=[.C609]*[.$B$3]+[.D609]*[.$B$5]+[.E609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9.44532080510628" calcext:value-type="float">
            <text:p>9.45</text:p>
          </table:table-cell>
          <table:table-cell office:value-type="float" office:value="38.476102246826" calcext:value-type="float">
            <text:p>38.48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10]*[.$B$4]+[.D610]*[.$B$6]+[.E610]*[.$B$8]" office:value-type="float" office:value="0.091" calcext:value-type="float">
            <text:p>0.091</text:p>
          </table:table-cell>
          <table:table-cell table:formula="of:=[.C610]*[.$B$3]+[.D610]*[.$B$5]+[.E610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9.57174814673827" calcext:value-type="float">
            <text:p>9.57</text:p>
          </table:table-cell>
          <table:table-cell office:value-type="float" office:value="39.9944618674911" calcext:value-type="float">
            <text:p>39.99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11]*[.$B$4]+[.D611]*[.$B$6]+[.E611]*[.$B$8]" office:value-type="float" office:value="0.091" calcext:value-type="float">
            <text:p>0.091</text:p>
          </table:table-cell>
          <table:table-cell table:formula="of:=[.C611]*[.$B$3]+[.D611]*[.$B$5]+[.E611]*[.$B$7]"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0.154031888819347" calcext:value-type="float">
            <text:p>0.15</text:p>
          </table:table-cell>
          <table:table-cell office:value-type="float" office:value="0.0000070770145580172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12]*[.$B$4]+[.D612]*[.$B$6]+[.E612]*[.$B$8]" office:value-type="float" office:value="0.233" calcext:value-type="float">
            <text:p>0.233</text:p>
          </table:table-cell>
          <table:table-cell table:formula="of:=[.C612]*[.$B$3]+[.D612]*[.$B$5]+[.E612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0.308101049451594" calcext:value-type="float">
            <text:p>0.31</text:p>
          </table:table-cell>
          <table:table-cell office:value-type="float" office:value="0.00002700297689065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13]*[.$B$4]+[.D613]*[.$B$6]+[.E613]*[.$B$8]" office:value-type="float" office:value="0.233" calcext:value-type="float">
            <text:p>0.233</text:p>
          </table:table-cell>
          <table:table-cell table:formula="of:=[.C613]*[.$B$3]+[.D613]*[.$B$5]+[.E613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0.455037467624096" calcext:value-type="float">
            <text:p>0.46</text:p>
          </table:table-cell>
          <table:table-cell office:value-type="float" office:value="0.000058085292577743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14]*[.$B$4]+[.D614]*[.$B$6]+[.E614]*[.$B$8]" office:value-type="float" office:value="0.233" calcext:value-type="float">
            <text:p>0.233</text:p>
          </table:table-cell>
          <table:table-cell table:formula="of:=[.C614]*[.$B$3]+[.D614]*[.$B$5]+[.E614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0.60245195558104" calcext:value-type="float">
            <text:p>0.60</text:p>
          </table:table-cell>
          <table:table-cell office:value-type="float" office:value="0.0001015507090650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15]*[.$B$4]+[.D615]*[.$B$6]+[.E615]*[.$B$8]" office:value-type="float" office:value="0.233" calcext:value-type="float">
            <text:p>0.233</text:p>
          </table:table-cell>
          <table:table-cell table:formula="of:=[.C615]*[.$B$3]+[.D615]*[.$B$5]+[.E615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0.756160920889712" calcext:value-type="float">
            <text:p>0.76</text:p>
          </table:table-cell>
          <table:table-cell office:value-type="float" office:value="0.0001599864246137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16]*[.$B$4]+[.D616]*[.$B$6]+[.E616]*[.$B$8]" office:value-type="float" office:value="0.233" calcext:value-type="float">
            <text:p>0.233</text:p>
          </table:table-cell>
          <table:table-cell table:formula="of:=[.C616]*[.$B$3]+[.D616]*[.$B$5]+[.E616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0.910322104599289" calcext:value-type="float">
            <text:p>0.91</text:p>
          </table:table-cell>
          <table:table-cell office:value-type="float" office:value="0.0002311435483209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17]*[.$B$4]+[.D617]*[.$B$6]+[.E617]*[.$B$8]" office:value-type="float" office:value="0.233" calcext:value-type="float">
            <text:p>0.233</text:p>
          </table:table-cell>
          <table:table-cell table:formula="of:=[.C617]*[.$B$3]+[.D617]*[.$B$5]+[.E617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.05015617757159" calcext:value-type="float">
            <text:p>1.05</text:p>
          </table:table-cell>
          <table:table-cell office:value-type="float" office:value="0.00030724223721772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18]*[.$B$4]+[.D618]*[.$B$6]+[.E618]*[.$B$8]" office:value-type="float" office:value="0.233" calcext:value-type="float">
            <text:p>0.233</text:p>
          </table:table-cell>
          <table:table-cell table:formula="of:=[.C618]*[.$B$3]+[.D618]*[.$B$5]+[.E618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.2034452328023" calcext:value-type="float">
            <text:p>1.20</text:p>
          </table:table-cell>
          <table:table-cell office:value-type="float" office:value="0.00040304921552538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19]*[.$B$4]+[.D619]*[.$B$6]+[.E619]*[.$B$8]" office:value-type="float" office:value="0.233" calcext:value-type="float">
            <text:p>0.233</text:p>
          </table:table-cell>
          <table:table-cell table:formula="of:=[.C619]*[.$B$3]+[.D619]*[.$B$5]+[.E619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.35315697975969" calcext:value-type="float">
            <text:p>1.35</text:p>
          </table:table-cell>
          <table:table-cell office:value-type="float" office:value="0.000509118119925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20]*[.$B$4]+[.D620]*[.$B$6]+[.E620]*[.$B$8]" office:value-type="float" office:value="0.233" calcext:value-type="float">
            <text:p>0.233</text:p>
          </table:table-cell>
          <table:table-cell table:formula="of:=[.C620]*[.$B$3]+[.D620]*[.$B$5]+[.E620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.49928999397289" calcext:value-type="float">
            <text:p>1.50</text:p>
          </table:table-cell>
          <table:table-cell office:value-type="float" office:value="0.0006245568108558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21]*[.$B$4]+[.D621]*[.$B$6]+[.E621]*[.$B$8]" office:value-type="float" office:value="0.233" calcext:value-type="float">
            <text:p>0.233</text:p>
          </table:table-cell>
          <table:table-cell table:formula="of:=[.C621]*[.$B$3]+[.D621]*[.$B$5]+[.E621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.65321961138508" calcext:value-type="float">
            <text:p>1.65</text:p>
          </table:table-cell>
          <table:table-cell office:value-type="float" office:value="0.0015207736634649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22]*[.$B$4]+[.D622]*[.$B$6]+[.E622]*[.$B$8]" office:value-type="float" office:value="0.233" calcext:value-type="float">
            <text:p>0.233</text:p>
          </table:table-cell>
          <table:table-cell table:formula="of:=[.C622]*[.$B$3]+[.D622]*[.$B$5]+[.E622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.84809999332758" calcext:value-type="float">
            <text:p>1.85</text:p>
          </table:table-cell>
          <table:table-cell office:value-type="float" office:value="0.0217717503201775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23]*[.$B$4]+[.D623]*[.$B$6]+[.E623]*[.$B$8]" office:value-type="float" office:value="0.233" calcext:value-type="float">
            <text:p>0.233</text:p>
          </table:table-cell>
          <table:table-cell table:formula="of:=[.C623]*[.$B$3]+[.D623]*[.$B$5]+[.E623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2.00992030845191" calcext:value-type="float">
            <text:p>2.01</text:p>
          </table:table-cell>
          <table:table-cell office:value-type="float" office:value="0.0333361019587889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24]*[.$B$4]+[.D624]*[.$B$6]+[.E624]*[.$B$8]" office:value-type="float" office:value="0.233" calcext:value-type="float">
            <text:p>0.233</text:p>
          </table:table-cell>
          <table:table-cell table:formula="of:=[.C624]*[.$B$3]+[.D624]*[.$B$5]+[.E624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2.16842388383134" calcext:value-type="float">
            <text:p>2.17</text:p>
          </table:table-cell>
          <table:table-cell office:value-type="float" office:value="0.0477675869972259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25]*[.$B$4]+[.D625]*[.$B$6]+[.E625]*[.$B$8]" office:value-type="float" office:value="0.233" calcext:value-type="float">
            <text:p>0.233</text:p>
          </table:table-cell>
          <table:table-cell table:formula="of:=[.C625]*[.$B$3]+[.D625]*[.$B$5]+[.E625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2.32195786606971" calcext:value-type="float">
            <text:p>2.32</text:p>
          </table:table-cell>
          <table:table-cell office:value-type="float" office:value="0.0658705318687856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26]*[.$B$4]+[.D626]*[.$B$6]+[.E626]*[.$B$8]" office:value-type="float" office:value="0.233" calcext:value-type="float">
            <text:p>0.233</text:p>
          </table:table-cell>
          <table:table-cell table:formula="of:=[.C626]*[.$B$3]+[.D626]*[.$B$5]+[.E626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2.48884949925268" calcext:value-type="float">
            <text:p>2.49</text:p>
          </table:table-cell>
          <table:table-cell office:value-type="float" office:value="0.0903060639199614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27]*[.$B$4]+[.D627]*[.$B$6]+[.E627]*[.$B$8]" office:value-type="float" office:value="0.233" calcext:value-type="float">
            <text:p>0.233</text:p>
          </table:table-cell>
          <table:table-cell table:formula="of:=[.C627]*[.$B$3]+[.D627]*[.$B$5]+[.E627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2.65056113842352" calcext:value-type="float">
            <text:p>2.65</text:p>
          </table:table-cell>
          <table:table-cell office:value-type="float" office:value="0.119714183976334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28]*[.$B$4]+[.D628]*[.$B$6]+[.E628]*[.$B$8]" office:value-type="float" office:value="0.233" calcext:value-type="float">
            <text:p>0.233</text:p>
          </table:table-cell>
          <table:table-cell table:formula="of:=[.C628]*[.$B$3]+[.D628]*[.$B$5]+[.E628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2.80751039565177" calcext:value-type="float">
            <text:p>2.81</text:p>
          </table:table-cell>
          <table:table-cell office:value-type="float" office:value="0.153832725791168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29]*[.$B$4]+[.D629]*[.$B$6]+[.E629]*[.$B$8]" office:value-type="float" office:value="0.233" calcext:value-type="float">
            <text:p>0.233</text:p>
          </table:table-cell>
          <table:table-cell table:formula="of:=[.C629]*[.$B$3]+[.D629]*[.$B$5]+[.E629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2.95699826065163" calcext:value-type="float">
            <text:p>2.96</text:p>
          </table:table-cell>
          <table:table-cell office:value-type="float" office:value="0.19283868839765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30]*[.$B$4]+[.D630]*[.$B$6]+[.E630]*[.$B$8]" office:value-type="float" office:value="0.233" calcext:value-type="float">
            <text:p>0.233</text:p>
          </table:table-cell>
          <table:table-cell table:formula="of:=[.C630]*[.$B$3]+[.D630]*[.$B$5]+[.E630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3.12084249488278" calcext:value-type="float">
            <text:p>3.12</text:p>
          </table:table-cell>
          <table:table-cell office:value-type="float" office:value="0.24276779268609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31]*[.$B$4]+[.D631]*[.$B$6]+[.E631]*[.$B$8]" office:value-type="float" office:value="0.233" calcext:value-type="float">
            <text:p>0.233</text:p>
          </table:table-cell>
          <table:table-cell table:formula="of:=[.C631]*[.$B$3]+[.D631]*[.$B$5]+[.E631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3.26825858155074" calcext:value-type="float">
            <text:p>3.27</text:p>
          </table:table-cell>
          <table:table-cell office:value-type="float" office:value="0.295363518056907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32]*[.$B$4]+[.D632]*[.$B$6]+[.E632]*[.$B$8]" office:value-type="float" office:value="0.233" calcext:value-type="float">
            <text:p>0.233</text:p>
          </table:table-cell>
          <table:table-cell table:formula="of:=[.C632]*[.$B$3]+[.D632]*[.$B$5]+[.E632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3.43320726292483" calcext:value-type="float">
            <text:p>3.43</text:p>
          </table:table-cell>
          <table:table-cell office:value-type="float" office:value="0.363133097343668" calcext:value-type="float">
            <text:p>0.36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33]*[.$B$4]+[.D633]*[.$B$6]+[.E633]*[.$B$8]" office:value-type="float" office:value="0.233" calcext:value-type="float">
            <text:p>0.233</text:p>
          </table:table-cell>
          <table:table-cell table:formula="of:=[.C633]*[.$B$3]+[.D633]*[.$B$5]+[.E633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3.58339712481869" calcext:value-type="float">
            <text:p>3.58</text:p>
          </table:table-cell>
          <table:table-cell office:value-type="float" office:value="0.433938636913039" calcext:value-type="float">
            <text:p>0.4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34]*[.$B$4]+[.D634]*[.$B$6]+[.E634]*[.$B$8]" office:value-type="float" office:value="0.233" calcext:value-type="float">
            <text:p>0.233</text:p>
          </table:table-cell>
          <table:table-cell table:formula="of:=[.C634]*[.$B$3]+[.D634]*[.$B$5]+[.E634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3.73293553461998" calcext:value-type="float">
            <text:p>3.73</text:p>
          </table:table-cell>
          <table:table-cell office:value-type="float" office:value="0.513601677690633" calcext:value-type="float">
            <text:p>0.51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35]*[.$B$4]+[.D635]*[.$B$6]+[.E635]*[.$B$8]" office:value-type="float" office:value="0.233" calcext:value-type="float">
            <text:p>0.233</text:p>
          </table:table-cell>
          <table:table-cell table:formula="of:=[.C635]*[.$B$3]+[.D635]*[.$B$5]+[.E635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3.87616204063585" calcext:value-type="float">
            <text:p>3.88</text:p>
          </table:table-cell>
          <table:table-cell office:value-type="float" office:value="0.599275220309831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36]*[.$B$4]+[.D636]*[.$B$6]+[.E636]*[.$B$8]" office:value-type="float" office:value="0.233" calcext:value-type="float">
            <text:p>0.233</text:p>
          </table:table-cell>
          <table:table-cell table:formula="of:=[.C636]*[.$B$3]+[.D636]*[.$B$5]+[.E636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4.0417698772213" calcext:value-type="float">
            <text:p>4.04</text:p>
          </table:table-cell>
          <table:table-cell office:value-type="float" office:value="0.710641818181388" calcext:value-type="float">
            <text:p>0.71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37]*[.$B$4]+[.D637]*[.$B$6]+[.E637]*[.$B$8]" office:value-type="float" office:value="0.233" calcext:value-type="float">
            <text:p>0.233</text:p>
          </table:table-cell>
          <table:table-cell table:formula="of:=[.C637]*[.$B$3]+[.D637]*[.$B$5]+[.E637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4.17959131100266" calcext:value-type="float">
            <text:p>4.18</text:p>
          </table:table-cell>
          <table:table-cell office:value-type="float" office:value="0.813978893415332" calcext:value-type="float">
            <text:p>0.81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38]*[.$B$4]+[.D638]*[.$B$6]+[.E638]*[.$B$8]" office:value-type="float" office:value="0.233" calcext:value-type="float">
            <text:p>0.233</text:p>
          </table:table-cell>
          <table:table-cell table:formula="of:=[.C638]*[.$B$3]+[.D638]*[.$B$5]+[.E638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4.32595917494366" calcext:value-type="float">
            <text:p>4.33</text:p>
          </table:table-cell>
          <table:table-cell office:value-type="float" office:value="0.935089873360787" calcext:value-type="float">
            <text:p>0.94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39]*[.$B$4]+[.D639]*[.$B$6]+[.E639]*[.$B$8]" office:value-type="float" office:value="0.233" calcext:value-type="float">
            <text:p>0.233</text:p>
          </table:table-cell>
          <table:table-cell table:formula="of:=[.C639]*[.$B$3]+[.D639]*[.$B$5]+[.E639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4.46901047265853" calcext:value-type="float">
            <text:p>4.47</text:p>
          </table:table-cell>
          <table:table-cell office:value-type="float" office:value="1.06493110707819" calcext:value-type="float">
            <text:p>1.06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40]*[.$B$4]+[.D640]*[.$B$6]+[.E640]*[.$B$8]" office:value-type="float" office:value="0.233" calcext:value-type="float">
            <text:p>0.233</text:p>
          </table:table-cell>
          <table:table-cell table:formula="of:=[.C640]*[.$B$3]+[.D640]*[.$B$5]+[.E640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4.61030215218289" calcext:value-type="float">
            <text:p>4.61</text:p>
          </table:table-cell>
          <table:table-cell office:value-type="float" office:value="1.2062379342833" calcext:value-type="float">
            <text:p>1.21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41]*[.$B$4]+[.D641]*[.$B$6]+[.E641]*[.$B$8]" office:value-type="float" office:value="0.233" calcext:value-type="float">
            <text:p>0.233</text:p>
          </table:table-cell>
          <table:table-cell table:formula="of:=[.C641]*[.$B$3]+[.D641]*[.$B$5]+[.E641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4.75174405175563" calcext:value-type="float">
            <text:p>4.75</text:p>
          </table:table-cell>
          <table:table-cell office:value-type="float" office:value="1.36010009197047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42]*[.$B$4]+[.D642]*[.$B$6]+[.E642]*[.$B$8]" office:value-type="float" office:value="0.233" calcext:value-type="float">
            <text:p>0.233</text:p>
          </table:table-cell>
          <table:table-cell table:formula="of:=[.C642]*[.$B$3]+[.D642]*[.$B$5]+[.E642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4.8904562705205" calcext:value-type="float">
            <text:p>4.89</text:p>
          </table:table-cell>
          <table:table-cell office:value-type="float" office:value="1.52426974499846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43]*[.$B$4]+[.D643]*[.$B$6]+[.E643]*[.$B$8]" office:value-type="float" office:value="0.233" calcext:value-type="float">
            <text:p>0.233</text:p>
          </table:table-cell>
          <table:table-cell table:formula="of:=[.C643]*[.$B$3]+[.D643]*[.$B$5]+[.E643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5.02774019706608" calcext:value-type="float">
            <text:p>5.03</text:p>
          </table:table-cell>
          <table:table-cell office:value-type="float" office:value="1.70086082119223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44]*[.$B$4]+[.D644]*[.$B$6]+[.E644]*[.$B$8]" office:value-type="float" office:value="0.233" calcext:value-type="float">
            <text:p>0.233</text:p>
          </table:table-cell>
          <table:table-cell table:formula="of:=[.C644]*[.$B$3]+[.D644]*[.$B$5]+[.E644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5.16577543880298" calcext:value-type="float">
            <text:p>5.17</text:p>
          </table:table-cell>
          <table:table-cell office:value-type="float" office:value="1.89231798658693" calcext:value-type="float">
            <text:p>1.89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45]*[.$B$4]+[.D645]*[.$B$6]+[.E645]*[.$B$8]" office:value-type="float" office:value="0.233" calcext:value-type="float">
            <text:p>0.233</text:p>
          </table:table-cell>
          <table:table-cell table:formula="of:=[.C645]*[.$B$3]+[.D645]*[.$B$5]+[.E645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5.30088897477345" calcext:value-type="float">
            <text:p>5.30</text:p>
          </table:table-cell>
          <table:table-cell office:value-type="float" office:value="2.09428459973816" calcext:value-type="float">
            <text:p>2.09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46]*[.$B$4]+[.D646]*[.$B$6]+[.E646]*[.$B$8]" office:value-type="float" office:value="0.233" calcext:value-type="float">
            <text:p>0.233</text:p>
          </table:table-cell>
          <table:table-cell table:formula="of:=[.C646]*[.$B$3]+[.D646]*[.$B$5]+[.E646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5.43371255872035" calcext:value-type="float">
            <text:p>5.43</text:p>
          </table:table-cell>
          <table:table-cell office:value-type="float" office:value="2.30783761886505" calcext:value-type="float">
            <text:p>2.31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47]*[.$B$4]+[.D647]*[.$B$6]+[.E647]*[.$B$8]" office:value-type="float" office:value="0.233" calcext:value-type="float">
            <text:p>0.233</text:p>
          </table:table-cell>
          <table:table-cell table:formula="of:=[.C647]*[.$B$3]+[.D647]*[.$B$5]+[.E647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5.56464897713871" calcext:value-type="float">
            <text:p>5.56</text:p>
          </table:table-cell>
          <table:table-cell office:value-type="float" office:value="2.53295118766462" calcext:value-type="float">
            <text:p>2.5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48]*[.$B$4]+[.D648]*[.$B$6]+[.E648]*[.$B$8]" office:value-type="float" office:value="0.233" calcext:value-type="float">
            <text:p>0.233</text:p>
          </table:table-cell>
          <table:table-cell table:formula="of:=[.C648]*[.$B$3]+[.D648]*[.$B$5]+[.E648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5.7038217245563" calcext:value-type="float">
            <text:p>5.70</text:p>
          </table:table-cell>
          <table:table-cell office:value-type="float" office:value="2.78999220050236" calcext:value-type="float">
            <text:p>2.79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49]*[.$B$4]+[.D649]*[.$B$6]+[.E649]*[.$B$8]" office:value-type="float" office:value="0.233" calcext:value-type="float">
            <text:p>0.233</text:p>
          </table:table-cell>
          <table:table-cell table:formula="of:=[.C649]*[.$B$3]+[.D649]*[.$B$5]+[.E649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5.82925535546941" calcext:value-type="float">
            <text:p>5.83</text:p>
          </table:table-cell>
          <table:table-cell office:value-type="float" office:value="3.03720525901066" calcext:value-type="float">
            <text:p>3.04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50]*[.$B$4]+[.D650]*[.$B$6]+[.E650]*[.$B$8]" office:value-type="float" office:value="0.233" calcext:value-type="float">
            <text:p>0.233</text:p>
          </table:table-cell>
          <table:table-cell table:formula="of:=[.C650]*[.$B$3]+[.D650]*[.$B$5]+[.E650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5.95741047283983" calcext:value-type="float">
            <text:p>5.96</text:p>
          </table:table-cell>
          <table:table-cell office:value-type="float" office:value="3.30582279208424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51]*[.$B$4]+[.D651]*[.$B$6]+[.E651]*[.$B$8]" office:value-type="float" office:value="0.233" calcext:value-type="float">
            <text:p>0.233</text:p>
          </table:table-cell>
          <table:table-cell table:formula="of:=[.C651]*[.$B$3]+[.D651]*[.$B$5]+[.E651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6.08900650786201" calcext:value-type="float">
            <text:p>6.09</text:p>
          </table:table-cell>
          <table:table-cell office:value-type="float" office:value="3.59895408961909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52]*[.$B$4]+[.D652]*[.$B$6]+[.E652]*[.$B$8]" office:value-type="float" office:value="0.233" calcext:value-type="float">
            <text:p>0.233</text:p>
          </table:table-cell>
          <table:table-cell table:formula="of:=[.C652]*[.$B$3]+[.D652]*[.$B$5]+[.E652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6.2112199642241" calcext:value-type="float">
            <text:p>6.21</text:p>
          </table:table-cell>
          <table:table-cell office:value-type="float" office:value="3.8881941305195" calcext:value-type="float">
            <text:p>3.89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53]*[.$B$4]+[.D653]*[.$B$6]+[.E653]*[.$B$8]" office:value-type="float" office:value="0.233" calcext:value-type="float">
            <text:p>0.233</text:p>
          </table:table-cell>
          <table:table-cell table:formula="of:=[.C653]*[.$B$3]+[.D653]*[.$B$5]+[.E653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6.34394412337049" calcext:value-type="float">
            <text:p>6.34</text:p>
          </table:table-cell>
          <table:table-cell office:value-type="float" office:value="4.22143111709347" calcext:value-type="float">
            <text:p>4.22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54]*[.$B$4]+[.D654]*[.$B$6]+[.E654]*[.$B$8]" office:value-type="float" office:value="0.233" calcext:value-type="float">
            <text:p>0.233</text:p>
          </table:table-cell>
          <table:table-cell table:formula="of:=[.C654]*[.$B$3]+[.D654]*[.$B$5]+[.E654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6.47058745656646" calcext:value-type="float">
            <text:p>6.47</text:p>
          </table:table-cell>
          <table:table-cell office:value-type="float" office:value="4.55869934015565" calcext:value-type="float">
            <text:p>4.56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55]*[.$B$4]+[.D655]*[.$B$6]+[.E655]*[.$B$8]" office:value-type="float" office:value="0.233" calcext:value-type="float">
            <text:p>0.233</text:p>
          </table:table-cell>
          <table:table-cell table:formula="of:=[.C655]*[.$B$3]+[.D655]*[.$B$5]+[.E655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6.59552288987436" calcext:value-type="float">
            <text:p>6.60</text:p>
          </table:table-cell>
          <table:table-cell office:value-type="float" office:value="4.91031217736483" calcext:value-type="float">
            <text:p>4.91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56]*[.$B$4]+[.D656]*[.$B$6]+[.E656]*[.$B$8]" office:value-type="float" office:value="0.233" calcext:value-type="float">
            <text:p>0.233</text:p>
          </table:table-cell>
          <table:table-cell table:formula="of:=[.C656]*[.$B$3]+[.D656]*[.$B$5]+[.E656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6.7235425416225" calcext:value-type="float">
            <text:p>6.72</text:p>
          </table:table-cell>
          <table:table-cell office:value-type="float" office:value="5.29145610965395" calcext:value-type="float">
            <text:p>5.29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57]*[.$B$4]+[.D657]*[.$B$6]+[.E657]*[.$B$8]" office:value-type="float" office:value="0.233" calcext:value-type="float">
            <text:p>0.233</text:p>
          </table:table-cell>
          <table:table-cell table:formula="of:=[.C657]*[.$B$3]+[.D657]*[.$B$5]+[.E657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6.84479547453763" calcext:value-type="float">
            <text:p>6.84</text:p>
          </table:table-cell>
          <table:table-cell office:value-type="float" office:value="5.67241213084955" calcext:value-type="float">
            <text:p>5.67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58]*[.$B$4]+[.D658]*[.$B$6]+[.E658]*[.$B$8]" office:value-type="float" office:value="0.233" calcext:value-type="float">
            <text:p>0.233</text:p>
          </table:table-cell>
          <table:table-cell table:formula="of:=[.C658]*[.$B$3]+[.D658]*[.$B$5]+[.E658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6.96905713252593" calcext:value-type="float">
            <text:p>6.97</text:p>
          </table:table-cell>
          <table:table-cell office:value-type="float" office:value="6.08360277917368" calcext:value-type="float">
            <text:p>6.08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59]*[.$B$4]+[.D659]*[.$B$6]+[.E659]*[.$B$8]" office:value-type="float" office:value="0.233" calcext:value-type="float">
            <text:p>0.233</text:p>
          </table:table-cell>
          <table:table-cell table:formula="of:=[.C659]*[.$B$3]+[.D659]*[.$B$5]+[.E659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7.09427046403804" calcext:value-type="float">
            <text:p>7.09</text:p>
          </table:table-cell>
          <table:table-cell office:value-type="float" office:value="6.52039721970217" calcext:value-type="float">
            <text:p>6.52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60]*[.$B$4]+[.D660]*[.$B$6]+[.E660]*[.$B$8]" office:value-type="float" office:value="0.233" calcext:value-type="float">
            <text:p>0.233</text:p>
          </table:table-cell>
          <table:table-cell table:formula="of:=[.C660]*[.$B$3]+[.D660]*[.$B$5]+[.E660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7.21977133809734" calcext:value-type="float">
            <text:p>7.22</text:p>
          </table:table-cell>
          <table:table-cell office:value-type="float" office:value="6.98192500440529" calcext:value-type="float">
            <text:p>6.98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61]*[.$B$4]+[.D661]*[.$B$6]+[.E661]*[.$B$8]" office:value-type="float" office:value="0.233" calcext:value-type="float">
            <text:p>0.233</text:p>
          </table:table-cell>
          <table:table-cell table:formula="of:=[.C661]*[.$B$3]+[.D661]*[.$B$5]+[.E661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7.34199799207041" calcext:value-type="float">
            <text:p>7.34</text:p>
          </table:table-cell>
          <table:table-cell office:value-type="float" office:value="7.45463889928736" calcext:value-type="float">
            <text:p>7.45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62]*[.$B$4]+[.D662]*[.$B$6]+[.E662]*[.$B$8]" office:value-type="float" office:value="0.233" calcext:value-type="float">
            <text:p>0.233</text:p>
          </table:table-cell>
          <table:table-cell table:formula="of:=[.C662]*[.$B$3]+[.D662]*[.$B$5]+[.E662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7.46648142912502" calcext:value-type="float">
            <text:p>7.47</text:p>
          </table:table-cell>
          <table:table-cell office:value-type="float" office:value="7.96127305469055" calcext:value-type="float">
            <text:p>7.96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63]*[.$B$4]+[.D663]*[.$B$6]+[.E663]*[.$B$8]" office:value-type="float" office:value="0.233" calcext:value-type="float">
            <text:p>0.233</text:p>
          </table:table-cell>
          <table:table-cell table:formula="of:=[.C663]*[.$B$3]+[.D663]*[.$B$5]+[.E663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7.58960138996766" calcext:value-type="float">
            <text:p>7.59</text:p>
          </table:table-cell>
          <table:table-cell office:value-type="float" office:value="8.48756401608439" calcext:value-type="float">
            <text:p>8.49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64]*[.$B$4]+[.D664]*[.$B$6]+[.E664]*[.$B$8]" office:value-type="float" office:value="0.233" calcext:value-type="float">
            <text:p>0.233</text:p>
          </table:table-cell>
          <table:table-cell table:formula="of:=[.C664]*[.$B$3]+[.D664]*[.$B$5]+[.E664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7.71674487504724" calcext:value-type="float">
            <text:p>7.72</text:p>
          </table:table-cell>
          <table:table-cell office:value-type="float" office:value="9.05916504250515" calcext:value-type="float">
            <text:p>9.06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65]*[.$B$4]+[.D665]*[.$B$6]+[.E665]*[.$B$8]" office:value-type="float" office:value="0.233" calcext:value-type="float">
            <text:p>0.233</text:p>
          </table:table-cell>
          <table:table-cell table:formula="of:=[.C665]*[.$B$3]+[.D665]*[.$B$5]+[.E665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7.82497402578696" calcext:value-type="float">
            <text:p>7.82</text:p>
          </table:table-cell>
          <table:table-cell office:value-type="float" office:value="9.56904425734688" calcext:value-type="float">
            <text:p>9.57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66]*[.$B$4]+[.D666]*[.$B$6]+[.E666]*[.$B$8]" office:value-type="float" office:value="0.233" calcext:value-type="float">
            <text:p>0.233</text:p>
          </table:table-cell>
          <table:table-cell table:formula="of:=[.C666]*[.$B$3]+[.D666]*[.$B$5]+[.E666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7.9621838306048" calcext:value-type="float">
            <text:p>7.96</text:p>
          </table:table-cell>
          <table:table-cell office:value-type="float" office:value="10.2478283387576" calcext:value-type="float">
            <text:p>10.25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67]*[.$B$4]+[.D667]*[.$B$6]+[.E667]*[.$B$8]" office:value-type="float" office:value="0.233" calcext:value-type="float">
            <text:p>0.233</text:p>
          </table:table-cell>
          <table:table-cell table:formula="of:=[.C667]*[.$B$3]+[.D667]*[.$B$5]+[.E667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8.08412558466758" calcext:value-type="float">
            <text:p>8.08</text:p>
          </table:table-cell>
          <table:table-cell office:value-type="float" office:value="10.8825916634735" calcext:value-type="float">
            <text:p>10.88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68]*[.$B$4]+[.D668]*[.$B$6]+[.E668]*[.$B$8]" office:value-type="float" office:value="0.233" calcext:value-type="float">
            <text:p>0.233</text:p>
          </table:table-cell>
          <table:table-cell table:formula="of:=[.C668]*[.$B$3]+[.D668]*[.$B$5]+[.E668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8.21356749074193" calcext:value-type="float">
            <text:p>8.21</text:p>
          </table:table-cell>
          <table:table-cell office:value-type="float" office:value="11.5902299980474" calcext:value-type="float">
            <text:p>11.59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69]*[.$B$4]+[.D669]*[.$B$6]+[.E669]*[.$B$8]" office:value-type="float" office:value="0.233" calcext:value-type="float">
            <text:p>0.233</text:p>
          </table:table-cell>
          <table:table-cell table:formula="of:=[.C669]*[.$B$3]+[.D669]*[.$B$5]+[.E669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8.3431344005939" calcext:value-type="float">
            <text:p>8.34</text:p>
          </table:table-cell>
          <table:table-cell office:value-type="float" office:value="12.3358283653565" calcext:value-type="float">
            <text:p>12.34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70]*[.$B$4]+[.D670]*[.$B$6]+[.E670]*[.$B$8]" office:value-type="float" office:value="0.233" calcext:value-type="float">
            <text:p>0.233</text:p>
          </table:table-cell>
          <table:table-cell table:formula="of:=[.C670]*[.$B$3]+[.D670]*[.$B$5]+[.E670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8.46692818526747" calcext:value-type="float">
            <text:p>8.47</text:p>
          </table:table-cell>
          <table:table-cell office:value-type="float" office:value="13.0844490883485" calcext:value-type="float">
            <text:p>13.08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71]*[.$B$4]+[.D671]*[.$B$6]+[.E671]*[.$B$8]" office:value-type="float" office:value="0.233" calcext:value-type="float">
            <text:p>0.233</text:p>
          </table:table-cell>
          <table:table-cell table:formula="of:=[.C671]*[.$B$3]+[.D671]*[.$B$5]+[.E671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8.59598401722571" calcext:value-type="float">
            <text:p>8.60</text:p>
          </table:table-cell>
          <table:table-cell office:value-type="float" office:value="13.9024210527366" calcext:value-type="float">
            <text:p>13.9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72]*[.$B$4]+[.D672]*[.$B$6]+[.E672]*[.$B$8]" office:value-type="float" office:value="0.233" calcext:value-type="float">
            <text:p>0.233</text:p>
          </table:table-cell>
          <table:table-cell table:formula="of:=[.C672]*[.$B$3]+[.D672]*[.$B$5]+[.E672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8.72710480503208" calcext:value-type="float">
            <text:p>8.73</text:p>
          </table:table-cell>
          <table:table-cell office:value-type="float" office:value="14.7784689357052" calcext:value-type="float">
            <text:p>14.78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73]*[.$B$4]+[.D673]*[.$B$6]+[.E673]*[.$B$8]" office:value-type="float" office:value="0.233" calcext:value-type="float">
            <text:p>0.233</text:p>
          </table:table-cell>
          <table:table-cell table:formula="of:=[.C673]*[.$B$3]+[.D673]*[.$B$5]+[.E673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8.8577978657982" calcext:value-type="float">
            <text:p>8.86</text:p>
          </table:table-cell>
          <table:table-cell office:value-type="float" office:value="15.6972888905831" calcext:value-type="float">
            <text:p>15.7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74]*[.$B$4]+[.D674]*[.$B$6]+[.E674]*[.$B$8]" office:value-type="float" office:value="0.233" calcext:value-type="float">
            <text:p>0.233</text:p>
          </table:table-cell>
          <table:table-cell table:formula="of:=[.C674]*[.$B$3]+[.D674]*[.$B$5]+[.E674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8.99251795673897" calcext:value-type="float">
            <text:p>8.99</text:p>
          </table:table-cell>
          <table:table-cell office:value-type="float" office:value="16.6934454505686" calcext:value-type="float">
            <text:p>16.69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75]*[.$B$4]+[.D675]*[.$B$6]+[.E675]*[.$B$8]" office:value-type="float" office:value="0.233" calcext:value-type="float">
            <text:p>0.233</text:p>
          </table:table-cell>
          <table:table-cell table:formula="of:=[.C675]*[.$B$3]+[.D675]*[.$B$5]+[.E675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9.12998154241073" calcext:value-type="float">
            <text:p>9.13</text:p>
          </table:table-cell>
          <table:table-cell office:value-type="float" office:value="17.7657230982146" calcext:value-type="float">
            <text:p>17.77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76]*[.$B$4]+[.D676]*[.$B$6]+[.E676]*[.$B$8]" office:value-type="float" office:value="0.233" calcext:value-type="float">
            <text:p>0.233</text:p>
          </table:table-cell>
          <table:table-cell table:formula="of:=[.C676]*[.$B$3]+[.D676]*[.$B$5]+[.E676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9.27164564324401" calcext:value-type="float">
            <text:p>9.27</text:p>
          </table:table-cell>
          <table:table-cell office:value-type="float" office:value="18.9358127588714" calcext:value-type="float">
            <text:p>18.94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77]*[.$B$4]+[.D677]*[.$B$6]+[.E677]*[.$B$8]" office:value-type="float" office:value="0.233" calcext:value-type="float">
            <text:p>0.233</text:p>
          </table:table-cell>
          <table:table-cell table:formula="of:=[.C677]*[.$B$3]+[.D677]*[.$B$5]+[.E677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9.41249345684124" calcext:value-type="float">
            <text:p>9.41</text:p>
          </table:table-cell>
          <table:table-cell office:value-type="float" office:value="20.164854169472" calcext:value-type="float">
            <text:p>20.16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78]*[.$B$4]+[.D678]*[.$B$6]+[.E678]*[.$B$8]" office:value-type="float" office:value="0.233" calcext:value-type="float">
            <text:p>0.233</text:p>
          </table:table-cell>
          <table:table-cell table:formula="of:=[.C678]*[.$B$3]+[.D678]*[.$B$5]+[.E678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9.56582369371309" calcext:value-type="float">
            <text:p>9.57</text:p>
          </table:table-cell>
          <table:table-cell office:value-type="float" office:value="21.5863044545163" calcext:value-type="float">
            <text:p>21.59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79]*[.$B$4]+[.D679]*[.$B$6]+[.E679]*[.$B$8]" office:value-type="float" office:value="0.233" calcext:value-type="float">
            <text:p>0.233</text:p>
          </table:table-cell>
          <table:table-cell table:formula="of:=[.C679]*[.$B$3]+[.D679]*[.$B$5]+[.E679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9.71751539000895" calcext:value-type="float">
            <text:p>9.72</text:p>
          </table:table-cell>
          <table:table-cell office:value-type="float" office:value="23.0796979680516" calcext:value-type="float">
            <text:p>23.08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80]*[.$B$4]+[.D680]*[.$B$6]+[.E680]*[.$B$8]" office:value-type="float" office:value="0.233" calcext:value-type="float">
            <text:p>0.233</text:p>
          </table:table-cell>
          <table:table-cell table:formula="of:=[.C680]*[.$B$3]+[.D680]*[.$B$5]+[.E680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9.90256055095029" calcext:value-type="float">
            <text:p>9.90</text:p>
          </table:table-cell>
          <table:table-cell office:value-type="float" office:value="25.0400611191786" calcext:value-type="float">
            <text:p>25.04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81]*[.$B$4]+[.D681]*[.$B$6]+[.E681]*[.$B$8]" office:value-type="float" office:value="0.233" calcext:value-type="float">
            <text:p>0.233</text:p>
          </table:table-cell>
          <table:table-cell table:formula="of:=[.C681]*[.$B$3]+[.D681]*[.$B$5]+[.E681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0.0573638901672" calcext:value-type="float">
            <text:p>10.06</text:p>
          </table:table-cell>
          <table:table-cell office:value-type="float" office:value="26.8002506181001" calcext:value-type="float">
            <text:p>26.8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82]*[.$B$4]+[.D682]*[.$B$6]+[.E682]*[.$B$8]" office:value-type="float" office:value="0.233" calcext:value-type="float">
            <text:p>0.233</text:p>
          </table:table-cell>
          <table:table-cell table:formula="of:=[.C682]*[.$B$3]+[.D682]*[.$B$5]+[.E682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0.2456954274183" calcext:value-type="float">
            <text:p>10.25</text:p>
          </table:table-cell>
          <table:table-cell office:value-type="float" office:value="29.1131250465853" calcext:value-type="float">
            <text:p>29.11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83]*[.$B$4]+[.D683]*[.$B$6]+[.E683]*[.$B$8]" office:value-type="float" office:value="0.233" calcext:value-type="float">
            <text:p>0.233</text:p>
          </table:table-cell>
          <table:table-cell table:formula="of:=[.C683]*[.$B$3]+[.D683]*[.$B$5]+[.E683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0.4614444497587" calcext:value-type="float">
            <text:p>10.46</text:p>
          </table:table-cell>
          <table:table-cell office:value-type="float" office:value="32.0208712645685" calcext:value-type="float">
            <text:p>32.02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84]*[.$B$4]+[.D684]*[.$B$6]+[.E684]*[.$B$8]" office:value-type="float" office:value="0.233" calcext:value-type="float">
            <text:p>0.233</text:p>
          </table:table-cell>
          <table:table-cell table:formula="of:=[.C684]*[.$B$3]+[.D684]*[.$B$5]+[.E684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0.7377723274958" calcext:value-type="float">
            <text:p>10.74</text:p>
          </table:table-cell>
          <table:table-cell office:value-type="float" office:value="36.2269875137498" calcext:value-type="float">
            <text:p>36.2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85]*[.$B$4]+[.D685]*[.$B$6]+[.E685]*[.$B$8]" office:value-type="float" office:value="0.233" calcext:value-type="float">
            <text:p>0.233</text:p>
          </table:table-cell>
          <table:table-cell table:formula="of:=[.C685]*[.$B$3]+[.D685]*[.$B$5]+[.E685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4.7456711615224" calcext:value-type="float">
            <text:p>14.75</text:p>
          </table:table-cell>
          <table:table-cell office:value-type="float" office:value="150" calcext:value-type="float">
            <text:p>150.0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86]*[.$B$4]+[.D686]*[.$B$6]+[.E686]*[.$B$8]" office:value-type="float" office:value="0.233" calcext:value-type="float">
            <text:p>0.233</text:p>
          </table:table-cell>
          <table:table-cell table:formula="of:=[.C686]*[.$B$3]+[.D686]*[.$B$5]+[.E686]*[.$B$7]"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0.210238361827167" calcext:value-type="float">
            <text:p>0.21</text:p>
          </table:table-cell>
          <table:table-cell office:value-type="float" office:value="0.000017920689601451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87]*[.$B$4]+[.D687]*[.$B$6]+[.E687]*[.$B$8]" office:value-type="float" office:value="0.375" calcext:value-type="float">
            <text:p>0.375</text:p>
          </table:table-cell>
          <table:table-cell table:formula="of:=[.C687]*[.$B$3]+[.D687]*[.$B$5]+[.E687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0.4205238296904" calcext:value-type="float">
            <text:p>0.42</text:p>
          </table:table-cell>
          <table:table-cell office:value-type="float" office:value="0.000066551227159798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88]*[.$B$4]+[.D688]*[.$B$6]+[.E688]*[.$B$8]" office:value-type="float" office:value="0.375" calcext:value-type="float">
            <text:p>0.375</text:p>
          </table:table-cell>
          <table:table-cell table:formula="of:=[.C688]*[.$B$3]+[.D688]*[.$B$5]+[.E688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0.621091133521603" calcext:value-type="float">
            <text:p>0.62</text:p>
          </table:table-cell>
          <table:table-cell office:value-type="float" office:value="0.0001427435054630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89]*[.$B$4]+[.D689]*[.$B$6]+[.E689]*[.$B$8]" office:value-type="float" office:value="0.375" calcext:value-type="float">
            <text:p>0.375</text:p>
          </table:table-cell>
          <table:table-cell table:formula="of:=[.C689]*[.$B$3]+[.D689]*[.$B$5]+[.E689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0.822303094384673" calcext:value-type="float">
            <text:p>0.82</text:p>
          </table:table-cell>
          <table:table-cell office:value-type="float" office:value="0.00024800875646993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90]*[.$B$4]+[.D690]*[.$B$6]+[.E690]*[.$B$8]" office:value-type="float" office:value="0.375" calcext:value-type="float">
            <text:p>0.375</text:p>
          </table:table-cell>
          <table:table-cell table:formula="of:=[.C690]*[.$B$3]+[.D690]*[.$B$5]+[.E690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.03212134722023" calcext:value-type="float">
            <text:p>1.03</text:p>
          </table:table-cell>
          <table:table-cell office:value-type="float" office:value="0.00039059856127947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91]*[.$B$4]+[.D691]*[.$B$6]+[.E691]*[.$B$8]" office:value-type="float" office:value="0.375" calcext:value-type="float">
            <text:p>0.375</text:p>
          </table:table-cell>
          <table:table-cell table:formula="of:=[.C691]*[.$B$3]+[.D691]*[.$B$5]+[.E691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.24257635429344" calcext:value-type="float">
            <text:p>1.24</text:p>
          </table:table-cell>
          <table:table-cell office:value-type="float" office:value="0.00056622744137421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92]*[.$B$4]+[.D692]*[.$B$6]+[.E692]*[.$B$8]" office:value-type="float" office:value="0.375" calcext:value-type="float">
            <text:p>0.375</text:p>
          </table:table-cell>
          <table:table-cell table:formula="of:=[.C692]*[.$B$3]+[.D692]*[.$B$5]+[.E692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.43345809820517" calcext:value-type="float">
            <text:p>1.43</text:p>
          </table:table-cell>
          <table:table-cell office:value-type="float" office:value="0.00075140243928879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93]*[.$B$4]+[.D693]*[.$B$6]+[.E693]*[.$B$8]" office:value-type="float" office:value="0.375" calcext:value-type="float">
            <text:p>0.375</text:p>
          </table:table-cell>
          <table:table-cell table:formula="of:=[.C693]*[.$B$3]+[.D693]*[.$B$5]+[.E693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.64271615612735" calcext:value-type="float">
            <text:p>1.64</text:p>
          </table:table-cell>
          <table:table-cell office:value-type="float" office:value="0.0009856215604767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94]*[.$B$4]+[.D694]*[.$B$6]+[.E694]*[.$B$8]" office:value-type="float" office:value="0.375" calcext:value-type="float">
            <text:p>0.375</text:p>
          </table:table-cell>
          <table:table-cell table:formula="of:=[.C694]*[.$B$3]+[.D694]*[.$B$5]+[.E694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.84709345227237" calcext:value-type="float">
            <text:p>1.85</text:p>
          </table:table-cell>
          <table:table-cell office:value-type="float" office:value="0.0012449129191227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95]*[.$B$4]+[.D695]*[.$B$6]+[.E695]*[.$B$8]" office:value-type="float" office:value="0.375" calcext:value-type="float">
            <text:p>0.375</text:p>
          </table:table-cell>
          <table:table-cell table:formula="of:=[.C695]*[.$B$3]+[.D695]*[.$B$5]+[.E695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2.04658761748773" calcext:value-type="float">
            <text:p>2.05</text:p>
          </table:table-cell>
          <table:table-cell office:value-type="float" office:value="0.001527095817197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96]*[.$B$4]+[.D696]*[.$B$6]+[.E696]*[.$B$8]" office:value-type="float" office:value="0.375" calcext:value-type="float">
            <text:p>0.375</text:p>
          </table:table-cell>
          <table:table-cell table:formula="of:=[.C696]*[.$B$3]+[.D696]*[.$B$5]+[.E696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2.24976466564276" calcext:value-type="float">
            <text:p>2.25</text:p>
          </table:table-cell>
          <table:table-cell office:value-type="float" office:value="0.001844010309912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97]*[.$B$4]+[.D697]*[.$B$6]+[.E697]*[.$B$8]" office:value-type="float" office:value="0.375" calcext:value-type="float">
            <text:p>0.375</text:p>
          </table:table-cell>
          <table:table-cell table:formula="of:=[.C697]*[.$B$3]+[.D697]*[.$B$5]+[.E697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2.44744388041428" calcext:value-type="float">
            <text:p>2.45</text:p>
          </table:table-cell>
          <table:table-cell office:value-type="float" office:value="0.002180931740086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98]*[.$B$4]+[.D698]*[.$B$6]+[.E698]*[.$B$8]" office:value-type="float" office:value="0.375" calcext:value-type="float">
            <text:p>0.375</text:p>
          </table:table-cell>
          <table:table-cell table:formula="of:=[.C698]*[.$B$3]+[.D698]*[.$B$5]+[.E698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2.6463563099524" calcext:value-type="float">
            <text:p>2.65</text:p>
          </table:table-cell>
          <table:table-cell office:value-type="float" office:value="0.0025483995810523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99]*[.$B$4]+[.D699]*[.$B$6]+[.E699]*[.$B$8]" office:value-type="float" office:value="0.375" calcext:value-type="float">
            <text:p>0.375</text:p>
          </table:table-cell>
          <table:table-cell table:formula="of:=[.C699]*[.$B$3]+[.D699]*[.$B$5]+[.E699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2.83976864109437" calcext:value-type="float">
            <text:p>2.84</text:p>
          </table:table-cell>
          <table:table-cell office:value-type="float" office:value="0.0029330583013035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00]*[.$B$4]+[.D700]*[.$B$6]+[.E700]*[.$B$8]" office:value-type="float" office:value="0.375" calcext:value-type="float">
            <text:p>0.375</text:p>
          </table:table-cell>
          <table:table-cell table:formula="of:=[.C700]*[.$B$3]+[.D700]*[.$B$5]+[.E700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3.02461920076555" calcext:value-type="float">
            <text:p>3.02</text:p>
          </table:table-cell>
          <table:table-cell office:value-type="float" office:value="0.0033258860605768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01]*[.$B$4]+[.D701]*[.$B$6]+[.E701]*[.$B$8]" office:value-type="float" office:value="0.375" calcext:value-type="float">
            <text:p>0.375</text:p>
          </table:table-cell>
          <table:table-cell table:formula="of:=[.C701]*[.$B$3]+[.D701]*[.$B$5]+[.E701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3.22355511826493" calcext:value-type="float">
            <text:p>3.22</text:p>
          </table:table-cell>
          <table:table-cell office:value-type="float" office:value="0.0037761520829424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02]*[.$B$4]+[.D702]*[.$B$6]+[.E702]*[.$B$8]" office:value-type="float" office:value="0.375" calcext:value-type="float">
            <text:p>0.375</text:p>
          </table:table-cell>
          <table:table-cell table:formula="of:=[.C702]*[.$B$3]+[.D702]*[.$B$5]+[.E702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3.51890394814663" calcext:value-type="float">
            <text:p>3.52</text:p>
          </table:table-cell>
          <table:table-cell office:value-type="float" office:value="0.11302461691657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03]*[.$B$4]+[.D703]*[.$B$6]+[.E703]*[.$B$8]" office:value-type="float" office:value="0.375" calcext:value-type="float">
            <text:p>0.375</text:p>
          </table:table-cell>
          <table:table-cell table:formula="of:=[.C703]*[.$B$3]+[.D703]*[.$B$5]+[.E703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3.7219667325913" calcext:value-type="float">
            <text:p>3.72</text:p>
          </table:table-cell>
          <table:table-cell office:value-type="float" office:value="0.150457599128131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04]*[.$B$4]+[.D704]*[.$B$6]+[.E704]*[.$B$8]" office:value-type="float" office:value="0.375" calcext:value-type="float">
            <text:p>0.375</text:p>
          </table:table-cell>
          <table:table-cell table:formula="of:=[.C704]*[.$B$3]+[.D704]*[.$B$5]+[.E704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3.91421113535587" calcext:value-type="float">
            <text:p>3.91</text:p>
          </table:table-cell>
          <table:table-cell office:value-type="float" office:value="0.192962407434806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05]*[.$B$4]+[.D705]*[.$B$6]+[.E705]*[.$B$8]" office:value-type="float" office:value="0.375" calcext:value-type="float">
            <text:p>0.375</text:p>
          </table:table-cell>
          <table:table-cell table:formula="of:=[.C705]*[.$B$3]+[.D705]*[.$B$5]+[.E705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4.12476675537073" calcext:value-type="float">
            <text:p>4.12</text:p>
          </table:table-cell>
          <table:table-cell office:value-type="float" office:value="0.24891905925503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06]*[.$B$4]+[.D706]*[.$B$6]+[.E706]*[.$B$8]" office:value-type="float" office:value="0.375" calcext:value-type="float">
            <text:p>0.375</text:p>
          </table:table-cell>
          <table:table-cell table:formula="of:=[.C706]*[.$B$3]+[.D706]*[.$B$5]+[.E706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4.31342460513158" calcext:value-type="float">
            <text:p>4.31</text:p>
          </table:table-cell>
          <table:table-cell office:value-type="float" office:value="0.308093314852212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07]*[.$B$4]+[.D707]*[.$B$6]+[.E707]*[.$B$8]" office:value-type="float" office:value="0.375" calcext:value-type="float">
            <text:p>0.375</text:p>
          </table:table-cell>
          <table:table-cell table:formula="of:=[.C707]*[.$B$3]+[.D707]*[.$B$5]+[.E707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4.52373887766991" calcext:value-type="float">
            <text:p>4.52</text:p>
          </table:table-cell>
          <table:table-cell office:value-type="float" office:value="0.384434132003449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08]*[.$B$4]+[.D708]*[.$B$6]+[.E708]*[.$B$8]" office:value-type="float" office:value="0.375" calcext:value-type="float">
            <text:p>0.375</text:p>
          </table:table-cell>
          <table:table-cell table:formula="of:=[.C708]*[.$B$3]+[.D708]*[.$B$5]+[.E708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4.71445358615873" calcext:value-type="float">
            <text:p>4.71</text:p>
          </table:table-cell>
          <table:table-cell office:value-type="float" office:value="0.464124528147802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09]*[.$B$4]+[.D709]*[.$B$6]+[.E709]*[.$B$8]" office:value-type="float" office:value="0.375" calcext:value-type="float">
            <text:p>0.375</text:p>
          </table:table-cell>
          <table:table-cell table:formula="of:=[.C709]*[.$B$3]+[.D709]*[.$B$5]+[.E709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4.90413971783913" calcext:value-type="float">
            <text:p>4.90</text:p>
          </table:table-cell>
          <table:table-cell office:value-type="float" office:value="0.555345315041002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10]*[.$B$4]+[.D710]*[.$B$6]+[.E710]*[.$B$8]" office:value-type="float" office:value="0.375" calcext:value-type="float">
            <text:p>0.375</text:p>
          </table:table-cell>
          <table:table-cell table:formula="of:=[.C710]*[.$B$3]+[.D710]*[.$B$5]+[.E710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5.0849797363431" calcext:value-type="float">
            <text:p>5.08</text:p>
          </table:table-cell>
          <table:table-cell office:value-type="float" office:value="0.652733082556538" calcext:value-type="float">
            <text:p>0.6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11]*[.$B$4]+[.D711]*[.$B$6]+[.E711]*[.$B$8]" office:value-type="float" office:value="0.375" calcext:value-type="float">
            <text:p>0.375</text:p>
          </table:table-cell>
          <table:table-cell table:formula="of:=[.C711]*[.$B$3]+[.D711]*[.$B$5]+[.E711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5.29358485267931" calcext:value-type="float">
            <text:p>5.29</text:p>
          </table:table-cell>
          <table:table-cell office:value-type="float" office:value="0.78037098780755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12]*[.$B$4]+[.D712]*[.$B$6]+[.E712]*[.$B$8]" office:value-type="float" office:value="0.375" calcext:value-type="float">
            <text:p>0.375</text:p>
          </table:table-cell>
          <table:table-cell table:formula="of:=[.C712]*[.$B$3]+[.D712]*[.$B$5]+[.E712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5.46665726462234" calcext:value-type="float">
            <text:p>5.47</text:p>
          </table:table-cell>
          <table:table-cell office:value-type="float" office:value="0.899075396673661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13]*[.$B$4]+[.D713]*[.$B$6]+[.E713]*[.$B$8]" office:value-type="float" office:value="0.375" calcext:value-type="float">
            <text:p>0.375</text:p>
          </table:table-cell>
          <table:table-cell table:formula="of:=[.C713]*[.$B$3]+[.D713]*[.$B$5]+[.E713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5.64993693057855" calcext:value-type="float">
            <text:p>5.65</text:p>
          </table:table-cell>
          <table:table-cell office:value-type="float" office:value="1.0384878434179" calcext:value-type="float">
            <text:p>1.0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14]*[.$B$4]+[.D714]*[.$B$6]+[.E714]*[.$B$8]" office:value-type="float" office:value="0.375" calcext:value-type="float">
            <text:p>0.375</text:p>
          </table:table-cell>
          <table:table-cell table:formula="of:=[.C714]*[.$B$3]+[.D714]*[.$B$5]+[.E714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5.82869430252884" calcext:value-type="float">
            <text:p>5.83</text:p>
          </table:table-cell>
          <table:table-cell office:value-type="float" office:value="1.18862775356786" calcext:value-type="float">
            <text:p>1.1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15]*[.$B$4]+[.D715]*[.$B$6]+[.E715]*[.$B$8]" office:value-type="float" office:value="0.375" calcext:value-type="float">
            <text:p>0.375</text:p>
          </table:table-cell>
          <table:table-cell table:formula="of:=[.C715]*[.$B$3]+[.D715]*[.$B$5]+[.E715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6.00432331689689" calcext:value-type="float">
            <text:p>6.00</text:p>
          </table:table-cell>
          <table:table-cell office:value-type="float" office:value="1.35058222511046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16]*[.$B$4]+[.D716]*[.$B$6]+[.E716]*[.$B$8]" office:value-type="float" office:value="0.375" calcext:value-type="float">
            <text:p>0.375</text:p>
          </table:table-cell>
          <table:table-cell table:formula="of:=[.C716]*[.$B$3]+[.D716]*[.$B$5]+[.E716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6.17999078939171" calcext:value-type="float">
            <text:p>6.18</text:p>
          </table:table-cell>
          <table:table-cell office:value-type="float" office:value="1.52864580425138" calcext:value-type="float">
            <text:p>1.5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17]*[.$B$4]+[.D717]*[.$B$6]+[.E717]*[.$B$8]" office:value-type="float" office:value="0.375" calcext:value-type="float">
            <text:p>0.375</text:p>
          </table:table-cell>
          <table:table-cell table:formula="of:=[.C717]*[.$B$3]+[.D717]*[.$B$5]+[.E717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6.35165325808092" calcext:value-type="float">
            <text:p>6.35</text:p>
          </table:table-cell>
          <table:table-cell office:value-type="float" office:value="1.71811543779314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18]*[.$B$4]+[.D718]*[.$B$6]+[.E718]*[.$B$8]" office:value-type="float" office:value="0.375" calcext:value-type="float">
            <text:p>0.375</text:p>
          </table:table-cell>
          <table:table-cell table:formula="of:=[.C718]*[.$B$3]+[.D718]*[.$B$5]+[.E718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6.5208343845751" calcext:value-type="float">
            <text:p>6.52</text:p>
          </table:table-cell>
          <table:table-cell office:value-type="float" office:value="1.92094471599067" calcext:value-type="float">
            <text:p>1.9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19]*[.$B$4]+[.D719]*[.$B$6]+[.E719]*[.$B$8]" office:value-type="float" office:value="0.375" calcext:value-type="float">
            <text:p>0.375</text:p>
          </table:table-cell>
          <table:table-cell table:formula="of:=[.C719]*[.$B$3]+[.D719]*[.$B$5]+[.E719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6.69063732210644" calcext:value-type="float">
            <text:p>6.69</text:p>
          </table:table-cell>
          <table:table-cell office:value-type="float" office:value="2.14173770759067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20]*[.$B$4]+[.D720]*[.$B$6]+[.E720]*[.$B$8]" office:value-type="float" office:value="0.375" calcext:value-type="float">
            <text:p>0.375</text:p>
          </table:table-cell>
          <table:table-cell table:formula="of:=[.C720]*[.$B$3]+[.D720]*[.$B$5]+[.E720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6.85625351129931" calcext:value-type="float">
            <text:p>6.86</text:p>
          </table:table-cell>
          <table:table-cell office:value-type="float" office:value="2.37386657121144" calcext:value-type="float">
            <text:p>2.3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21]*[.$B$4]+[.D721]*[.$B$6]+[.E721]*[.$B$8]" office:value-type="float" office:value="0.375" calcext:value-type="float">
            <text:p>0.375</text:p>
          </table:table-cell>
          <table:table-cell table:formula="of:=[.C721]*[.$B$3]+[.D721]*[.$B$5]+[.E721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7.0185840264378" calcext:value-type="float">
            <text:p>7.02</text:p>
          </table:table-cell>
          <table:table-cell office:value-type="float" office:value="2.61930974955695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22]*[.$B$4]+[.D722]*[.$B$6]+[.E722]*[.$B$8]" office:value-type="float" office:value="0.375" calcext:value-type="float">
            <text:p>0.375</text:p>
          </table:table-cell>
          <table:table-cell table:formula="of:=[.C722]*[.$B$3]+[.D722]*[.$B$5]+[.E722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7.17821686147187" calcext:value-type="float">
            <text:p>7.18</text:p>
          </table:table-cell>
          <table:table-cell office:value-type="float" office:value="2.8781539588454" calcext:value-type="float">
            <text:p>2.8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23]*[.$B$4]+[.D723]*[.$B$6]+[.E723]*[.$B$8]" office:value-type="float" office:value="0.375" calcext:value-type="float">
            <text:p>0.375</text:p>
          </table:table-cell>
          <table:table-cell table:formula="of:=[.C723]*[.$B$3]+[.D723]*[.$B$5]+[.E723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7.34720762402575" calcext:value-type="float">
            <text:p>7.35</text:p>
          </table:table-cell>
          <table:table-cell office:value-type="float" office:value="3.1726172531032" calcext:value-type="float">
            <text:p>3.1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24]*[.$B$4]+[.D724]*[.$B$6]+[.E724]*[.$B$8]" office:value-type="float" office:value="0.375" calcext:value-type="float">
            <text:p>0.375</text:p>
          </table:table-cell>
          <table:table-cell table:formula="of:=[.C724]*[.$B$3]+[.D724]*[.$B$5]+[.E724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7.49913017463742" calcext:value-type="float">
            <text:p>7.50</text:p>
          </table:table-cell>
          <table:table-cell office:value-type="float" office:value="3.45596898127666" calcext:value-type="float">
            <text:p>3.4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25]*[.$B$4]+[.D725]*[.$B$6]+[.E725]*[.$B$8]" office:value-type="float" office:value="0.375" calcext:value-type="float">
            <text:p>0.375</text:p>
          </table:table-cell>
          <table:table-cell table:formula="of:=[.C725]*[.$B$3]+[.D725]*[.$B$5]+[.E725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7.65370503644941" calcext:value-type="float">
            <text:p>7.65</text:p>
          </table:table-cell>
          <table:table-cell office:value-type="float" office:value="3.7619544642641" calcext:value-type="float">
            <text:p>3.7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26]*[.$B$4]+[.D726]*[.$B$6]+[.E726]*[.$B$8]" office:value-type="float" office:value="0.375" calcext:value-type="float">
            <text:p>0.375</text:p>
          </table:table-cell>
          <table:table-cell table:formula="of:=[.C726]*[.$B$3]+[.D726]*[.$B$5]+[.E726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7.81216299112201" calcext:value-type="float">
            <text:p>7.81</text:p>
          </table:table-cell>
          <table:table-cell office:value-type="float" office:value="4.09705914309105" calcext:value-type="float">
            <text:p>4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27]*[.$B$4]+[.D727]*[.$B$6]+[.E727]*[.$B$8]" office:value-type="float" office:value="0.375" calcext:value-type="float">
            <text:p>0.375</text:p>
          </table:table-cell>
          <table:table-cell table:formula="of:=[.C727]*[.$B$3]+[.D727]*[.$B$5]+[.E727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7.95882369502622" calcext:value-type="float">
            <text:p>7.96</text:p>
          </table:table-cell>
          <table:table-cell office:value-type="float" office:value="4.42703551700206" calcext:value-type="float">
            <text:p>4.4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28]*[.$B$4]+[.D728]*[.$B$6]+[.E728]*[.$B$8]" office:value-type="float" office:value="0.375" calcext:value-type="float">
            <text:p>0.375</text:p>
          </table:table-cell>
          <table:table-cell table:formula="of:=[.C728]*[.$B$3]+[.D728]*[.$B$5]+[.E728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8.11740241236638" calcext:value-type="float">
            <text:p>8.12</text:p>
          </table:table-cell>
          <table:table-cell office:value-type="float" office:value="4.80494174850475" calcext:value-type="float">
            <text:p>4.8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29]*[.$B$4]+[.D729]*[.$B$6]+[.E729]*[.$B$8]" office:value-type="float" office:value="0.375" calcext:value-type="float">
            <text:p>0.375</text:p>
          </table:table-cell>
          <table:table-cell table:formula="of:=[.C729]*[.$B$3]+[.D729]*[.$B$5]+[.E729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8.26822057302304" calcext:value-type="float">
            <text:p>8.27</text:p>
          </table:table-cell>
          <table:table-cell office:value-type="float" office:value="5.18681158566391" calcext:value-type="float">
            <text:p>5.1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30]*[.$B$4]+[.D730]*[.$B$6]+[.E730]*[.$B$8]" office:value-type="float" office:value="0.375" calcext:value-type="float">
            <text:p>0.375</text:p>
          </table:table-cell>
          <table:table-cell table:formula="of:=[.C730]*[.$B$3]+[.D730]*[.$B$5]+[.E730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8.41654192284088" calcext:value-type="float">
            <text:p>8.42</text:p>
          </table:table-cell>
          <table:table-cell office:value-type="float" office:value="5.58425056689011" calcext:value-type="float">
            <text:p>5.5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31]*[.$B$4]+[.D731]*[.$B$6]+[.E731]*[.$B$8]" office:value-type="float" office:value="0.375" calcext:value-type="float">
            <text:p>0.375</text:p>
          </table:table-cell>
          <table:table-cell table:formula="of:=[.C731]*[.$B$3]+[.D731]*[.$B$5]+[.E731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8.56784471357726" calcext:value-type="float">
            <text:p>8.57</text:p>
          </table:table-cell>
          <table:table-cell office:value-type="float" office:value="6.01271889287736" calcext:value-type="float">
            <text:p>6.0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32]*[.$B$4]+[.D732]*[.$B$6]+[.E732]*[.$B$8]" office:value-type="float" office:value="0.375" calcext:value-type="float">
            <text:p>0.375</text:p>
          </table:table-cell>
          <table:table-cell table:formula="of:=[.C732]*[.$B$3]+[.D732]*[.$B$5]+[.E732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8.71080265250328" calcext:value-type="float">
            <text:p>8.71</text:p>
          </table:table-cell>
          <table:table-cell office:value-type="float" office:value="6.44153173394064" calcext:value-type="float">
            <text:p>6.4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33]*[.$B$4]+[.D733]*[.$B$6]+[.E733]*[.$B$8]" office:value-type="float" office:value="0.375" calcext:value-type="float">
            <text:p>0.375</text:p>
          </table:table-cell>
          <table:table-cell table:formula="of:=[.C733]*[.$B$3]+[.D733]*[.$B$5]+[.E733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8.85672610555899" calcext:value-type="float">
            <text:p>8.86</text:p>
          </table:table-cell>
          <table:table-cell office:value-type="float" office:value="6.90244587583514" calcext:value-type="float">
            <text:p>6.9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34]*[.$B$4]+[.D734]*[.$B$6]+[.E734]*[.$B$8]" office:value-type="float" office:value="0.375" calcext:value-type="float">
            <text:p>0.375</text:p>
          </table:table-cell>
          <table:table-cell table:formula="of:=[.C734]*[.$B$3]+[.D734]*[.$B$5]+[.E734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9.00306124978594" calcext:value-type="float">
            <text:p>9.00</text:p>
          </table:table-cell>
          <table:table-cell office:value-type="float" office:value="7.38905734963259" calcext:value-type="float">
            <text:p>7.3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35]*[.$B$4]+[.D735]*[.$B$6]+[.E735]*[.$B$8]" office:value-type="float" office:value="0.375" calcext:value-type="float">
            <text:p>0.375</text:p>
          </table:table-cell>
          <table:table-cell table:formula="of:=[.C735]*[.$B$3]+[.D735]*[.$B$5]+[.E735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9.14917246637676" calcext:value-type="float">
            <text:p>9.15</text:p>
          </table:table-cell>
          <table:table-cell office:value-type="float" office:value="7.9019905811834" calcext:value-type="float">
            <text:p>7.9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36]*[.$B$4]+[.D736]*[.$B$6]+[.E736]*[.$B$8]" office:value-type="float" office:value="0.375" calcext:value-type="float">
            <text:p>0.375</text:p>
          </table:table-cell>
          <table:table-cell table:formula="of:=[.C736]*[.$B$3]+[.D736]*[.$B$5]+[.E736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9.29092303887656" calcext:value-type="float">
            <text:p>9.29</text:p>
          </table:table-cell>
          <table:table-cell office:value-type="float" office:value="8.42576039061191" calcext:value-type="float">
            <text:p>8.4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37]*[.$B$4]+[.D737]*[.$B$6]+[.E737]*[.$B$8]" office:value-type="float" office:value="0.375" calcext:value-type="float">
            <text:p>0.375</text:p>
          </table:table-cell>
          <table:table-cell table:formula="of:=[.C737]*[.$B$3]+[.D737]*[.$B$5]+[.E737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9.43462694947032" calcext:value-type="float">
            <text:p>9.43</text:p>
          </table:table-cell>
          <table:table-cell office:value-type="float" office:value="8.98466298984559" calcext:value-type="float">
            <text:p>8.9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38]*[.$B$4]+[.D738]*[.$B$6]+[.E738]*[.$B$8]" office:value-type="float" office:value="0.375" calcext:value-type="float">
            <text:p>0.375</text:p>
          </table:table-cell>
          <table:table-cell table:formula="of:=[.C738]*[.$B$3]+[.D738]*[.$B$5]+[.E738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9.57631072786907" calcext:value-type="float">
            <text:p>9.58</text:p>
          </table:table-cell>
          <table:table-cell office:value-type="float" office:value="9.56496625928942" calcext:value-type="float">
            <text:p>9.5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39]*[.$B$4]+[.D739]*[.$B$6]+[.E739]*[.$B$8]" office:value-type="float" office:value="0.375" calcext:value-type="float">
            <text:p>0.375</text:p>
          </table:table-cell>
          <table:table-cell table:formula="of:=[.C739]*[.$B$3]+[.D739]*[.$B$5]+[.E739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9.72184210634527" calcext:value-type="float">
            <text:p>9.72</text:p>
          </table:table-cell>
          <table:table-cell office:value-type="float" office:value="10.1914562230016" calcext:value-type="float">
            <text:p>10.1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40]*[.$B$4]+[.D740]*[.$B$6]+[.E740]*[.$B$8]" office:value-type="float" office:value="0.375" calcext:value-type="float">
            <text:p>0.375</text:p>
          </table:table-cell>
          <table:table-cell table:formula="of:=[.C740]*[.$B$3]+[.D740]*[.$B$5]+[.E740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9.84511386667452" calcext:value-type="float">
            <text:p>9.85</text:p>
          </table:table-cell>
          <table:table-cell office:value-type="float" office:value="10.7474476442033" calcext:value-type="float">
            <text:p>10.7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41]*[.$B$4]+[.D741]*[.$B$6]+[.E741]*[.$B$8]" office:value-type="float" office:value="0.375" calcext:value-type="float">
            <text:p>0.375</text:p>
          </table:table-cell>
          <table:table-cell table:formula="of:=[.C741]*[.$B$3]+[.D741]*[.$B$5]+[.E741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0.000586238164" calcext:value-type="float">
            <text:p>10.00</text:p>
          </table:table-cell>
          <table:table-cell office:value-type="float" office:value="11.4840186528808" calcext:value-type="float">
            <text:p>11.4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42]*[.$B$4]+[.D742]*[.$B$6]+[.E742]*[.$B$8]" office:value-type="float" office:value="0.375" calcext:value-type="float">
            <text:p>0.375</text:p>
          </table:table-cell>
          <table:table-cell table:formula="of:=[.C742]*[.$B$3]+[.D742]*[.$B$5]+[.E742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0.1379132438898" calcext:value-type="float">
            <text:p>10.14</text:p>
          </table:table-cell>
          <table:table-cell office:value-type="float" office:value="12.1682104218601" calcext:value-type="float">
            <text:p>12.1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43]*[.$B$4]+[.D743]*[.$B$6]+[.E743]*[.$B$8]" office:value-type="float" office:value="0.375" calcext:value-type="float">
            <text:p>0.375</text:p>
          </table:table-cell>
          <table:table-cell table:formula="of:=[.C743]*[.$B$3]+[.D743]*[.$B$5]+[.E743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0.2830419500726" calcext:value-type="float">
            <text:p>10.28</text:p>
          </table:table-cell>
          <table:table-cell office:value-type="float" office:value="12.9294225747607" calcext:value-type="float">
            <text:p>12.9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44]*[.$B$4]+[.D744]*[.$B$6]+[.E744]*[.$B$8]" office:value-type="float" office:value="0.375" calcext:value-type="float">
            <text:p>0.375</text:p>
          </table:table-cell>
          <table:table-cell table:formula="of:=[.C744]*[.$B$3]+[.D744]*[.$B$5]+[.E744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0.4272708278976" calcext:value-type="float">
            <text:p>10.43</text:p>
          </table:table-cell>
          <table:table-cell office:value-type="float" office:value="13.7251118257124" calcext:value-type="float">
            <text:p>13.7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45]*[.$B$4]+[.D745]*[.$B$6]+[.E745]*[.$B$8]" office:value-type="float" office:value="0.375" calcext:value-type="float">
            <text:p>0.375</text:p>
          </table:table-cell>
          <table:table-cell table:formula="of:=[.C745]*[.$B$3]+[.D745]*[.$B$5]+[.E745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0.5641112529894" calcext:value-type="float">
            <text:p>10.56</text:p>
          </table:table-cell>
          <table:table-cell office:value-type="float" office:value="14.5181762482852" calcext:value-type="float">
            <text:p>14.5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46]*[.$B$4]+[.D746]*[.$B$6]+[.E746]*[.$B$8]" office:value-type="float" office:value="0.375" calcext:value-type="float">
            <text:p>0.375</text:p>
          </table:table-cell>
          <table:table-cell table:formula="of:=[.C746]*[.$B$3]+[.D746]*[.$B$5]+[.E746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0.7062250960422" calcext:value-type="float">
            <text:p>10.71</text:p>
          </table:table-cell>
          <table:table-cell office:value-type="float" office:value="15.3845526443036" calcext:value-type="float">
            <text:p>15.3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47]*[.$B$4]+[.D747]*[.$B$6]+[.E747]*[.$B$8]" office:value-type="float" office:value="0.375" calcext:value-type="float">
            <text:p>0.375</text:p>
          </table:table-cell>
          <table:table-cell table:formula="of:=[.C747]*[.$B$3]+[.D747]*[.$B$5]+[.E747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0.8491946484313" calcext:value-type="float">
            <text:p>10.85</text:p>
          </table:table-cell>
          <table:table-cell office:value-type="float" office:value="16.3016692598324" calcext:value-type="float">
            <text:p>16.3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48]*[.$B$4]+[.D748]*[.$B$6]+[.E748]*[.$B$8]" office:value-type="float" office:value="0.375" calcext:value-type="float">
            <text:p>0.375</text:p>
          </table:table-cell>
          <table:table-cell table:formula="of:=[.C748]*[.$B$3]+[.D748]*[.$B$5]+[.E748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0.9905239005249" calcext:value-type="float">
            <text:p>10.99</text:p>
          </table:table-cell>
          <table:table-cell office:value-type="float" office:value="17.2557403570165" calcext:value-type="float">
            <text:p>17.2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49]*[.$B$4]+[.D749]*[.$B$6]+[.E749]*[.$B$8]" office:value-type="float" office:value="0.375" calcext:value-type="float">
            <text:p>0.375</text:p>
          </table:table-cell>
          <table:table-cell table:formula="of:=[.C749]*[.$B$3]+[.D749]*[.$B$5]+[.E749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1.1351795414355" calcext:value-type="float">
            <text:p>11.14</text:p>
          </table:table-cell>
          <table:table-cell office:value-type="float" office:value="18.2847740533891" calcext:value-type="float">
            <text:p>18.2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50]*[.$B$4]+[.D750]*[.$B$6]+[.E750]*[.$B$8]" office:value-type="float" office:value="0.375" calcext:value-type="float">
            <text:p>0.375</text:p>
          </table:table-cell>
          <table:table-cell table:formula="of:=[.C750]*[.$B$3]+[.D750]*[.$B$5]+[.E750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1.281254571306" calcext:value-type="float">
            <text:p>11.28</text:p>
          </table:table-cell>
          <table:table-cell office:value-type="float" office:value="19.3807366693749" calcext:value-type="float">
            <text:p>19.3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51]*[.$B$4]+[.D751]*[.$B$6]+[.E751]*[.$B$8]" office:value-type="float" office:value="0.375" calcext:value-type="float">
            <text:p>0.375</text:p>
          </table:table-cell>
          <table:table-cell table:formula="of:=[.C751]*[.$B$3]+[.D751]*[.$B$5]+[.E751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1.4298903629887" calcext:value-type="float">
            <text:p>11.43</text:p>
          </table:table-cell>
          <table:table-cell office:value-type="float" office:value="20.5613208542212" calcext:value-type="float">
            <text:p>20.5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52]*[.$B$4]+[.D752]*[.$B$6]+[.E752]*[.$B$8]" office:value-type="float" office:value="0.375" calcext:value-type="float">
            <text:p>0.375</text:p>
          </table:table-cell>
          <table:table-cell table:formula="of:=[.C752]*[.$B$3]+[.D752]*[.$B$5]+[.E752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1.5760509139381" calcext:value-type="float">
            <text:p>11.58</text:p>
          </table:table-cell>
          <table:table-cell office:value-type="float" office:value="21.7892718886975" calcext:value-type="float">
            <text:p>21.7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53]*[.$B$4]+[.D753]*[.$B$6]+[.E753]*[.$B$8]" office:value-type="float" office:value="0.375" calcext:value-type="float">
            <text:p>0.375</text:p>
          </table:table-cell>
          <table:table-cell table:formula="of:=[.C753]*[.$B$3]+[.D753]*[.$B$5]+[.E753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1.7326991815555" calcext:value-type="float">
            <text:p>11.73</text:p>
          </table:table-cell>
          <table:table-cell office:value-type="float" office:value="23.1876317502167" calcext:value-type="float">
            <text:p>23.1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54]*[.$B$4]+[.D754]*[.$B$6]+[.E754]*[.$B$8]" office:value-type="float" office:value="0.375" calcext:value-type="float">
            <text:p>0.375</text:p>
          </table:table-cell>
          <table:table-cell table:formula="of:=[.C754]*[.$B$3]+[.D754]*[.$B$5]+[.E754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1.8855678858992" calcext:value-type="float">
            <text:p>11.89</text:p>
          </table:table-cell>
          <table:table-cell office:value-type="float" office:value="24.6403651334969" calcext:value-type="float">
            <text:p>24.6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55]*[.$B$4]+[.D755]*[.$B$6]+[.E755]*[.$B$8]" office:value-type="float" office:value="0.375" calcext:value-type="float">
            <text:p>0.375</text:p>
          </table:table-cell>
          <table:table-cell table:formula="of:=[.C755]*[.$B$3]+[.D755]*[.$B$5]+[.E755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2.0670683893009" calcext:value-type="float">
            <text:p>12.07</text:p>
          </table:table-cell>
          <table:table-cell office:value-type="float" office:value="26.4929342299291" calcext:value-type="float">
            <text:p>26.4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56]*[.$B$4]+[.D756]*[.$B$6]+[.E756]*[.$B$8]" office:value-type="float" office:value="0.375" calcext:value-type="float">
            <text:p>0.375</text:p>
          </table:table-cell>
          <table:table-cell table:formula="of:=[.C756]*[.$B$3]+[.D756]*[.$B$5]+[.E756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2.2152558883794" calcext:value-type="float">
            <text:p>12.22</text:p>
          </table:table-cell>
          <table:table-cell office:value-type="float" office:value="28.1187675023137" calcext:value-type="float">
            <text:p>28.1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57]*[.$B$4]+[.D757]*[.$B$6]+[.E757]*[.$B$8]" office:value-type="float" office:value="0.375" calcext:value-type="float">
            <text:p>0.375</text:p>
          </table:table-cell>
          <table:table-cell table:formula="of:=[.C757]*[.$B$3]+[.D757]*[.$B$5]+[.E757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2.3888660619497" calcext:value-type="float">
            <text:p>12.39</text:p>
          </table:table-cell>
          <table:table-cell office:value-type="float" office:value="30.1731557576587" calcext:value-type="float">
            <text:p>30.1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58]*[.$B$4]+[.D758]*[.$B$6]+[.E758]*[.$B$8]" office:value-type="float" office:value="0.375" calcext:value-type="float">
            <text:p>0.375</text:p>
          </table:table-cell>
          <table:table-cell table:formula="of:=[.C758]*[.$B$3]+[.D758]*[.$B$5]+[.E758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2.5765089613116" calcext:value-type="float">
            <text:p>12.58</text:p>
          </table:table-cell>
          <table:table-cell office:value-type="float" office:value="32.6034106311188" calcext:value-type="float">
            <text:p>32.6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59]*[.$B$4]+[.D759]*[.$B$6]+[.E759]*[.$B$8]" office:value-type="float" office:value="0.375" calcext:value-type="float">
            <text:p>0.375</text:p>
          </table:table-cell>
          <table:table-cell table:formula="of:=[.C759]*[.$B$3]+[.D759]*[.$B$5]+[.E759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2.7882996742181" calcext:value-type="float">
            <text:p>12.79</text:p>
          </table:table-cell>
          <table:table-cell office:value-type="float" office:value="35.6624805552016" calcext:value-type="float">
            <text:p>35.6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60]*[.$B$4]+[.D760]*[.$B$6]+[.E760]*[.$B$8]" office:value-type="float" office:value="0.375" calcext:value-type="float">
            <text:p>0.375</text:p>
          </table:table-cell>
          <table:table-cell table:formula="of:=[.C760]*[.$B$3]+[.D760]*[.$B$5]+[.E760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13.0468732732967" calcext:value-type="float">
            <text:p>13.05</text:p>
          </table:table-cell>
          <table:table-cell office:value-type="float" office:value="39.9911680226368" calcext:value-type="float">
            <text:p>39.9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61]*[.$B$4]+[.D761]*[.$B$6]+[.E761]*[.$B$8]" office:value-type="float" office:value="0.375" calcext:value-type="float">
            <text:p>0.375</text:p>
          </table:table-cell>
          <table:table-cell table:formula="of:=[.C761]*[.$B$3]+[.D761]*[.$B$5]+[.E761]*[.$B$7]" office:value-type="float" office:value="0.4865" calcext:value-type="float">
            <text:p>0.4865</text:p>
          </table:table-cell>
        </table:table-row>
        <table:table-row table:style-name="ro1">
          <table:table-cell office:value-type="float" office:value="0.294599109721279" calcext:value-type="float">
            <text:p>0.29</text:p>
          </table:table-cell>
          <table:table-cell office:value-type="float" office:value="0.00005136997550725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62]*[.$B$4]+[.D762]*[.$B$6]+[.E762]*[.$B$8]" office:value-type="float" office:value="0.588" calcext:value-type="float">
            <text:p>0.588</text:p>
          </table:table-cell>
          <table:table-cell table:formula="of:=[.C762]*[.$B$3]+[.D762]*[.$B$5]+[.E762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0.589226475197912" calcext:value-type="float">
            <text:p>0.59</text:p>
          </table:table-cell>
          <table:table-cell office:value-type="float" office:value="0.00018097846331074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63]*[.$B$4]+[.D763]*[.$B$6]+[.E763]*[.$B$8]" office:value-type="float" office:value="0.588" calcext:value-type="float">
            <text:p>0.588</text:p>
          </table:table-cell>
          <table:table-cell table:formula="of:=[.C763]*[.$B$3]+[.D763]*[.$B$5]+[.E763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0.870268585614565" calcext:value-type="float">
            <text:p>0.87</text:p>
          </table:table-cell>
          <table:table-cell office:value-type="float" office:value="0.0003855586463026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64]*[.$B$4]+[.D764]*[.$B$6]+[.E764]*[.$B$8]" office:value-type="float" office:value="0.588" calcext:value-type="float">
            <text:p>0.588</text:p>
          </table:table-cell>
          <table:table-cell table:formula="of:=[.C764]*[.$B$3]+[.D764]*[.$B$5]+[.E764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.152221427189" calcext:value-type="float">
            <text:p>1.15</text:p>
          </table:table-cell>
          <table:table-cell office:value-type="float" office:value="0.00066749465404078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65]*[.$B$4]+[.D765]*[.$B$6]+[.E765]*[.$B$8]" office:value-type="float" office:value="0.588" calcext:value-type="float">
            <text:p>0.588</text:p>
          </table:table-cell>
          <table:table-cell table:formula="of:=[.C765]*[.$B$3]+[.D765]*[.$B$5]+[.E765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.44621709799308" calcext:value-type="float">
            <text:p>1.45</text:p>
          </table:table-cell>
          <table:table-cell office:value-type="float" office:value="0.001043251570239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66]*[.$B$4]+[.D766]*[.$B$6]+[.E766]*[.$B$8]" office:value-type="float" office:value="0.588" calcext:value-type="float">
            <text:p>0.588</text:p>
          </table:table-cell>
          <table:table-cell table:formula="of:=[.C766]*[.$B$3]+[.D766]*[.$B$5]+[.E766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.74111202926212" calcext:value-type="float">
            <text:p>1.74</text:p>
          </table:table-cell>
          <table:table-cell office:value-type="float" office:value="0.001505334488935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67]*[.$B$4]+[.D767]*[.$B$6]+[.E767]*[.$B$8]" office:value-type="float" office:value="0.588" calcext:value-type="float">
            <text:p>0.588</text:p>
          </table:table-cell>
          <table:table-cell table:formula="of:=[.C767]*[.$B$3]+[.D767]*[.$B$5]+[.E767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2.00862099495421" calcext:value-type="float">
            <text:p>2.01</text:p>
          </table:table-cell>
          <table:table-cell office:value-type="float" office:value="0.00200377895276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68]*[.$B$4]+[.D768]*[.$B$6]+[.E768]*[.$B$8]" office:value-type="float" office:value="0.588" calcext:value-type="float">
            <text:p>0.588</text:p>
          </table:table-cell>
          <table:table-cell table:formula="of:=[.C768]*[.$B$3]+[.D768]*[.$B$5]+[.E768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2.30188093738218" calcext:value-type="float">
            <text:p>2.30</text:p>
          </table:table-cell>
          <table:table-cell office:value-type="float" office:value="0.0026324862623028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69]*[.$B$4]+[.D769]*[.$B$6]+[.E769]*[.$B$8]" office:value-type="float" office:value="0.588" calcext:value-type="float">
            <text:p>0.588</text:p>
          </table:table-cell>
          <table:table-cell table:formula="of:=[.C769]*[.$B$3]+[.D769]*[.$B$5]+[.E769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2.58829865526718" calcext:value-type="float">
            <text:p>2.59</text:p>
          </table:table-cell>
          <table:table-cell office:value-type="float" office:value="0.0033260576449520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70]*[.$B$4]+[.D770]*[.$B$6]+[.E770]*[.$B$8]" office:value-type="float" office:value="0.588" calcext:value-type="float">
            <text:p>0.588</text:p>
          </table:table-cell>
          <table:table-cell table:formula="of:=[.C770]*[.$B$3]+[.D770]*[.$B$5]+[.E770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2.86786395868691" calcext:value-type="float">
            <text:p>2.87</text:p>
          </table:table-cell>
          <table:table-cell office:value-type="float" office:value="0.0040748275779560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71]*[.$B$4]+[.D771]*[.$B$6]+[.E771]*[.$B$8]" office:value-type="float" office:value="0.588" calcext:value-type="float">
            <text:p>0.588</text:p>
          </table:table-cell>
          <table:table-cell table:formula="of:=[.C771]*[.$B$3]+[.D771]*[.$B$5]+[.E771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3.15260265204959" calcext:value-type="float">
            <text:p>3.15</text:p>
          </table:table-cell>
          <table:table-cell office:value-type="float" office:value="0.0049200067555718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72]*[.$B$4]+[.D772]*[.$B$6]+[.E772]*[.$B$8]" office:value-type="float" office:value="0.588" calcext:value-type="float">
            <text:p>0.588</text:p>
          </table:table-cell>
          <table:table-cell table:formula="of:=[.C772]*[.$B$3]+[.D772]*[.$B$5]+[.E772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3.42963947158331" calcext:value-type="float">
            <text:p>3.43</text:p>
          </table:table-cell>
          <table:table-cell office:value-type="float" office:value="0.00581844481078908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73]*[.$B$4]+[.D773]*[.$B$6]+[.E773]*[.$B$8]" office:value-type="float" office:value="0.588" calcext:value-type="float">
            <text:p>0.588</text:p>
          </table:table-cell>
          <table:table-cell table:formula="of:=[.C773]*[.$B$3]+[.D773]*[.$B$5]+[.E773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3.70840733678567" calcext:value-type="float">
            <text:p>3.71</text:p>
          </table:table-cell>
          <table:table-cell office:value-type="float" office:value="0.00679823877932504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74]*[.$B$4]+[.D774]*[.$B$6]+[.E774]*[.$B$8]" office:value-type="float" office:value="0.588" calcext:value-type="float">
            <text:p>0.588</text:p>
          </table:table-cell>
          <table:table-cell table:formula="of:=[.C774]*[.$B$3]+[.D774]*[.$B$5]+[.E774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3.97946967671967" calcext:value-type="float">
            <text:p>3.98</text:p>
          </table:table-cell>
          <table:table-cell office:value-type="float" office:value="0.00782386252440512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75]*[.$B$4]+[.D775]*[.$B$6]+[.E775]*[.$B$8]" office:value-type="float" office:value="0.588" calcext:value-type="float">
            <text:p>0.588</text:p>
          </table:table-cell>
          <table:table-cell table:formula="of:=[.C775]*[.$B$3]+[.D775]*[.$B$5]+[.E775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4.23853516721123" calcext:value-type="float">
            <text:p>4.24</text:p>
          </table:table-cell>
          <table:table-cell office:value-type="float" office:value="0.00887122521363199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76]*[.$B$4]+[.D776]*[.$B$6]+[.E776]*[.$B$8]" office:value-type="float" office:value="0.588" calcext:value-type="float">
            <text:p>0.588</text:p>
          </table:table-cell>
          <table:table-cell table:formula="of:=[.C776]*[.$B$3]+[.D776]*[.$B$5]+[.E776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4.51734342859" calcext:value-type="float">
            <text:p>4.52</text:p>
          </table:table-cell>
          <table:table-cell office:value-type="float" office:value="0.0100716864241846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77]*[.$B$4]+[.D777]*[.$B$6]+[.E777]*[.$B$8]" office:value-type="float" office:value="0.588" calcext:value-type="float">
            <text:p>0.588</text:p>
          </table:table-cell>
          <table:table-cell table:formula="of:=[.C777]*[.$B$3]+[.D777]*[.$B$5]+[.E777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4.78415309412086" calcext:value-type="float">
            <text:p>4.78</text:p>
          </table:table-cell>
          <table:table-cell office:value-type="float" office:value="0.0112916034059227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78]*[.$B$4]+[.D778]*[.$B$6]+[.E778]*[.$B$8]" office:value-type="float" office:value="0.588" calcext:value-type="float">
            <text:p>0.588</text:p>
          </table:table-cell>
          <table:table-cell table:formula="of:=[.C778]*[.$B$3]+[.D778]*[.$B$5]+[.E778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5.16131108985897" calcext:value-type="float">
            <text:p>5.16</text:p>
          </table:table-cell>
          <table:table-cell office:value-type="float" office:value="0.241368608820382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79]*[.$B$4]+[.D779]*[.$B$6]+[.E779]*[.$B$8]" office:value-type="float" office:value="0.588" calcext:value-type="float">
            <text:p>0.588</text:p>
          </table:table-cell>
          <table:table-cell table:formula="of:=[.C779]*[.$B$3]+[.D779]*[.$B$5]+[.E779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5.42498423473457" calcext:value-type="float">
            <text:p>5.42</text:p>
          </table:table-cell>
          <table:table-cell office:value-type="float" office:value="0.31556146344427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80]*[.$B$4]+[.D780]*[.$B$6]+[.E780]*[.$B$8]" office:value-type="float" office:value="0.588" calcext:value-type="float">
            <text:p>0.588</text:p>
          </table:table-cell>
          <table:table-cell table:formula="of:=[.C780]*[.$B$3]+[.D780]*[.$B$5]+[.E780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5.71250841271297" calcext:value-type="float">
            <text:p>5.71</text:p>
          </table:table-cell>
          <table:table-cell office:value-type="float" office:value="0.41070792100152" calcext:value-type="float">
            <text:p>0.4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81]*[.$B$4]+[.D781]*[.$B$6]+[.E781]*[.$B$8]" office:value-type="float" office:value="0.588" calcext:value-type="float">
            <text:p>0.588</text:p>
          </table:table-cell>
          <table:table-cell table:formula="of:=[.C781]*[.$B$3]+[.D781]*[.$B$5]+[.E781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5.97003368215536" calcext:value-type="float">
            <text:p>5.97</text:p>
          </table:table-cell>
          <table:table-cell office:value-type="float" office:value="0.512645113583561" calcext:value-type="float">
            <text:p>0.5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82]*[.$B$4]+[.D782]*[.$B$6]+[.E782]*[.$B$8]" office:value-type="float" office:value="0.588" calcext:value-type="float">
            <text:p>0.588</text:p>
          </table:table-cell>
          <table:table-cell table:formula="of:=[.C782]*[.$B$3]+[.D782]*[.$B$5]+[.E782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6.25681053590547" calcext:value-type="float">
            <text:p>6.26</text:p>
          </table:table-cell>
          <table:table-cell office:value-type="float" office:value="0.644493960333541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83]*[.$B$4]+[.D783]*[.$B$6]+[.E783]*[.$B$8]" office:value-type="float" office:value="0.588" calcext:value-type="float">
            <text:p>0.588</text:p>
          </table:table-cell>
          <table:table-cell table:formula="of:=[.C783]*[.$B$3]+[.D783]*[.$B$5]+[.E783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6.51687567769017" calcext:value-type="float">
            <text:p>6.52</text:p>
          </table:table-cell>
          <table:table-cell office:value-type="float" office:value="0.783935912000537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84]*[.$B$4]+[.D784]*[.$B$6]+[.E784]*[.$B$8]" office:value-type="float" office:value="0.588" calcext:value-type="float">
            <text:p>0.588</text:p>
          </table:table-cell>
          <table:table-cell table:formula="of:=[.C784]*[.$B$3]+[.D784]*[.$B$5]+[.E784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6.77478629093494" calcext:value-type="float">
            <text:p>6.77</text:p>
          </table:table-cell>
          <table:table-cell office:value-type="float" office:value="0.941901483997162" calcext:value-type="float">
            <text:p>0.94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85]*[.$B$4]+[.D785]*[.$B$6]+[.E785]*[.$B$8]" office:value-type="float" office:value="0.588" calcext:value-type="float">
            <text:p>0.588</text:p>
          </table:table-cell>
          <table:table-cell table:formula="of:=[.C785]*[.$B$3]+[.D785]*[.$B$5]+[.E785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7.02088208846268" calcext:value-type="float">
            <text:p>7.02</text:p>
          </table:table-cell>
          <table:table-cell office:value-type="float" office:value="1.11320471226906" calcext:value-type="float">
            <text:p>1.1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86]*[.$B$4]+[.D786]*[.$B$6]+[.E786]*[.$B$8]" office:value-type="float" office:value="0.588" calcext:value-type="float">
            <text:p>0.588</text:p>
          </table:table-cell>
          <table:table-cell table:formula="of:=[.C786]*[.$B$3]+[.D786]*[.$B$5]+[.E786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7.30397995398688" calcext:value-type="float">
            <text:p>7.30</text:p>
          </table:table-cell>
          <table:table-cell office:value-type="float" office:value="1.33561650484826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87]*[.$B$4]+[.D787]*[.$B$6]+[.E787]*[.$B$8]" office:value-type="float" office:value="0.588" calcext:value-type="float">
            <text:p>0.588</text:p>
          </table:table-cell>
          <table:table-cell table:formula="of:=[.C787]*[.$B$3]+[.D787]*[.$B$5]+[.E787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7.53875139579543" calcext:value-type="float">
            <text:p>7.54</text:p>
          </table:table-cell>
          <table:table-cell office:value-type="float" office:value="1.54374741207626" calcext:value-type="float">
            <text:p>1.54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88]*[.$B$4]+[.D788]*[.$B$6]+[.E788]*[.$B$8]" office:value-type="float" office:value="0.588" calcext:value-type="float">
            <text:p>0.588</text:p>
          </table:table-cell>
          <table:table-cell table:formula="of:=[.C788]*[.$B$3]+[.D788]*[.$B$5]+[.E788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7.78716719568786" calcext:value-type="float">
            <text:p>7.79</text:p>
          </table:table-cell>
          <table:table-cell office:value-type="float" office:value="1.78890264016498" calcext:value-type="float">
            <text:p>1.79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89]*[.$B$4]+[.D789]*[.$B$6]+[.E789]*[.$B$8]" office:value-type="float" office:value="0.588" calcext:value-type="float">
            <text:p>0.588</text:p>
          </table:table-cell>
          <table:table-cell table:formula="of:=[.C789]*[.$B$3]+[.D789]*[.$B$5]+[.E789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8.02920028118259" calcext:value-type="float">
            <text:p>8.03</text:p>
          </table:table-cell>
          <table:table-cell office:value-type="float" office:value="2.05311399396848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90]*[.$B$4]+[.D790]*[.$B$6]+[.E790]*[.$B$8]" office:value-type="float" office:value="0.588" calcext:value-type="float">
            <text:p>0.588</text:p>
          </table:table-cell>
          <table:table-cell table:formula="of:=[.C790]*[.$B$3]+[.D790]*[.$B$5]+[.E790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8.2671295506245" calcext:value-type="float">
            <text:p>8.27</text:p>
          </table:table-cell>
          <table:table-cell office:value-type="float" office:value="2.3412214663174" calcext:value-type="float">
            <text:p>2.34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91]*[.$B$4]+[.D791]*[.$B$6]+[.E791]*[.$B$8]" office:value-type="float" office:value="0.588" calcext:value-type="float">
            <text:p>0.588</text:p>
          </table:table-cell>
          <table:table-cell table:formula="of:=[.C791]*[.$B$3]+[.D791]*[.$B$5]+[.E791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8.50463777981815" calcext:value-type="float">
            <text:p>8.50</text:p>
          </table:table-cell>
          <table:table-cell office:value-type="float" office:value="2.65658731761102" calcext:value-type="float">
            <text:p>2.66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92]*[.$B$4]+[.D792]*[.$B$6]+[.E792]*[.$B$8]" office:value-type="float" office:value="0.588" calcext:value-type="float">
            <text:p>0.588</text:p>
          </table:table-cell>
          <table:table-cell table:formula="of:=[.C792]*[.$B$3]+[.D792]*[.$B$5]+[.E792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8.73664144897363" calcext:value-type="float">
            <text:p>8.74</text:p>
          </table:table-cell>
          <table:table-cell office:value-type="float" office:value="2.99347278450351" calcext:value-type="float">
            <text:p>2.99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93]*[.$B$4]+[.D793]*[.$B$6]+[.E793]*[.$B$8]" office:value-type="float" office:value="0.588" calcext:value-type="float">
            <text:p>0.588</text:p>
          </table:table-cell>
          <table:table-cell table:formula="of:=[.C793]*[.$B$3]+[.D793]*[.$B$5]+[.E793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8.96513860193679" calcext:value-type="float">
            <text:p>8.97</text:p>
          </table:table-cell>
          <table:table-cell office:value-type="float" office:value="3.35496307578498" calcext:value-type="float">
            <text:p>3.35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94]*[.$B$4]+[.D794]*[.$B$6]+[.E794]*[.$B$8]" office:value-type="float" office:value="0.588" calcext:value-type="float">
            <text:p>0.588</text:p>
          </table:table-cell>
          <table:table-cell table:formula="of:=[.C794]*[.$B$3]+[.D794]*[.$B$5]+[.E794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9.19428427955984" calcext:value-type="float">
            <text:p>9.19</text:p>
          </table:table-cell>
          <table:table-cell office:value-type="float" office:value="3.74907149559285" calcext:value-type="float">
            <text:p>3.75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95]*[.$B$4]+[.D795]*[.$B$6]+[.E795]*[.$B$8]" office:value-type="float" office:value="0.588" calcext:value-type="float">
            <text:p>0.588</text:p>
          </table:table-cell>
          <table:table-cell table:formula="of:=[.C795]*[.$B$3]+[.D795]*[.$B$5]+[.E795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9.41793748561693" calcext:value-type="float">
            <text:p>9.42</text:p>
          </table:table-cell>
          <table:table-cell office:value-type="float" office:value="4.16719655667618" calcext:value-type="float">
            <text:p>4.17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96]*[.$B$4]+[.D796]*[.$B$6]+[.E796]*[.$B$8]" office:value-type="float" office:value="0.588" calcext:value-type="float">
            <text:p>0.588</text:p>
          </table:table-cell>
          <table:table-cell table:formula="of:=[.C796]*[.$B$3]+[.D796]*[.$B$5]+[.E796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9.63683535681068" calcext:value-type="float">
            <text:p>9.64</text:p>
          </table:table-cell>
          <table:table-cell office:value-type="float" office:value="4.60852931745529" calcext:value-type="float">
            <text:p>4.6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97]*[.$B$4]+[.D797]*[.$B$6]+[.E797]*[.$B$8]" office:value-type="float" office:value="0.588" calcext:value-type="float">
            <text:p>0.588</text:p>
          </table:table-cell>
          <table:table-cell table:formula="of:=[.C797]*[.$B$3]+[.D797]*[.$B$5]+[.E797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9.85208695485672" calcext:value-type="float">
            <text:p>9.85</text:p>
          </table:table-cell>
          <table:table-cell office:value-type="float" office:value="5.07618266015226" calcext:value-type="float">
            <text:p>5.08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98]*[.$B$4]+[.D798]*[.$B$6]+[.E798]*[.$B$8]" office:value-type="float" office:value="0.588" calcext:value-type="float">
            <text:p>0.588</text:p>
          </table:table-cell>
          <table:table-cell table:formula="of:=[.C798]*[.$B$3]+[.D798]*[.$B$5]+[.E798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0.0797276567322" calcext:value-type="float">
            <text:p>10.08</text:p>
          </table:table-cell>
          <table:table-cell office:value-type="float" office:value="5.60838642504739" calcext:value-type="float">
            <text:p>5.6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99]*[.$B$4]+[.D799]*[.$B$6]+[.E799]*[.$B$8]" office:value-type="float" office:value="0.588" calcext:value-type="float">
            <text:p>0.588</text:p>
          </table:table-cell>
          <table:table-cell table:formula="of:=[.C799]*[.$B$3]+[.D799]*[.$B$5]+[.E799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0.2842703741542" calcext:value-type="float">
            <text:p>10.28</text:p>
          </table:table-cell>
          <table:table-cell office:value-type="float" office:value="6.12173729961516" calcext:value-type="float">
            <text:p>6.12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00]*[.$B$4]+[.D800]*[.$B$6]+[.E800]*[.$B$8]" office:value-type="float" office:value="0.588" calcext:value-type="float">
            <text:p>0.588</text:p>
          </table:table-cell>
          <table:table-cell table:formula="of:=[.C800]*[.$B$3]+[.D800]*[.$B$5]+[.E800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0.4926217230462" calcext:value-type="float">
            <text:p>10.49</text:p>
          </table:table-cell>
          <table:table-cell office:value-type="float" office:value="6.68114820427561" calcext:value-type="float">
            <text:p>6.68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01]*[.$B$4]+[.D801]*[.$B$6]+[.E801]*[.$B$8]" office:value-type="float" office:value="0.588" calcext:value-type="float">
            <text:p>0.588</text:p>
          </table:table-cell>
          <table:table-cell table:formula="of:=[.C801]*[.$B$3]+[.D801]*[.$B$5]+[.E801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0.7060151788761" calcext:value-type="float">
            <text:p>10.71</text:p>
          </table:table-cell>
          <table:table-cell office:value-type="float" office:value="7.29434819406871" calcext:value-type="float">
            <text:p>7.29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02]*[.$B$4]+[.D802]*[.$B$6]+[.E802]*[.$B$8]" office:value-type="float" office:value="0.588" calcext:value-type="float">
            <text:p>0.588</text:p>
          </table:table-cell>
          <table:table-cell table:formula="of:=[.C802]*[.$B$3]+[.D802]*[.$B$5]+[.E802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0.9033299860469" calcext:value-type="float">
            <text:p>10.90</text:p>
          </table:table-cell>
          <table:table-cell office:value-type="float" office:value="7.89826736554178" calcext:value-type="float">
            <text:p>7.9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03]*[.$B$4]+[.D803]*[.$B$6]+[.E803]*[.$B$8]" office:value-type="float" office:value="0.588" calcext:value-type="float">
            <text:p>0.588</text:p>
          </table:table-cell>
          <table:table-cell table:formula="of:=[.C803]*[.$B$3]+[.D803]*[.$B$5]+[.E803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1.1168697483736" calcext:value-type="float">
            <text:p>11.12</text:p>
          </table:table-cell>
          <table:table-cell office:value-type="float" office:value="8.5951302071007" calcext:value-type="float">
            <text:p>8.6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04]*[.$B$4]+[.D804]*[.$B$6]+[.E804]*[.$B$8]" office:value-type="float" office:value="0.588" calcext:value-type="float">
            <text:p>0.588</text:p>
          </table:table-cell>
          <table:table-cell table:formula="of:=[.C804]*[.$B$3]+[.D804]*[.$B$5]+[.E804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1.3198777637755" calcext:value-type="float">
            <text:p>11.32</text:p>
          </table:table-cell>
          <table:table-cell office:value-type="float" office:value="9.30112468833946" calcext:value-type="float">
            <text:p>9.3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05]*[.$B$4]+[.D805]*[.$B$6]+[.E805]*[.$B$8]" office:value-type="float" office:value="0.588" calcext:value-type="float">
            <text:p>0.588</text:p>
          </table:table-cell>
          <table:table-cell table:formula="of:=[.C805]*[.$B$3]+[.D805]*[.$B$5]+[.E805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1.5195698788596" calcext:value-type="float">
            <text:p>11.52</text:p>
          </table:table-cell>
          <table:table-cell office:value-type="float" office:value="10.0393929691883" calcext:value-type="float">
            <text:p>10.04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06]*[.$B$4]+[.D806]*[.$B$6]+[.E806]*[.$B$8]" office:value-type="float" office:value="0.588" calcext:value-type="float">
            <text:p>0.588</text:p>
          </table:table-cell>
          <table:table-cell table:formula="of:=[.C806]*[.$B$3]+[.D806]*[.$B$5]+[.E806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1.7234488215863" calcext:value-type="float">
            <text:p>11.72</text:p>
          </table:table-cell>
          <table:table-cell office:value-type="float" office:value="10.8408850672299" calcext:value-type="float">
            <text:p>10.84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07]*[.$B$4]+[.D807]*[.$B$6]+[.E807]*[.$B$8]" office:value-type="float" office:value="0.588" calcext:value-type="float">
            <text:p>0.588</text:p>
          </table:table-cell>
          <table:table-cell table:formula="of:=[.C807]*[.$B$3]+[.D807]*[.$B$5]+[.E807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1.9157824035189" calcext:value-type="float">
            <text:p>11.92</text:p>
          </table:table-cell>
          <table:table-cell office:value-type="float" office:value="11.6415310753328" calcext:value-type="float">
            <text:p>11.64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08]*[.$B$4]+[.D808]*[.$B$6]+[.E808]*[.$B$8]" office:value-type="float" office:value="0.588" calcext:value-type="float">
            <text:p>0.588</text:p>
          </table:table-cell>
          <table:table-cell table:formula="of:=[.C808]*[.$B$3]+[.D808]*[.$B$5]+[.E808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2.1123045109685" calcext:value-type="float">
            <text:p>12.11</text:p>
          </table:table-cell>
          <table:table-cell office:value-type="float" office:value="12.5082343277306" calcext:value-type="float">
            <text:p>12.5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09]*[.$B$4]+[.D809]*[.$B$6]+[.E809]*[.$B$8]" office:value-type="float" office:value="0.588" calcext:value-type="float">
            <text:p>0.588</text:p>
          </table:table-cell>
          <table:table-cell table:formula="of:=[.C809]*[.$B$3]+[.D809]*[.$B$5]+[.E809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2.3097258465976" calcext:value-type="float">
            <text:p>12.31</text:p>
          </table:table-cell>
          <table:table-cell office:value-type="float" office:value="13.4321248857826" calcext:value-type="float">
            <text:p>13.43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10]*[.$B$4]+[.D810]*[.$B$6]+[.E810]*[.$B$8]" office:value-type="float" office:value="0.588" calcext:value-type="float">
            <text:p>0.588</text:p>
          </table:table-cell>
          <table:table-cell table:formula="of:=[.C810]*[.$B$3]+[.D810]*[.$B$5]+[.E810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2.5068082517809" calcext:value-type="float">
            <text:p>12.51</text:p>
          </table:table-cell>
          <table:table-cell office:value-type="float" office:value="14.4089506141149" calcext:value-type="float">
            <text:p>14.4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11]*[.$B$4]+[.D811]*[.$B$6]+[.E811]*[.$B$8]" office:value-type="float" office:value="0.588" calcext:value-type="float">
            <text:p>0.588</text:p>
          </table:table-cell>
          <table:table-cell table:formula="of:=[.C811]*[.$B$3]+[.D811]*[.$B$5]+[.E811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2.6981100208402" calcext:value-type="float">
            <text:p>12.70</text:p>
          </table:table-cell>
          <table:table-cell office:value-type="float" office:value="15.4115709343901" calcext:value-type="float">
            <text:p>15.4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12]*[.$B$4]+[.D812]*[.$B$6]+[.E812]*[.$B$8]" office:value-type="float" office:value="0.588" calcext:value-type="float">
            <text:p>0.588</text:p>
          </table:table-cell>
          <table:table-cell table:formula="of:=[.C812]*[.$B$3]+[.D812]*[.$B$5]+[.E812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2.8921550786245" calcext:value-type="float">
            <text:p>12.89</text:p>
          </table:table-cell>
          <table:table-cell office:value-type="float" office:value="16.4870375250345" calcext:value-type="float">
            <text:p>16.49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13]*[.$B$4]+[.D813]*[.$B$6]+[.E813]*[.$B$8]" office:value-type="float" office:value="0.588" calcext:value-type="float">
            <text:p>0.588</text:p>
          </table:table-cell>
          <table:table-cell table:formula="of:=[.C813]*[.$B$3]+[.D813]*[.$B$5]+[.E813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3.0836431073488" calcext:value-type="float">
            <text:p>13.08</text:p>
          </table:table-cell>
          <table:table-cell office:value-type="float" office:value="17.6107669352761" calcext:value-type="float">
            <text:p>17.6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14]*[.$B$4]+[.D814]*[.$B$6]+[.E814]*[.$B$8]" office:value-type="float" office:value="0.588" calcext:value-type="float">
            <text:p>0.588</text:p>
          </table:table-cell>
          <table:table-cell table:formula="of:=[.C814]*[.$B$3]+[.D814]*[.$B$5]+[.E814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3.2807010114851" calcext:value-type="float">
            <text:p>13.28</text:p>
          </table:table-cell>
          <table:table-cell office:value-type="float" office:value="18.8350466575483" calcext:value-type="float">
            <text:p>18.84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15]*[.$B$4]+[.D815]*[.$B$6]+[.E815]*[.$B$8]" office:value-type="float" office:value="0.588" calcext:value-type="float">
            <text:p>0.588</text:p>
          </table:table-cell>
          <table:table-cell table:formula="of:=[.C815]*[.$B$3]+[.D815]*[.$B$5]+[.E815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3.4478520563469" calcext:value-type="float">
            <text:p>13.45</text:p>
          </table:table-cell>
          <table:table-cell office:value-type="float" office:value="19.9294824419363" calcext:value-type="float">
            <text:p>19.93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16]*[.$B$4]+[.D816]*[.$B$6]+[.E816]*[.$B$8]" office:value-type="float" office:value="0.588" calcext:value-type="float">
            <text:p>0.588</text:p>
          </table:table-cell>
          <table:table-cell table:formula="of:=[.C816]*[.$B$3]+[.D816]*[.$B$5]+[.E816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3.6591588740751" calcext:value-type="float">
            <text:p>13.66</text:p>
          </table:table-cell>
          <table:table-cell office:value-type="float" office:value="21.3941846666708" calcext:value-type="float">
            <text:p>21.39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17]*[.$B$4]+[.D817]*[.$B$6]+[.E817]*[.$B$8]" office:value-type="float" office:value="0.588" calcext:value-type="float">
            <text:p>0.588</text:p>
          </table:table-cell>
          <table:table-cell table:formula="of:=[.C817]*[.$B$3]+[.D817]*[.$B$5]+[.E817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3.8462900735147" calcext:value-type="float">
            <text:p>13.85</text:p>
          </table:table-cell>
          <table:table-cell office:value-type="float" office:value="22.7693875300968" calcext:value-type="float">
            <text:p>22.77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18]*[.$B$4]+[.D818]*[.$B$6]+[.E818]*[.$B$8]" office:value-type="float" office:value="0.588" calcext:value-type="float">
            <text:p>0.588</text:p>
          </table:table-cell>
          <table:table-cell table:formula="of:=[.C818]*[.$B$3]+[.D818]*[.$B$5]+[.E818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4.0445542708829" calcext:value-type="float">
            <text:p>14.04</text:p>
          </table:table-cell>
          <table:table-cell office:value-type="float" office:value="24.3153721874082" calcext:value-type="float">
            <text:p>24.32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19]*[.$B$4]+[.D819]*[.$B$6]+[.E819]*[.$B$8]" office:value-type="float" office:value="0.588" calcext:value-type="float">
            <text:p>0.588</text:p>
          </table:table-cell>
          <table:table-cell table:formula="of:=[.C819]*[.$B$3]+[.D819]*[.$B$5]+[.E819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4.2423061856858" calcext:value-type="float">
            <text:p>14.24</text:p>
          </table:table-cell>
          <table:table-cell office:value-type="float" office:value="25.9525910547303" calcext:value-type="float">
            <text:p>25.95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20]*[.$B$4]+[.D820]*[.$B$6]+[.E820]*[.$B$8]" office:value-type="float" office:value="0.588" calcext:value-type="float">
            <text:p>0.588</text:p>
          </table:table-cell>
          <table:table-cell table:formula="of:=[.C820]*[.$B$3]+[.D820]*[.$B$5]+[.E820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4.4309138369694" calcext:value-type="float">
            <text:p>14.43</text:p>
          </table:table-cell>
          <table:table-cell office:value-type="float" office:value="27.6122049300492" calcext:value-type="float">
            <text:p>27.6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21]*[.$B$4]+[.D821]*[.$B$6]+[.E821]*[.$B$8]" office:value-type="float" office:value="0.588" calcext:value-type="float">
            <text:p>0.588</text:p>
          </table:table-cell>
          <table:table-cell table:formula="of:=[.C821]*[.$B$3]+[.D821]*[.$B$5]+[.E821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4.6277879966526" calcext:value-type="float">
            <text:p>14.63</text:p>
          </table:table-cell>
          <table:table-cell office:value-type="float" office:value="29.4545014849371" calcext:value-type="float">
            <text:p>29.45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22]*[.$B$4]+[.D822]*[.$B$6]+[.E822]*[.$B$8]" office:value-type="float" office:value="0.588" calcext:value-type="float">
            <text:p>0.588</text:p>
          </table:table-cell>
          <table:table-cell table:formula="of:=[.C822]*[.$B$3]+[.D822]*[.$B$5]+[.E822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4.827571078955" calcext:value-type="float">
            <text:p>14.83</text:p>
          </table:table-cell>
          <table:table-cell office:value-type="float" office:value="31.4529234932012" calcext:value-type="float">
            <text:p>31.45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23]*[.$B$4]+[.D823]*[.$B$6]+[.E823]*[.$B$8]" office:value-type="float" office:value="0.588" calcext:value-type="float">
            <text:p>0.588</text:p>
          </table:table-cell>
          <table:table-cell table:formula="of:=[.C823]*[.$B$3]+[.D823]*[.$B$5]+[.E823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5.0270416116167" calcext:value-type="float">
            <text:p>15.03</text:p>
          </table:table-cell>
          <table:table-cell office:value-type="float" office:value="33.5880724156813" calcext:value-type="float">
            <text:p>33.59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24]*[.$B$4]+[.D824]*[.$B$6]+[.E824]*[.$B$8]" office:value-type="float" office:value="0.588" calcext:value-type="float">
            <text:p>0.588</text:p>
          </table:table-cell>
          <table:table-cell table:formula="of:=[.C824]*[.$B$3]+[.D824]*[.$B$5]+[.E824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5.2342374925227" calcext:value-type="float">
            <text:p>15.23</text:p>
          </table:table-cell>
          <table:table-cell office:value-type="float" office:value="35.976788871829" calcext:value-type="float">
            <text:p>35.98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25]*[.$B$4]+[.D825]*[.$B$6]+[.E825]*[.$B$8]" office:value-type="float" office:value="0.588" calcext:value-type="float">
            <text:p>0.588</text:p>
          </table:table-cell>
          <table:table-cell table:formula="of:=[.C825]*[.$B$3]+[.D825]*[.$B$5]+[.E825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5.4478128524294" calcext:value-type="float">
            <text:p>15.45</text:p>
          </table:table-cell>
          <table:table-cell office:value-type="float" office:value="38.6454554335738" calcext:value-type="float">
            <text:p>38.65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26]*[.$B$4]+[.D826]*[.$B$6]+[.E826]*[.$B$8]" office:value-type="float" office:value="0.588" calcext:value-type="float">
            <text:p>0.588</text:p>
          </table:table-cell>
          <table:table-cell table:formula="of:=[.C826]*[.$B$3]+[.D826]*[.$B$5]+[.E826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5.6715382626706" calcext:value-type="float">
            <text:p>15.67</text:p>
          </table:table-cell>
          <table:table-cell office:value-type="float" office:value="41.7066913798371" calcext:value-type="float">
            <text:p>41.7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27]*[.$B$4]+[.D827]*[.$B$6]+[.E827]*[.$B$8]" office:value-type="float" office:value="0.588" calcext:value-type="float">
            <text:p>0.588</text:p>
          </table:table-cell>
          <table:table-cell table:formula="of:=[.C827]*[.$B$3]+[.D827]*[.$B$5]+[.E827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5.902622676879" calcext:value-type="float">
            <text:p>15.90</text:p>
          </table:table-cell>
          <table:table-cell office:value-type="float" office:value="45.2206803150978" calcext:value-type="float">
            <text:p>45.22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28]*[.$B$4]+[.D828]*[.$B$6]+[.E828]*[.$B$8]" office:value-type="float" office:value="0.588" calcext:value-type="float">
            <text:p>0.588</text:p>
          </table:table-cell>
          <table:table-cell table:formula="of:=[.C828]*[.$B$3]+[.D828]*[.$B$5]+[.E828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6.1738309848244" calcext:value-type="float">
            <text:p>16.17</text:p>
          </table:table-cell>
          <table:table-cell office:value-type="float" office:value="49.9453797299375" calcext:value-type="float">
            <text:p>49.95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29]*[.$B$4]+[.D829]*[.$B$6]+[.E829]*[.$B$8]" office:value-type="float" office:value="0.588" calcext:value-type="float">
            <text:p>0.588</text:p>
          </table:table-cell>
          <table:table-cell table:formula="of:=[.C829]*[.$B$3]+[.D829]*[.$B$5]+[.E829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6.5169828085327" calcext:value-type="float">
            <text:p>16.52</text:p>
          </table:table-cell>
          <table:table-cell office:value-type="float" office:value="57.3854782024498" calcext:value-type="float">
            <text:p>57.39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30]*[.$B$4]+[.D830]*[.$B$6]+[.E830]*[.$B$8]" office:value-type="float" office:value="0.588" calcext:value-type="float">
            <text:p>0.588</text:p>
          </table:table-cell>
          <table:table-cell table:formula="of:=[.C830]*[.$B$3]+[.D830]*[.$B$5]+[.E830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8.893856940579" calcext:value-type="float">
            <text:p>18.89</text:p>
          </table:table-cell>
          <table:table-cell office:value-type="float" office:value="150" calcext:value-type="float">
            <text:p>150.0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31]*[.$B$4]+[.D831]*[.$B$6]+[.E831]*[.$B$8]" office:value-type="float" office:value="0.588" calcext:value-type="float">
            <text:p>0.588</text:p>
          </table:table-cell>
          <table:table-cell table:formula="of:=[.C831]*[.$B$3]+[.D831]*[.$B$5]+[.E831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8.9876369597445" calcext:value-type="float">
            <text:p>18.99</text:p>
          </table:table-cell>
          <table:table-cell office:value-type="float" office:value="150" calcext:value-type="float">
            <text:p>150.0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32]*[.$B$4]+[.D832]*[.$B$6]+[.E832]*[.$B$8]" office:value-type="float" office:value="0.588" calcext:value-type="float">
            <text:p>0.588</text:p>
          </table:table-cell>
          <table:table-cell table:formula="of:=[.C832]*[.$B$3]+[.D832]*[.$B$5]+[.E832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9.0912212536409" calcext:value-type="float">
            <text:p>19.09</text:p>
          </table:table-cell>
          <table:table-cell office:value-type="float" office:value="150" calcext:value-type="float">
            <text:p>150.0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33]*[.$B$4]+[.D833]*[.$B$6]+[.E833]*[.$B$8]" office:value-type="float" office:value="0.588" calcext:value-type="float">
            <text:p>0.588</text:p>
          </table:table-cell>
          <table:table-cell table:formula="of:=[.C833]*[.$B$3]+[.D833]*[.$B$5]+[.E833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9.194379274723" calcext:value-type="float">
            <text:p>19.19</text:p>
          </table:table-cell>
          <table:table-cell office:value-type="float" office:value="150" calcext:value-type="float">
            <text:p>150.0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34]*[.$B$4]+[.D834]*[.$B$6]+[.E834]*[.$B$8]" office:value-type="float" office:value="0.588" calcext:value-type="float">
            <text:p>0.588</text:p>
          </table:table-cell>
          <table:table-cell table:formula="of:=[.C834]*[.$B$3]+[.D834]*[.$B$5]+[.E834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9.297537295805" calcext:value-type="float">
            <text:p>19.30</text:p>
          </table:table-cell>
          <table:table-cell office:value-type="float" office:value="150" calcext:value-type="float">
            <text:p>150.0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35]*[.$B$4]+[.D835]*[.$B$6]+[.E835]*[.$B$8]" office:value-type="float" office:value="0.588" calcext:value-type="float">
            <text:p>0.588</text:p>
          </table:table-cell>
          <table:table-cell table:formula="of:=[.C835]*[.$B$3]+[.D835]*[.$B$5]+[.E835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19.3983508164079" calcext:value-type="float">
            <text:p>19.40</text:p>
          </table:table-cell>
          <table:table-cell office:value-type="float" office:value="150" calcext:value-type="float">
            <text:p>150.0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36]*[.$B$4]+[.D836]*[.$B$6]+[.E836]*[.$B$8]" office:value-type="float" office:value="0.588" calcext:value-type="float">
            <text:p>0.588</text:p>
          </table:table-cell>
          <table:table-cell table:formula="of:=[.C836]*[.$B$3]+[.D836]*[.$B$5]+[.E836]*[.$B$7]"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0.0943694301362493" calcext:value-type="float">
            <text:p>0.09</text:p>
          </table:table-cell>
          <table:table-cell office:value-type="float" office:value="0.00000432908527553082" calcext:value-type="float">
            <text:p>0.00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37]*[.$B$4]+[.D837]*[.$B$6]+[.E837]*[.$B$8]" office:value-type="float" office:value="0.095975" calcext:value-type="float">
            <text:p>0.095975</text:p>
          </table:table-cell>
          <table:table-cell table:formula="of:=[.C837]*[.$B$3]+[.D837]*[.$B$5]+[.E837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0.194707918713913" calcext:value-type="float">
            <text:p>0.19</text:p>
          </table:table-cell>
          <table:table-cell office:value-type="float" office:value="0.000199051195029169" calcext:value-type="float">
            <text:p>0.00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38]*[.$B$4]+[.D838]*[.$B$6]+[.E838]*[.$B$8]" office:value-type="float" office:value="0.095975" calcext:value-type="float">
            <text:p>0.095975</text:p>
          </table:table-cell>
          <table:table-cell table:formula="of:=[.C838]*[.$B$3]+[.D838]*[.$B$5]+[.E838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0.290011289966415" calcext:value-type="float">
            <text:p>0.29</text:p>
          </table:table-cell>
          <table:table-cell office:value-type="float" office:value="0.000612060746084899" calcext:value-type="float">
            <text:p>0.00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39]*[.$B$4]+[.D839]*[.$B$6]+[.E839]*[.$B$8]" office:value-type="float" office:value="0.095975" calcext:value-type="float">
            <text:p>0.095975</text:p>
          </table:table-cell>
          <table:table-cell table:formula="of:=[.C839]*[.$B$3]+[.D839]*[.$B$5]+[.E839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0.390137266023192" calcext:value-type="float">
            <text:p>0.39</text:p>
          </table:table-cell>
          <table:table-cell office:value-type="float" office:value="0.00182054488949478" calcext:value-type="float">
            <text:p>0.00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40]*[.$B$4]+[.D840]*[.$B$6]+[.E840]*[.$B$8]" office:value-type="float" office:value="0.095975" calcext:value-type="float">
            <text:p>0.095975</text:p>
          </table:table-cell>
          <table:table-cell table:formula="of:=[.C840]*[.$B$3]+[.D840]*[.$B$5]+[.E840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0.497317283419894" calcext:value-type="float">
            <text:p>0.50</text:p>
          </table:table-cell>
          <table:table-cell office:value-type="float" office:value="0.00431393373718485" calcext:value-type="float">
            <text:p>0.00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41]*[.$B$4]+[.D841]*[.$B$6]+[.E841]*[.$B$8]" office:value-type="float" office:value="0.095975" calcext:value-type="float">
            <text:p>0.095975</text:p>
          </table:table-cell>
          <table:table-cell table:formula="of:=[.C841]*[.$B$3]+[.D841]*[.$B$5]+[.E841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0.607894818771228" calcext:value-type="float">
            <text:p>0.61</text:p>
          </table:table-cell>
          <table:table-cell office:value-type="float" office:value="0.00874467470003292" calcext:value-type="float">
            <text:p>0.01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42]*[.$B$4]+[.D842]*[.$B$6]+[.E842]*[.$B$8]" office:value-type="float" office:value="0.095975" calcext:value-type="float">
            <text:p>0.095975</text:p>
          </table:table-cell>
          <table:table-cell table:formula="of:=[.C842]*[.$B$3]+[.D842]*[.$B$5]+[.E842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0.710629997013701" calcext:value-type="float">
            <text:p>0.71</text:p>
          </table:table-cell>
          <table:table-cell office:value-type="float" office:value="0.015001888305489" calcext:value-type="float">
            <text:p>0.02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43]*[.$B$4]+[.D843]*[.$B$6]+[.E843]*[.$B$8]" office:value-type="float" office:value="0.095975" calcext:value-type="float">
            <text:p>0.095975</text:p>
          </table:table-cell>
          <table:table-cell table:formula="of:=[.C843]*[.$B$3]+[.D843]*[.$B$5]+[.E843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0.825939960276135" calcext:value-type="float">
            <text:p>0.83</text:p>
          </table:table-cell>
          <table:table-cell office:value-type="float" office:value="0.0250679726238921" calcext:value-type="float">
            <text:p>0.03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44]*[.$B$4]+[.D844]*[.$B$6]+[.E844]*[.$B$8]" office:value-type="float" office:value="0.095975" calcext:value-type="float">
            <text:p>0.095975</text:p>
          </table:table-cell>
          <table:table-cell table:formula="of:=[.C844]*[.$B$3]+[.D844]*[.$B$5]+[.E844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0.941282375553634" calcext:value-type="float">
            <text:p>0.94</text:p>
          </table:table-cell>
          <table:table-cell office:value-type="float" office:value="0.0389906627001986" calcext:value-type="float">
            <text:p>0.04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45]*[.$B$4]+[.D845]*[.$B$6]+[.E845]*[.$B$8]" office:value-type="float" office:value="0.095975" calcext:value-type="float">
            <text:p>0.095975</text:p>
          </table:table-cell>
          <table:table-cell table:formula="of:=[.C845]*[.$B$3]+[.D845]*[.$B$5]+[.E845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1.05626903455915" calcext:value-type="float">
            <text:p>1.06</text:p>
          </table:table-cell>
          <table:table-cell office:value-type="float" office:value="0.057247374348063" calcext:value-type="float">
            <text:p>0.06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46]*[.$B$4]+[.D846]*[.$B$6]+[.E846]*[.$B$8]" office:value-type="float" office:value="0.095975" calcext:value-type="float">
            <text:p>0.095975</text:p>
          </table:table-cell>
          <table:table-cell table:formula="of:=[.C846]*[.$B$3]+[.D846]*[.$B$5]+[.E846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1.17603444936412" calcext:value-type="float">
            <text:p>1.18</text:p>
          </table:table-cell>
          <table:table-cell office:value-type="float" office:value="0.0816991944202781" calcext:value-type="float">
            <text:p>0.08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47]*[.$B$4]+[.D847]*[.$B$6]+[.E847]*[.$B$8]" office:value-type="float" office:value="0.095975" calcext:value-type="float">
            <text:p>0.095975</text:p>
          </table:table-cell>
          <table:table-cell table:formula="of:=[.C847]*[.$B$3]+[.D847]*[.$B$5]+[.E847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1.29497269803124" calcext:value-type="float">
            <text:p>1.29</text:p>
          </table:table-cell>
          <table:table-cell office:value-type="float" office:value="0.112051829965375" calcext:value-type="float">
            <text:p>0.11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48]*[.$B$4]+[.D848]*[.$B$6]+[.E848]*[.$B$8]" office:value-type="float" office:value="0.095975" calcext:value-type="float">
            <text:p>0.095975</text:p>
          </table:table-cell>
          <table:table-cell table:formula="of:=[.C848]*[.$B$3]+[.D848]*[.$B$5]+[.E848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1.41697641840982" calcext:value-type="float">
            <text:p>1.42</text:p>
          </table:table-cell>
          <table:table-cell office:value-type="float" office:value="0.150087867345084" calcext:value-type="float">
            <text:p>0.15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49]*[.$B$4]+[.D849]*[.$B$6]+[.E849]*[.$B$8]" office:value-type="float" office:value="0.095975" calcext:value-type="float">
            <text:p>0.095975</text:p>
          </table:table-cell>
          <table:table-cell table:formula="of:=[.C849]*[.$B$3]+[.D849]*[.$B$5]+[.E849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1.53804526436675" calcext:value-type="float">
            <text:p>1.54</text:p>
          </table:table-cell>
          <table:table-cell office:value-type="float" office:value="0.195588999342155" calcext:value-type="float">
            <text:p>0.20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50]*[.$B$4]+[.D850]*[.$B$6]+[.E850]*[.$B$8]" office:value-type="float" office:value="0.095975" calcext:value-type="float">
            <text:p>0.095975</text:p>
          </table:table-cell>
          <table:table-cell table:formula="of:=[.C850]*[.$B$3]+[.D850]*[.$B$5]+[.E850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1.65596022800461" calcext:value-type="float">
            <text:p>1.66</text:p>
          </table:table-cell>
          <table:table-cell office:value-type="float" office:value="0.247943692228906" calcext:value-type="float">
            <text:p>0.25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51]*[.$B$4]+[.D851]*[.$B$6]+[.E851]*[.$B$8]" office:value-type="float" office:value="0.095975" calcext:value-type="float">
            <text:p>0.095975</text:p>
          </table:table-cell>
          <table:table-cell table:formula="of:=[.C851]*[.$B$3]+[.D851]*[.$B$5]+[.E851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1.78523269313721" calcext:value-type="float">
            <text:p>1.79</text:p>
          </table:table-cell>
          <table:table-cell office:value-type="float" office:value="0.315140924744736" calcext:value-type="float">
            <text:p>0.32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52]*[.$B$4]+[.D852]*[.$B$6]+[.E852]*[.$B$8]" office:value-type="float" office:value="0.095975" calcext:value-type="float">
            <text:p>0.095975</text:p>
          </table:table-cell>
          <table:table-cell table:formula="of:=[.C852]*[.$B$3]+[.D852]*[.$B$5]+[.E852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1.9112221125708" calcext:value-type="float">
            <text:p>1.91</text:p>
          </table:table-cell>
          <table:table-cell office:value-type="float" office:value="0.391176213622633" calcext:value-type="float">
            <text:p>0.39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53]*[.$B$4]+[.D853]*[.$B$6]+[.E853]*[.$B$8]" office:value-type="float" office:value="0.095975" calcext:value-type="float">
            <text:p>0.095975</text:p>
          </table:table-cell>
          <table:table-cell table:formula="of:=[.C853]*[.$B$3]+[.D853]*[.$B$5]+[.E853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2.0345711445718" calcext:value-type="float">
            <text:p>2.03</text:p>
          </table:table-cell>
          <table:table-cell office:value-type="float" office:value="0.476520751987677" calcext:value-type="float">
            <text:p>0.48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54]*[.$B$4]+[.D854]*[.$B$6]+[.E854]*[.$B$8]" office:value-type="float" office:value="0.095975" calcext:value-type="float">
            <text:p>0.095975</text:p>
          </table:table-cell>
          <table:table-cell table:formula="of:=[.C854]*[.$B$3]+[.D854]*[.$B$5]+[.E854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2.15232391550514" calcext:value-type="float">
            <text:p>2.15</text:p>
          </table:table-cell>
          <table:table-cell office:value-type="float" office:value="0.568428888826072" calcext:value-type="float">
            <text:p>0.57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55]*[.$B$4]+[.D855]*[.$B$6]+[.E855]*[.$B$8]" office:value-type="float" office:value="0.095975" calcext:value-type="float">
            <text:p>0.095975</text:p>
          </table:table-cell>
          <table:table-cell table:formula="of:=[.C855]*[.$B$3]+[.D855]*[.$B$5]+[.E855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2.28236729082128" calcext:value-type="float">
            <text:p>2.28</text:p>
          </table:table-cell>
          <table:table-cell office:value-type="float" office:value="0.682760593088102" calcext:value-type="float">
            <text:p>0.68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56]*[.$B$4]+[.D856]*[.$B$6]+[.E856]*[.$B$8]" office:value-type="float" office:value="0.095975" calcext:value-type="float">
            <text:p>0.095975</text:p>
          </table:table-cell>
          <table:table-cell table:formula="of:=[.C856]*[.$B$3]+[.D856]*[.$B$5]+[.E856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2.39984759318398" calcext:value-type="float">
            <text:p>2.40</text:p>
          </table:table-cell>
          <table:table-cell office:value-type="float" office:value="0.798182690603826" calcext:value-type="float">
            <text:p>0.80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57]*[.$B$4]+[.D857]*[.$B$6]+[.E857]*[.$B$8]" office:value-type="float" office:value="0.095975" calcext:value-type="float">
            <text:p>0.095975</text:p>
          </table:table-cell>
          <table:table-cell table:formula="of:=[.C857]*[.$B$3]+[.D857]*[.$B$5]+[.E857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2.53209204971836" calcext:value-type="float">
            <text:p>2.53</text:p>
          </table:table-cell>
          <table:table-cell office:value-type="float" office:value="0.942684377834685" calcext:value-type="float">
            <text:p>0.94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58]*[.$B$4]+[.D858]*[.$B$6]+[.E858]*[.$B$8]" office:value-type="float" office:value="0.095975" calcext:value-type="float">
            <text:p>0.095975</text:p>
          </table:table-cell>
          <table:table-cell table:formula="of:=[.C858]*[.$B$3]+[.D858]*[.$B$5]+[.E858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2.65296098138852" calcext:value-type="float">
            <text:p>2.65</text:p>
          </table:table-cell>
          <table:table-cell office:value-type="float" office:value="1.088624144348" calcext:value-type="float">
            <text:p>1.09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59]*[.$B$4]+[.D859]*[.$B$6]+[.E859]*[.$B$8]" office:value-type="float" office:value="0.095975" calcext:value-type="float">
            <text:p>0.095975</text:p>
          </table:table-cell>
          <table:table-cell table:formula="of:=[.C859]*[.$B$3]+[.D859]*[.$B$5]+[.E859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2.7739085891049" calcext:value-type="float">
            <text:p>2.77</text:p>
          </table:table-cell>
          <table:table-cell office:value-type="float" office:value="1.24876070961619" calcext:value-type="float">
            <text:p>1.25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60]*[.$B$4]+[.D860]*[.$B$6]+[.E860]*[.$B$8]" office:value-type="float" office:value="0.095975" calcext:value-type="float">
            <text:p>0.095975</text:p>
          </table:table-cell>
          <table:table-cell table:formula="of:=[.C860]*[.$B$3]+[.D860]*[.$B$5]+[.E860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2.89023160715259" calcext:value-type="float">
            <text:p>2.89</text:p>
          </table:table-cell>
          <table:table-cell office:value-type="float" office:value="1.4166398141057" calcext:value-type="float">
            <text:p>1.42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61]*[.$B$4]+[.D861]*[.$B$6]+[.E861]*[.$B$8]" office:value-type="float" office:value="0.095975" calcext:value-type="float">
            <text:p>0.095975</text:p>
          </table:table-cell>
          <table:table-cell table:formula="of:=[.C861]*[.$B$3]+[.D861]*[.$B$5]+[.E861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3.02522079045219" calcext:value-type="float">
            <text:p>3.03</text:p>
          </table:table-cell>
          <table:table-cell office:value-type="float" office:value="1.62906451099208" calcext:value-type="float">
            <text:p>1.63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62]*[.$B$4]+[.D862]*[.$B$6]+[.E862]*[.$B$8]" office:value-type="float" office:value="0.095975" calcext:value-type="float">
            <text:p>0.095975</text:p>
          </table:table-cell>
          <table:table-cell table:formula="of:=[.C862]*[.$B$3]+[.D862]*[.$B$5]+[.E862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3.1379952045549" calcext:value-type="float">
            <text:p>3.14</text:p>
          </table:table-cell>
          <table:table-cell office:value-type="float" office:value="1.82162814961098" calcext:value-type="float">
            <text:p>1.82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63]*[.$B$4]+[.D863]*[.$B$6]+[.E863]*[.$B$8]" office:value-type="float" office:value="0.095975" calcext:value-type="float">
            <text:p>0.095975</text:p>
          </table:table-cell>
          <table:table-cell table:formula="of:=[.C863]*[.$B$3]+[.D863]*[.$B$5]+[.E863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3.25813888621356" calcext:value-type="float">
            <text:p>3.26</text:p>
          </table:table-cell>
          <table:table-cell office:value-type="float" office:value="2.04241287428834" calcext:value-type="float">
            <text:p>2.04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64]*[.$B$4]+[.D864]*[.$B$6]+[.E864]*[.$B$8]" office:value-type="float" office:value="0.095975" calcext:value-type="float">
            <text:p>0.095975</text:p>
          </table:table-cell>
          <table:table-cell table:formula="of:=[.C864]*[.$B$3]+[.D864]*[.$B$5]+[.E864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3.37619209638709" calcext:value-type="float">
            <text:p>3.38</text:p>
          </table:table-cell>
          <table:table-cell office:value-type="float" office:value="2.27589425565047" calcext:value-type="float">
            <text:p>2.28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65]*[.$B$4]+[.D865]*[.$B$6]+[.E865]*[.$B$8]" office:value-type="float" office:value="0.095975" calcext:value-type="float">
            <text:p>0.095975</text:p>
          </table:table-cell>
          <table:table-cell table:formula="of:=[.C865]*[.$B$3]+[.D865]*[.$B$5]+[.E865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3.49294221963082" calcext:value-type="float">
            <text:p>3.49</text:p>
          </table:table-cell>
          <table:table-cell office:value-type="float" office:value="2.52327146471446" calcext:value-type="float">
            <text:p>2.52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66]*[.$B$4]+[.D866]*[.$B$6]+[.E866]*[.$B$8]" office:value-type="float" office:value="0.095975" calcext:value-type="float">
            <text:p>0.095975</text:p>
          </table:table-cell>
          <table:table-cell table:formula="of:=[.C866]*[.$B$3]+[.D866]*[.$B$5]+[.E866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3.61029020405661" calcext:value-type="float">
            <text:p>3.61</text:p>
          </table:table-cell>
          <table:table-cell office:value-type="float" office:value="2.78884454664541" calcext:value-type="float">
            <text:p>2.79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67]*[.$B$4]+[.D867]*[.$B$6]+[.E867]*[.$B$8]" office:value-type="float" office:value="0.095975" calcext:value-type="float">
            <text:p>0.095975</text:p>
          </table:table-cell>
          <table:table-cell table:formula="of:=[.C867]*[.$B$3]+[.D867]*[.$B$5]+[.E867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3.72569149799575" calcext:value-type="float">
            <text:p>3.73</text:p>
          </table:table-cell>
          <table:table-cell office:value-type="float" office:value="3.06714805002581" calcext:value-type="float">
            <text:p>3.07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68]*[.$B$4]+[.D868]*[.$B$6]+[.E868]*[.$B$8]" office:value-type="float" office:value="0.095975" calcext:value-type="float">
            <text:p>0.095975</text:p>
          </table:table-cell>
          <table:table-cell table:formula="of:=[.C868]*[.$B$3]+[.D868]*[.$B$5]+[.E868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3.84021740092688" calcext:value-type="float">
            <text:p>3.84</text:p>
          </table:table-cell>
          <table:table-cell office:value-type="float" office:value="3.36103028676953" calcext:value-type="float">
            <text:p>3.36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69]*[.$B$4]+[.D869]*[.$B$6]+[.E869]*[.$B$8]" office:value-type="float" office:value="0.095975" calcext:value-type="float">
            <text:p>0.095975</text:p>
          </table:table-cell>
          <table:table-cell table:formula="of:=[.C869]*[.$B$3]+[.D869]*[.$B$5]+[.E869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3.95586531975323" calcext:value-type="float">
            <text:p>3.96</text:p>
          </table:table-cell>
          <table:table-cell office:value-type="float" office:value="3.67605912682399" calcext:value-type="float">
            <text:p>3.68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70]*[.$B$4]+[.D870]*[.$B$6]+[.E870]*[.$B$8]" office:value-type="float" office:value="0.095975" calcext:value-type="float">
            <text:p>0.095975</text:p>
          </table:table-cell>
          <table:table-cell table:formula="of:=[.C870]*[.$B$3]+[.D870]*[.$B$5]+[.E870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4.06917876170237" calcext:value-type="float">
            <text:p>4.07</text:p>
          </table:table-cell>
          <table:table-cell office:value-type="float" office:value="4.0022671993384" calcext:value-type="float">
            <text:p>4.00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71]*[.$B$4]+[.D871]*[.$B$6]+[.E871]*[.$B$8]" office:value-type="float" office:value="0.095975" calcext:value-type="float">
            <text:p>0.095975</text:p>
          </table:table-cell>
          <table:table-cell table:formula="of:=[.C871]*[.$B$3]+[.D871]*[.$B$5]+[.E871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4.18098856191103" calcext:value-type="float">
            <text:p>4.18</text:p>
          </table:table-cell>
          <table:table-cell office:value-type="float" office:value="4.34279839130214" calcext:value-type="float">
            <text:p>4.34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72]*[.$B$4]+[.D872]*[.$B$6]+[.E872]*[.$B$8]" office:value-type="float" office:value="0.095975" calcext:value-type="float">
            <text:p>0.095975</text:p>
          </table:table-cell>
          <table:table-cell table:formula="of:=[.C872]*[.$B$3]+[.D872]*[.$B$5]+[.E872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4.29154602051963" calcext:value-type="float">
            <text:p>4.29</text:p>
          </table:table-cell>
          <table:table-cell office:value-type="float" office:value="4.69759183265163" calcext:value-type="float">
            <text:p>4.70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73]*[.$B$4]+[.D873]*[.$B$6]+[.E873]*[.$B$8]" office:value-type="float" office:value="0.095975" calcext:value-type="float">
            <text:p>0.095975</text:p>
          </table:table-cell>
          <table:table-cell table:formula="of:=[.C873]*[.$B$3]+[.D873]*[.$B$5]+[.E873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4.40934413585983" calcext:value-type="float">
            <text:p>4.41</text:p>
          </table:table-cell>
          <table:table-cell office:value-type="float" office:value="5.09651211508462" calcext:value-type="float">
            <text:p>5.10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74]*[.$B$4]+[.D874]*[.$B$6]+[.E874]*[.$B$8]" office:value-type="float" office:value="0.095975" calcext:value-type="float">
            <text:p>0.095975</text:p>
          </table:table-cell>
          <table:table-cell table:formula="of:=[.C874]*[.$B$3]+[.D874]*[.$B$5]+[.E874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4.51576231451643" calcext:value-type="float">
            <text:p>4.52</text:p>
          </table:table-cell>
          <table:table-cell office:value-type="float" office:value="5.47533202410378" calcext:value-type="float">
            <text:p>5.48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75]*[.$B$4]+[.D875]*[.$B$6]+[.E875]*[.$B$8]" office:value-type="float" office:value="0.095975" calcext:value-type="float">
            <text:p>0.095975</text:p>
          </table:table-cell>
          <table:table-cell table:formula="of:=[.C875]*[.$B$3]+[.D875]*[.$B$5]+[.E875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4.62470342346764" calcext:value-type="float">
            <text:p>4.62</text:p>
          </table:table-cell>
          <table:table-cell office:value-type="float" office:value="5.88175263866821" calcext:value-type="float">
            <text:p>5.88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76]*[.$B$4]+[.D876]*[.$B$6]+[.E876]*[.$B$8]" office:value-type="float" office:value="0.095975" calcext:value-type="float">
            <text:p>0.095975</text:p>
          </table:table-cell>
          <table:table-cell table:formula="of:=[.C876]*[.$B$3]+[.D876]*[.$B$5]+[.E876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4.73707893607104" calcext:value-type="float">
            <text:p>4.74</text:p>
          </table:table-cell>
          <table:table-cell office:value-type="float" office:value="6.32202987005975" calcext:value-type="float">
            <text:p>6.32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77]*[.$B$4]+[.D877]*[.$B$6]+[.E877]*[.$B$8]" office:value-type="float" office:value="0.095975" calcext:value-type="float">
            <text:p>0.095975</text:p>
          </table:table-cell>
          <table:table-cell table:formula="of:=[.C877]*[.$B$3]+[.D877]*[.$B$5]+[.E877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4.84157006841093" calcext:value-type="float">
            <text:p>4.84</text:p>
          </table:table-cell>
          <table:table-cell office:value-type="float" office:value="6.7503700514699" calcext:value-type="float">
            <text:p>6.75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78]*[.$B$4]+[.D878]*[.$B$6]+[.E878]*[.$B$8]" office:value-type="float" office:value="0.095975" calcext:value-type="float">
            <text:p>0.095975</text:p>
          </table:table-cell>
          <table:table-cell table:formula="of:=[.C878]*[.$B$3]+[.D878]*[.$B$5]+[.E878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4.95522178835083" calcext:value-type="float">
            <text:p>4.96</text:p>
          </table:table-cell>
          <table:table-cell office:value-type="float" office:value="7.23750464727366" calcext:value-type="float">
            <text:p>7.24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79]*[.$B$4]+[.D879]*[.$B$6]+[.E879]*[.$B$8]" office:value-type="float" office:value="0.095975" calcext:value-type="float">
            <text:p>0.095975</text:p>
          </table:table-cell>
          <table:table-cell table:formula="of:=[.C879]*[.$B$3]+[.D879]*[.$B$5]+[.E879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5.0641311732771" calcext:value-type="float">
            <text:p>5.06</text:p>
          </table:table-cell>
          <table:table-cell office:value-type="float" office:value="7.72667399321077" calcext:value-type="float">
            <text:p>7.73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80]*[.$B$4]+[.D880]*[.$B$6]+[.E880]*[.$B$8]" office:value-type="float" office:value="0.095975" calcext:value-type="float">
            <text:p>0.095975</text:p>
          </table:table-cell>
          <table:table-cell table:formula="of:=[.C880]*[.$B$3]+[.D880]*[.$B$5]+[.E880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5.17174993217952" calcext:value-type="float">
            <text:p>5.17</text:p>
          </table:table-cell>
          <table:table-cell office:value-type="float" office:value="8.23088453529393" calcext:value-type="float">
            <text:p>8.23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81]*[.$B$4]+[.D881]*[.$B$6]+[.E881]*[.$B$8]" office:value-type="float" office:value="0.095975" calcext:value-type="float">
            <text:p>0.095975</text:p>
          </table:table-cell>
          <table:table-cell table:formula="of:=[.C881]*[.$B$3]+[.D881]*[.$B$5]+[.E881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5.28199632820605" calcext:value-type="float">
            <text:p>5.28</text:p>
          </table:table-cell>
          <table:table-cell office:value-type="float" office:value="8.76901603345484" calcext:value-type="float">
            <text:p>8.77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82]*[.$B$4]+[.D882]*[.$B$6]+[.E882]*[.$B$8]" office:value-type="float" office:value="0.095975" calcext:value-type="float">
            <text:p>0.095975</text:p>
          </table:table-cell>
          <table:table-cell table:formula="of:=[.C882]*[.$B$3]+[.D882]*[.$B$5]+[.E882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5.38715687431358" calcext:value-type="float">
            <text:p>5.39</text:p>
          </table:table-cell>
          <table:table-cell office:value-type="float" office:value="9.30597780257" calcext:value-type="float">
            <text:p>9.31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83]*[.$B$4]+[.D883]*[.$B$6]+[.E883]*[.$B$8]" office:value-type="float" office:value="0.095975" calcext:value-type="float">
            <text:p>0.095975</text:p>
          </table:table-cell>
          <table:table-cell table:formula="of:=[.C883]*[.$B$3]+[.D883]*[.$B$5]+[.E883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5.49483340186538" calcext:value-type="float">
            <text:p>5.49</text:p>
          </table:table-cell>
          <table:table-cell office:value-type="float" office:value="9.87694087718621" calcext:value-type="float">
            <text:p>9.88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84]*[.$B$4]+[.D884]*[.$B$6]+[.E884]*[.$B$8]" office:value-type="float" office:value="0.095975" calcext:value-type="float">
            <text:p>0.095975</text:p>
          </table:table-cell>
          <table:table-cell table:formula="of:=[.C884]*[.$B$3]+[.D884]*[.$B$5]+[.E884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5.60383852653009" calcext:value-type="float">
            <text:p>5.60</text:p>
          </table:table-cell>
          <table:table-cell office:value-type="float" office:value="10.4798757149564" calcext:value-type="float">
            <text:p>10.48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85]*[.$B$4]+[.D885]*[.$B$6]+[.E885]*[.$B$8]" office:value-type="float" office:value="0.095975" calcext:value-type="float">
            <text:p>0.095975</text:p>
          </table:table-cell>
          <table:table-cell table:formula="of:=[.C885]*[.$B$3]+[.D885]*[.$B$5]+[.E885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5.7130708827805" calcext:value-type="float">
            <text:p>5.71</text:p>
          </table:table-cell>
          <table:table-cell office:value-type="float" office:value="11.1078787547116" calcext:value-type="float">
            <text:p>11.11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86]*[.$B$4]+[.D886]*[.$B$6]+[.E886]*[.$B$8]" office:value-type="float" office:value="0.095975" calcext:value-type="float">
            <text:p>0.095975</text:p>
          </table:table-cell>
          <table:table-cell table:formula="of:=[.C886]*[.$B$3]+[.D886]*[.$B$5]+[.E886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5.81963005692322" calcext:value-type="float">
            <text:p>5.82</text:p>
          </table:table-cell>
          <table:table-cell office:value-type="float" office:value="11.7445078496558" calcext:value-type="float">
            <text:p>11.74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87]*[.$B$4]+[.D887]*[.$B$6]+[.E887]*[.$B$8]" office:value-type="float" office:value="0.095975" calcext:value-type="float">
            <text:p>0.095975</text:p>
          </table:table-cell>
          <table:table-cell table:formula="of:=[.C887]*[.$B$3]+[.D887]*[.$B$5]+[.E887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5.92845825002578" calcext:value-type="float">
            <text:p>5.93</text:p>
          </table:table-cell>
          <table:table-cell office:value-type="float" office:value="12.4207286870273" calcext:value-type="float">
            <text:p>12.42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88]*[.$B$4]+[.D888]*[.$B$6]+[.E888]*[.$B$8]" office:value-type="float" office:value="0.095975" calcext:value-type="float">
            <text:p>0.095975</text:p>
          </table:table-cell>
          <table:table-cell table:formula="of:=[.C888]*[.$B$3]+[.D888]*[.$B$5]+[.E888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6.03658126499775" calcext:value-type="float">
            <text:p>6.04</text:p>
          </table:table-cell>
          <table:table-cell office:value-type="float" office:value="13.1195229771476" calcext:value-type="float">
            <text:p>13.12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89]*[.$B$4]+[.D889]*[.$B$6]+[.E889]*[.$B$8]" office:value-type="float" office:value="0.095975" calcext:value-type="float">
            <text:p>0.095975</text:p>
          </table:table-cell>
          <table:table-cell table:formula="of:=[.C889]*[.$B$3]+[.D889]*[.$B$5]+[.E889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6.14841007727659" calcext:value-type="float">
            <text:p>6.15</text:p>
          </table:table-cell>
          <table:table-cell office:value-type="float" office:value="13.8703370379953" calcext:value-type="float">
            <text:p>13.87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90]*[.$B$4]+[.D890]*[.$B$6]+[.E890]*[.$B$8]" office:value-type="float" office:value="0.095975" calcext:value-type="float">
            <text:p>0.095975</text:p>
          </table:table-cell>
          <table:table-cell table:formula="of:=[.C890]*[.$B$3]+[.D890]*[.$B$5]+[.E890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6.24339280614684" calcext:value-type="float">
            <text:p>6.24</text:p>
          </table:table-cell>
          <table:table-cell office:value-type="float" office:value="14.5295132254598" calcext:value-type="float">
            <text:p>14.53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91]*[.$B$4]+[.D891]*[.$B$6]+[.E891]*[.$B$8]" office:value-type="float" office:value="0.095975" calcext:value-type="float">
            <text:p>0.095975</text:p>
          </table:table-cell>
          <table:table-cell table:formula="of:=[.C891]*[.$B$3]+[.D891]*[.$B$5]+[.E891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6.36466784431993" calcext:value-type="float">
            <text:p>6.36</text:p>
          </table:table-cell>
          <table:table-cell office:value-type="float" office:value="15.4055957606885" calcext:value-type="float">
            <text:p>15.41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92]*[.$B$4]+[.D892]*[.$B$6]+[.E892]*[.$B$8]" office:value-type="float" office:value="0.095975" calcext:value-type="float">
            <text:p>0.095975</text:p>
          </table:table-cell>
          <table:table-cell table:formula="of:=[.C892]*[.$B$3]+[.D892]*[.$B$5]+[.E892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6.47225850477159" calcext:value-type="float">
            <text:p>6.47</text:p>
          </table:table-cell>
          <table:table-cell office:value-type="float" office:value="16.2116760678955" calcext:value-type="float">
            <text:p>16.21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93]*[.$B$4]+[.D893]*[.$B$6]+[.E893]*[.$B$8]" office:value-type="float" office:value="0.095975" calcext:value-type="float">
            <text:p>0.095975</text:p>
          </table:table-cell>
          <table:table-cell table:formula="of:=[.C893]*[.$B$3]+[.D893]*[.$B$5]+[.E893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6.58705201076547" calcext:value-type="float">
            <text:p>6.59</text:p>
          </table:table-cell>
          <table:table-cell office:value-type="float" office:value="17.1058129796977" calcext:value-type="float">
            <text:p>17.11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94]*[.$B$4]+[.D894]*[.$B$6]+[.E894]*[.$B$8]" office:value-type="float" office:value="0.095975" calcext:value-type="float">
            <text:p>0.095975</text:p>
          </table:table-cell>
          <table:table-cell table:formula="of:=[.C894]*[.$B$3]+[.D894]*[.$B$5]+[.E894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6.70157953865453" calcext:value-type="float">
            <text:p>6.70</text:p>
          </table:table-cell>
          <table:table-cell office:value-type="float" office:value="18.0302768797799" calcext:value-type="float">
            <text:p>18.03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95]*[.$B$4]+[.D895]*[.$B$6]+[.E895]*[.$B$8]" office:value-type="float" office:value="0.095975" calcext:value-type="float">
            <text:p>0.095975</text:p>
          </table:table-cell>
          <table:table-cell table:formula="of:=[.C895]*[.$B$3]+[.D895]*[.$B$5]+[.E895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6.81177126060779" calcext:value-type="float">
            <text:p>6.81</text:p>
          </table:table-cell>
          <table:table-cell office:value-type="float" office:value="18.9559466090387" calcext:value-type="float">
            <text:p>18.96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96]*[.$B$4]+[.D896]*[.$B$6]+[.E896]*[.$B$8]" office:value-type="float" office:value="0.095975" calcext:value-type="float">
            <text:p>0.095975</text:p>
          </table:table-cell>
          <table:table-cell table:formula="of:=[.C896]*[.$B$3]+[.D896]*[.$B$5]+[.E896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6.92665084937881" calcext:value-type="float">
            <text:p>6.93</text:p>
          </table:table-cell>
          <table:table-cell office:value-type="float" office:value="19.9552139016942" calcext:value-type="float">
            <text:p>19.96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97]*[.$B$4]+[.D897]*[.$B$6]+[.E897]*[.$B$8]" office:value-type="float" office:value="0.095975" calcext:value-type="float">
            <text:p>0.095975</text:p>
          </table:table-cell>
          <table:table-cell table:formula="of:=[.C897]*[.$B$3]+[.D897]*[.$B$5]+[.E897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7.0437092216536" calcext:value-type="float">
            <text:p>7.04</text:p>
          </table:table-cell>
          <table:table-cell office:value-type="float" office:value="21.0144478028811" calcext:value-type="float">
            <text:p>21.01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98]*[.$B$4]+[.D898]*[.$B$6]+[.E898]*[.$B$8]" office:value-type="float" office:value="0.095975" calcext:value-type="float">
            <text:p>0.095975</text:p>
          </table:table-cell>
          <table:table-cell table:formula="of:=[.C898]*[.$B$3]+[.D898]*[.$B$5]+[.E898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7.16002362862743" calcext:value-type="float">
            <text:p>7.16</text:p>
          </table:table-cell>
          <table:table-cell office:value-type="float" office:value="22.1051819329141" calcext:value-type="float">
            <text:p>22.11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99]*[.$B$4]+[.D899]*[.$B$6]+[.E899]*[.$B$8]" office:value-type="float" office:value="0.095975" calcext:value-type="float">
            <text:p>0.095975</text:p>
          </table:table-cell>
          <table:table-cell table:formula="of:=[.C899]*[.$B$3]+[.D899]*[.$B$5]+[.E899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7.27974434858245" calcext:value-type="float">
            <text:p>7.28</text:p>
          </table:table-cell>
          <table:table-cell office:value-type="float" office:value="23.2692667885647" calcext:value-type="float">
            <text:p>23.27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00]*[.$B$4]+[.D900]*[.$B$6]+[.E900]*[.$B$8]" office:value-type="float" office:value="0.095975" calcext:value-type="float">
            <text:p>0.095975</text:p>
          </table:table-cell>
          <table:table-cell table:formula="of:=[.C900]*[.$B$3]+[.D900]*[.$B$5]+[.E900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7.40266456027848" calcext:value-type="float">
            <text:p>7.40</text:p>
          </table:table-cell>
          <table:table-cell office:value-type="float" office:value="24.5149937168308" calcext:value-type="float">
            <text:p>24.51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01]*[.$B$4]+[.D901]*[.$B$6]+[.E901]*[.$B$8]" office:value-type="float" office:value="0.095975" calcext:value-type="float">
            <text:p>0.095975</text:p>
          </table:table-cell>
          <table:table-cell table:formula="of:=[.C901]*[.$B$3]+[.D901]*[.$B$5]+[.E901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7.52842852646729" calcext:value-type="float">
            <text:p>7.53</text:p>
          </table:table-cell>
          <table:table-cell office:value-type="float" office:value="25.8389640437319" calcext:value-type="float">
            <text:p>25.84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02]*[.$B$4]+[.D902]*[.$B$6]+[.E902]*[.$B$8]" office:value-type="float" office:value="0.095975" calcext:value-type="float">
            <text:p>0.095975</text:p>
          </table:table-cell>
          <table:table-cell table:formula="of:=[.C902]*[.$B$3]+[.D902]*[.$B$5]+[.E902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7.65261392405287" calcext:value-type="float">
            <text:p>7.65</text:p>
          </table:table-cell>
          <table:table-cell office:value-type="float" office:value="27.1956523346967" calcext:value-type="float">
            <text:p>27.20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03]*[.$B$4]+[.D903]*[.$B$6]+[.E903]*[.$B$8]" office:value-type="float" office:value="0.095975" calcext:value-type="float">
            <text:p>0.095975</text:p>
          </table:table-cell>
          <table:table-cell table:formula="of:=[.C903]*[.$B$3]+[.D903]*[.$B$5]+[.E903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7.78806220578032" calcext:value-type="float">
            <text:p>7.79</text:p>
          </table:table-cell>
          <table:table-cell office:value-type="float" office:value="28.7418661891282" calcext:value-type="float">
            <text:p>28.74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04]*[.$B$4]+[.D904]*[.$B$6]+[.E904]*[.$B$8]" office:value-type="float" office:value="0.095975" calcext:value-type="float">
            <text:p>0.095975</text:p>
          </table:table-cell>
          <table:table-cell table:formula="of:=[.C904]*[.$B$3]+[.D904]*[.$B$5]+[.E904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7.92103269058879" calcext:value-type="float">
            <text:p>7.92</text:p>
          </table:table-cell>
          <table:table-cell office:value-type="float" office:value="30.3227155214136" calcext:value-type="float">
            <text:p>30.32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05]*[.$B$4]+[.D905]*[.$B$6]+[.E905]*[.$B$8]" office:value-type="float" office:value="0.095975" calcext:value-type="float">
            <text:p>0.095975</text:p>
          </table:table-cell>
          <table:table-cell table:formula="of:=[.C905]*[.$B$3]+[.D905]*[.$B$5]+[.E905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8.08148506952454" calcext:value-type="float">
            <text:p>8.08</text:p>
          </table:table-cell>
          <table:table-cell office:value-type="float" office:value="32.324795670988" calcext:value-type="float">
            <text:p>32.32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06]*[.$B$4]+[.D906]*[.$B$6]+[.E906]*[.$B$8]" office:value-type="float" office:value="0.095975" calcext:value-type="float">
            <text:p>0.095975</text:p>
          </table:table-cell>
          <table:table-cell table:formula="of:=[.C906]*[.$B$3]+[.D906]*[.$B$5]+[.E906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8.20267704571867" calcext:value-type="float">
            <text:p>8.20</text:p>
          </table:table-cell>
          <table:table-cell office:value-type="float" office:value="33.8641011363447" calcext:value-type="float">
            <text:p>33.86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07]*[.$B$4]+[.D907]*[.$B$6]+[.E907]*[.$B$8]" office:value-type="float" office:value="0.095975" calcext:value-type="float">
            <text:p>0.095975</text:p>
          </table:table-cell>
          <table:table-cell table:formula="of:=[.C907]*[.$B$3]+[.D907]*[.$B$5]+[.E907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8.32860427602334" calcext:value-type="float">
            <text:p>8.33</text:p>
          </table:table-cell>
          <table:table-cell office:value-type="float" office:value="35.4666683453856" calcext:value-type="float">
            <text:p>35.47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08]*[.$B$4]+[.D908]*[.$B$6]+[.E908]*[.$B$8]" office:value-type="float" office:value="0.095975" calcext:value-type="float">
            <text:p>0.095975</text:p>
          </table:table-cell>
          <table:table-cell table:formula="of:=[.C908]*[.$B$3]+[.D908]*[.$B$5]+[.E908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8.44797031466615" calcext:value-type="float">
            <text:p>8.45</text:p>
          </table:table-cell>
          <table:table-cell office:value-type="float" office:value="36.9911123870713" calcext:value-type="float">
            <text:p>36.99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09]*[.$B$4]+[.D909]*[.$B$6]+[.E909]*[.$B$8]" office:value-type="float" office:value="0.095975" calcext:value-type="float">
            <text:p>0.095975</text:p>
          </table:table-cell>
          <table:table-cell table:formula="of:=[.C909]*[.$B$3]+[.D909]*[.$B$5]+[.E909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8.56521885934813" calcext:value-type="float">
            <text:p>8.57</text:p>
          </table:table-cell>
          <table:table-cell office:value-type="float" office:value="38.5085289435638" calcext:value-type="float">
            <text:p>38.51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10]*[.$B$4]+[.D910]*[.$B$6]+[.E910]*[.$B$8]" office:value-type="float" office:value="0.095975" calcext:value-type="float">
            <text:p>0.095975</text:p>
          </table:table-cell>
          <table:table-cell table:formula="of:=[.C910]*[.$B$3]+[.D910]*[.$B$5]+[.E910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8.67831164543564" calcext:value-type="float">
            <text:p>8.68</text:p>
          </table:table-cell>
          <table:table-cell office:value-type="float" office:value="39.9927436848131" calcext:value-type="float">
            <text:p>39.99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11]*[.$B$4]+[.D911]*[.$B$6]+[.E911]*[.$B$8]" office:value-type="float" office:value="0.095975" calcext:value-type="float">
            <text:p>0.095975</text:p>
          </table:table-cell>
          <table:table-cell table:formula="of:=[.C911]*[.$B$3]+[.D911]*[.$B$5]+[.E911]*[.$B$7]" office:value-type="float" office:value="0.310475" calcext:value-type="float">
            <text:p>0.310475</text:p>
          </table:table-cell>
        </table:table-row>
        <table:table-row table:style-name="ro1">
          <table:table-cell office:value-type="float" office:value="0.139220699434028" calcext:value-type="float">
            <text:p>0.14</text:p>
          </table:table-cell>
          <table:table-cell office:value-type="float" office:value="0.00000700058413669467" calcext:value-type="float">
            <text:p>0.0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12]*[.$B$4]+[.D912]*[.$B$6]+[.E912]*[.$B$8]" office:value-type="float" office:value="0.197275" calcext:value-type="float">
            <text:p>0.197275</text:p>
          </table:table-cell>
          <table:table-cell table:formula="of:=[.C912]*[.$B$3]+[.D912]*[.$B$5]+[.E912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0.278484413660233" calcext:value-type="float">
            <text:p>0.28</text:p>
          </table:table-cell>
          <table:table-cell office:value-type="float" office:value="0.0000270051226951182" calcext:value-type="float">
            <text:p>0.0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13]*[.$B$4]+[.D913]*[.$B$6]+[.E913]*[.$B$8]" office:value-type="float" office:value="0.197275" calcext:value-type="float">
            <text:p>0.197275</text:p>
          </table:table-cell>
          <table:table-cell table:formula="of:=[.C913]*[.$B$3]+[.D913]*[.$B$5]+[.E913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0.411299735392362" calcext:value-type="float">
            <text:p>0.41</text:p>
          </table:table-cell>
          <table:table-cell office:value-type="float" office:value="0.0000582483525201678" calcext:value-type="float">
            <text:p>0.0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14]*[.$B$4]+[.D914]*[.$B$6]+[.E914]*[.$B$8]" office:value-type="float" office:value="0.197275" calcext:value-type="float">
            <text:p>0.197275</text:p>
          </table:table-cell>
          <table:table-cell table:formula="of:=[.C914]*[.$B$3]+[.D914]*[.$B$5]+[.E914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0.544550771469235" calcext:value-type="float">
            <text:p>0.54</text:p>
          </table:table-cell>
          <table:table-cell office:value-type="float" office:value="0.000102170534487814" calcext:value-type="float">
            <text:p>0.0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15]*[.$B$4]+[.D915]*[.$B$6]+[.E915]*[.$B$8]" office:value-type="float" office:value="0.197275" calcext:value-type="float">
            <text:p>0.197275</text:p>
          </table:table-cell>
          <table:table-cell table:formula="of:=[.C915]*[.$B$3]+[.D915]*[.$B$5]+[.E915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0.683479147157006" calcext:value-type="float">
            <text:p>0.68</text:p>
          </table:table-cell>
          <table:table-cell office:value-type="float" office:value="0.000160453138165176" calcext:value-type="float">
            <text:p>0.0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16]*[.$B$4]+[.D916]*[.$B$6]+[.E916]*[.$B$8]" office:value-type="float" office:value="0.197275" calcext:value-type="float">
            <text:p>0.197275</text:p>
          </table:table-cell>
          <table:table-cell table:formula="of:=[.C916]*[.$B$3]+[.D916]*[.$B$5]+[.E916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0.822826718955628" calcext:value-type="float">
            <text:p>0.82</text:p>
          </table:table-cell>
          <table:table-cell office:value-type="float" office:value="0.000232185250520706" calcext:value-type="float">
            <text:p>0.0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17]*[.$B$4]+[.D917]*[.$B$6]+[.E917]*[.$B$8]" office:value-type="float" office:value="0.197275" calcext:value-type="float">
            <text:p>0.197275</text:p>
          </table:table-cell>
          <table:table-cell table:formula="of:=[.C917]*[.$B$3]+[.D917]*[.$B$5]+[.E917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0.949220662727875" calcext:value-type="float">
            <text:p>0.95</text:p>
          </table:table-cell>
          <table:table-cell office:value-type="float" office:value="0.00030864685151726" calcext:value-type="float">
            <text:p>0.0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18]*[.$B$4]+[.D918]*[.$B$6]+[.E918]*[.$B$8]" office:value-type="float" office:value="0.197275" calcext:value-type="float">
            <text:p>0.197275</text:p>
          </table:table-cell>
          <table:table-cell table:formula="of:=[.C918]*[.$B$3]+[.D918]*[.$B$5]+[.E918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1.08777634284033" calcext:value-type="float">
            <text:p>1.09</text:p>
          </table:table-cell>
          <table:table-cell office:value-type="float" office:value="0.000404914846606553" calcext:value-type="float">
            <text:p>0.0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19]*[.$B$4]+[.D919]*[.$B$6]+[.E919]*[.$B$8]" office:value-type="float" office:value="0.197275" calcext:value-type="float">
            <text:p>0.197275</text:p>
          </table:table-cell>
          <table:table-cell table:formula="of:=[.C919]*[.$B$3]+[.D919]*[.$B$5]+[.E919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1.22309852631963" calcext:value-type="float">
            <text:p>1.22</text:p>
          </table:table-cell>
          <table:table-cell office:value-type="float" office:value="0.000511497988607735" calcext:value-type="float">
            <text:p>0.0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20]*[.$B$4]+[.D920]*[.$B$6]+[.E920]*[.$B$8]" office:value-type="float" office:value="0.197275" calcext:value-type="float">
            <text:p>0.197275</text:p>
          </table:table-cell>
          <table:table-cell table:formula="of:=[.C920]*[.$B$3]+[.D920]*[.$B$5]+[.E920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1.35937475934466" calcext:value-type="float">
            <text:p>1.36</text:p>
          </table:table-cell>
          <table:table-cell office:value-type="float" office:value="0.00126454381184652" calcext:value-type="float">
            <text:p>0.0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21]*[.$B$4]+[.D921]*[.$B$6]+[.E921]*[.$B$8]" office:value-type="float" office:value="0.197275" calcext:value-type="float">
            <text:p>0.197275</text:p>
          </table:table-cell>
          <table:table-cell table:formula="of:=[.C921]*[.$B$3]+[.D921]*[.$B$5]+[.E921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1.53793190680555" calcext:value-type="float">
            <text:p>1.54</text:p>
          </table:table-cell>
          <table:table-cell office:value-type="float" office:value="0.0199979407812655" calcext:value-type="float">
            <text:p>0.02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22]*[.$B$4]+[.D922]*[.$B$6]+[.E922]*[.$B$8]" office:value-type="float" office:value="0.197275" calcext:value-type="float">
            <text:p>0.197275</text:p>
          </table:table-cell>
          <table:table-cell table:formula="of:=[.C922]*[.$B$3]+[.D922]*[.$B$5]+[.E922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1.68328186209186" calcext:value-type="float">
            <text:p>1.68</text:p>
          </table:table-cell>
          <table:table-cell office:value-type="float" office:value="0.0310536560427025" calcext:value-type="float">
            <text:p>0.03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23]*[.$B$4]+[.D923]*[.$B$6]+[.E923]*[.$B$8]" office:value-type="float" office:value="0.197275" calcext:value-type="float">
            <text:p>0.197275</text:p>
          </table:table-cell>
          <table:table-cell table:formula="of:=[.C923]*[.$B$3]+[.D923]*[.$B$5]+[.E923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1.83129863299808" calcext:value-type="float">
            <text:p>1.83</text:p>
          </table:table-cell>
          <table:table-cell office:value-type="float" office:value="0.0461020227970928" calcext:value-type="float">
            <text:p>0.05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24]*[.$B$4]+[.D924]*[.$B$6]+[.E924]*[.$B$8]" office:value-type="float" office:value="0.197275" calcext:value-type="float">
            <text:p>0.197275</text:p>
          </table:table-cell>
          <table:table-cell table:formula="of:=[.C924]*[.$B$3]+[.D924]*[.$B$5]+[.E924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1.97651232412062" calcext:value-type="float">
            <text:p>1.98</text:p>
          </table:table-cell>
          <table:table-cell office:value-type="float" office:value="0.0647995448812284" calcext:value-type="float">
            <text:p>0.06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25]*[.$B$4]+[.D925]*[.$B$6]+[.E925]*[.$B$8]" office:value-type="float" office:value="0.197275" calcext:value-type="float">
            <text:p>0.197275</text:p>
          </table:table-cell>
          <table:table-cell table:formula="of:=[.C925]*[.$B$3]+[.D925]*[.$B$5]+[.E925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2.11726765973994" calcext:value-type="float">
            <text:p>2.12</text:p>
          </table:table-cell>
          <table:table-cell office:value-type="float" office:value="0.0879410174456798" calcext:value-type="float">
            <text:p>0.09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26]*[.$B$4]+[.D926]*[.$B$6]+[.E926]*[.$B$8]" office:value-type="float" office:value="0.197275" calcext:value-type="float">
            <text:p>0.197275</text:p>
          </table:table-cell>
          <table:table-cell table:formula="of:=[.C926]*[.$B$3]+[.D926]*[.$B$5]+[.E926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2.27045263837245" calcext:value-type="float">
            <text:p>2.27</text:p>
          </table:table-cell>
          <table:table-cell office:value-type="float" office:value="0.11901738250792" calcext:value-type="float">
            <text:p>0.12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27]*[.$B$4]+[.D927]*[.$B$6]+[.E927]*[.$B$8]" office:value-type="float" office:value="0.197275" calcext:value-type="float">
            <text:p>0.197275</text:p>
          </table:table-cell>
          <table:table-cell table:formula="of:=[.C927]*[.$B$3]+[.D927]*[.$B$5]+[.E927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2.41893398620133" calcext:value-type="float">
            <text:p>2.42</text:p>
          </table:table-cell>
          <table:table-cell office:value-type="float" office:value="0.156002855978906" calcext:value-type="float">
            <text:p>0.16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28]*[.$B$4]+[.D928]*[.$B$6]+[.E928]*[.$B$8]" office:value-type="float" office:value="0.197275" calcext:value-type="float">
            <text:p>0.197275</text:p>
          </table:table-cell>
          <table:table-cell table:formula="of:=[.C928]*[.$B$3]+[.D928]*[.$B$5]+[.E928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2.56344041126329" calcext:value-type="float">
            <text:p>2.56</text:p>
          </table:table-cell>
          <table:table-cell office:value-type="float" office:value="0.199230310760643" calcext:value-type="float">
            <text:p>0.2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29]*[.$B$4]+[.D929]*[.$B$6]+[.E929]*[.$B$8]" office:value-type="float" office:value="0.197275" calcext:value-type="float">
            <text:p>0.197275</text:p>
          </table:table-cell>
          <table:table-cell table:formula="of:=[.C929]*[.$B$3]+[.D929]*[.$B$5]+[.E929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2.7009060386171" calcext:value-type="float">
            <text:p>2.70</text:p>
          </table:table-cell>
          <table:table-cell office:value-type="float" office:value="0.247779727241266" calcext:value-type="float">
            <text:p>0.25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30]*[.$B$4]+[.D930]*[.$B$6]+[.E930]*[.$B$8]" office:value-type="float" office:value="0.197275" calcext:value-type="float">
            <text:p>0.197275</text:p>
          </table:table-cell>
          <table:table-cell table:formula="of:=[.C930]*[.$B$3]+[.D930]*[.$B$5]+[.E930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2.85163291813807" calcext:value-type="float">
            <text:p>2.85</text:p>
          </table:table-cell>
          <table:table-cell office:value-type="float" office:value="0.30955258942103" calcext:value-type="float">
            <text:p>0.31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31]*[.$B$4]+[.D931]*[.$B$6]+[.E931]*[.$B$8]" office:value-type="float" office:value="0.197275" calcext:value-type="float">
            <text:p>0.197275</text:p>
          </table:table-cell>
          <table:table-cell table:formula="of:=[.C931]*[.$B$3]+[.D931]*[.$B$5]+[.E931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2.98731479828513" calcext:value-type="float">
            <text:p>2.99</text:p>
          </table:table-cell>
          <table:table-cell office:value-type="float" office:value="0.374236720358152" calcext:value-type="float">
            <text:p>0.37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32]*[.$B$4]+[.D932]*[.$B$6]+[.E932]*[.$B$8]" office:value-type="float" office:value="0.197275" calcext:value-type="float">
            <text:p>0.197275</text:p>
          </table:table-cell>
          <table:table-cell table:formula="of:=[.C932]*[.$B$3]+[.D932]*[.$B$5]+[.E932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3.13926980631794" calcext:value-type="float">
            <text:p>3.14</text:p>
          </table:table-cell>
          <table:table-cell office:value-type="float" office:value="0.457361684217397" calcext:value-type="float">
            <text:p>0.46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33]*[.$B$4]+[.D933]*[.$B$6]+[.E933]*[.$B$8]" office:value-type="float" office:value="0.197275" calcext:value-type="float">
            <text:p>0.197275</text:p>
          </table:table-cell>
          <table:table-cell table:formula="of:=[.C933]*[.$B$3]+[.D933]*[.$B$5]+[.E933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3.2776774689669" calcext:value-type="float">
            <text:p>3.28</text:p>
          </table:table-cell>
          <table:table-cell office:value-type="float" office:value="0.543762980430797" calcext:value-type="float">
            <text:p>0.54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34]*[.$B$4]+[.D934]*[.$B$6]+[.E934]*[.$B$8]" office:value-type="float" office:value="0.197275" calcext:value-type="float">
            <text:p>0.197275</text:p>
          </table:table-cell>
          <table:table-cell table:formula="of:=[.C934]*[.$B$3]+[.D934]*[.$B$5]+[.E934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3.41563573542729" calcext:value-type="float">
            <text:p>3.42</text:p>
          </table:table-cell>
          <table:table-cell office:value-type="float" office:value="0.640891982730105" calcext:value-type="float">
            <text:p>0.64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35]*[.$B$4]+[.D935]*[.$B$6]+[.E935]*[.$B$8]" office:value-type="float" office:value="0.197275" calcext:value-type="float">
            <text:p>0.197275</text:p>
          </table:table-cell>
          <table:table-cell table:formula="of:=[.C935]*[.$B$3]+[.D935]*[.$B$5]+[.E935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3.54784278586293" calcext:value-type="float">
            <text:p>3.55</text:p>
          </table:table-cell>
          <table:table-cell office:value-type="float" office:value="0.745031069901604" calcext:value-type="float">
            <text:p>0.75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36]*[.$B$4]+[.D936]*[.$B$6]+[.E936]*[.$B$8]" office:value-type="float" office:value="0.197275" calcext:value-type="float">
            <text:p>0.197275</text:p>
          </table:table-cell>
          <table:table-cell table:formula="of:=[.C936]*[.$B$3]+[.D936]*[.$B$5]+[.E936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3.70072816823688" calcext:value-type="float">
            <text:p>3.70</text:p>
          </table:table-cell>
          <table:table-cell office:value-type="float" office:value="0.879739645748884" calcext:value-type="float">
            <text:p>0.88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37]*[.$B$4]+[.D937]*[.$B$6]+[.E937]*[.$B$8]" office:value-type="float" office:value="0.197275" calcext:value-type="float">
            <text:p>0.197275</text:p>
          </table:table-cell>
          <table:table-cell table:formula="of:=[.C937]*[.$B$3]+[.D937]*[.$B$5]+[.E937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3.82798641556851" calcext:value-type="float">
            <text:p>3.83</text:p>
          </table:table-cell>
          <table:table-cell office:value-type="float" office:value="1.0042181948838" calcext:value-type="float">
            <text:p>1.0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38]*[.$B$4]+[.D938]*[.$B$6]+[.E938]*[.$B$8]" office:value-type="float" office:value="0.197275" calcext:value-type="float">
            <text:p>0.197275</text:p>
          </table:table-cell>
          <table:table-cell table:formula="of:=[.C938]*[.$B$3]+[.D938]*[.$B$5]+[.E938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3.96319137410102" calcext:value-type="float">
            <text:p>3.96</text:p>
          </table:table-cell>
          <table:table-cell office:value-type="float" office:value="1.14969526727816" calcext:value-type="float">
            <text:p>1.15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39]*[.$B$4]+[.D939]*[.$B$6]+[.E939]*[.$B$8]" office:value-type="float" office:value="0.197275" calcext:value-type="float">
            <text:p>0.197275</text:p>
          </table:table-cell>
          <table:table-cell table:formula="of:=[.C939]*[.$B$3]+[.D939]*[.$B$5]+[.E939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4.0957071504935" calcext:value-type="float">
            <text:p>4.10</text:p>
          </table:table-cell>
          <table:table-cell office:value-type="float" office:value="1.30674449432867" calcext:value-type="float">
            <text:p>1.31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40]*[.$B$4]+[.D940]*[.$B$6]+[.E940]*[.$B$8]" office:value-type="float" office:value="0.197275" calcext:value-type="float">
            <text:p>0.197275</text:p>
          </table:table-cell>
          <table:table-cell table:formula="of:=[.C940]*[.$B$3]+[.D940]*[.$B$5]+[.E940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4.22616834262059" calcext:value-type="float">
            <text:p>4.23</text:p>
          </table:table-cell>
          <table:table-cell office:value-type="float" office:value="1.4748907719982" calcext:value-type="float">
            <text:p>1.47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41]*[.$B$4]+[.D941]*[.$B$6]+[.E941]*[.$B$8]" office:value-type="float" office:value="0.197275" calcext:value-type="float">
            <text:p>0.197275</text:p>
          </table:table-cell>
          <table:table-cell table:formula="of:=[.C941]*[.$B$3]+[.D941]*[.$B$5]+[.E941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4.35714207630442" calcext:value-type="float">
            <text:p>4.36</text:p>
          </table:table-cell>
          <table:table-cell office:value-type="float" office:value="1.65921388221366" calcext:value-type="float">
            <text:p>1.66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42]*[.$B$4]+[.D942]*[.$B$6]+[.E942]*[.$B$8]" office:value-type="float" office:value="0.197275" calcext:value-type="float">
            <text:p>0.197275</text:p>
          </table:table-cell>
          <table:table-cell table:formula="of:=[.C942]*[.$B$3]+[.D942]*[.$B$5]+[.E942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4.48558719568873" calcext:value-type="float">
            <text:p>4.49</text:p>
          </table:table-cell>
          <table:table-cell office:value-type="float" office:value="1.85519329477422" calcext:value-type="float">
            <text:p>1.86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43]*[.$B$4]+[.D943]*[.$B$6]+[.E943]*[.$B$8]" office:value-type="float" office:value="0.197275" calcext:value-type="float">
            <text:p>0.197275</text:p>
          </table:table-cell>
          <table:table-cell table:formula="of:=[.C943]*[.$B$3]+[.D943]*[.$B$5]+[.E943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4.61260211917698" calcext:value-type="float">
            <text:p>4.61</text:p>
          </table:table-cell>
          <table:table-cell office:value-type="float" office:value="2.06464591705704" calcext:value-type="float">
            <text:p>2.06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44]*[.$B$4]+[.D944]*[.$B$6]+[.E944]*[.$B$8]" office:value-type="float" office:value="0.197275" calcext:value-type="float">
            <text:p>0.197275</text:p>
          </table:table-cell>
          <table:table-cell table:formula="of:=[.C944]*[.$B$3]+[.D944]*[.$B$5]+[.E944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4.74052850208388" calcext:value-type="float">
            <text:p>4.74</text:p>
          </table:table-cell>
          <table:table-cell office:value-type="float" office:value="2.29231104411582" calcext:value-type="float">
            <text:p>2.29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45]*[.$B$4]+[.D945]*[.$B$6]+[.E945]*[.$B$8]" office:value-type="float" office:value="0.197275" calcext:value-type="float">
            <text:p>0.197275</text:p>
          </table:table-cell>
          <table:table-cell table:formula="of:=[.C945]*[.$B$3]+[.D945]*[.$B$5]+[.E945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4.86570710333705" calcext:value-type="float">
            <text:p>4.87</text:p>
          </table:table-cell>
          <table:table-cell office:value-type="float" office:value="2.53150362310151" calcext:value-type="float">
            <text:p>2.53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46]*[.$B$4]+[.D946]*[.$B$6]+[.E946]*[.$B$8]" office:value-type="float" office:value="0.197275" calcext:value-type="float">
            <text:p>0.197275</text:p>
          </table:table-cell>
          <table:table-cell table:formula="of:=[.C946]*[.$B$3]+[.D946]*[.$B$5]+[.E946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4.98877315829998" calcext:value-type="float">
            <text:p>4.99</text:p>
          </table:table-cell>
          <table:table-cell office:value-type="float" office:value="2.78371943696221" calcext:value-type="float">
            <text:p>2.78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47]*[.$B$4]+[.D947]*[.$B$6]+[.E947]*[.$B$8]" office:value-type="float" office:value="0.197275" calcext:value-type="float">
            <text:p>0.197275</text:p>
          </table:table-cell>
          <table:table-cell table:formula="of:=[.C947]*[.$B$3]+[.D947]*[.$B$5]+[.E947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5.11034210387316" calcext:value-type="float">
            <text:p>5.11</text:p>
          </table:table-cell>
          <table:table-cell office:value-type="float" office:value="3.05058588722214" calcext:value-type="float">
            <text:p>3.05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48]*[.$B$4]+[.D948]*[.$B$6]+[.E948]*[.$B$8]" office:value-type="float" office:value="0.197275" calcext:value-type="float">
            <text:p>0.197275</text:p>
          </table:table-cell>
          <table:table-cell table:formula="of:=[.C948]*[.$B$3]+[.D948]*[.$B$5]+[.E948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5.2393806419543" calcext:value-type="float">
            <text:p>5.24</text:p>
          </table:table-cell>
          <table:table-cell office:value-type="float" office:value="3.35317136141092" calcext:value-type="float">
            <text:p>3.35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49]*[.$B$4]+[.D949]*[.$B$6]+[.E949]*[.$B$8]" office:value-type="float" office:value="0.197275" calcext:value-type="float">
            <text:p>0.197275</text:p>
          </table:table-cell>
          <table:table-cell table:formula="of:=[.C949]*[.$B$3]+[.D949]*[.$B$5]+[.E949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5.35570528775057" calcext:value-type="float">
            <text:p>5.36</text:p>
          </table:table-cell>
          <table:table-cell office:value-type="float" office:value="3.64362806880396" calcext:value-type="float">
            <text:p>3.64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50]*[.$B$4]+[.D950]*[.$B$6]+[.E950]*[.$B$8]" office:value-type="float" office:value="0.197275" calcext:value-type="float">
            <text:p>0.197275</text:p>
          </table:table-cell>
          <table:table-cell table:formula="of:=[.C950]*[.$B$3]+[.D950]*[.$B$5]+[.E950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5.47473643372132" calcext:value-type="float">
            <text:p>5.47</text:p>
          </table:table-cell>
          <table:table-cell office:value-type="float" office:value="3.95986390595619" calcext:value-type="float">
            <text:p>3.96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51]*[.$B$4]+[.D951]*[.$B$6]+[.E951]*[.$B$8]" office:value-type="float" office:value="0.197275" calcext:value-type="float">
            <text:p>0.197275</text:p>
          </table:table-cell>
          <table:table-cell table:formula="of:=[.C951]*[.$B$3]+[.D951]*[.$B$5]+[.E951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5.59694343487887" calcext:value-type="float">
            <text:p>5.60</text:p>
          </table:table-cell>
          <table:table-cell office:value-type="float" office:value="4.30401156871019" calcext:value-type="float">
            <text:p>4.3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52]*[.$B$4]+[.D952]*[.$B$6]+[.E952]*[.$B$8]" office:value-type="float" office:value="0.197275" calcext:value-type="float">
            <text:p>0.197275</text:p>
          </table:table-cell>
          <table:table-cell table:formula="of:=[.C952]*[.$B$3]+[.D952]*[.$B$5]+[.E952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5.71057667267458" calcext:value-type="float">
            <text:p>5.71</text:p>
          </table:table-cell>
          <table:table-cell office:value-type="float" office:value="4.64393388980551" calcext:value-type="float">
            <text:p>4.64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53]*[.$B$4]+[.D953]*[.$B$6]+[.E953]*[.$B$8]" office:value-type="float" office:value="0.197275" calcext:value-type="float">
            <text:p>0.197275</text:p>
          </table:table-cell>
          <table:table-cell table:formula="of:=[.C953]*[.$B$3]+[.D953]*[.$B$5]+[.E953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5.83390291318186" calcext:value-type="float">
            <text:p>5.83</text:p>
          </table:table-cell>
          <table:table-cell office:value-type="float" office:value="5.03400479430482" calcext:value-type="float">
            <text:p>5.03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54]*[.$B$4]+[.D954]*[.$B$6]+[.E954]*[.$B$8]" office:value-type="float" office:value="0.197275" calcext:value-type="float">
            <text:p>0.197275</text:p>
          </table:table-cell>
          <table:table-cell table:formula="of:=[.C954]*[.$B$3]+[.D954]*[.$B$5]+[.E954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5.9515425310511" calcext:value-type="float">
            <text:p>5.95</text:p>
          </table:table-cell>
          <table:table-cell office:value-type="float" office:value="5.42758255054608" calcext:value-type="float">
            <text:p>5.43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55]*[.$B$4]+[.D955]*[.$B$6]+[.E955]*[.$B$8]" office:value-type="float" office:value="0.197275" calcext:value-type="float">
            <text:p>0.197275</text:p>
          </table:table-cell>
          <table:table-cell table:formula="of:=[.C955]*[.$B$3]+[.D955]*[.$B$5]+[.E955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6.06779591310793" calcext:value-type="float">
            <text:p>6.07</text:p>
          </table:table-cell>
          <table:table-cell office:value-type="float" office:value="5.83887501447657" calcext:value-type="float">
            <text:p>5.84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56]*[.$B$4]+[.D956]*[.$B$6]+[.E956]*[.$B$8]" office:value-type="float" office:value="0.197275" calcext:value-type="float">
            <text:p>0.197275</text:p>
          </table:table-cell>
          <table:table-cell table:formula="of:=[.C956]*[.$B$3]+[.D956]*[.$B$5]+[.E956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6.18694331652565" calcext:value-type="float">
            <text:p>6.19</text:p>
          </table:table-cell>
          <table:table-cell office:value-type="float" office:value="6.2839928840402" calcext:value-type="float">
            <text:p>6.28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57]*[.$B$4]+[.D957]*[.$B$6]+[.E957]*[.$B$8]" office:value-type="float" office:value="0.197275" calcext:value-type="float">
            <text:p>0.197275</text:p>
          </table:table-cell>
          <table:table-cell table:formula="of:=[.C957]*[.$B$3]+[.D957]*[.$B$5]+[.E957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6.29971611091886" calcext:value-type="float">
            <text:p>6.30</text:p>
          </table:table-cell>
          <table:table-cell office:value-type="float" office:value="6.72724870881025" calcext:value-type="float">
            <text:p>6.73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58]*[.$B$4]+[.D958]*[.$B$6]+[.E958]*[.$B$8]" office:value-type="float" office:value="0.197275" calcext:value-type="float">
            <text:p>0.197275</text:p>
          </table:table-cell>
          <table:table-cell table:formula="of:=[.C958]*[.$B$3]+[.D958]*[.$B$5]+[.E958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6.41547839388229" calcext:value-type="float">
            <text:p>6.42</text:p>
          </table:table-cell>
          <table:table-cell office:value-type="float" office:value="7.20668770152664" calcext:value-type="float">
            <text:p>7.21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59]*[.$B$4]+[.D959]*[.$B$6]+[.E959]*[.$B$8]" office:value-type="float" office:value="0.197275" calcext:value-type="float">
            <text:p>0.197275</text:p>
          </table:table-cell>
          <table:table-cell table:formula="of:=[.C959]*[.$B$3]+[.D959]*[.$B$5]+[.E959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6.53215654608271" calcext:value-type="float">
            <text:p>6.53</text:p>
          </table:table-cell>
          <table:table-cell office:value-type="float" office:value="7.71529200097084" calcext:value-type="float">
            <text:p>7.72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60]*[.$B$4]+[.D960]*[.$B$6]+[.E960]*[.$B$8]" office:value-type="float" office:value="0.197275" calcext:value-type="float">
            <text:p>0.197275</text:p>
          </table:table-cell>
          <table:table-cell table:formula="of:=[.C960]*[.$B$3]+[.D960]*[.$B$5]+[.E960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6.64910106622435" calcext:value-type="float">
            <text:p>6.65</text:p>
          </table:table-cell>
          <table:table-cell office:value-type="float" office:value="8.25162385166524" calcext:value-type="float">
            <text:p>8.25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61]*[.$B$4]+[.D961]*[.$B$6]+[.E961]*[.$B$8]" office:value-type="float" office:value="0.197275" calcext:value-type="float">
            <text:p>0.197275</text:p>
          </table:table-cell>
          <table:table-cell table:formula="of:=[.C961]*[.$B$3]+[.D961]*[.$B$5]+[.E961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6.76302317673299" calcext:value-type="float">
            <text:p>6.76</text:p>
          </table:table-cell>
          <table:table-cell office:value-type="float" office:value="8.80026034795608" calcext:value-type="float">
            <text:p>8.8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62]*[.$B$4]+[.D962]*[.$B$6]+[.E962]*[.$B$8]" office:value-type="float" office:value="0.197275" calcext:value-type="float">
            <text:p>0.197275</text:p>
          </table:table-cell>
          <table:table-cell table:formula="of:=[.C962]*[.$B$3]+[.D962]*[.$B$5]+[.E962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6.87910138028156" calcext:value-type="float">
            <text:p>6.88</text:p>
          </table:table-cell>
          <table:table-cell office:value-type="float" office:value="9.38774680177294" calcext:value-type="float">
            <text:p>9.39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63]*[.$B$4]+[.D963]*[.$B$6]+[.E963]*[.$B$8]" office:value-type="float" office:value="0.197275" calcext:value-type="float">
            <text:p>0.197275</text:p>
          </table:table-cell>
          <table:table-cell table:formula="of:=[.C963]*[.$B$3]+[.D963]*[.$B$5]+[.E963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6.99404642404868" calcext:value-type="float">
            <text:p>6.99</text:p>
          </table:table-cell>
          <table:table-cell office:value-type="float" office:value="9.99857088283293" calcext:value-type="float">
            <text:p>10.0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64]*[.$B$4]+[.D964]*[.$B$6]+[.E964]*[.$B$8]" office:value-type="float" office:value="0.197275" calcext:value-type="float">
            <text:p>0.197275</text:p>
          </table:table-cell>
          <table:table-cell table:formula="of:=[.C964]*[.$B$3]+[.D964]*[.$B$5]+[.E964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7.11281005689286" calcext:value-type="float">
            <text:p>7.11</text:p>
          </table:table-cell>
          <table:table-cell office:value-type="float" office:value="10.6615135174305" calcext:value-type="float">
            <text:p>10.66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65]*[.$B$4]+[.D965]*[.$B$6]+[.E965]*[.$B$8]" office:value-type="float" office:value="0.197275" calcext:value-type="float">
            <text:p>0.197275</text:p>
          </table:table-cell>
          <table:table-cell table:formula="of:=[.C965]*[.$B$3]+[.D965]*[.$B$5]+[.E965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7.21387719895068" calcext:value-type="float">
            <text:p>7.21</text:p>
          </table:table-cell>
          <table:table-cell office:value-type="float" office:value="11.2515067531625" calcext:value-type="float">
            <text:p>11.25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66]*[.$B$4]+[.D966]*[.$B$6]+[.E966]*[.$B$8]" office:value-type="float" office:value="0.197275" calcext:value-type="float">
            <text:p>0.197275</text:p>
          </table:table-cell>
          <table:table-cell table:formula="of:=[.C966]*[.$B$3]+[.D966]*[.$B$5]+[.E966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7.34215579537427" calcext:value-type="float">
            <text:p>7.34</text:p>
          </table:table-cell>
          <table:table-cell office:value-type="float" office:value="12.0374372445546" calcext:value-type="float">
            <text:p>12.04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67]*[.$B$4]+[.D967]*[.$B$6]+[.E967]*[.$B$8]" office:value-type="float" office:value="0.197275" calcext:value-type="float">
            <text:p>0.197275</text:p>
          </table:table-cell>
          <table:table-cell table:formula="of:=[.C967]*[.$B$3]+[.D967]*[.$B$5]+[.E967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7.45629554050019" calcext:value-type="float">
            <text:p>7.46</text:p>
          </table:table-cell>
          <table:table-cell office:value-type="float" office:value="12.7728261151558" calcext:value-type="float">
            <text:p>12.77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68]*[.$B$4]+[.D968]*[.$B$6]+[.E968]*[.$B$8]" office:value-type="float" office:value="0.197275" calcext:value-type="float">
            <text:p>0.197275</text:p>
          </table:table-cell>
          <table:table-cell table:formula="of:=[.C968]*[.$B$3]+[.D968]*[.$B$5]+[.E968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7.57739820344717" calcext:value-type="float">
            <text:p>7.58</text:p>
          </table:table-cell>
          <table:table-cell office:value-type="float" office:value="13.5904132576164" calcext:value-type="float">
            <text:p>13.59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69]*[.$B$4]+[.D969]*[.$B$6]+[.E969]*[.$B$8]" office:value-type="float" office:value="0.197275" calcext:value-type="float">
            <text:p>0.197275</text:p>
          </table:table-cell>
          <table:table-cell table:formula="of:=[.C969]*[.$B$3]+[.D969]*[.$B$5]+[.E969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7.69885326153419" calcext:value-type="float">
            <text:p>7.70</text:p>
          </table:table-cell>
          <table:table-cell office:value-type="float" office:value="14.4535176316539" calcext:value-type="float">
            <text:p>14.45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70]*[.$B$4]+[.D970]*[.$B$6]+[.E970]*[.$B$8]" office:value-type="float" office:value="0.197275" calcext:value-type="float">
            <text:p>0.197275</text:p>
          </table:table-cell>
          <table:table-cell table:formula="of:=[.C970]*[.$B$3]+[.D970]*[.$B$5]+[.E970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7.814790985375" calcext:value-type="float">
            <text:p>7.81</text:p>
          </table:table-cell>
          <table:table-cell office:value-type="float" office:value="15.3170328929723" calcext:value-type="float">
            <text:p>15.32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71]*[.$B$4]+[.D971]*[.$B$6]+[.E971]*[.$B$8]" office:value-type="float" office:value="0.197275" calcext:value-type="float">
            <text:p>0.197275</text:p>
          </table:table-cell>
          <table:table-cell table:formula="of:=[.C971]*[.$B$3]+[.D971]*[.$B$5]+[.E971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7.93628578553652" calcext:value-type="float">
            <text:p>7.94</text:p>
          </table:table-cell>
          <table:table-cell office:value-type="float" office:value="16.2682790459045" calcext:value-type="float">
            <text:p>16.27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72]*[.$B$4]+[.D972]*[.$B$6]+[.E972]*[.$B$8]" office:value-type="float" office:value="0.197275" calcext:value-type="float">
            <text:p>0.197275</text:p>
          </table:table-cell>
          <table:table-cell table:formula="of:=[.C972]*[.$B$3]+[.D972]*[.$B$5]+[.E972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8.05949135615684" calcext:value-type="float">
            <text:p>8.06</text:p>
          </table:table-cell>
          <table:table-cell office:value-type="float" office:value="17.2815104500734" calcext:value-type="float">
            <text:p>17.28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73]*[.$B$4]+[.D973]*[.$B$6]+[.E973]*[.$B$8]" office:value-type="float" office:value="0.197275" calcext:value-type="float">
            <text:p>0.197275</text:p>
          </table:table-cell>
          <table:table-cell table:formula="of:=[.C973]*[.$B$3]+[.D973]*[.$B$5]+[.E973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8.18248744188515" calcext:value-type="float">
            <text:p>8.18</text:p>
          </table:table-cell>
          <table:table-cell office:value-type="float" office:value="18.3452411924852" calcext:value-type="float">
            <text:p>18.35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74]*[.$B$4]+[.D974]*[.$B$6]+[.E974]*[.$B$8]" office:value-type="float" office:value="0.197275" calcext:value-type="float">
            <text:p>0.197275</text:p>
          </table:table-cell>
          <table:table-cell table:formula="of:=[.C974]*[.$B$3]+[.D974]*[.$B$5]+[.E974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8.30955452395369" calcext:value-type="float">
            <text:p>8.31</text:p>
          </table:table-cell>
          <table:table-cell office:value-type="float" office:value="19.5009482451546" calcext:value-type="float">
            <text:p>19.5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75]*[.$B$4]+[.D975]*[.$B$6]+[.E975]*[.$B$8]" office:value-type="float" office:value="0.197275" calcext:value-type="float">
            <text:p>0.197275</text:p>
          </table:table-cell>
          <table:table-cell table:formula="of:=[.C975]*[.$B$3]+[.D975]*[.$B$5]+[.E975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8.43954835460415" calcext:value-type="float">
            <text:p>8.44</text:p>
          </table:table-cell>
          <table:table-cell office:value-type="float" office:value="20.7481392355439" calcext:value-type="float">
            <text:p>20.75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76]*[.$B$4]+[.D976]*[.$B$6]+[.E976]*[.$B$8]" office:value-type="float" office:value="0.197275" calcext:value-type="float">
            <text:p>0.197275</text:p>
          </table:table-cell>
          <table:table-cell table:formula="of:=[.C976]*[.$B$3]+[.D976]*[.$B$5]+[.E976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8.57327613694851" calcext:value-type="float">
            <text:p>8.57</text:p>
          </table:table-cell>
          <table:table-cell office:value-type="float" office:value="22.1020450887948" calcext:value-type="float">
            <text:p>22.1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77]*[.$B$4]+[.D977]*[.$B$6]+[.E977]*[.$B$8]" office:value-type="float" office:value="0.197275" calcext:value-type="float">
            <text:p>0.197275</text:p>
          </table:table-cell>
          <table:table-cell table:formula="of:=[.C977]*[.$B$3]+[.D977]*[.$B$5]+[.E977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8.70747998243708" calcext:value-type="float">
            <text:p>8.71</text:p>
          </table:table-cell>
          <table:table-cell office:value-type="float" office:value="23.5432030168193" calcext:value-type="float">
            <text:p>23.54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78]*[.$B$4]+[.D978]*[.$B$6]+[.E978]*[.$B$8]" office:value-type="float" office:value="0.197275" calcext:value-type="float">
            <text:p>0.197275</text:p>
          </table:table-cell>
          <table:table-cell table:formula="of:=[.C978]*[.$B$3]+[.D978]*[.$B$5]+[.E978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8.8533587320708" calcext:value-type="float">
            <text:p>8.85</text:p>
          </table:table-cell>
          <table:table-cell office:value-type="float" office:value="25.20212705442" calcext:value-type="float">
            <text:p>25.2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79]*[.$B$4]+[.D979]*[.$B$6]+[.E979]*[.$B$8]" office:value-type="float" office:value="0.197275" calcext:value-type="float">
            <text:p>0.197275</text:p>
          </table:table-cell>
          <table:table-cell table:formula="of:=[.C979]*[.$B$3]+[.D979]*[.$B$5]+[.E979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8.99947131077559" calcext:value-type="float">
            <text:p>9.00</text:p>
          </table:table-cell>
          <table:table-cell office:value-type="float" office:value="26.9747223521758" calcext:value-type="float">
            <text:p>26.97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80]*[.$B$4]+[.D980]*[.$B$6]+[.E980]*[.$B$8]" office:value-type="float" office:value="0.197275" calcext:value-type="float">
            <text:p>0.197275</text:p>
          </table:table-cell>
          <table:table-cell table:formula="of:=[.C980]*[.$B$3]+[.D980]*[.$B$5]+[.E980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9.17771401843275" calcext:value-type="float">
            <text:p>9.18</text:p>
          </table:table-cell>
          <table:table-cell office:value-type="float" office:value="29.294574178779" calcext:value-type="float">
            <text:p>29.29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81]*[.$B$4]+[.D981]*[.$B$6]+[.E981]*[.$B$8]" office:value-type="float" office:value="0.197275" calcext:value-type="float">
            <text:p>0.197275</text:p>
          </table:table-cell>
          <table:table-cell table:formula="of:=[.C981]*[.$B$3]+[.D981]*[.$B$5]+[.E981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9.32936950121087" calcext:value-type="float">
            <text:p>9.33</text:p>
          </table:table-cell>
          <table:table-cell office:value-type="float" office:value="31.4228924108258" calcext:value-type="float">
            <text:p>31.42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82]*[.$B$4]+[.D982]*[.$B$6]+[.E982]*[.$B$8]" office:value-type="float" office:value="0.197275" calcext:value-type="float">
            <text:p>0.197275</text:p>
          </table:table-cell>
          <table:table-cell table:formula="of:=[.C982]*[.$B$3]+[.D982]*[.$B$5]+[.E982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9.51767419249254" calcext:value-type="float">
            <text:p>9.52</text:p>
          </table:table-cell>
          <table:table-cell office:value-type="float" office:value="34.2896828959969" calcext:value-type="float">
            <text:p>34.29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83]*[.$B$4]+[.D983]*[.$B$6]+[.E983]*[.$B$8]" office:value-type="float" office:value="0.197275" calcext:value-type="float">
            <text:p>0.197275</text:p>
          </table:table-cell>
          <table:table-cell table:formula="of:=[.C983]*[.$B$3]+[.D983]*[.$B$5]+[.E983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9.74303015742618" calcext:value-type="float">
            <text:p>9.74</text:p>
          </table:table-cell>
          <table:table-cell office:value-type="float" office:value="38.0901032264948" calcext:value-type="float">
            <text:p>38.09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84]*[.$B$4]+[.D984]*[.$B$6]+[.E984]*[.$B$8]" office:value-type="float" office:value="0.197275" calcext:value-type="float">
            <text:p>0.197275</text:p>
          </table:table-cell>
          <table:table-cell table:formula="of:=[.C984]*[.$B$3]+[.D984]*[.$B$5]+[.E984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10.0980243098415" calcext:value-type="float">
            <text:p>10.10</text:p>
          </table:table-cell>
          <table:table-cell office:value-type="float" office:value="45.1197964329304" calcext:value-type="float">
            <text:p>45.12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85]*[.$B$4]+[.D985]*[.$B$6]+[.E985]*[.$B$8]" office:value-type="float" office:value="0.197275" calcext:value-type="float">
            <text:p>0.197275</text:p>
          </table:table-cell>
          <table:table-cell table:formula="of:=[.C985]*[.$B$3]+[.D985]*[.$B$5]+[.E985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13.3265890258623" calcext:value-type="float">
            <text:p>13.33</text:p>
          </table:table-cell>
          <table:table-cell office:value-type="float" office:value="150" calcext:value-type="float">
            <text:p>150.0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86]*[.$B$4]+[.D986]*[.$B$6]+[.E986]*[.$B$8]" office:value-type="float" office:value="0.197275" calcext:value-type="float">
            <text:p>0.197275</text:p>
          </table:table-cell>
          <table:table-cell table:formula="of:=[.C986]*[.$B$3]+[.D986]*[.$B$5]+[.E986]*[.$B$7]" office:value-type="float" office:value="0.457775" calcext:value-type="float">
            <text:p>0.457775</text:p>
          </table:table-cell>
        </table:table-row>
        <table:table-row table:style-name="ro1">
          <table:table-cell office:value-type="float" office:value="0.162168630201236" calcext:value-type="float">
            <text:p>0.16</text:p>
          </table:table-cell>
          <table:table-cell office:value-type="float" office:value="0.0000120420476794243" calcext:value-type="float">
            <text:p>0.0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87]*[.$B$4]+[.D987]*[.$B$6]+[.E987]*[.$B$8]" office:value-type="float" office:value="0.27325" calcext:value-type="float">
            <text:p>0.27325</text:p>
          </table:table-cell>
          <table:table-cell table:formula="of:=[.C987]*[.$B$3]+[.D987]*[.$B$5]+[.E987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0.324387748673127" calcext:value-type="float">
            <text:p>0.32</text:p>
          </table:table-cell>
          <table:table-cell office:value-type="float" office:value="0.0000458298795484006" calcext:value-type="float">
            <text:p>0.0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88]*[.$B$4]+[.D988]*[.$B$6]+[.E988]*[.$B$8]" office:value-type="float" office:value="0.27325" calcext:value-type="float">
            <text:p>0.27325</text:p>
          </table:table-cell>
          <table:table-cell table:formula="of:=[.C988]*[.$B$3]+[.D988]*[.$B$5]+[.E988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0.479101329790992" calcext:value-type="float">
            <text:p>0.48</text:p>
          </table:table-cell>
          <table:table-cell office:value-type="float" office:value="0.0000985579169541597" calcext:value-type="float">
            <text:p>0.0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89]*[.$B$4]+[.D989]*[.$B$6]+[.E989]*[.$B$8]" office:value-type="float" office:value="0.27325" calcext:value-type="float">
            <text:p>0.27325</text:p>
          </table:table-cell>
          <table:table-cell table:formula="of:=[.C989]*[.$B$3]+[.D989]*[.$B$5]+[.E989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0.634319168223026" calcext:value-type="float">
            <text:p>0.63</text:p>
          </table:table-cell>
          <table:table-cell office:value-type="float" office:value="0.000172189325019717" calcext:value-type="float">
            <text:p>0.0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90]*[.$B$4]+[.D990]*[.$B$6]+[.E990]*[.$B$8]" office:value-type="float" office:value="0.27325" calcext:value-type="float">
            <text:p>0.27325</text:p>
          </table:table-cell>
          <table:table-cell table:formula="of:=[.C990]*[.$B$3]+[.D990]*[.$B$5]+[.E990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0.79616877813149" calcext:value-type="float">
            <text:p>0.80</text:p>
          </table:table-cell>
          <table:table-cell office:value-type="float" office:value="0.0002713757741265" calcext:value-type="float">
            <text:p>0.0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91]*[.$B$4]+[.D991]*[.$B$6]+[.E991]*[.$B$8]" office:value-type="float" office:value="0.27325" calcext:value-type="float">
            <text:p>0.27325</text:p>
          </table:table-cell>
          <table:table-cell table:formula="of:=[.C991]*[.$B$3]+[.D991]*[.$B$5]+[.E991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0.958496301564388" calcext:value-type="float">
            <text:p>0.96</text:p>
          </table:table-cell>
          <table:table-cell office:value-type="float" office:value="0.000392037790119648" calcext:value-type="float">
            <text:p>0.0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92]*[.$B$4]+[.D992]*[.$B$6]+[.E992]*[.$B$8]" office:value-type="float" office:value="0.27325" calcext:value-type="float">
            <text:p>0.27325</text:p>
          </table:table-cell>
          <table:table-cell table:formula="of:=[.C992]*[.$B$3]+[.D992]*[.$B$5]+[.E992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1.10573923374031" calcext:value-type="float">
            <text:p>1.11</text:p>
          </table:table-cell>
          <table:table-cell office:value-type="float" office:value="0.00052110222985968" calcext:value-type="float">
            <text:p>0.0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93]*[.$B$4]+[.D993]*[.$B$6]+[.E993]*[.$B$8]" office:value-type="float" office:value="0.27325" calcext:value-type="float">
            <text:p>0.27325</text:p>
          </table:table-cell>
          <table:table-cell table:formula="of:=[.C993]*[.$B$3]+[.D993]*[.$B$5]+[.E993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1.26715152385791" calcext:value-type="float">
            <text:p>1.27</text:p>
          </table:table-cell>
          <table:table-cell office:value-type="float" office:value="0.000683591162990779" calcext:value-type="float">
            <text:p>0.0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94]*[.$B$4]+[.D994]*[.$B$6]+[.E994]*[.$B$8]" office:value-type="float" office:value="0.27325" calcext:value-type="float">
            <text:p>0.27325</text:p>
          </table:table-cell>
          <table:table-cell table:formula="of:=[.C994]*[.$B$3]+[.D994]*[.$B$5]+[.E994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1.42479828008379" calcext:value-type="float">
            <text:p>1.42</text:p>
          </table:table-cell>
          <table:table-cell office:value-type="float" office:value="0.000863483377583325" calcext:value-type="float">
            <text:p>0.0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95]*[.$B$4]+[.D995]*[.$B$6]+[.E995]*[.$B$8]" office:value-type="float" office:value="0.27325" calcext:value-type="float">
            <text:p>0.27325</text:p>
          </table:table-cell>
          <table:table-cell table:formula="of:=[.C995]*[.$B$3]+[.D995]*[.$B$5]+[.E995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1.57867778728101" calcext:value-type="float">
            <text:p>1.58</text:p>
          </table:table-cell>
          <table:table-cell office:value-type="float" office:value="0.00105926581878215" calcext:value-type="float">
            <text:p>0.0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96]*[.$B$4]+[.D996]*[.$B$6]+[.E996]*[.$B$8]" office:value-type="float" office:value="0.27325" calcext:value-type="float">
            <text:p>0.27325</text:p>
          </table:table-cell>
          <table:table-cell table:formula="of:=[.C996]*[.$B$3]+[.D996]*[.$B$5]+[.E996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1.73539748240452" calcext:value-type="float">
            <text:p>1.74</text:p>
          </table:table-cell>
          <table:table-cell office:value-type="float" office:value="0.00127915362294763" calcext:value-type="float">
            <text:p>0.0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97]*[.$B$4]+[.D997]*[.$B$6]+[.E997]*[.$B$8]" office:value-type="float" office:value="0.27325" calcext:value-type="float">
            <text:p>0.27325</text:p>
          </table:table-cell>
          <table:table-cell table:formula="of:=[.C997]*[.$B$3]+[.D997]*[.$B$5]+[.E997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1.8878759098016" calcext:value-type="float">
            <text:p>1.89</text:p>
          </table:table-cell>
          <table:table-cell office:value-type="float" office:value="0.00151293048752472" calcext:value-type="float">
            <text:p>0.0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98]*[.$B$4]+[.D998]*[.$B$6]+[.E998]*[.$B$8]" office:value-type="float" office:value="0.27325" calcext:value-type="float">
            <text:p>0.27325</text:p>
          </table:table-cell>
          <table:table-cell table:formula="of:=[.C998]*[.$B$3]+[.D998]*[.$B$5]+[.E998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2.04730061412313" calcext:value-type="float">
            <text:p>2.05</text:p>
          </table:table-cell>
          <table:table-cell office:value-type="float" office:value="0.00355822585370392" calcext:value-type="float">
            <text:p>0.0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99]*[.$B$4]+[.D999]*[.$B$6]+[.E999]*[.$B$8]" office:value-type="float" office:value="0.27325" calcext:value-type="float">
            <text:p>0.27325</text:p>
          </table:table-cell>
          <table:table-cell table:formula="of:=[.C999]*[.$B$3]+[.D999]*[.$B$5]+[.E999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2.26294581402118" calcext:value-type="float">
            <text:p>2.26</text:p>
          </table:table-cell>
          <table:table-cell office:value-type="float" office:value="0.0586995638666488" calcext:value-type="float">
            <text:p>0.0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00]*[.$B$4]+[.D1000]*[.$B$6]+[.E1000]*[.$B$8]" office:value-type="float" office:value="0.27325" calcext:value-type="float">
            <text:p>0.27325</text:p>
          </table:table-cell>
          <table:table-cell table:formula="of:=[.C1000]*[.$B$3]+[.D1000]*[.$B$5]+[.E1000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2.4213610372131" calcext:value-type="float">
            <text:p>2.42</text:p>
          </table:table-cell>
          <table:table-cell office:value-type="float" office:value="0.0815772512240894" calcext:value-type="float">
            <text:p>0.0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01]*[.$B$4]+[.D1001]*[.$B$6]+[.E1001]*[.$B$8]" office:value-type="float" office:value="0.27325" calcext:value-type="float">
            <text:p>0.27325</text:p>
          </table:table-cell>
          <table:table-cell table:formula="of:=[.C1001]*[.$B$3]+[.D1001]*[.$B$5]+[.E1001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2.59332260408543" calcext:value-type="float">
            <text:p>2.59</text:p>
          </table:table-cell>
          <table:table-cell office:value-type="float" office:value="0.112510368667729" calcext:value-type="float">
            <text:p>0.1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02]*[.$B$4]+[.D1002]*[.$B$6]+[.E1002]*[.$B$8]" office:value-type="float" office:value="0.27325" calcext:value-type="float">
            <text:p>0.27325</text:p>
          </table:table-cell>
          <table:table-cell table:formula="of:=[.C1002]*[.$B$3]+[.D1002]*[.$B$5]+[.E1002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2.75969670201017" calcext:value-type="float">
            <text:p>2.76</text:p>
          </table:table-cell>
          <table:table-cell office:value-type="float" office:value="0.149840427310001" calcext:value-type="float">
            <text:p>0.1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03]*[.$B$4]+[.D1003]*[.$B$6]+[.E1003]*[.$B$8]" office:value-type="float" office:value="0.27325" calcext:value-type="float">
            <text:p>0.27325</text:p>
          </table:table-cell>
          <table:table-cell table:formula="of:=[.C1003]*[.$B$3]+[.D1003]*[.$B$5]+[.E1003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2.92131603981002" calcext:value-type="float">
            <text:p>2.92</text:p>
          </table:table-cell>
          <table:table-cell office:value-type="float" office:value="0.193927175433524" calcext:value-type="float">
            <text:p>0.1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04]*[.$B$4]+[.D1004]*[.$B$6]+[.E1004]*[.$B$8]" office:value-type="float" office:value="0.27325" calcext:value-type="float">
            <text:p>0.27325</text:p>
          </table:table-cell>
          <table:table-cell table:formula="of:=[.C1004]*[.$B$3]+[.D1004]*[.$B$5]+[.E1004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3.07447785815303" calcext:value-type="float">
            <text:p>3.07</text:p>
          </table:table-cell>
          <table:table-cell office:value-type="float" office:value="0.24314611294765" calcext:value-type="float">
            <text:p>0.2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05]*[.$B$4]+[.D1005]*[.$B$6]+[.E1005]*[.$B$8]" office:value-type="float" office:value="0.27325" calcext:value-type="float">
            <text:p>0.27325</text:p>
          </table:table-cell>
          <table:table-cell table:formula="of:=[.C1005]*[.$B$3]+[.D1005]*[.$B$5]+[.E1005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3.24248417947175" calcext:value-type="float">
            <text:p>3.24</text:p>
          </table:table-cell>
          <table:table-cell office:value-type="float" office:value="0.307038718153536" calcext:value-type="float">
            <text:p>0.3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06]*[.$B$4]+[.D1006]*[.$B$6]+[.E1006]*[.$B$8]" office:value-type="float" office:value="0.27325" calcext:value-type="float">
            <text:p>0.27325</text:p>
          </table:table-cell>
          <table:table-cell table:formula="of:=[.C1006]*[.$B$3]+[.D1006]*[.$B$5]+[.E1006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3.3932260407428" calcext:value-type="float">
            <text:p>3.39</text:p>
          </table:table-cell>
          <table:table-cell office:value-type="float" office:value="0.373815543020815" calcext:value-type="float">
            <text:p>0.3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07]*[.$B$4]+[.D1007]*[.$B$6]+[.E1007]*[.$B$8]" office:value-type="float" office:value="0.27325" calcext:value-type="float">
            <text:p>0.27325</text:p>
          </table:table-cell>
          <table:table-cell table:formula="of:=[.C1007]*[.$B$3]+[.D1007]*[.$B$5]+[.E1007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3.56160726627385" calcext:value-type="float">
            <text:p>3.56</text:p>
          </table:table-cell>
          <table:table-cell office:value-type="float" office:value="0.459607267449815" calcext:value-type="float">
            <text:p>0.4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08]*[.$B$4]+[.D1008]*[.$B$6]+[.E1008]*[.$B$8]" office:value-type="float" office:value="0.27325" calcext:value-type="float">
            <text:p>0.27325</text:p>
          </table:table-cell>
          <table:table-cell table:formula="of:=[.C1008]*[.$B$3]+[.D1008]*[.$B$5]+[.E1008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3.714707047191" calcext:value-type="float">
            <text:p>3.71</text:p>
          </table:table-cell>
          <table:table-cell office:value-type="float" office:value="0.549202281679884" calcext:value-type="float">
            <text:p>0.5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09]*[.$B$4]+[.D1009]*[.$B$6]+[.E1009]*[.$B$8]" office:value-type="float" office:value="0.27325" calcext:value-type="float">
            <text:p>0.27325</text:p>
          </table:table-cell>
          <table:table-cell table:formula="of:=[.C1009]*[.$B$3]+[.D1009]*[.$B$5]+[.E1009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3.86704059619145" calcext:value-type="float">
            <text:p>3.87</text:p>
          </table:table-cell>
          <table:table-cell office:value-type="float" office:value="0.650298844321221" calcext:value-type="float">
            <text:p>0.6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10]*[.$B$4]+[.D1010]*[.$B$6]+[.E1010]*[.$B$8]" office:value-type="float" office:value="0.27325" calcext:value-type="float">
            <text:p>0.27325</text:p>
          </table:table-cell>
          <table:table-cell table:formula="of:=[.C1010]*[.$B$3]+[.D1010]*[.$B$5]+[.E1010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4.0125710626632" calcext:value-type="float">
            <text:p>4.01</text:p>
          </table:table-cell>
          <table:table-cell office:value-type="float" office:value="0.758226936908904" calcext:value-type="float">
            <text:p>0.7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11]*[.$B$4]+[.D1011]*[.$B$6]+[.E1011]*[.$B$8]" office:value-type="float" office:value="0.27325" calcext:value-type="float">
            <text:p>0.27325</text:p>
          </table:table-cell>
          <table:table-cell table:formula="of:=[.C1011]*[.$B$3]+[.D1011]*[.$B$5]+[.E1011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4.18048226205419" calcext:value-type="float">
            <text:p>4.18</text:p>
          </table:table-cell>
          <table:table-cell office:value-type="float" office:value="0.897853939387482" calcext:value-type="float">
            <text:p>0.9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12]*[.$B$4]+[.D1012]*[.$B$6]+[.E1012]*[.$B$8]" office:value-type="float" office:value="0.27325" calcext:value-type="float">
            <text:p>0.27325</text:p>
          </table:table-cell>
          <table:table-cell table:formula="of:=[.C1012]*[.$B$3]+[.D1012]*[.$B$5]+[.E1012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4.32023798545557" calcext:value-type="float">
            <text:p>4.32</text:p>
          </table:table-cell>
          <table:table-cell office:value-type="float" office:value="1.0282527935398" calcext:value-type="float">
            <text:p>1.0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13]*[.$B$4]+[.D1013]*[.$B$6]+[.E1013]*[.$B$8]" office:value-type="float" office:value="0.27325" calcext:value-type="float">
            <text:p>0.27325</text:p>
          </table:table-cell>
          <table:table-cell table:formula="of:=[.C1013]*[.$B$3]+[.D1013]*[.$B$5]+[.E1013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4.46818698636899" calcext:value-type="float">
            <text:p>4.47</text:p>
          </table:table-cell>
          <table:table-cell office:value-type="float" office:value="1.17955309146661" calcext:value-type="float">
            <text:p>1.1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14]*[.$B$4]+[.D1014]*[.$B$6]+[.E1014]*[.$B$8]" office:value-type="float" office:value="0.27325" calcext:value-type="float">
            <text:p>0.27325</text:p>
          </table:table-cell>
          <table:table-cell table:formula="of:=[.C1014]*[.$B$3]+[.D1014]*[.$B$5]+[.E1014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4.61285737339176" calcext:value-type="float">
            <text:p>4.61</text:p>
          </table:table-cell>
          <table:table-cell office:value-type="float" office:value="1.34286591956887" calcext:value-type="float">
            <text:p>1.3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15]*[.$B$4]+[.D1015]*[.$B$6]+[.E1015]*[.$B$8]" office:value-type="float" office:value="0.27325" calcext:value-type="float">
            <text:p>0.27325</text:p>
          </table:table-cell>
          <table:table-cell table:formula="of:=[.C1015]*[.$B$3]+[.D1015]*[.$B$5]+[.E1015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4.75515797444053" calcext:value-type="float">
            <text:p>4.76</text:p>
          </table:table-cell>
          <table:table-cell office:value-type="float" office:value="1.51836463806743" calcext:value-type="float">
            <text:p>1.5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16]*[.$B$4]+[.D1016]*[.$B$6]+[.E1016]*[.$B$8]" office:value-type="float" office:value="0.27325" calcext:value-type="float">
            <text:p>0.27325</text:p>
          </table:table-cell>
          <table:table-cell table:formula="of:=[.C1016]*[.$B$3]+[.D1016]*[.$B$5]+[.E1016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4.89757783705264" calcext:value-type="float">
            <text:p>4.90</text:p>
          </table:table-cell>
          <table:table-cell office:value-type="float" office:value="1.71000279862421" calcext:value-type="float">
            <text:p>1.7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17]*[.$B$4]+[.D1017]*[.$B$6]+[.E1017]*[.$B$8]" office:value-type="float" office:value="0.27325" calcext:value-type="float">
            <text:p>0.27325</text:p>
          </table:table-cell>
          <table:table-cell table:formula="of:=[.C1017]*[.$B$3]+[.D1017]*[.$B$5]+[.E1017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5.03704764920565" calcext:value-type="float">
            <text:p>5.04</text:p>
          </table:table-cell>
          <table:table-cell office:value-type="float" office:value="1.91414930090614" calcext:value-type="float">
            <text:p>1.9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18]*[.$B$4]+[.D1018]*[.$B$6]+[.E1018]*[.$B$8]" office:value-type="float" office:value="0.27325" calcext:value-type="float">
            <text:p>0.27325</text:p>
          </table:table-cell>
          <table:table-cell table:formula="of:=[.C1018]*[.$B$3]+[.D1018]*[.$B$5]+[.E1018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5.17465566179796" calcext:value-type="float">
            <text:p>5.17</text:p>
          </table:table-cell>
          <table:table-cell office:value-type="float" office:value="2.13201290245926" calcext:value-type="float">
            <text:p>2.1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19]*[.$B$4]+[.D1019]*[.$B$6]+[.E1019]*[.$B$8]" office:value-type="float" office:value="0.27325" calcext:value-type="float">
            <text:p>0.27325</text:p>
          </table:table-cell>
          <table:table-cell table:formula="of:=[.C1019]*[.$B$3]+[.D1019]*[.$B$5]+[.E1019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5.31283548118176" calcext:value-type="float">
            <text:p>5.31</text:p>
          </table:table-cell>
          <table:table-cell office:value-type="float" office:value="2.36780763263823" calcext:value-type="float">
            <text:p>2.3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20]*[.$B$4]+[.D1020]*[.$B$6]+[.E1020]*[.$B$8]" office:value-type="float" office:value="0.27325" calcext:value-type="float">
            <text:p>0.27325</text:p>
          </table:table-cell>
          <table:table-cell table:formula="of:=[.C1020]*[.$B$3]+[.D1020]*[.$B$5]+[.E1020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5.44798540439098" calcext:value-type="float">
            <text:p>5.45</text:p>
          </table:table-cell>
          <table:table-cell office:value-type="float" office:value="2.6167585672994" calcext:value-type="float">
            <text:p>2.6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21]*[.$B$4]+[.D1021]*[.$B$6]+[.E1021]*[.$B$8]" office:value-type="float" office:value="0.27325" calcext:value-type="float">
            <text:p>0.27325</text:p>
          </table:table-cell>
          <table:table-cell table:formula="of:=[.C1021]*[.$B$3]+[.D1021]*[.$B$5]+[.E1021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5.58044412857066" calcext:value-type="float">
            <text:p>5.58</text:p>
          </table:table-cell>
          <table:table-cell office:value-type="float" office:value="2.8780388277147" calcext:value-type="float">
            <text:p>2.8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22]*[.$B$4]+[.D1022]*[.$B$6]+[.E1022]*[.$B$8]" office:value-type="float" office:value="0.27325" calcext:value-type="float">
            <text:p>0.27325</text:p>
          </table:table-cell>
          <table:table-cell table:formula="of:=[.C1022]*[.$B$3]+[.D1022]*[.$B$5]+[.E1022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5.7109736201216" calcext:value-type="float">
            <text:p>5.71</text:p>
          </table:table-cell>
          <table:table-cell office:value-type="float" office:value="3.15398527121101" calcext:value-type="float">
            <text:p>3.1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23]*[.$B$4]+[.D1023]*[.$B$6]+[.E1023]*[.$B$8]" office:value-type="float" office:value="0.27325" calcext:value-type="float">
            <text:p>0.27325</text:p>
          </table:table-cell>
          <table:table-cell table:formula="of:=[.C1023]*[.$B$3]+[.D1023]*[.$B$5]+[.E1023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5.84921505564535" calcext:value-type="float">
            <text:p>5.85</text:p>
          </table:table-cell>
          <table:table-cell office:value-type="float" office:value="3.46631500260424" calcext:value-type="float">
            <text:p>3.4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24]*[.$B$4]+[.D1024]*[.$B$6]+[.E1024]*[.$B$8]" office:value-type="float" office:value="0.27325" calcext:value-type="float">
            <text:p>0.27325</text:p>
          </table:table-cell>
          <table:table-cell table:formula="of:=[.C1024]*[.$B$3]+[.D1024]*[.$B$5]+[.E1024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5.97357817652785" calcext:value-type="float">
            <text:p>5.97</text:p>
          </table:table-cell>
          <table:table-cell office:value-type="float" office:value="3.76571470552493" calcext:value-type="float">
            <text:p>3.7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25]*[.$B$4]+[.D1025]*[.$B$6]+[.E1025]*[.$B$8]" office:value-type="float" office:value="0.27325" calcext:value-type="float">
            <text:p>0.27325</text:p>
          </table:table-cell>
          <table:table-cell table:formula="of:=[.C1025]*[.$B$3]+[.D1025]*[.$B$5]+[.E1025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6.10050906760751" calcext:value-type="float">
            <text:p>6.10</text:p>
          </table:table-cell>
          <table:table-cell office:value-type="float" office:value="4.09093450731728" calcext:value-type="float">
            <text:p>4.0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26]*[.$B$4]+[.D1026]*[.$B$6]+[.E1026]*[.$B$8]" office:value-type="float" office:value="0.27325" calcext:value-type="float">
            <text:p>0.27325</text:p>
          </table:table-cell>
          <table:table-cell table:formula="of:=[.C1026]*[.$B$3]+[.D1026]*[.$B$5]+[.E1026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6.23066332550904" calcext:value-type="float">
            <text:p>6.23</text:p>
          </table:table-cell>
          <table:table-cell office:value-type="float" office:value="4.44523509717621" calcext:value-type="float">
            <text:p>4.4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27]*[.$B$4]+[.D1027]*[.$B$6]+[.E1027]*[.$B$8]" office:value-type="float" office:value="0.27325" calcext:value-type="float">
            <text:p>0.27325</text:p>
          </table:table-cell>
          <table:table-cell table:formula="of:=[.C1027]*[.$B$3]+[.D1027]*[.$B$5]+[.E1027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6.35123963169515" calcext:value-type="float">
            <text:p>6.35</text:p>
          </table:table-cell>
          <table:table-cell office:value-type="float" office:value="4.79321647465104" calcext:value-type="float">
            <text:p>4.7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28]*[.$B$4]+[.D1028]*[.$B$6]+[.E1028]*[.$B$8]" office:value-type="float" office:value="0.27325" calcext:value-type="float">
            <text:p>0.27325</text:p>
          </table:table-cell>
          <table:table-cell table:formula="of:=[.C1028]*[.$B$3]+[.D1028]*[.$B$5]+[.E1028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6.48182309955318" calcext:value-type="float">
            <text:p>6.48</text:p>
          </table:table-cell>
          <table:table-cell office:value-type="float" office:value="5.19187412583048" calcext:value-type="float">
            <text:p>5.1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29]*[.$B$4]+[.D1029]*[.$B$6]+[.E1029]*[.$B$8]" office:value-type="float" office:value="0.27325" calcext:value-type="float">
            <text:p>0.27325</text:p>
          </table:table-cell>
          <table:table-cell table:formula="of:=[.C1029]*[.$B$3]+[.D1029]*[.$B$5]+[.E1029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6.60615807778694" calcext:value-type="float">
            <text:p>6.61</text:p>
          </table:table-cell>
          <table:table-cell office:value-type="float" office:value="5.59396805195794" calcext:value-type="float">
            <text:p>5.5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30]*[.$B$4]+[.D1030]*[.$B$6]+[.E1030]*[.$B$8]" office:value-type="float" office:value="0.27325" calcext:value-type="float">
            <text:p>0.27325</text:p>
          </table:table-cell>
          <table:table-cell table:formula="of:=[.C1030]*[.$B$3]+[.D1030]*[.$B$5]+[.E1030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6.72864090553469" calcext:value-type="float">
            <text:p>6.73</text:p>
          </table:table-cell>
          <table:table-cell office:value-type="float" office:value="6.01255491612688" calcext:value-type="float">
            <text:p>6.0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31]*[.$B$4]+[.D1031]*[.$B$6]+[.E1031]*[.$B$8]" office:value-type="float" office:value="0.27325" calcext:value-type="float">
            <text:p>0.27325</text:p>
          </table:table-cell>
          <table:table-cell table:formula="of:=[.C1031]*[.$B$3]+[.D1031]*[.$B$5]+[.E1031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6.85371034320143" calcext:value-type="float">
            <text:p>6.85</text:p>
          </table:table-cell>
          <table:table-cell office:value-type="float" office:value="6.4630391752444" calcext:value-type="float">
            <text:p>6.4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32]*[.$B$4]+[.D1032]*[.$B$6]+[.E1032]*[.$B$8]" office:value-type="float" office:value="0.27325" calcext:value-type="float">
            <text:p>0.27325</text:p>
          </table:table-cell>
          <table:table-cell table:formula="of:=[.C1032]*[.$B$3]+[.D1032]*[.$B$5]+[.E1032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6.97198678300832" calcext:value-type="float">
            <text:p>6.97</text:p>
          </table:table-cell>
          <table:table-cell office:value-type="float" office:value="6.91263777171012" calcext:value-type="float">
            <text:p>6.9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33]*[.$B$4]+[.D1033]*[.$B$6]+[.E1033]*[.$B$8]" office:value-type="float" office:value="0.27325" calcext:value-type="float">
            <text:p>0.27325</text:p>
          </table:table-cell>
          <table:table-cell table:formula="of:=[.C1033]*[.$B$3]+[.D1033]*[.$B$5]+[.E1033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7.09287034213281" calcext:value-type="float">
            <text:p>7.09</text:p>
          </table:table-cell>
          <table:table-cell office:value-type="float" office:value="7.39554433597853" calcext:value-type="float">
            <text:p>7.4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34]*[.$B$4]+[.D1034]*[.$B$6]+[.E1034]*[.$B$8]" office:value-type="float" office:value="0.27325" calcext:value-type="float">
            <text:p>0.27325</text:p>
          </table:table-cell>
          <table:table-cell table:formula="of:=[.C1034]*[.$B$3]+[.D1034]*[.$B$5]+[.E1034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7.21438956959051" calcext:value-type="float">
            <text:p>7.21</text:p>
          </table:table-cell>
          <table:table-cell office:value-type="float" office:value="7.90667874548396" calcext:value-type="float">
            <text:p>7.9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35]*[.$B$4]+[.D1035]*[.$B$6]+[.E1035]*[.$B$8]" office:value-type="float" office:value="0.27325" calcext:value-type="float">
            <text:p>0.27325</text:p>
          </table:table-cell>
          <table:table-cell table:formula="of:=[.C1035]*[.$B$3]+[.D1035]*[.$B$5]+[.E1035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7.33576922435092" calcext:value-type="float">
            <text:p>7.34</text:p>
          </table:table-cell>
          <table:table-cell office:value-type="float" office:value="8.44337071347669" calcext:value-type="float">
            <text:p>8.4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36]*[.$B$4]+[.D1036]*[.$B$6]+[.E1036]*[.$B$8]" office:value-type="float" office:value="0.27325" calcext:value-type="float">
            <text:p>0.27325</text:p>
          </table:table-cell>
          <table:table-cell table:formula="of:=[.C1036]*[.$B$3]+[.D1036]*[.$B$5]+[.E1036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7.45375698632207" calcext:value-type="float">
            <text:p>7.45</text:p>
          </table:table-cell>
          <table:table-cell office:value-type="float" office:value="8.99185726295728" calcext:value-type="float">
            <text:p>8.9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37]*[.$B$4]+[.D1037]*[.$B$6]+[.E1037]*[.$B$8]" office:value-type="float" office:value="0.27325" calcext:value-type="float">
            <text:p>0.27325</text:p>
          </table:table-cell>
          <table:table-cell table:formula="of:=[.C1037]*[.$B$3]+[.D1037]*[.$B$5]+[.E1037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7.57348170803774" calcext:value-type="float">
            <text:p>7.57</text:p>
          </table:table-cell>
          <table:table-cell office:value-type="float" office:value="9.57589041386608" calcext:value-type="float">
            <text:p>9.5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38]*[.$B$4]+[.D1038]*[.$B$6]+[.E1038]*[.$B$8]" office:value-type="float" office:value="0.27325" calcext:value-type="float">
            <text:p>0.27325</text:p>
          </table:table-cell>
          <table:table-cell table:formula="of:=[.C1038]*[.$B$3]+[.D1038]*[.$B$5]+[.E1038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7.69154579676711" calcext:value-type="float">
            <text:p>7.69</text:p>
          </table:table-cell>
          <table:table-cell office:value-type="float" office:value="10.1796961318595" calcext:value-type="float">
            <text:p>10.1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39]*[.$B$4]+[.D1039]*[.$B$6]+[.E1039]*[.$B$8]" office:value-type="float" office:value="0.27325" calcext:value-type="float">
            <text:p>0.27325</text:p>
          </table:table-cell>
          <table:table-cell table:formula="of:=[.C1039]*[.$B$3]+[.D1039]*[.$B$5]+[.E1039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7.81311303457072" calcext:value-type="float">
            <text:p>7.81</text:p>
          </table:table-cell>
          <table:table-cell office:value-type="float" office:value="10.8327899506286" calcext:value-type="float">
            <text:p>10.8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40]*[.$B$4]+[.D1040]*[.$B$6]+[.E1040]*[.$B$8]" office:value-type="float" office:value="0.27325" calcext:value-type="float">
            <text:p>0.27325</text:p>
          </table:table-cell>
          <table:table-cell table:formula="of:=[.C1040]*[.$B$3]+[.D1040]*[.$B$5]+[.E1040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7.91622505142336" calcext:value-type="float">
            <text:p>7.92</text:p>
          </table:table-cell>
          <table:table-cell office:value-type="float" office:value="11.4119521665963" calcext:value-type="float">
            <text:p>11.4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41]*[.$B$4]+[.D1041]*[.$B$6]+[.E1041]*[.$B$8]" office:value-type="float" office:value="0.27325" calcext:value-type="float">
            <text:p>0.27325</text:p>
          </table:table-cell>
          <table:table-cell table:formula="of:=[.C1041]*[.$B$3]+[.D1041]*[.$B$5]+[.E1041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8.04646238206375" calcext:value-type="float">
            <text:p>8.05</text:p>
          </table:table-cell>
          <table:table-cell office:value-type="float" office:value="12.1785462160767" calcext:value-type="float">
            <text:p>12.1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42]*[.$B$4]+[.D1042]*[.$B$6]+[.E1042]*[.$B$8]" office:value-type="float" office:value="0.27325" calcext:value-type="float">
            <text:p>0.27325</text:p>
          </table:table-cell>
          <table:table-cell table:formula="of:=[.C1042]*[.$B$3]+[.D1042]*[.$B$5]+[.E1042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8.16175123238364" calcext:value-type="float">
            <text:p>8.16</text:p>
          </table:table-cell>
          <table:table-cell office:value-type="float" office:value="12.8911846821096" calcext:value-type="float">
            <text:p>12.8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43]*[.$B$4]+[.D1043]*[.$B$6]+[.E1043]*[.$B$8]" office:value-type="float" office:value="0.27325" calcext:value-type="float">
            <text:p>0.27325</text:p>
          </table:table-cell>
          <table:table-cell table:formula="of:=[.C1043]*[.$B$3]+[.D1043]*[.$B$5]+[.E1043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8.28359341131491" calcext:value-type="float">
            <text:p>8.28</text:p>
          </table:table-cell>
          <table:table-cell office:value-type="float" office:value="13.6801850414607" calcext:value-type="float">
            <text:p>13.6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44]*[.$B$4]+[.D1044]*[.$B$6]+[.E1044]*[.$B$8]" office:value-type="float" office:value="0.27325" calcext:value-type="float">
            <text:p>0.27325</text:p>
          </table:table-cell>
          <table:table-cell table:formula="of:=[.C1044]*[.$B$3]+[.D1044]*[.$B$5]+[.E1044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8.40490044794439" calcext:value-type="float">
            <text:p>8.40</text:p>
          </table:table-cell>
          <table:table-cell office:value-type="float" office:value="14.5045422380312" calcext:value-type="float">
            <text:p>14.5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45]*[.$B$4]+[.D1045]*[.$B$6]+[.E1045]*[.$B$8]" office:value-type="float" office:value="0.27325" calcext:value-type="float">
            <text:p>0.27325</text:p>
          </table:table-cell>
          <table:table-cell table:formula="of:=[.C1045]*[.$B$3]+[.D1045]*[.$B$5]+[.E1045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8.52026323756005" calcext:value-type="float">
            <text:p>8.52</text:p>
          </table:table-cell>
          <table:table-cell office:value-type="float" office:value="15.3267756256842" calcext:value-type="float">
            <text:p>15.3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46]*[.$B$4]+[.D1046]*[.$B$6]+[.E1046]*[.$B$8]" office:value-type="float" office:value="0.27325" calcext:value-type="float">
            <text:p>0.27325</text:p>
          </table:table-cell>
          <table:table-cell table:formula="of:=[.C1046]*[.$B$3]+[.D1046]*[.$B$5]+[.E1046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8.64012569145483" calcext:value-type="float">
            <text:p>8.64</text:p>
          </table:table-cell>
          <table:table-cell office:value-type="float" office:value="16.2214999220993" calcext:value-type="float">
            <text:p>16.2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47]*[.$B$4]+[.D1047]*[.$B$6]+[.E1047]*[.$B$8]" office:value-type="float" office:value="0.27325" calcext:value-type="float">
            <text:p>0.27325</text:p>
          </table:table-cell>
          <table:table-cell table:formula="of:=[.C1047]*[.$B$3]+[.D1047]*[.$B$5]+[.E1047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8.760962439684" calcext:value-type="float">
            <text:p>8.76</text:p>
          </table:table-cell>
          <table:table-cell office:value-type="float" office:value="17.1683122416518" calcext:value-type="float">
            <text:p>17.1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48]*[.$B$4]+[.D1048]*[.$B$6]+[.E1048]*[.$B$8]" office:value-type="float" office:value="0.27325" calcext:value-type="float">
            <text:p>0.27325</text:p>
          </table:table-cell>
          <table:table-cell table:formula="of:=[.C1048]*[.$B$3]+[.D1048]*[.$B$5]+[.E1048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8.88054084588628" calcext:value-type="float">
            <text:p>8.88</text:p>
          </table:table-cell>
          <table:table-cell office:value-type="float" office:value="18.1506540801122" calcext:value-type="float">
            <text:p>18.1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49]*[.$B$4]+[.D1049]*[.$B$6]+[.E1049]*[.$B$8]" office:value-type="float" office:value="0.27325" calcext:value-type="float">
            <text:p>0.27325</text:p>
          </table:table-cell>
          <table:table-cell table:formula="of:=[.C1049]*[.$B$3]+[.D1049]*[.$B$5]+[.E1049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9.00321274831031" calcext:value-type="float">
            <text:p>9.00</text:p>
          </table:table-cell>
          <table:table-cell office:value-type="float" office:value="19.2097298427306" calcext:value-type="float">
            <text:p>19.2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50]*[.$B$4]+[.D1050]*[.$B$6]+[.E1050]*[.$B$8]" office:value-type="float" office:value="0.27325" calcext:value-type="float">
            <text:p>0.27325</text:p>
          </table:table-cell>
          <table:table-cell table:formula="of:=[.C1050]*[.$B$3]+[.D1050]*[.$B$5]+[.E1050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9.12722763954301" calcext:value-type="float">
            <text:p>9.13</text:p>
          </table:table-cell>
          <table:table-cell office:value-type="float" office:value="20.3343296217554" calcext:value-type="float">
            <text:p>20.3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51]*[.$B$4]+[.D1051]*[.$B$6]+[.E1051]*[.$B$8]" office:value-type="float" office:value="0.27325" calcext:value-type="float">
            <text:p>0.27325</text:p>
          </table:table-cell>
          <table:table-cell table:formula="of:=[.C1051]*[.$B$3]+[.D1051]*[.$B$5]+[.E1051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9.25366270799365" calcext:value-type="float">
            <text:p>9.25</text:p>
          </table:table-cell>
          <table:table-cell office:value-type="float" office:value="21.5433143281405" calcext:value-type="float">
            <text:p>21.5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52]*[.$B$4]+[.D1052]*[.$B$6]+[.E1052]*[.$B$8]" office:value-type="float" office:value="0.27325" calcext:value-type="float">
            <text:p>0.27325</text:p>
          </table:table-cell>
          <table:table-cell table:formula="of:=[.C1052]*[.$B$3]+[.D1052]*[.$B$5]+[.E1052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9.37806567000535" calcext:value-type="float">
            <text:p>9.38</text:p>
          </table:table-cell>
          <table:table-cell office:value-type="float" office:value="22.7950517006318" calcext:value-type="float">
            <text:p>22.8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53]*[.$B$4]+[.D1053]*[.$B$6]+[.E1053]*[.$B$8]" office:value-type="float" office:value="0.27325" calcext:value-type="float">
            <text:p>0.27325</text:p>
          </table:table-cell>
          <table:table-cell table:formula="of:=[.C1053]*[.$B$3]+[.D1053]*[.$B$5]+[.E1053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9.51169111228116" calcext:value-type="float">
            <text:p>9.51</text:p>
          </table:table-cell>
          <table:table-cell office:value-type="float" office:value="24.2173462781982" calcext:value-type="float">
            <text:p>24.2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54]*[.$B$4]+[.D1054]*[.$B$6]+[.E1054]*[.$B$8]" office:value-type="float" office:value="0.27325" calcext:value-type="float">
            <text:p>0.27325</text:p>
          </table:table-cell>
          <table:table-cell table:formula="of:=[.C1054]*[.$B$3]+[.D1054]*[.$B$5]+[.E1054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9.64216574242621" calcext:value-type="float">
            <text:p>9.64</text:p>
          </table:table-cell>
          <table:table-cell office:value-type="float" office:value="25.6867228065982" calcext:value-type="float">
            <text:p>25.6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55]*[.$B$4]+[.D1055]*[.$B$6]+[.E1055]*[.$B$8]" office:value-type="float" office:value="0.27325" calcext:value-type="float">
            <text:p>0.27325</text:p>
          </table:table-cell>
          <table:table-cell table:formula="of:=[.C1055]*[.$B$3]+[.D1055]*[.$B$5]+[.E1055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9.79707064763562" calcext:value-type="float">
            <text:p>9.80</text:p>
          </table:table-cell>
          <table:table-cell office:value-type="float" office:value="27.5459101859045" calcext:value-type="float">
            <text:p>27.5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56]*[.$B$4]+[.D1056]*[.$B$6]+[.E1056]*[.$B$8]" office:value-type="float" office:value="0.27325" calcext:value-type="float">
            <text:p>0.27325</text:p>
          </table:table-cell>
          <table:table-cell table:formula="of:=[.C1056]*[.$B$3]+[.D1056]*[.$B$5]+[.E1056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9.92348032211515" calcext:value-type="float">
            <text:p>9.92</text:p>
          </table:table-cell>
          <table:table-cell office:value-type="float" office:value="29.1634415415655" calcext:value-type="float">
            <text:p>29.1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57]*[.$B$4]+[.D1057]*[.$B$6]+[.E1057]*[.$B$8]" office:value-type="float" office:value="0.27325" calcext:value-type="float">
            <text:p>0.27325</text:p>
          </table:table-cell>
          <table:table-cell table:formula="of:=[.C1057]*[.$B$3]+[.D1057]*[.$B$5]+[.E1057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10.0713950851095" calcext:value-type="float">
            <text:p>10.07</text:p>
          </table:table-cell>
          <table:table-cell office:value-type="float" office:value="31.1862979221071" calcext:value-type="float">
            <text:p>31.1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58]*[.$B$4]+[.D1058]*[.$B$6]+[.E1058]*[.$B$8]" office:value-type="float" office:value="0.27325" calcext:value-type="float">
            <text:p>0.27325</text:p>
          </table:table-cell>
          <table:table-cell table:formula="of:=[.C1058]*[.$B$3]+[.D1058]*[.$B$5]+[.E1058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10.2297795852121" calcext:value-type="float">
            <text:p>10.23</text:p>
          </table:table-cell>
          <table:table-cell office:value-type="float" office:value="33.5209222618239" calcext:value-type="float">
            <text:p>33.5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59]*[.$B$4]+[.D1059]*[.$B$6]+[.E1059]*[.$B$8]" office:value-type="float" office:value="0.27325" calcext:value-type="float">
            <text:p>0.27325</text:p>
          </table:table-cell>
          <table:table-cell table:formula="of:=[.C1059]*[.$B$3]+[.D1059]*[.$B$5]+[.E1059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10.4058426987615" calcext:value-type="float">
            <text:p>10.41</text:p>
          </table:table-cell>
          <table:table-cell office:value-type="float" office:value="36.36023794887" calcext:value-type="float">
            <text:p>36.3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60]*[.$B$4]+[.D1060]*[.$B$6]+[.E1060]*[.$B$8]" office:value-type="float" office:value="0.27325" calcext:value-type="float">
            <text:p>0.27325</text:p>
          </table:table-cell>
          <table:table-cell table:formula="of:=[.C1060]*[.$B$3]+[.D1060]*[.$B$5]+[.E1060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10.6075596599919" calcext:value-type="float">
            <text:p>10.61</text:p>
          </table:table-cell>
          <table:table-cell office:value-type="float" office:value="39.9850467607575" calcext:value-type="float">
            <text:p>39.9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61]*[.$B$4]+[.D1061]*[.$B$6]+[.E1061]*[.$B$8]" office:value-type="float" office:value="0.27325" calcext:value-type="float">
            <text:p>0.27325</text:p>
          </table:table-cell>
          <table:table-cell table:formula="of:=[.C1061]*[.$B$3]+[.D1061]*[.$B$5]+[.E1061]*[.$B$7]" office:value-type="float" office:value="0.56825" calcext:value-type="float">
            <text:p>0.56825</text:p>
          </table:table-cell>
        </table:table-row>
        <table:table-row table:style-name="ro1">
          <table:table-cell office:value-type="float" office:value="0.195965578285634" calcext:value-type="float">
            <text:p>0.20</text:p>
          </table:table-cell>
          <table:table-cell office:value-type="float" office:value="0.0000245201068371534" calcext:value-type="float">
            <text:p>0.0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62]*[.$B$4]+[.D1062]*[.$B$6]+[.E1062]*[.$B$8]" office:value-type="float" office:value="0.399875" calcext:value-type="float">
            <text:p>0.399875</text:p>
          </table:table-cell>
          <table:table-cell table:formula="of:=[.C1062]*[.$B$3]+[.D1062]*[.$B$5]+[.E1062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0.391968579410964" calcext:value-type="float">
            <text:p>0.39</text:p>
          </table:table-cell>
          <table:table-cell office:value-type="float" office:value="0.0000898772950842977" calcext:value-type="float">
            <text:p>0.0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63]*[.$B$4]+[.D1063]*[.$B$6]+[.E1063]*[.$B$8]" office:value-type="float" office:value="0.399875" calcext:value-type="float">
            <text:p>0.399875</text:p>
          </table:table-cell>
          <table:table-cell table:formula="of:=[.C1063]*[.$B$3]+[.D1063]*[.$B$5]+[.E1063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0.578920101648293" calcext:value-type="float">
            <text:p>0.58</text:p>
          </table:table-cell>
          <table:table-cell office:value-type="float" office:value="0.000192479778025299" calcext:value-type="float">
            <text:p>0.0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64]*[.$B$4]+[.D1064]*[.$B$6]+[.E1064]*[.$B$8]" office:value-type="float" office:value="0.399875" calcext:value-type="float">
            <text:p>0.399875</text:p>
          </table:table-cell>
          <table:table-cell table:formula="of:=[.C1064]*[.$B$3]+[.D1064]*[.$B$5]+[.E1064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0.766474267578818" calcext:value-type="float">
            <text:p>0.77</text:p>
          </table:table-cell>
          <table:table-cell office:value-type="float" office:value="0.000334152995776385" calcext:value-type="float">
            <text:p>0.0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65]*[.$B$4]+[.D1065]*[.$B$6]+[.E1065]*[.$B$8]" office:value-type="float" office:value="0.399875" calcext:value-type="float">
            <text:p>0.399875</text:p>
          </table:table-cell>
          <table:table-cell table:formula="of:=[.C1065]*[.$B$3]+[.D1065]*[.$B$5]+[.E1065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0.962045234580567" calcext:value-type="float">
            <text:p>0.96</text:p>
          </table:table-cell>
          <table:table-cell office:value-type="float" office:value="0.000524784264042974" calcext:value-type="float">
            <text:p>0.0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66]*[.$B$4]+[.D1066]*[.$B$6]+[.E1066]*[.$B$8]" office:value-type="float" office:value="0.399875" calcext:value-type="float">
            <text:p>0.399875</text:p>
          </table:table-cell>
          <table:table-cell table:formula="of:=[.C1066]*[.$B$3]+[.D1066]*[.$B$5]+[.E1066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1.15821833403049" calcext:value-type="float">
            <text:p>1.16</text:p>
          </table:table-cell>
          <table:table-cell office:value-type="float" office:value="0.000760936840120703" calcext:value-type="float">
            <text:p>0.0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67]*[.$B$4]+[.D1067]*[.$B$6]+[.E1067]*[.$B$8]" office:value-type="float" office:value="0.399875" calcext:value-type="float">
            <text:p>0.399875</text:p>
          </table:table-cell>
          <table:table-cell table:formula="of:=[.C1067]*[.$B$3]+[.D1067]*[.$B$5]+[.E1067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1.33615555392275" calcext:value-type="float">
            <text:p>1.34</text:p>
          </table:table-cell>
          <table:table-cell office:value-type="float" office:value="0.00101189819440246" calcext:value-type="float">
            <text:p>0.0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68]*[.$B$4]+[.D1068]*[.$B$6]+[.E1068]*[.$B$8]" office:value-type="float" office:value="0.399875" calcext:value-type="float">
            <text:p>0.399875</text:p>
          </table:table-cell>
          <table:table-cell table:formula="of:=[.C1068]*[.$B$3]+[.D1068]*[.$B$5]+[.E1068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1.53121006857132" calcext:value-type="float">
            <text:p>1.53</text:p>
          </table:table-cell>
          <table:table-cell office:value-type="float" office:value="0.00132574725316837" calcext:value-type="float">
            <text:p>0.0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69]*[.$B$4]+[.D1069]*[.$B$6]+[.E1069]*[.$B$8]" office:value-type="float" office:value="0.399875" calcext:value-type="float">
            <text:p>0.399875</text:p>
          </table:table-cell>
          <table:table-cell table:formula="of:=[.C1069]*[.$B$3]+[.D1069]*[.$B$5]+[.E1069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1.72172062630708" calcext:value-type="float">
            <text:p>1.72</text:p>
          </table:table-cell>
          <table:table-cell office:value-type="float" office:value="0.00167446881417185" calcext:value-type="float">
            <text:p>0.0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70]*[.$B$4]+[.D1070]*[.$B$6]+[.E1070]*[.$B$8]" office:value-type="float" office:value="0.399875" calcext:value-type="float">
            <text:p>0.399875</text:p>
          </table:table-cell>
          <table:table-cell table:formula="of:=[.C1070]*[.$B$3]+[.D1070]*[.$B$5]+[.E1070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1.90768013686772" calcext:value-type="float">
            <text:p>1.91</text:p>
          </table:table-cell>
          <table:table-cell office:value-type="float" office:value="0.00205397199388593" calcext:value-type="float">
            <text:p>0.0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71]*[.$B$4]+[.D1071]*[.$B$6]+[.E1071]*[.$B$8]" office:value-type="float" office:value="0.399875" calcext:value-type="float">
            <text:p>0.399875</text:p>
          </table:table-cell>
          <table:table-cell table:formula="of:=[.C1071]*[.$B$3]+[.D1071]*[.$B$5]+[.E1071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2.09707338438802" calcext:value-type="float">
            <text:p>2.10</text:p>
          </table:table-cell>
          <table:table-cell office:value-type="float" office:value="0.00248018048565835" calcext:value-type="float">
            <text:p>0.0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72]*[.$B$4]+[.D1072]*[.$B$6]+[.E1072]*[.$B$8]" office:value-type="float" office:value="0.399875" calcext:value-type="float">
            <text:p>0.399875</text:p>
          </table:table-cell>
          <table:table-cell table:formula="of:=[.C1072]*[.$B$3]+[.D1072]*[.$B$5]+[.E1072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2.28134242463655" calcext:value-type="float">
            <text:p>2.28</text:p>
          </table:table-cell>
          <table:table-cell office:value-type="float" office:value="0.00293329177850857" calcext:value-type="float">
            <text:p>0.0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73]*[.$B$4]+[.D1073]*[.$B$6]+[.E1073]*[.$B$8]" office:value-type="float" office:value="0.399875" calcext:value-type="float">
            <text:p>0.399875</text:p>
          </table:table-cell>
          <table:table-cell table:formula="of:=[.C1073]*[.$B$3]+[.D1073]*[.$B$5]+[.E1073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2.46676162103914" calcext:value-type="float">
            <text:p>2.47</text:p>
          </table:table-cell>
          <table:table-cell office:value-type="float" office:value="0.00342748026268557" calcext:value-type="float">
            <text:p>0.0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74]*[.$B$4]+[.D1074]*[.$B$6]+[.E1074]*[.$B$8]" office:value-type="float" office:value="0.399875" calcext:value-type="float">
            <text:p>0.399875</text:p>
          </table:table-cell>
          <table:table-cell table:formula="of:=[.C1074]*[.$B$3]+[.D1074]*[.$B$5]+[.E1074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2.71069604327162" calcext:value-type="float">
            <text:p>2.71</text:p>
          </table:table-cell>
          <table:table-cell office:value-type="float" office:value="0.07422445984466" calcext:value-type="float">
            <text:p>0.07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75]*[.$B$4]+[.D1075]*[.$B$6]+[.E1075]*[.$B$8]" office:value-type="float" office:value="0.399875" calcext:value-type="float">
            <text:p>0.399875</text:p>
          </table:table-cell>
          <table:table-cell table:formula="of:=[.C1075]*[.$B$3]+[.D1075]*[.$B$5]+[.E1075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2.89837471751115" calcext:value-type="float">
            <text:p>2.90</text:p>
          </table:table-cell>
          <table:table-cell office:value-type="float" office:value="0.104682191253584" calcext:value-type="float">
            <text:p>0.1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76]*[.$B$4]+[.D1076]*[.$B$6]+[.E1076]*[.$B$8]" office:value-type="float" office:value="0.399875" calcext:value-type="float">
            <text:p>0.399875</text:p>
          </table:table-cell>
          <table:table-cell table:formula="of:=[.C1076]*[.$B$3]+[.D1076]*[.$B$5]+[.E1076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3.10160351422382" calcext:value-type="float">
            <text:p>3.10</text:p>
          </table:table-cell>
          <table:table-cell office:value-type="float" office:value="0.145534145270716" calcext:value-type="float">
            <text:p>0.15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77]*[.$B$4]+[.D1077]*[.$B$6]+[.E1077]*[.$B$8]" office:value-type="float" office:value="0.399875" calcext:value-type="float">
            <text:p>0.399875</text:p>
          </table:table-cell>
          <table:table-cell table:formula="of:=[.C1077]*[.$B$3]+[.D1077]*[.$B$5]+[.E1077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3.29756428463636" calcext:value-type="float">
            <text:p>3.30</text:p>
          </table:table-cell>
          <table:table-cell office:value-type="float" office:value="0.194114470254406" calcext:value-type="float">
            <text:p>0.19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78]*[.$B$4]+[.D1078]*[.$B$6]+[.E1078]*[.$B$8]" office:value-type="float" office:value="0.399875" calcext:value-type="float">
            <text:p>0.399875</text:p>
          </table:table-cell>
          <table:table-cell table:formula="of:=[.C1078]*[.$B$3]+[.D1078]*[.$B$5]+[.E1078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3.48758581082314" calcext:value-type="float">
            <text:p>3.49</text:p>
          </table:table-cell>
          <table:table-cell office:value-type="float" office:value="0.251466102450397" calcext:value-type="float">
            <text:p>0.25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79]*[.$B$4]+[.D1079]*[.$B$6]+[.E1079]*[.$B$8]" office:value-type="float" office:value="0.399875" calcext:value-type="float">
            <text:p>0.399875</text:p>
          </table:table-cell>
          <table:table-cell table:formula="of:=[.C1079]*[.$B$3]+[.D1079]*[.$B$5]+[.E1079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3.66754437008459" calcext:value-type="float">
            <text:p>3.67</text:p>
          </table:table-cell>
          <table:table-cell office:value-type="float" office:value="0.315894696785472" calcext:value-type="float">
            <text:p>0.32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80]*[.$B$4]+[.D1080]*[.$B$6]+[.E1080]*[.$B$8]" office:value-type="float" office:value="0.399875" calcext:value-type="float">
            <text:p>0.399875</text:p>
          </table:table-cell>
          <table:table-cell table:formula="of:=[.C1080]*[.$B$3]+[.D1080]*[.$B$5]+[.E1080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3.86448080201531" calcext:value-type="float">
            <text:p>3.86</text:p>
          </table:table-cell>
          <table:table-cell office:value-type="float" office:value="0.39908253338594" calcext:value-type="float">
            <text:p>0.4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81]*[.$B$4]+[.D1081]*[.$B$6]+[.E1081]*[.$B$8]" office:value-type="float" office:value="0.399875" calcext:value-type="float">
            <text:p>0.399875</text:p>
          </table:table-cell>
          <table:table-cell table:formula="of:=[.C1081]*[.$B$3]+[.D1081]*[.$B$5]+[.E1081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4.04071142139005" calcext:value-type="float">
            <text:p>4.04</text:p>
          </table:table-cell>
          <table:table-cell office:value-type="float" office:value="0.485236329321787" calcext:value-type="float">
            <text:p>0.49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82]*[.$B$4]+[.D1082]*[.$B$6]+[.E1082]*[.$B$8]" office:value-type="float" office:value="0.399875" calcext:value-type="float">
            <text:p>0.399875</text:p>
          </table:table-cell>
          <table:table-cell table:formula="of:=[.C1082]*[.$B$3]+[.D1082]*[.$B$5]+[.E1082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4.23751717831424" calcext:value-type="float">
            <text:p>4.24</text:p>
          </table:table-cell>
          <table:table-cell office:value-type="float" office:value="0.596863309435602" calcext:value-type="float">
            <text:p>0.6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83]*[.$B$4]+[.D1083]*[.$B$6]+[.E1083]*[.$B$8]" office:value-type="float" office:value="0.399875" calcext:value-type="float">
            <text:p>0.399875</text:p>
          </table:table-cell>
          <table:table-cell table:formula="of:=[.C1083]*[.$B$3]+[.D1083]*[.$B$5]+[.E1083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4.41611965735175" calcext:value-type="float">
            <text:p>4.42</text:p>
          </table:table-cell>
          <table:table-cell office:value-type="float" office:value="0.713142746542767" calcext:value-type="float">
            <text:p>0.71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84]*[.$B$4]+[.D1084]*[.$B$6]+[.E1084]*[.$B$8]" office:value-type="float" office:value="0.399875" calcext:value-type="float">
            <text:p>0.399875</text:p>
          </table:table-cell>
          <table:table-cell table:formula="of:=[.C1084]*[.$B$3]+[.D1084]*[.$B$5]+[.E1084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4.59327940205702" calcext:value-type="float">
            <text:p>4.59</text:p>
          </table:table-cell>
          <table:table-cell office:value-type="float" office:value="0.842893062457871" calcext:value-type="float">
            <text:p>0.84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85]*[.$B$4]+[.D1085]*[.$B$6]+[.E1085]*[.$B$8]" office:value-type="float" office:value="0.399875" calcext:value-type="float">
            <text:p>0.399875</text:p>
          </table:table-cell>
          <table:table-cell table:formula="of:=[.C1085]*[.$B$3]+[.D1085]*[.$B$5]+[.E1085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4.76261258363791" calcext:value-type="float">
            <text:p>4.76</text:p>
          </table:table-cell>
          <table:table-cell office:value-type="float" office:value="0.982956846935879" calcext:value-type="float">
            <text:p>0.98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86]*[.$B$4]+[.D1086]*[.$B$6]+[.E1086]*[.$B$8]" office:value-type="float" office:value="0.399875" calcext:value-type="float">
            <text:p>0.399875</text:p>
          </table:table-cell>
          <table:table-cell table:formula="of:=[.C1086]*[.$B$3]+[.D1086]*[.$B$5]+[.E1086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4.95752954143954" calcext:value-type="float">
            <text:p>4.96</text:p>
          </table:table-cell>
          <table:table-cell office:value-type="float" office:value="1.16305308353482" calcext:value-type="float">
            <text:p>1.16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87]*[.$B$4]+[.D1087]*[.$B$6]+[.E1087]*[.$B$8]" office:value-type="float" office:value="0.399875" calcext:value-type="float">
            <text:p>0.399875</text:p>
          </table:table-cell>
          <table:table-cell table:formula="of:=[.C1087]*[.$B$3]+[.D1087]*[.$B$5]+[.E1087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5.11918173442745" calcext:value-type="float">
            <text:p>5.12</text:p>
          </table:table-cell>
          <table:table-cell office:value-type="float" office:value="1.32928518788807" calcext:value-type="float">
            <text:p>1.33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88]*[.$B$4]+[.D1088]*[.$B$6]+[.E1088]*[.$B$8]" office:value-type="float" office:value="0.399875" calcext:value-type="float">
            <text:p>0.399875</text:p>
          </table:table-cell>
          <table:table-cell table:formula="of:=[.C1088]*[.$B$3]+[.D1088]*[.$B$5]+[.E1088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5.29026509134563" calcext:value-type="float">
            <text:p>5.29</text:p>
          </table:table-cell>
          <table:table-cell office:value-type="float" office:value="1.52296678074278" calcext:value-type="float">
            <text:p>1.52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89]*[.$B$4]+[.D1089]*[.$B$6]+[.E1089]*[.$B$8]" office:value-type="float" office:value="0.399875" calcext:value-type="float">
            <text:p>0.399875</text:p>
          </table:table-cell>
          <table:table-cell table:formula="of:=[.C1089]*[.$B$3]+[.D1089]*[.$B$5]+[.E1089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5.45715532773741" calcext:value-type="float">
            <text:p>5.46</text:p>
          </table:table-cell>
          <table:table-cell office:value-type="float" office:value="1.73088223863086" calcext:value-type="float">
            <text:p>1.73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90]*[.$B$4]+[.D1090]*[.$B$6]+[.E1090]*[.$B$8]" office:value-type="float" office:value="0.399875" calcext:value-type="float">
            <text:p>0.399875</text:p>
          </table:table-cell>
          <table:table-cell table:formula="of:=[.C1090]*[.$B$3]+[.D1090]*[.$B$5]+[.E1090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5.62119171714998" calcext:value-type="float">
            <text:p>5.62</text:p>
          </table:table-cell>
          <table:table-cell office:value-type="float" office:value="1.95482400940919" calcext:value-type="float">
            <text:p>1.95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91]*[.$B$4]+[.D1091]*[.$B$6]+[.E1091]*[.$B$8]" office:value-type="float" office:value="0.399875" calcext:value-type="float">
            <text:p>0.399875</text:p>
          </table:table-cell>
          <table:table-cell table:formula="of:=[.C1091]*[.$B$3]+[.D1091]*[.$B$5]+[.E1091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5.7849343072272" calcext:value-type="float">
            <text:p>5.78</text:p>
          </table:table-cell>
          <table:table-cell office:value-type="float" office:value="2.19760587153845" calcext:value-type="float">
            <text:p>2.2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92]*[.$B$4]+[.D1092]*[.$B$6]+[.E1092]*[.$B$8]" office:value-type="float" office:value="0.399875" calcext:value-type="float">
            <text:p>0.399875</text:p>
          </table:table-cell>
          <table:table-cell table:formula="of:=[.C1092]*[.$B$3]+[.D1092]*[.$B$5]+[.E1092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5.9450821408369" calcext:value-type="float">
            <text:p>5.95</text:p>
          </table:table-cell>
          <table:table-cell office:value-type="float" office:value="2.45624048290653" calcext:value-type="float">
            <text:p>2.46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93]*[.$B$4]+[.D1093]*[.$B$6]+[.E1093]*[.$B$8]" office:value-type="float" office:value="0.399875" calcext:value-type="float">
            <text:p>0.399875</text:p>
          </table:table-cell>
          <table:table-cell table:formula="of:=[.C1093]*[.$B$3]+[.D1093]*[.$B$5]+[.E1093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6.10270616634627" calcext:value-type="float">
            <text:p>6.10</text:p>
          </table:table-cell>
          <table:table-cell office:value-type="float" office:value="2.73049850082625" calcext:value-type="float">
            <text:p>2.73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94]*[.$B$4]+[.D1094]*[.$B$6]+[.E1094]*[.$B$8]" office:value-type="float" office:value="0.399875" calcext:value-type="float">
            <text:p>0.399875</text:p>
          </table:table-cell>
          <table:table-cell table:formula="of:=[.C1094]*[.$B$3]+[.D1094]*[.$B$5]+[.E1094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6.26084632023732" calcext:value-type="float">
            <text:p>6.26</text:p>
          </table:table-cell>
          <table:table-cell office:value-type="float" office:value="3.02764547004011" calcext:value-type="float">
            <text:p>3.03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95]*[.$B$4]+[.D1095]*[.$B$6]+[.E1095]*[.$B$8]" office:value-type="float" office:value="0.399875" calcext:value-type="float">
            <text:p>0.399875</text:p>
          </table:table-cell>
          <table:table-cell table:formula="of:=[.C1095]*[.$B$3]+[.D1095]*[.$B$5]+[.E1095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6.41514384827673" calcext:value-type="float">
            <text:p>6.42</text:p>
          </table:table-cell>
          <table:table-cell office:value-type="float" office:value="3.33978058474079" calcext:value-type="float">
            <text:p>3.34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96]*[.$B$4]+[.D1096]*[.$B$6]+[.E1096]*[.$B$8]" office:value-type="float" office:value="0.399875" calcext:value-type="float">
            <text:p>0.399875</text:p>
          </table:table-cell>
          <table:table-cell table:formula="of:=[.C1096]*[.$B$3]+[.D1096]*[.$B$5]+[.E1096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6.56614488236429" calcext:value-type="float">
            <text:p>6.57</text:p>
          </table:table-cell>
          <table:table-cell office:value-type="float" office:value="3.66672271449236" calcext:value-type="float">
            <text:p>3.67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97]*[.$B$4]+[.D1097]*[.$B$6]+[.E1097]*[.$B$8]" office:value-type="float" office:value="0.399875" calcext:value-type="float">
            <text:p>0.399875</text:p>
          </table:table-cell>
          <table:table-cell table:formula="of:=[.C1097]*[.$B$3]+[.D1097]*[.$B$5]+[.E1097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6.71463544655039" calcext:value-type="float">
            <text:p>6.71</text:p>
          </table:table-cell>
          <table:table-cell office:value-type="float" office:value="4.01073899695162" calcext:value-type="float">
            <text:p>4.01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98]*[.$B$4]+[.D1098]*[.$B$6]+[.E1098]*[.$B$8]" office:value-type="float" office:value="0.399875" calcext:value-type="float">
            <text:p>0.399875</text:p>
          </table:table-cell>
          <table:table-cell table:formula="of:=[.C1098]*[.$B$3]+[.D1098]*[.$B$5]+[.E1098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6.87161143330872" calcext:value-type="float">
            <text:p>6.87</text:p>
          </table:table-cell>
          <table:table-cell office:value-type="float" office:value="4.39891382137643" calcext:value-type="float">
            <text:p>4.4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99]*[.$B$4]+[.D1099]*[.$B$6]+[.E1099]*[.$B$8]" office:value-type="float" office:value="0.399875" calcext:value-type="float">
            <text:p>0.399875</text:p>
          </table:table-cell>
          <table:table-cell table:formula="of:=[.C1099]*[.$B$3]+[.D1099]*[.$B$5]+[.E1099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7.01262525490109" calcext:value-type="float">
            <text:p>7.01</text:p>
          </table:table-cell>
          <table:table-cell office:value-type="float" office:value="4.77050156988738" calcext:value-type="float">
            <text:p>4.77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00]*[.$B$4]+[.D1100]*[.$B$6]+[.E1100]*[.$B$8]" office:value-type="float" office:value="0.399875" calcext:value-type="float">
            <text:p>0.399875</text:p>
          </table:table-cell>
          <table:table-cell table:formula="of:=[.C1100]*[.$B$3]+[.D1100]*[.$B$5]+[.E1100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7.15617951513664" calcext:value-type="float">
            <text:p>7.16</text:p>
          </table:table-cell>
          <table:table-cell office:value-type="float" office:value="5.17193282330168" calcext:value-type="float">
            <text:p>5.17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01]*[.$B$4]+[.D1101]*[.$B$6]+[.E1101]*[.$B$8]" office:value-type="float" office:value="0.399875" calcext:value-type="float">
            <text:p>0.399875</text:p>
          </table:table-cell>
          <table:table-cell table:formula="of:=[.C1101]*[.$B$3]+[.D1101]*[.$B$5]+[.E1101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7.30299878719795" calcext:value-type="float">
            <text:p>7.30</text:p>
          </table:table-cell>
          <table:table-cell office:value-type="float" office:value="5.60674068264417" calcext:value-type="float">
            <text:p>5.61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02]*[.$B$4]+[.D1102]*[.$B$6]+[.E1102]*[.$B$8]" office:value-type="float" office:value="0.399875" calcext:value-type="float">
            <text:p>0.399875</text:p>
          </table:table-cell>
          <table:table-cell table:formula="of:=[.C1102]*[.$B$3]+[.D1102]*[.$B$5]+[.E1102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7.43880213337491" calcext:value-type="float">
            <text:p>7.44</text:p>
          </table:table-cell>
          <table:table-cell office:value-type="float" office:value="6.03315017662268" calcext:value-type="float">
            <text:p>6.03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03]*[.$B$4]+[.D1103]*[.$B$6]+[.E1103]*[.$B$8]" office:value-type="float" office:value="0.399875" calcext:value-type="float">
            <text:p>0.399875</text:p>
          </table:table-cell>
          <table:table-cell table:formula="of:=[.C1103]*[.$B$3]+[.D1103]*[.$B$5]+[.E1103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7.58560961558789" calcext:value-type="float">
            <text:p>7.59</text:p>
          </table:table-cell>
          <table:table-cell office:value-type="float" office:value="6.52030888879087" calcext:value-type="float">
            <text:p>6.52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04]*[.$B$4]+[.D1104]*[.$B$6]+[.E1104]*[.$B$8]" office:value-type="float" office:value="0.399875" calcext:value-type="float">
            <text:p>0.399875</text:p>
          </table:table-cell>
          <table:table-cell table:formula="of:=[.C1104]*[.$B$3]+[.D1104]*[.$B$5]+[.E1104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7.72503200581225" calcext:value-type="float">
            <text:p>7.73</text:p>
          </table:table-cell>
          <table:table-cell office:value-type="float" office:value="7.00920672761519" calcext:value-type="float">
            <text:p>7.01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05]*[.$B$4]+[.D1105]*[.$B$6]+[.E1105]*[.$B$8]" office:value-type="float" office:value="0.399875" calcext:value-type="float">
            <text:p>0.399875</text:p>
          </table:table-cell>
          <table:table-cell table:formula="of:=[.C1105]*[.$B$3]+[.D1105]*[.$B$5]+[.E1105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7.86200360454531" calcext:value-type="float">
            <text:p>7.86</text:p>
          </table:table-cell>
          <table:table-cell office:value-type="float" office:value="7.51539007587366" calcext:value-type="float">
            <text:p>7.52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06]*[.$B$4]+[.D1106]*[.$B$6]+[.E1106]*[.$B$8]" office:value-type="float" office:value="0.399875" calcext:value-type="float">
            <text:p>0.399875</text:p>
          </table:table-cell>
          <table:table-cell table:formula="of:=[.C1106]*[.$B$3]+[.D1106]*[.$B$5]+[.E1106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8.00165213376835" calcext:value-type="float">
            <text:p>8.00</text:p>
          </table:table-cell>
          <table:table-cell office:value-type="float" office:value="8.05929500653224" calcext:value-type="float">
            <text:p>8.06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07]*[.$B$4]+[.D1107]*[.$B$6]+[.E1107]*[.$B$8]" office:value-type="float" office:value="0.399875" calcext:value-type="float">
            <text:p>0.399875</text:p>
          </table:table-cell>
          <table:table-cell table:formula="of:=[.C1107]*[.$B$3]+[.D1107]*[.$B$5]+[.E1107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8.13325960842089" calcext:value-type="float">
            <text:p>8.13</text:p>
          </table:table-cell>
          <table:table-cell office:value-type="float" office:value="8.59811231574481" calcext:value-type="float">
            <text:p>8.6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08]*[.$B$4]+[.D1108]*[.$B$6]+[.E1108]*[.$B$8]" office:value-type="float" office:value="0.399875" calcext:value-type="float">
            <text:p>0.399875</text:p>
          </table:table-cell>
          <table:table-cell table:formula="of:=[.C1108]*[.$B$3]+[.D1108]*[.$B$5]+[.E1108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8.26753964260382" calcext:value-type="float">
            <text:p>8.27</text:p>
          </table:table-cell>
          <table:table-cell office:value-type="float" office:value="9.17571703377945" calcext:value-type="float">
            <text:p>9.18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09]*[.$B$4]+[.D1109]*[.$B$6]+[.E1109]*[.$B$8]" office:value-type="float" office:value="0.399875" calcext:value-type="float">
            <text:p>0.399875</text:p>
          </table:table-cell>
          <table:table-cell table:formula="of:=[.C1109]*[.$B$3]+[.D1109]*[.$B$5]+[.E1109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8.40206702900928" calcext:value-type="float">
            <text:p>8.40</text:p>
          </table:table-cell>
          <table:table-cell office:value-type="float" office:value="9.78281019065445" calcext:value-type="float">
            <text:p>9.78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10]*[.$B$4]+[.D1110]*[.$B$6]+[.E1110]*[.$B$8]" office:value-type="float" office:value="0.399875" calcext:value-type="float">
            <text:p>0.399875</text:p>
          </table:table-cell>
          <table:table-cell table:formula="of:=[.C1110]*[.$B$3]+[.D1110]*[.$B$5]+[.E1110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8.53608073733372" calcext:value-type="float">
            <text:p>8.54</text:p>
          </table:table-cell>
          <table:table-cell office:value-type="float" office:value="10.4172732395192" calcext:value-type="float">
            <text:p>10.42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11]*[.$B$4]+[.D1111]*[.$B$6]+[.E1111]*[.$B$8]" office:value-type="float" office:value="0.399875" calcext:value-type="float">
            <text:p>0.399875</text:p>
          </table:table-cell>
          <table:table-cell table:formula="of:=[.C1111]*[.$B$3]+[.D1111]*[.$B$5]+[.E1111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8.66595777679693" calcext:value-type="float">
            <text:p>8.67</text:p>
          </table:table-cell>
          <table:table-cell office:value-type="float" office:value="11.0623078696504" calcext:value-type="float">
            <text:p>11.06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12]*[.$B$4]+[.D1112]*[.$B$6]+[.E1112]*[.$B$8]" office:value-type="float" office:value="0.399875" calcext:value-type="float">
            <text:p>0.399875</text:p>
          </table:table-cell>
          <table:table-cell table:formula="of:=[.C1112]*[.$B$3]+[.D1112]*[.$B$5]+[.E1112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8.79735689245579" calcext:value-type="float">
            <text:p>8.80</text:p>
          </table:table-cell>
          <table:table-cell office:value-type="float" office:value="11.7455755634308" calcext:value-type="float">
            <text:p>11.75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13]*[.$B$4]+[.D1113]*[.$B$6]+[.E1113]*[.$B$8]" office:value-type="float" office:value="0.399875" calcext:value-type="float">
            <text:p>0.399875</text:p>
          </table:table-cell>
          <table:table-cell table:formula="of:=[.C1113]*[.$B$3]+[.D1113]*[.$B$5]+[.E1113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8.92656380141338" calcext:value-type="float">
            <text:p>8.93</text:p>
          </table:table-cell>
          <table:table-cell office:value-type="float" office:value="12.4485855404582" calcext:value-type="float">
            <text:p>12.45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14]*[.$B$4]+[.D1114]*[.$B$6]+[.E1114]*[.$B$8]" office:value-type="float" office:value="0.399875" calcext:value-type="float">
            <text:p>0.399875</text:p>
          </table:table-cell>
          <table:table-cell table:formula="of:=[.C1114]*[.$B$3]+[.D1114]*[.$B$5]+[.E1114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9.05907845338924" calcext:value-type="float">
            <text:p>9.06</text:p>
          </table:table-cell>
          <table:table-cell office:value-type="float" office:value="13.2034336486813" calcext:value-type="float">
            <text:p>13.2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15]*[.$B$4]+[.D1115]*[.$B$6]+[.E1115]*[.$B$8]" office:value-type="float" office:value="0.399875" calcext:value-type="float">
            <text:p>0.399875</text:p>
          </table:table-cell>
          <table:table-cell table:formula="of:=[.C1115]*[.$B$3]+[.D1115]*[.$B$5]+[.E1115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9.17108052523129" calcext:value-type="float">
            <text:p>9.17</text:p>
          </table:table-cell>
          <table:table-cell office:value-type="float" office:value="13.8685299516354" calcext:value-type="float">
            <text:p>13.87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16]*[.$B$4]+[.D1116]*[.$B$6]+[.E1116]*[.$B$8]" office:value-type="float" office:value="0.399875" calcext:value-type="float">
            <text:p>0.399875</text:p>
          </table:table-cell>
          <table:table-cell table:formula="of:=[.C1116]*[.$B$3]+[.D1116]*[.$B$5]+[.E1116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9.31205203808146" calcext:value-type="float">
            <text:p>9.31</text:p>
          </table:table-cell>
          <table:table-cell office:value-type="float" office:value="14.7438885713191" calcext:value-type="float">
            <text:p>14.74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17]*[.$B$4]+[.D1117]*[.$B$6]+[.E1117]*[.$B$8]" office:value-type="float" office:value="0.399875" calcext:value-type="float">
            <text:p>0.399875</text:p>
          </table:table-cell>
          <table:table-cell table:formula="of:=[.C1117]*[.$B$3]+[.D1117]*[.$B$5]+[.E1117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9.4362311020264" calcext:value-type="float">
            <text:p>9.44</text:p>
          </table:table-cell>
          <table:table-cell office:value-type="float" office:value="15.5501376443644" calcext:value-type="float">
            <text:p>15.55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18]*[.$B$4]+[.D1118]*[.$B$6]+[.E1118]*[.$B$8]" office:value-type="float" office:value="0.399875" calcext:value-type="float">
            <text:p>0.399875</text:p>
          </table:table-cell>
          <table:table-cell table:formula="of:=[.C1118]*[.$B$3]+[.D1118]*[.$B$5]+[.E1118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9.56699663414661" calcext:value-type="float">
            <text:p>9.57</text:p>
          </table:table-cell>
          <table:table-cell office:value-type="float" office:value="16.4378921461655" calcext:value-type="float">
            <text:p>16.44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19]*[.$B$4]+[.D1119]*[.$B$6]+[.E1119]*[.$B$8]" office:value-type="float" office:value="0.399875" calcext:value-type="float">
            <text:p>0.399875</text:p>
          </table:table-cell>
          <table:table-cell table:formula="of:=[.C1119]*[.$B$3]+[.D1119]*[.$B$5]+[.E1119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9.69648297678104" calcext:value-type="float">
            <text:p>9.70</text:p>
          </table:table-cell>
          <table:table-cell office:value-type="float" office:value="17.3562880625388" calcext:value-type="float">
            <text:p>17.36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20]*[.$B$4]+[.D1120]*[.$B$6]+[.E1120]*[.$B$8]" office:value-type="float" office:value="0.399875" calcext:value-type="float">
            <text:p>0.399875</text:p>
          </table:table-cell>
          <table:table-cell table:formula="of:=[.C1120]*[.$B$3]+[.D1120]*[.$B$5]+[.E1120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9.81890885935256" calcext:value-type="float">
            <text:p>9.82</text:p>
          </table:table-cell>
          <table:table-cell office:value-type="float" office:value="18.2628501079191" calcext:value-type="float">
            <text:p>18.26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21]*[.$B$4]+[.D1121]*[.$B$6]+[.E1121]*[.$B$8]" office:value-type="float" office:value="0.399875" calcext:value-type="float">
            <text:p>0.399875</text:p>
          </table:table-cell>
          <table:table-cell table:formula="of:=[.C1121]*[.$B$3]+[.D1121]*[.$B$5]+[.E1121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9.9454788822068" calcext:value-type="float">
            <text:p>9.95</text:p>
          </table:table-cell>
          <table:table-cell office:value-type="float" office:value="19.2414297141289" calcext:value-type="float">
            <text:p>19.24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22]*[.$B$4]+[.D1122]*[.$B$6]+[.E1122]*[.$B$8]" office:value-type="float" office:value="0.399875" calcext:value-type="float">
            <text:p>0.399875</text:p>
          </table:table-cell>
          <table:table-cell table:formula="of:=[.C1122]*[.$B$3]+[.D1122]*[.$B$5]+[.E1122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10.0721941568695" calcext:value-type="float">
            <text:p>10.07</text:p>
          </table:table-cell>
          <table:table-cell office:value-type="float" office:value="20.2643951207722" calcext:value-type="float">
            <text:p>20.26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23]*[.$B$4]+[.D1123]*[.$B$6]+[.E1123]*[.$B$8]" office:value-type="float" office:value="0.399875" calcext:value-type="float">
            <text:p>0.399875</text:p>
          </table:table-cell>
          <table:table-cell table:formula="of:=[.C1123]*[.$B$3]+[.D1123]*[.$B$5]+[.E1123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10.1968158155226" calcext:value-type="float">
            <text:p>10.20</text:p>
          </table:table-cell>
          <table:table-cell office:value-type="float" office:value="21.315057167948" calcext:value-type="float">
            <text:p>21.32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24]*[.$B$4]+[.D1124]*[.$B$6]+[.E1124]*[.$B$8]" office:value-type="float" office:value="0.399875" calcext:value-type="float">
            <text:p>0.399875</text:p>
          </table:table-cell>
          <table:table-cell table:formula="of:=[.C1124]*[.$B$3]+[.D1124]*[.$B$5]+[.E1124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10.3236167829746" calcext:value-type="float">
            <text:p>10.32</text:p>
          </table:table-cell>
          <table:table-cell office:value-type="float" office:value="22.4322504508507" calcext:value-type="float">
            <text:p>22.43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25]*[.$B$4]+[.D1125]*[.$B$6]+[.E1125]*[.$B$8]" office:value-type="float" office:value="0.399875" calcext:value-type="float">
            <text:p>0.399875</text:p>
          </table:table-cell>
          <table:table-cell table:formula="of:=[.C1125]*[.$B$3]+[.D1125]*[.$B$5]+[.E1125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10.4508015813647" calcext:value-type="float">
            <text:p>10.45</text:p>
          </table:table-cell>
          <table:table-cell office:value-type="float" office:value="23.6035415493864" calcext:value-type="float">
            <text:p>23.6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26]*[.$B$4]+[.D1126]*[.$B$6]+[.E1126]*[.$B$8]" office:value-type="float" office:value="0.399875" calcext:value-type="float">
            <text:p>0.399875</text:p>
          </table:table-cell>
          <table:table-cell table:formula="of:=[.C1126]*[.$B$3]+[.D1126]*[.$B$5]+[.E1126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10.5789349557778" calcext:value-type="float">
            <text:p>10.58</text:p>
          </table:table-cell>
          <table:table-cell office:value-type="float" office:value="24.8373547382801" calcext:value-type="float">
            <text:p>24.84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27]*[.$B$4]+[.D1127]*[.$B$6]+[.E1127]*[.$B$8]" office:value-type="float" office:value="0.399875" calcext:value-type="float">
            <text:p>0.399875</text:p>
          </table:table-cell>
          <table:table-cell table:formula="of:=[.C1127]*[.$B$3]+[.D1127]*[.$B$5]+[.E1127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10.7038546032336" calcext:value-type="float">
            <text:p>10.70</text:p>
          </table:table-cell>
          <table:table-cell office:value-type="float" office:value="26.0971872337546" calcext:value-type="float">
            <text:p>26.1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28]*[.$B$4]+[.D1128]*[.$B$6]+[.E1128]*[.$B$8]" office:value-type="float" office:value="0.399875" calcext:value-type="float">
            <text:p>0.399875</text:p>
          </table:table-cell>
          <table:table-cell table:formula="of:=[.C1128]*[.$B$3]+[.D1128]*[.$B$5]+[.E1128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10.8359907646532" calcext:value-type="float">
            <text:p>10.84</text:p>
          </table:table-cell>
          <table:table-cell office:value-type="float" office:value="27.493002054706" calcext:value-type="float">
            <text:p>27.49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29]*[.$B$4]+[.D1129]*[.$B$6]+[.E1129]*[.$B$8]" office:value-type="float" office:value="0.399875" calcext:value-type="float">
            <text:p>0.399875</text:p>
          </table:table-cell>
          <table:table-cell table:formula="of:=[.C1129]*[.$B$3]+[.D1129]*[.$B$5]+[.E1129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10.9631073691821" calcext:value-type="float">
            <text:p>10.96</text:p>
          </table:table-cell>
          <table:table-cell office:value-type="float" office:value="28.9022265557509" calcext:value-type="float">
            <text:p>28.9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30]*[.$B$4]+[.D1130]*[.$B$6]+[.E1130]*[.$B$8]" office:value-type="float" office:value="0.399875" calcext:value-type="float">
            <text:p>0.399875</text:p>
          </table:table-cell>
          <table:table-cell table:formula="of:=[.C1130]*[.$B$3]+[.D1130]*[.$B$5]+[.E1130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11.1109056736474" calcext:value-type="float">
            <text:p>11.11</text:p>
          </table:table-cell>
          <table:table-cell office:value-type="float" office:value="30.6283715819827" calcext:value-type="float">
            <text:p>30.63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31]*[.$B$4]+[.D1131]*[.$B$6]+[.E1131]*[.$B$8]" office:value-type="float" office:value="0.399875" calcext:value-type="float">
            <text:p>0.399875</text:p>
          </table:table-cell>
          <table:table-cell table:formula="of:=[.C1131]*[.$B$3]+[.D1131]*[.$B$5]+[.E1131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11.2286490017581" calcext:value-type="float">
            <text:p>11.23</text:p>
          </table:table-cell>
          <table:table-cell office:value-type="float" office:value="32.0766054531733" calcext:value-type="float">
            <text:p>32.08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32]*[.$B$4]+[.D1132]*[.$B$6]+[.E1132]*[.$B$8]" office:value-type="float" office:value="0.399875" calcext:value-type="float">
            <text:p>0.399875</text:p>
          </table:table-cell>
          <table:table-cell table:formula="of:=[.C1132]*[.$B$3]+[.D1132]*[.$B$5]+[.E1132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11.3620727124574" calcext:value-type="float">
            <text:p>11.36</text:p>
          </table:table-cell>
          <table:table-cell office:value-type="float" office:value="33.8024269192301" calcext:value-type="float">
            <text:p>33.8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33]*[.$B$4]+[.D1133]*[.$B$6]+[.E1133]*[.$B$8]" office:value-type="float" office:value="0.399875" calcext:value-type="float">
            <text:p>0.399875</text:p>
          </table:table-cell>
          <table:table-cell table:formula="of:=[.C1133]*[.$B$3]+[.D1133]*[.$B$5]+[.E1133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11.499066087775" calcext:value-type="float">
            <text:p>11.50</text:p>
          </table:table-cell>
          <table:table-cell office:value-type="float" office:value="35.6757361921666" calcext:value-type="float">
            <text:p>35.68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34]*[.$B$4]+[.D1134]*[.$B$6]+[.E1134]*[.$B$8]" office:value-type="float" office:value="0.399875" calcext:value-type="float">
            <text:p>0.399875</text:p>
          </table:table-cell>
          <table:table-cell table:formula="of:=[.C1134]*[.$B$3]+[.D1134]*[.$B$5]+[.E1134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11.6413833835265" calcext:value-type="float">
            <text:p>11.64</text:p>
          </table:table-cell>
          <table:table-cell office:value-type="float" office:value="37.7458196789924" calcext:value-type="float">
            <text:p>37.75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35]*[.$B$4]+[.D1135]*[.$B$6]+[.E1135]*[.$B$8]" office:value-type="float" office:value="0.399875" calcext:value-type="float">
            <text:p>0.399875</text:p>
          </table:table-cell>
          <table:table-cell table:formula="of:=[.C1135]*[.$B$3]+[.D1135]*[.$B$5]+[.E1135]*[.$B$7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11.7867439847967" calcext:value-type="float">
            <text:p>11.79</text:p>
          </table:table-cell>
          <table:table-cell office:value-type="float" office:value="40.002743801397" calcext:value-type="float">
            <text:p>40.0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36]*[.$B$4]+[.D1136]*[.$B$6]+[.E1136]*[.$B$8]" office:value-type="float" office:value="0.399875" calcext:value-type="float">
            <text:p>0.399875</text:p>
          </table:table-cell>
          <table:table-cell table:formula="of:=[.C1136]*[.$B$3]+[.D1136]*[.$B$5]+[.E1136]*[.$B$7]" office:value-type="float" office:value="0.752375" calcext:value-type="float">
            <text:p>0.752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5" loext:min-decimal-places="5" number:min-integer-digits="1"/>
    </number:number-style>
    <number:number-style style:name="N145">
      <number:number number:decimal-places="4" loext:min-decimal-places="4" number:min-integer-digits="1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3" loext:min-decimal-places="3" number:min-integer-digits="1"/>
    </number:number-style>
    <number:currency-style style:name="N14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8P0"/>
    </number:currency-style>
    <number:currency-style style:name="N14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9P0"/>
    </number:currency-style>
    <number:currency-style style:name="N15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50P0"/>
    </number:currency-style>
    <number:currency-style style:name="N15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51P0"/>
    </number:currency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5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5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11:52:11.002719946</meta:creation-date>
    <dc:date>2022-06-16T12:31:26.707489673</dc:date>
    <meta:editing-duration>PT18M45S</meta:editing-duration>
    <meta:editing-cycles>1</meta:editing-cycles>
    <meta:document-statistic meta:table-count="1" meta:cell-count="7909" meta:object-count="0"/>
    <meta:generator>LibreOffice/6.4.7.2$Linux_X86_64 LibreOffice_project/40$Build-2</meta:generator>
  </office:meta>
</office:document-meta>
</file>